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-1100" table:style-name="ta1">
        <table:shapes>
          <draw:frame draw:z-index="0" draw:style-name="gr1" draw:text-style-name="P1" svg:width="872.48pt" svg:height="390.02pt" svg:x="42.15pt" svg:y="33.87pt">
            <loext:p draw:notify-on-update-of-ranges="'1000-1100'.A2:'1000-1100'.A102 '1000-1100'.B2:'1000-1100'.B102 '1000-1100'.A2:'1000-1100'.A102 '1000-1100'.C2:'1000-1100'.C102 '1000-1100'.A2:'1000-1100'.A102 '1000-1100'.D2:'1000-1100'.D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imple block</text:p>
          </table:table-cell>
          <table:table-cell office:value-type="string" calcext:value-type="string">
            <text:p>swapped loop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60933818181818" calcext:value-type="float">
            <text:p>2.60933818181818</text:p>
          </table:table-cell>
          <table:table-cell office:value-type="float" office:value="1.60448363636364" calcext:value-type="float">
            <text:p>1.60448363636364</text:p>
          </table:table-cell>
          <table:table-cell office:value-type="float" office:value="0.763792727272727" calcext:value-type="float">
            <text:p>0.76379272727272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77836090909091" calcext:value-type="float">
            <text:p>2.77836090909091</text:p>
          </table:table-cell>
          <table:table-cell office:value-type="float" office:value="1.79724545454545" calcext:value-type="float">
            <text:p>1.79724545454545</text:p>
          </table:table-cell>
          <table:table-cell office:value-type="float" office:value="0.766282" calcext:value-type="float">
            <text:p>0.76628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.66868818181818" calcext:value-type="float">
            <text:p>2.66868818181818</text:p>
          </table:table-cell>
          <table:table-cell office:value-type="float" office:value="1.77393454545455" calcext:value-type="float">
            <text:p>1.77393454545455</text:p>
          </table:table-cell>
          <table:table-cell office:value-type="float" office:value="0.774609454545455" calcext:value-type="float">
            <text:p>0.77460945454545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.11174363636364" calcext:value-type="float">
            <text:p>3.11174363636364</text:p>
          </table:table-cell>
          <table:table-cell office:value-type="float" office:value="1.74230454545455" calcext:value-type="float">
            <text:p>1.74230454545455</text:p>
          </table:table-cell>
          <table:table-cell office:value-type="float" office:value="0.774970181818182" calcext:value-type="float">
            <text:p>0.77497018181818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26770727272727" calcext:value-type="float">
            <text:p>2.26770727272727</text:p>
          </table:table-cell>
          <table:table-cell office:value-type="float" office:value="1.69443" calcext:value-type="float">
            <text:p>1.69443</text:p>
          </table:table-cell>
          <table:table-cell office:value-type="float" office:value="0.785337181818182" calcext:value-type="float">
            <text:p>0.78533718181818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.68896363636364" calcext:value-type="float">
            <text:p>2.68896363636364</text:p>
          </table:table-cell>
          <table:table-cell office:value-type="float" office:value="1.74191636363636" calcext:value-type="float">
            <text:p>1.74191636363636</text:p>
          </table:table-cell>
          <table:table-cell office:value-type="float" office:value="0.783115454545454" calcext:value-type="float">
            <text:p>0.78311545454545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.77468727272727" calcext:value-type="float">
            <text:p>2.77468727272727</text:p>
          </table:table-cell>
          <table:table-cell office:value-type="float" office:value="1.78046636363636" calcext:value-type="float">
            <text:p>1.78046636363636</text:p>
          </table:table-cell>
          <table:table-cell office:value-type="float" office:value="0.775189818181818" calcext:value-type="float">
            <text:p>0.77518981818181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.23661090909091" calcext:value-type="float">
            <text:p>3.23661090909091</text:p>
          </table:table-cell>
          <table:table-cell office:value-type="float" office:value="1.71710636363636" calcext:value-type="float">
            <text:p>1.71710636363636</text:p>
          </table:table-cell>
          <table:table-cell office:value-type="float" office:value="0.773746454545455" calcext:value-type="float">
            <text:p>0.77374645454545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52920181818182" calcext:value-type="float">
            <text:p>1.52920181818182</text:p>
          </table:table-cell>
          <table:table-cell office:value-type="float" office:value="1.60496909090909" calcext:value-type="float">
            <text:p>1.60496909090909</text:p>
          </table:table-cell>
          <table:table-cell office:value-type="float" office:value="0.774093545454545" calcext:value-type="float">
            <text:p>0.77409354545454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.20828363636364" calcext:value-type="float">
            <text:p>3.20828363636364</text:p>
          </table:table-cell>
          <table:table-cell office:value-type="float" office:value="1.73226545454545" calcext:value-type="float">
            <text:p>1.73226545454545</text:p>
          </table:table-cell>
          <table:table-cell office:value-type="float" office:value="0.771260545454545" calcext:value-type="float">
            <text:p>0.77126054545454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27550454545455" calcext:value-type="float">
            <text:p>2.27550454545455</text:p>
          </table:table-cell>
          <table:table-cell office:value-type="float" office:value="1.80072272727273" calcext:value-type="float">
            <text:p>1.80072272727273</text:p>
          </table:table-cell>
          <table:table-cell office:value-type="float" office:value="0.773514272727273" calcext:value-type="float">
            <text:p>0.77351427272727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.74049454545455" calcext:value-type="float">
            <text:p>2.74049454545455</text:p>
          </table:table-cell>
          <table:table-cell office:value-type="float" office:value="1.86894272727273" calcext:value-type="float">
            <text:p>1.86894272727273</text:p>
          </table:table-cell>
          <table:table-cell office:value-type="float" office:value="0.779821090909091" calcext:value-type="float">
            <text:p>0.77982109090909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33380181818182" calcext:value-type="float">
            <text:p>2.33380181818182</text:p>
          </table:table-cell>
          <table:table-cell office:value-type="float" office:value="1.73095909090909" calcext:value-type="float">
            <text:p>1.73095909090909</text:p>
          </table:table-cell>
          <table:table-cell office:value-type="float" office:value="0.787094090909091" calcext:value-type="float">
            <text:p>0.78709409090909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.76334090909091" calcext:value-type="float">
            <text:p>2.76334090909091</text:p>
          </table:table-cell>
          <table:table-cell office:value-type="float" office:value="1.88302363636364" calcext:value-type="float">
            <text:p>1.88302363636364</text:p>
          </table:table-cell>
          <table:table-cell office:value-type="float" office:value="0.787183545454545" calcext:value-type="float">
            <text:p>0.78718354545454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.27836545454545" calcext:value-type="float">
            <text:p>2.27836545454545</text:p>
          </table:table-cell>
          <table:table-cell office:value-type="float" office:value="1.84413818181818" calcext:value-type="float">
            <text:p>1.84413818181818</text:p>
          </table:table-cell>
          <table:table-cell office:value-type="float" office:value="0.788828" calcext:value-type="float">
            <text:p>0.78882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.29397363636364" calcext:value-type="float">
            <text:p>3.29397363636364</text:p>
          </table:table-cell>
          <table:table-cell office:value-type="float" office:value="1.82432818181818" calcext:value-type="float">
            <text:p>1.82432818181818</text:p>
          </table:table-cell>
          <table:table-cell office:value-type="float" office:value="0.792529" calcext:value-type="float">
            <text:p>0.79252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.62640636363636" calcext:value-type="float">
            <text:p>1.62640636363636</text:p>
          </table:table-cell>
          <table:table-cell office:value-type="float" office:value="1.68687818181818" calcext:value-type="float">
            <text:p>1.68687818181818</text:p>
          </table:table-cell>
          <table:table-cell office:value-type="float" office:value="0.785234727272727" calcext:value-type="float">
            <text:p>0.78523472727272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.78880272727273" calcext:value-type="float">
            <text:p>2.78880272727273</text:p>
          </table:table-cell>
          <table:table-cell office:value-type="float" office:value="1.86866363636364" calcext:value-type="float">
            <text:p>1.86866363636364</text:p>
          </table:table-cell>
          <table:table-cell office:value-type="float" office:value="0.786235272727273" calcext:value-type="float">
            <text:p>0.78623527272727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.81860090909091" calcext:value-type="float">
            <text:p>2.81860090909091</text:p>
          </table:table-cell>
          <table:table-cell office:value-type="float" office:value="1.84332454545455" calcext:value-type="float">
            <text:p>1.84332454545455</text:p>
          </table:table-cell>
          <table:table-cell office:value-type="float" office:value="0.789642727272727" calcext:value-type="float">
            <text:p>0.78964272727272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.83188363636364" calcext:value-type="float">
            <text:p>2.83188363636364</text:p>
          </table:table-cell>
          <table:table-cell office:value-type="float" office:value="1.81272818181818" calcext:value-type="float">
            <text:p>1.81272818181818</text:p>
          </table:table-cell>
          <table:table-cell office:value-type="float" office:value="0.791646363636364" calcext:value-type="float">
            <text:p>0.79164636363636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84670909090909" calcext:value-type="float">
            <text:p>1.84670909090909</text:p>
          </table:table-cell>
          <table:table-cell office:value-type="float" office:value="1.76913636363636" calcext:value-type="float">
            <text:p>1.76913636363636</text:p>
          </table:table-cell>
          <table:table-cell office:value-type="float" office:value="0.799863" calcext:value-type="float">
            <text:p>0.79986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.83480545454545" calcext:value-type="float">
            <text:p>2.83480545454545</text:p>
          </table:table-cell>
          <table:table-cell office:value-type="float" office:value="1.78181727272727" calcext:value-type="float">
            <text:p>1.78181727272727</text:p>
          </table:table-cell>
          <table:table-cell office:value-type="float" office:value="0.800553818181818" calcext:value-type="float">
            <text:p>0.80055381818181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.33930636363636" calcext:value-type="float">
            <text:p>2.33930636363636</text:p>
          </table:table-cell>
          <table:table-cell office:value-type="float" office:value="1.71163818181818" calcext:value-type="float">
            <text:p>1.71163818181818</text:p>
          </table:table-cell>
          <table:table-cell office:value-type="float" office:value="0.827508" calcext:value-type="float">
            <text:p>0.8275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.88380090909091" calcext:value-type="float">
            <text:p>2.88380090909091</text:p>
          </table:table-cell>
          <table:table-cell office:value-type="float" office:value="1.64042181818182" calcext:value-type="float">
            <text:p>1.64042181818182</text:p>
          </table:table-cell>
          <table:table-cell office:value-type="float" office:value="0.805560818181818" calcext:value-type="float">
            <text:p>0.8055608181818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63906272727273" calcext:value-type="float">
            <text:p>7.63906272727273</text:p>
          </table:table-cell>
          <table:table-cell office:value-type="float" office:value="1.89877818181818" calcext:value-type="float">
            <text:p>1.89877818181818</text:p>
          </table:table-cell>
          <table:table-cell office:value-type="float" office:value="0.796031545454545" calcext:value-type="float">
            <text:p>0.79603154545454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.43832363636364" calcext:value-type="float">
            <text:p>2.43832363636364</text:p>
          </table:table-cell>
          <table:table-cell office:value-type="float" office:value="1.63593272727273" calcext:value-type="float">
            <text:p>1.63593272727273</text:p>
          </table:table-cell>
          <table:table-cell office:value-type="float" office:value="0.807298909090909" calcext:value-type="float">
            <text:p>0.80729890909090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.17458818181818" calcext:value-type="float">
            <text:p>2.17458818181818</text:p>
          </table:table-cell>
          <table:table-cell office:value-type="float" office:value="1.64525454545455" calcext:value-type="float">
            <text:p>1.64525454545455</text:p>
          </table:table-cell>
          <table:table-cell office:value-type="float" office:value="0.810688" calcext:value-type="float">
            <text:p>0.81068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.45575454545455" calcext:value-type="float">
            <text:p>2.45575454545455</text:p>
          </table:table-cell>
          <table:table-cell office:value-type="float" office:value="1.66451818181818" calcext:value-type="float">
            <text:p>1.66451818181818</text:p>
          </table:table-cell>
          <table:table-cell office:value-type="float" office:value="0.811186" calcext:value-type="float">
            <text:p>0.81118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.96988727272727" calcext:value-type="float">
            <text:p>1.96988727272727</text:p>
          </table:table-cell>
          <table:table-cell office:value-type="float" office:value="1.67352090909091" calcext:value-type="float">
            <text:p>1.67352090909091</text:p>
          </table:table-cell>
          <table:table-cell office:value-type="float" office:value="0.814428545454545" calcext:value-type="float">
            <text:p>0.81442854545454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.50373636363636" calcext:value-type="float">
            <text:p>2.50373636363636</text:p>
          </table:table-cell>
          <table:table-cell office:value-type="float" office:value="1.68297090909091" calcext:value-type="float">
            <text:p>1.68297090909091</text:p>
          </table:table-cell>
          <table:table-cell office:value-type="float" office:value="0.815554636363637" calcext:value-type="float">
            <text:p>0.81555463636363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.28850363636364" calcext:value-type="float">
            <text:p>2.28850363636364</text:p>
          </table:table-cell>
          <table:table-cell office:value-type="float" office:value="1.68452727272727" calcext:value-type="float">
            <text:p>1.68452727272727</text:p>
          </table:table-cell>
          <table:table-cell office:value-type="float" office:value="0.819101545454545" calcext:value-type="float">
            <text:p>0.81910154545454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.59324454545455" calcext:value-type="float">
            <text:p>2.59324454545455</text:p>
          </table:table-cell>
          <table:table-cell office:value-type="float" office:value="1.70046818181818" calcext:value-type="float">
            <text:p>1.70046818181818</text:p>
          </table:table-cell>
          <table:table-cell office:value-type="float" office:value="0.820353" calcext:value-type="float">
            <text:p>0.82035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93234818181818" calcext:value-type="float">
            <text:p>1.93234818181818</text:p>
          </table:table-cell>
          <table:table-cell office:value-type="float" office:value="1.70699909090909" calcext:value-type="float">
            <text:p>1.70699909090909</text:p>
          </table:table-cell>
          <table:table-cell office:value-type="float" office:value="0.825477363636364" calcext:value-type="float">
            <text:p>0.82547736363636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.71004818181818" calcext:value-type="float">
            <text:p>2.71004818181818</text:p>
          </table:table-cell>
          <table:table-cell office:value-type="float" office:value="1.70803272727273" calcext:value-type="float">
            <text:p>1.70803272727273</text:p>
          </table:table-cell>
          <table:table-cell office:value-type="float" office:value="0.825838" calcext:value-type="float">
            <text:p>0.82583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.46800090909091" calcext:value-type="float">
            <text:p>2.46800090909091</text:p>
          </table:table-cell>
          <table:table-cell office:value-type="float" office:value="1.71663545454545" calcext:value-type="float">
            <text:p>1.71663545454545</text:p>
          </table:table-cell>
          <table:table-cell office:value-type="float" office:value="0.827586363636364" calcext:value-type="float">
            <text:p>0.82758636363636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.86411545454545" calcext:value-type="float">
            <text:p>2.86411545454545</text:p>
          </table:table-cell>
          <table:table-cell office:value-type="float" office:value="1.72301090909091" calcext:value-type="float">
            <text:p>1.72301090909091</text:p>
          </table:table-cell>
          <table:table-cell office:value-type="float" office:value="0.830331818181818" calcext:value-type="float">
            <text:p>0.83033181818181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.40788272727273" calcext:value-type="float">
            <text:p>2.40788272727273</text:p>
          </table:table-cell>
          <table:table-cell office:value-type="float" office:value="1.72559181818182" calcext:value-type="float">
            <text:p>1.72559181818182</text:p>
          </table:table-cell>
          <table:table-cell office:value-type="float" office:value="0.83673" calcext:value-type="float">
            <text:p>0.8367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.87300636363636" calcext:value-type="float">
            <text:p>2.87300636363636</text:p>
          </table:table-cell>
          <table:table-cell office:value-type="float" office:value="1.74058636363636" calcext:value-type="float">
            <text:p>1.74058636363636</text:p>
          </table:table-cell>
          <table:table-cell office:value-type="float" office:value="0.844602727272727" calcext:value-type="float">
            <text:p>0.84460272727272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.72688636363636" calcext:value-type="float">
            <text:p>2.72688636363636</text:p>
          </table:table-cell>
          <table:table-cell office:value-type="float" office:value="1.74257545454545" calcext:value-type="float">
            <text:p>1.74257545454545</text:p>
          </table:table-cell>
          <table:table-cell office:value-type="float" office:value="0.848311818181818" calcext:value-type="float">
            <text:p>0.84831181818181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.75571" calcext:value-type="float">
            <text:p>2.75571</text:p>
          </table:table-cell>
          <table:table-cell office:value-type="float" office:value="1.75334545454545" calcext:value-type="float">
            <text:p>1.75334545454545</text:p>
          </table:table-cell>
          <table:table-cell office:value-type="float" office:value="0.851992181818182" calcext:value-type="float">
            <text:p>0.85199218181818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47692181818182" calcext:value-type="float">
            <text:p>2.47692181818182</text:p>
          </table:table-cell>
          <table:table-cell office:value-type="float" office:value="1.74112454545455" calcext:value-type="float">
            <text:p>1.74112454545455</text:p>
          </table:table-cell>
          <table:table-cell office:value-type="float" office:value="0.857966545454545" calcext:value-type="float">
            <text:p>0.85796654545454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.09140272727273" calcext:value-type="float">
            <text:p>3.09140272727273</text:p>
          </table:table-cell>
          <table:table-cell office:value-type="float" office:value="1.74790181818182" calcext:value-type="float">
            <text:p>1.74790181818182</text:p>
          </table:table-cell>
          <table:table-cell office:value-type="float" office:value="0.856422" calcext:value-type="float">
            <text:p>0.85642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.06377090909091" calcext:value-type="float">
            <text:p>3.06377090909091</text:p>
          </table:table-cell>
          <table:table-cell office:value-type="float" office:value="1.75457818181818" calcext:value-type="float">
            <text:p>1.75457818181818</text:p>
          </table:table-cell>
          <table:table-cell office:value-type="float" office:value="0.857489818181818" calcext:value-type="float">
            <text:p>0.85748981818181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.22160909090909" calcext:value-type="float">
            <text:p>3.22160909090909</text:p>
          </table:table-cell>
          <table:table-cell office:value-type="float" office:value="1.76786090909091" calcext:value-type="float">
            <text:p>1.76786090909091</text:p>
          </table:table-cell>
          <table:table-cell office:value-type="float" office:value="0.860761545454545" calcext:value-type="float">
            <text:p>0.86076154545454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.95611818181818" calcext:value-type="float">
            <text:p>2.95611818181818</text:p>
          </table:table-cell>
          <table:table-cell office:value-type="float" office:value="1.76854454545455" calcext:value-type="float">
            <text:p>1.76854454545455</text:p>
          </table:table-cell>
          <table:table-cell office:value-type="float" office:value="0.865080636363636" calcext:value-type="float">
            <text:p>0.86508063636363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.31954909090909" calcext:value-type="float">
            <text:p>3.31954909090909</text:p>
          </table:table-cell>
          <table:table-cell office:value-type="float" office:value="1.78219" calcext:value-type="float">
            <text:p>1.78219</text:p>
          </table:table-cell>
          <table:table-cell office:value-type="float" office:value="0.857947909090909" calcext:value-type="float">
            <text:p>0.85794790909090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.35413272727273" calcext:value-type="float">
            <text:p>3.35413272727273</text:p>
          </table:table-cell>
          <table:table-cell office:value-type="float" office:value="1.77853636363636" calcext:value-type="float">
            <text:p>1.77853636363636</text:p>
          </table:table-cell>
          <table:table-cell office:value-type="float" office:value="0.868330272727273" calcext:value-type="float">
            <text:p>0.86833027272727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.37386545454545" calcext:value-type="float">
            <text:p>3.37386545454545</text:p>
          </table:table-cell>
          <table:table-cell office:value-type="float" office:value="1.78485" calcext:value-type="float">
            <text:p>1.78485</text:p>
          </table:table-cell>
          <table:table-cell office:value-type="float" office:value="0.870774363636364" calcext:value-type="float">
            <text:p>0.87077436363636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.81440363636364" calcext:value-type="float">
            <text:p>2.81440363636364</text:p>
          </table:table-cell>
          <table:table-cell office:value-type="float" office:value="1.79405181818182" calcext:value-type="float">
            <text:p>1.79405181818182</text:p>
          </table:table-cell>
          <table:table-cell office:value-type="float" office:value="0.874314636363636" calcext:value-type="float">
            <text:p>0.87431463636363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.66067727272727" calcext:value-type="float">
            <text:p>3.66067727272727</text:p>
          </table:table-cell>
          <table:table-cell office:value-type="float" office:value="1.79784454545455" calcext:value-type="float">
            <text:p>1.79784454545455</text:p>
          </table:table-cell>
          <table:table-cell office:value-type="float" office:value="0.874372727272727" calcext:value-type="float">
            <text:p>0.87437272727272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57930545454546" calcext:value-type="float">
            <text:p>3.57930545454546</text:p>
          </table:table-cell>
          <table:table-cell office:value-type="float" office:value="1.81076363636364" calcext:value-type="float">
            <text:p>1.81076363636364</text:p>
          </table:table-cell>
          <table:table-cell office:value-type="float" office:value="0.869231727272727" calcext:value-type="float">
            <text:p>0.86923172727272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.67566727272727" calcext:value-type="float">
            <text:p>3.67566727272727</text:p>
          </table:table-cell>
          <table:table-cell office:value-type="float" office:value="1.82029" calcext:value-type="float">
            <text:p>1.82029</text:p>
          </table:table-cell>
          <table:table-cell office:value-type="float" office:value="0.869020181818182" calcext:value-type="float">
            <text:p>0.86902018181818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.95862272727273" calcext:value-type="float">
            <text:p>2.95862272727273</text:p>
          </table:table-cell>
          <table:table-cell office:value-type="float" office:value="1.82018454545455" calcext:value-type="float">
            <text:p>1.82018454545455</text:p>
          </table:table-cell>
          <table:table-cell office:value-type="float" office:value="0.873018272727273" calcext:value-type="float">
            <text:p>0.87301827272727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.70157090909091" calcext:value-type="float">
            <text:p>3.70157090909091</text:p>
          </table:table-cell>
          <table:table-cell office:value-type="float" office:value="1.83587636363636" calcext:value-type="float">
            <text:p>1.83587636363636</text:p>
          </table:table-cell>
          <table:table-cell office:value-type="float" office:value="0.876669818181818" calcext:value-type="float">
            <text:p>0.87666981818181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.39640363636364" calcext:value-type="float">
            <text:p>3.39640363636364</text:p>
          </table:table-cell>
          <table:table-cell office:value-type="float" office:value="1.82965363636364" calcext:value-type="float">
            <text:p>1.82965363636364</text:p>
          </table:table-cell>
          <table:table-cell office:value-type="float" office:value="0.885189909090909" calcext:value-type="float">
            <text:p>0.88518990909090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.96523545454545" calcext:value-type="float">
            <text:p>3.96523545454545</text:p>
          </table:table-cell>
          <table:table-cell office:value-type="float" office:value="1.83848181818182" calcext:value-type="float">
            <text:p>1.83848181818182</text:p>
          </table:table-cell>
          <table:table-cell office:value-type="float" office:value="0.892648181818182" calcext:value-type="float">
            <text:p>0.89264818181818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.31904727272727" calcext:value-type="float">
            <text:p>3.31904727272727</text:p>
          </table:table-cell>
          <table:table-cell office:value-type="float" office:value="1.83382181818182" calcext:value-type="float">
            <text:p>1.83382181818182</text:p>
          </table:table-cell>
          <table:table-cell office:value-type="float" office:value="0.898229181818182" calcext:value-type="float">
            <text:p>0.89822918181818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37630272727273" calcext:value-type="float">
            <text:p>4.37630272727273</text:p>
          </table:table-cell>
          <table:table-cell office:value-type="float" office:value="1.89001818181818" calcext:value-type="float">
            <text:p>1.89001818181818</text:p>
          </table:table-cell>
          <table:table-cell office:value-type="float" office:value="0.909228727272727" calcext:value-type="float">
            <text:p>0.90922872727272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.28904" calcext:value-type="float">
            <text:p>3.28904</text:p>
          </table:table-cell>
          <table:table-cell office:value-type="float" office:value="1.85859181818182" calcext:value-type="float">
            <text:p>1.85859181818182</text:p>
          </table:table-cell>
          <table:table-cell office:value-type="float" office:value="0.904541272727273" calcext:value-type="float">
            <text:p>0.90454127272727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.17642" calcext:value-type="float">
            <text:p>4.17642</text:p>
          </table:table-cell>
          <table:table-cell office:value-type="float" office:value="1.86850818181818" calcext:value-type="float">
            <text:p>1.86850818181818</text:p>
          </table:table-cell>
          <table:table-cell office:value-type="float" office:value="0.911368636363636" calcext:value-type="float">
            <text:p>0.91136863636363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.50413" calcext:value-type="float">
            <text:p>3.50413</text:p>
          </table:table-cell>
          <table:table-cell office:value-type="float" office:value="1.87019545454545" calcext:value-type="float">
            <text:p>1.87019545454545</text:p>
          </table:table-cell>
          <table:table-cell office:value-type="float" office:value="0.913657272727273" calcext:value-type="float">
            <text:p>0.91365727272727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.64639272727273" calcext:value-type="float">
            <text:p>3.64639272727273</text:p>
          </table:table-cell>
          <table:table-cell office:value-type="float" office:value="1.88875636363636" calcext:value-type="float">
            <text:p>1.88875636363636</text:p>
          </table:table-cell>
          <table:table-cell office:value-type="float" office:value="0.907707454545454" calcext:value-type="float">
            <text:p>0.90770745454545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.08231818181818" calcext:value-type="float">
            <text:p>4.08231818181818</text:p>
          </table:table-cell>
          <table:table-cell office:value-type="float" office:value="1.89425727272727" calcext:value-type="float">
            <text:p>1.89425727272727</text:p>
          </table:table-cell>
          <table:table-cell office:value-type="float" office:value="0.908482363636363" calcext:value-type="float">
            <text:p>0.90848236363636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.76190636363636" calcext:value-type="float">
            <text:p>3.76190636363636</text:p>
          </table:table-cell>
          <table:table-cell office:value-type="float" office:value="1.89957727272727" calcext:value-type="float">
            <text:p>1.89957727272727</text:p>
          </table:table-cell>
          <table:table-cell office:value-type="float" office:value="0.910071636363636" calcext:value-type="float">
            <text:p>0.91007163636363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.78048" calcext:value-type="float">
            <text:p>3.78048</text:p>
          </table:table-cell>
          <table:table-cell office:value-type="float" office:value="1.89411272727273" calcext:value-type="float">
            <text:p>1.89411272727273</text:p>
          </table:table-cell>
          <table:table-cell office:value-type="float" office:value="0.916073363636363" calcext:value-type="float">
            <text:p>0.91607336363636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.45403363636364" calcext:value-type="float">
            <text:p>3.45403363636364</text:p>
          </table:table-cell>
          <table:table-cell office:value-type="float" office:value="1.90621909090909" calcext:value-type="float">
            <text:p>1.90621909090909</text:p>
          </table:table-cell>
          <table:table-cell office:value-type="float" office:value="0.917547818181818" calcext:value-type="float">
            <text:p>0.91754781818181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.91419545454545" calcext:value-type="float">
            <text:p>3.91419545454545</text:p>
          </table:table-cell>
          <table:table-cell office:value-type="float" office:value="1.91806272727273" calcext:value-type="float">
            <text:p>1.91806272727273</text:p>
          </table:table-cell>
          <table:table-cell office:value-type="float" office:value="0.918375454545454" calcext:value-type="float">
            <text:p>0.91837545454545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.27769454545455" calcext:value-type="float">
            <text:p>4.27769454545455</text:p>
          </table:table-cell>
          <table:table-cell office:value-type="float" office:value="1.92088" calcext:value-type="float">
            <text:p>1.92088</text:p>
          </table:table-cell>
          <table:table-cell office:value-type="float" office:value="0.922100454545454" calcext:value-type="float">
            <text:p>0.92210045454545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.82784727272727" calcext:value-type="float">
            <text:p>3.82784727272727</text:p>
          </table:table-cell>
          <table:table-cell office:value-type="float" office:value="1.92563727272727" calcext:value-type="float">
            <text:p>1.92563727272727</text:p>
          </table:table-cell>
          <table:table-cell office:value-type="float" office:value="0.926878" calcext:value-type="float">
            <text:p>0.92687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.41134727272727" calcext:value-type="float">
            <text:p>4.41134727272727</text:p>
          </table:table-cell>
          <table:table-cell office:value-type="float" office:value="1.93919090909091" calcext:value-type="float">
            <text:p>1.93919090909091</text:p>
          </table:table-cell>
          <table:table-cell office:value-type="float" office:value="0.929180454545455" calcext:value-type="float">
            <text:p>0.92918045454545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.93198272727273" calcext:value-type="float">
            <text:p>3.93198272727273</text:p>
          </table:table-cell>
          <table:table-cell office:value-type="float" office:value="1.93657545454545" calcext:value-type="float">
            <text:p>1.93657545454545</text:p>
          </table:table-cell>
          <table:table-cell office:value-type="float" office:value="0.922545727272727" calcext:value-type="float">
            <text:p>0.92254572727272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51774" calcext:value-type="float">
            <text:p>4.51774</text:p>
          </table:table-cell>
          <table:table-cell office:value-type="float" office:value="1.94031181818182" calcext:value-type="float">
            <text:p>1.94031181818182</text:p>
          </table:table-cell>
          <table:table-cell office:value-type="float" office:value="0.921757" calcext:value-type="float">
            <text:p>0.92175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.85997909090909" calcext:value-type="float">
            <text:p>3.85997909090909</text:p>
          </table:table-cell>
          <table:table-cell office:value-type="float" office:value="1.92985818181818" calcext:value-type="float">
            <text:p>1.92985818181818</text:p>
          </table:table-cell>
          <table:table-cell office:value-type="float" office:value="0.927247727272727" calcext:value-type="float">
            <text:p>0.92724772727272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13659363636364" calcext:value-type="float">
            <text:p>4.13659363636364</text:p>
          </table:table-cell>
          <table:table-cell office:value-type="float" office:value="1.94708363636364" calcext:value-type="float">
            <text:p>1.94708363636364</text:p>
          </table:table-cell>
          <table:table-cell office:value-type="float" office:value="0.931131181818182" calcext:value-type="float">
            <text:p>0.93113118181818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.89429363636364" calcext:value-type="float">
            <text:p>3.89429363636364</text:p>
          </table:table-cell>
          <table:table-cell office:value-type="float" office:value="1.96462" calcext:value-type="float">
            <text:p>1.96462</text:p>
          </table:table-cell>
          <table:table-cell office:value-type="float" office:value="0.944112" calcext:value-type="float">
            <text:p>0.94411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.49455545454546" calcext:value-type="float">
            <text:p>4.49455545454546</text:p>
          </table:table-cell>
          <table:table-cell office:value-type="float" office:value="1.98037090909091" calcext:value-type="float">
            <text:p>1.98037090909091</text:p>
          </table:table-cell>
          <table:table-cell office:value-type="float" office:value="0.956631727272727" calcext:value-type="float">
            <text:p>0.95663172727272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.61842818181818" calcext:value-type="float">
            <text:p>3.61842818181818</text:p>
          </table:table-cell>
          <table:table-cell office:value-type="float" office:value="1.96998363636364" calcext:value-type="float">
            <text:p>1.96998363636364</text:p>
          </table:table-cell>
          <table:table-cell office:value-type="float" office:value="0.961057090909091" calcext:value-type="float">
            <text:p>0.96105709090909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.59430636363636" calcext:value-type="float">
            <text:p>4.59430636363636</text:p>
          </table:table-cell>
          <table:table-cell office:value-type="float" office:value="1.98925090909091" calcext:value-type="float">
            <text:p>1.98925090909091</text:p>
          </table:table-cell>
          <table:table-cell office:value-type="float" office:value="0.960689272727273" calcext:value-type="float">
            <text:p>0.96068927272727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.72374454545455" calcext:value-type="float">
            <text:p>3.72374454545455</text:p>
          </table:table-cell>
          <table:table-cell office:value-type="float" office:value="1.99114727272727" calcext:value-type="float">
            <text:p>1.99114727272727</text:p>
          </table:table-cell>
          <table:table-cell office:value-type="float" office:value="0.957571" calcext:value-type="float">
            <text:p>0.95757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67225454545455" calcext:value-type="float">
            <text:p>4.67225454545455</text:p>
          </table:table-cell>
          <table:table-cell office:value-type="float" office:value="1.99663" calcext:value-type="float">
            <text:p>1.99663</text:p>
          </table:table-cell>
          <table:table-cell office:value-type="float" office:value="0.953608363636363" calcext:value-type="float">
            <text:p>0.95360836363636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.63644636363636" calcext:value-type="float">
            <text:p>3.63644636363636</text:p>
          </table:table-cell>
          <table:table-cell office:value-type="float" office:value="1.98832272727273" calcext:value-type="float">
            <text:p>1.98832272727273</text:p>
          </table:table-cell>
          <table:table-cell office:value-type="float" office:value="0.95802" calcext:value-type="float">
            <text:p>0.9580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71601727272727" calcext:value-type="float">
            <text:p>4.71601727272727</text:p>
          </table:table-cell>
          <table:table-cell office:value-type="float" office:value="2.01971" calcext:value-type="float">
            <text:p>2.01971</text:p>
          </table:table-cell>
          <table:table-cell office:value-type="float" office:value="0.953658090909091" calcext:value-type="float">
            <text:p>0.95365809090909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.90719454545455" calcext:value-type="float">
            <text:p>4.90719454545455</text:p>
          </table:table-cell>
          <table:table-cell office:value-type="float" office:value="2.02459" calcext:value-type="float">
            <text:p>2.02459</text:p>
          </table:table-cell>
          <table:table-cell office:value-type="float" office:value="0.970101272727273" calcext:value-type="float">
            <text:p>0.97010127272727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.54506727272727" calcext:value-type="float">
            <text:p>4.54506727272727</text:p>
          </table:table-cell>
          <table:table-cell office:value-type="float" office:value="2.03692090909091" calcext:value-type="float">
            <text:p>2.03692090909091</text:p>
          </table:table-cell>
          <table:table-cell office:value-type="float" office:value="0.975257636363636" calcext:value-type="float">
            <text:p>0.97525763636363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.17207" calcext:value-type="float">
            <text:p>4.17207</text:p>
          </table:table-cell>
          <table:table-cell office:value-type="float" office:value="2.04211363636364" calcext:value-type="float">
            <text:p>2.04211363636364</text:p>
          </table:table-cell>
          <table:table-cell office:value-type="float" office:value="0.978634909090909" calcext:value-type="float">
            <text:p>0.97863490909090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.48823818181818" calcext:value-type="float">
            <text:p>4.48823818181818</text:p>
          </table:table-cell>
          <table:table-cell office:value-type="float" office:value="2.04463454545455" calcext:value-type="float">
            <text:p>2.04463454545455</text:p>
          </table:table-cell>
          <table:table-cell office:value-type="float" office:value="0.971177090909091" calcext:value-type="float">
            <text:p>0.97117709090909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.77282181818182" calcext:value-type="float">
            <text:p>4.77282181818182</text:p>
          </table:table-cell>
          <table:table-cell office:value-type="float" office:value="2.04113454545455" calcext:value-type="float">
            <text:p>2.04113454545455</text:p>
          </table:table-cell>
          <table:table-cell office:value-type="float" office:value="0.960364272727273" calcext:value-type="float">
            <text:p>0.96036427272727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.34751" calcext:value-type="float">
            <text:p>4.34751</text:p>
          </table:table-cell>
          <table:table-cell office:value-type="float" office:value="2.04173181818182" calcext:value-type="float">
            <text:p>2.04173181818182</text:p>
          </table:table-cell>
          <table:table-cell office:value-type="float" office:value="0.971987272727273" calcext:value-type="float">
            <text:p>0.97198727272727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74720818181818" calcext:value-type="float">
            <text:p>4.74720818181818</text:p>
          </table:table-cell>
          <table:table-cell office:value-type="float" office:value="2.01894181818182" calcext:value-type="float">
            <text:p>2.01894181818182</text:p>
          </table:table-cell>
          <table:table-cell office:value-type="float" office:value="0.979902" calcext:value-type="float">
            <text:p>0.97990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.95850090909091" calcext:value-type="float">
            <text:p>4.95850090909091</text:p>
          </table:table-cell>
          <table:table-cell office:value-type="float" office:value="2.04894545454545" calcext:value-type="float">
            <text:p>2.04894545454545</text:p>
          </table:table-cell>
          <table:table-cell office:value-type="float" office:value="0.99014" calcext:value-type="float">
            <text:p>0.9901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.45526454545455" calcext:value-type="float">
            <text:p>5.45526454545455</text:p>
          </table:table-cell>
          <table:table-cell office:value-type="float" office:value="2.06340545454545" calcext:value-type="float">
            <text:p>2.06340545454545</text:p>
          </table:table-cell>
          <table:table-cell office:value-type="float" office:value="0.992344181818182" calcext:value-type="float">
            <text:p>0.99234418181818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.67634636363636" calcext:value-type="float">
            <text:p>4.67634636363636</text:p>
          </table:table-cell>
          <table:table-cell office:value-type="float" office:value="2.08797181818182" calcext:value-type="float">
            <text:p>2.08797181818182</text:p>
          </table:table-cell>
          <table:table-cell office:value-type="float" office:value="0.986627545454546" calcext:value-type="float">
            <text:p>0.98662754545454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.3788" calcext:value-type="float">
            <text:p>4.3788</text:p>
          </table:table-cell>
          <table:table-cell office:value-type="float" office:value="2.08398909090909" calcext:value-type="float">
            <text:p>2.08398909090909</text:p>
          </table:table-cell>
          <table:table-cell office:value-type="float" office:value="0.984949181818182" calcext:value-type="float">
            <text:p>0.98494918181818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79561545454545" calcext:value-type="float">
            <text:p>4.79561545454545</text:p>
          </table:table-cell>
          <table:table-cell office:value-type="float" office:value="2.10898" calcext:value-type="float">
            <text:p>2.10898</text:p>
          </table:table-cell>
          <table:table-cell office:value-type="float" office:value="0.979418818181818" calcext:value-type="float">
            <text:p>0.97941881818181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34081272727273" calcext:value-type="float">
            <text:p>4.34081272727273</text:p>
          </table:table-cell>
          <table:table-cell office:value-type="float" office:value="2.10101909090909" calcext:value-type="float">
            <text:p>2.10101909090909</text:p>
          </table:table-cell>
          <table:table-cell office:value-type="float" office:value="0.984331181818182" calcext:value-type="float">
            <text:p>0.98433118181818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.61646727272727" calcext:value-type="float">
            <text:p>4.61646727272727</text:p>
          </table:table-cell>
          <table:table-cell office:value-type="float" office:value="2.11325545454546" calcext:value-type="float">
            <text:p>2.11325545454546</text:p>
          </table:table-cell>
          <table:table-cell office:value-type="float" office:value="1.00005790909091" calcext:value-type="float">
            <text:p>1.0000579090909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.09332" calcext:value-type="float">
            <text:p>4.09332</text:p>
          </table:table-cell>
          <table:table-cell office:value-type="float" office:value="2.08756090909091" calcext:value-type="float">
            <text:p>2.08756090909091</text:p>
          </table:table-cell>
          <table:table-cell office:value-type="float" office:value="1.01966145454545" calcext:value-type="float">
            <text:p>1.0196614545454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.36707727272727" calcext:value-type="float">
            <text:p>5.36707727272727</text:p>
          </table:table-cell>
          <table:table-cell office:value-type="float" office:value="2.12003818181818" calcext:value-type="float">
            <text:p>2.12003818181818</text:p>
          </table:table-cell>
          <table:table-cell office:value-type="float" office:value="1.02532436363636" calcext:value-type="float">
            <text:p>1.0253243636363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.34963363636364" calcext:value-type="float">
            <text:p>4.34963363636364</text:p>
          </table:table-cell>
          <table:table-cell office:value-type="float" office:value="2.12429181818182" calcext:value-type="float">
            <text:p>2.12429181818182</text:p>
          </table:table-cell>
          <table:table-cell office:value-type="float" office:value="1.02212418181818" calcext:value-type="float">
            <text:p>1.0221241818181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.69545181818182" calcext:value-type="float">
            <text:p>4.69545181818182</text:p>
          </table:table-cell>
          <table:table-cell office:value-type="float" office:value="2.12783454545455" calcext:value-type="float">
            <text:p>2.12783454545455</text:p>
          </table:table-cell>
          <table:table-cell office:value-type="float" office:value="1.01101818181818" calcext:value-type="float">
            <text:p>1.011018181818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98556363636364" calcext:value-type="float">
            <text:p>3.98556363636364</text:p>
          </table:table-cell>
          <table:table-cell office:value-type="float" office:value="2.12149363636364" calcext:value-type="float">
            <text:p>2.12149363636364</text:p>
          </table:table-cell>
          <table:table-cell office:value-type="float" office:value="1.00209472727273" calcext:value-type="float">
            <text:p>1.00209472727273</text:p>
          </table:table-cell>
        </table:table-row>
      </table:table>
      <table:table table:name="1000-2000" table:style-name="ta1">
        <table:shapes>
          <draw:frame draw:z-index="0" draw:style-name="gr1" draw:text-style-name="P1" svg:width="922.51pt" svg:height="388.52pt" svg:x="0pt" svg:y="33.87pt">
            <loext:p draw:notify-on-update-of-ranges="'1000-2000'.A2:'1000-2000'.A102 '1000-2000'.B2:'1000-2000'.B102 '1000-2000'.A2:'1000-2000'.A102 '1000-2000'.C2:'1000-2000'.C102 '1000-2000'.A2:'1000-2000'.A102 '1000-2000'.D2:'1000-2000'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imple block</text:p>
          </table:table-cell>
          <table:table-cell office:value-type="string" calcext:value-type="string">
            <text:p>swapped loop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60657909090909" calcext:value-type="float">
            <text:p>2.60657909090909</text:p>
          </table:table-cell>
          <table:table-cell office:value-type="float" office:value="1.60829545454545" calcext:value-type="float">
            <text:p>1.60829545454545</text:p>
          </table:table-cell>
          <table:table-cell office:value-type="float" office:value="0.753622545454545" calcext:value-type="float">
            <text:p>0.75362254545454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25967272727273" calcext:value-type="float">
            <text:p>2.25967272727273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0.788188" calcext:value-type="float">
            <text:p>0.78818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84806181818182" calcext:value-type="float">
            <text:p>1.84806181818182</text:p>
          </table:table-cell>
          <table:table-cell office:value-type="float" office:value="1.76403" calcext:value-type="float">
            <text:p>1.76403</text:p>
          </table:table-cell>
          <table:table-cell office:value-type="float" office:value="0.803041181818182" calcext:value-type="float">
            <text:p>0.80304118181818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.34381090909091" calcext:value-type="float">
            <text:p>2.34381090909091</text:p>
          </table:table-cell>
          <table:table-cell office:value-type="float" office:value="1.68614272727273" calcext:value-type="float">
            <text:p>1.68614272727273</text:p>
          </table:table-cell>
          <table:table-cell office:value-type="float" office:value="0.820133545454545" calcext:value-type="float">
            <text:p>0.82013354545454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47762818181818" calcext:value-type="float">
            <text:p>2.47762818181818</text:p>
          </table:table-cell>
          <table:table-cell office:value-type="float" office:value="1.73913818181818" calcext:value-type="float">
            <text:p>1.73913818181818</text:p>
          </table:table-cell>
          <table:table-cell office:value-type="float" office:value="0.860162727272727" calcext:value-type="float">
            <text:p>0.86016272727272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44044181818182" calcext:value-type="float">
            <text:p>3.44044181818182</text:p>
          </table:table-cell>
          <table:table-cell office:value-type="float" office:value="1.80397272727273" calcext:value-type="float">
            <text:p>1.80397272727273</text:p>
          </table:table-cell>
          <table:table-cell office:value-type="float" office:value="0.878720545454545" calcext:value-type="float">
            <text:p>0.87872054545454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.30775363636364" calcext:value-type="float">
            <text:p>3.30775363636364</text:p>
          </table:table-cell>
          <table:table-cell office:value-type="float" office:value="1.87033818181818" calcext:value-type="float">
            <text:p>1.87033818181818</text:p>
          </table:table-cell>
          <table:table-cell office:value-type="float" office:value="0.905250727272727" calcext:value-type="float">
            <text:p>0.90525072727272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74716727272727" calcext:value-type="float">
            <text:p>4.74716727272727</text:p>
          </table:table-cell>
          <table:table-cell office:value-type="float" office:value="1.93914818181818" calcext:value-type="float">
            <text:p>1.93914818181818</text:p>
          </table:table-cell>
          <table:table-cell office:value-type="float" office:value="0.929424181818182" calcext:value-type="float">
            <text:p>0.92942418181818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.90724181818182" calcext:value-type="float">
            <text:p>3.90724181818182</text:p>
          </table:table-cell>
          <table:table-cell office:value-type="float" office:value="1.98814545454545" calcext:value-type="float">
            <text:p>1.98814545454545</text:p>
          </table:table-cell>
          <table:table-cell office:value-type="float" office:value="0.951683545454545" calcext:value-type="float">
            <text:p>0.95168354545454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.13576727272727" calcext:value-type="float">
            <text:p>4.13576727272727</text:p>
          </table:table-cell>
          <table:table-cell office:value-type="float" office:value="2.06442090909091" calcext:value-type="float">
            <text:p>2.06442090909091</text:p>
          </table:table-cell>
          <table:table-cell office:value-type="float" office:value="0.983426454545454" calcext:value-type="float">
            <text:p>0.9834264545454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62004272727273" calcext:value-type="float">
            <text:p>4.62004272727273</text:p>
          </table:table-cell>
          <table:table-cell office:value-type="float" office:value="2.12819636363636" calcext:value-type="float">
            <text:p>2.12819636363636</text:p>
          </table:table-cell>
          <table:table-cell office:value-type="float" office:value="1.019699" calcext:value-type="float">
            <text:p>1.01969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.54983818181818" calcext:value-type="float">
            <text:p>5.54983818181818</text:p>
          </table:table-cell>
          <table:table-cell office:value-type="float" office:value="2.20714272727273" calcext:value-type="float">
            <text:p>2.20714272727273</text:p>
          </table:table-cell>
          <table:table-cell office:value-type="float" office:value="1.06333272727273" calcext:value-type="float">
            <text:p>1.0633327272727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.49991727272727" calcext:value-type="float">
            <text:p>3.49991727272727</text:p>
          </table:table-cell>
          <table:table-cell office:value-type="float" office:value="2.20117" calcext:value-type="float">
            <text:p>2.20117</text:p>
          </table:table-cell>
          <table:table-cell office:value-type="float" office:value="1.11066272727273" calcext:value-type="float">
            <text:p>1.1106627272727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.29351636363636" calcext:value-type="float">
            <text:p>5.29351636363636</text:p>
          </table:table-cell>
          <table:table-cell office:value-type="float" office:value="2.43899909090909" calcext:value-type="float">
            <text:p>2.43899909090909</text:p>
          </table:table-cell>
          <table:table-cell office:value-type="float" office:value="1.12398909090909" calcext:value-type="float">
            <text:p>1.1239890909090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.22465727272727" calcext:value-type="float">
            <text:p>5.22465727272727</text:p>
          </table:table-cell>
          <table:table-cell office:value-type="float" office:value="2.40695636363636" calcext:value-type="float">
            <text:p>2.40695636363636</text:p>
          </table:table-cell>
          <table:table-cell office:value-type="float" office:value="1.12973272727273" calcext:value-type="float">
            <text:p>1.1297327272727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.10314090909091" calcext:value-type="float">
            <text:p>4.10314090909091</text:p>
          </table:table-cell>
          <table:table-cell office:value-type="float" office:value="2.48853909090909" calcext:value-type="float">
            <text:p>2.48853909090909</text:p>
          </table:table-cell>
          <table:table-cell office:value-type="float" office:value="1.14185272727273" calcext:value-type="float">
            <text:p>1.1418527272727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78046" calcext:value-type="float">
            <text:p>4.78046</text:p>
          </table:table-cell>
          <table:table-cell office:value-type="float" office:value="2.51773545454545" calcext:value-type="float">
            <text:p>2.51773545454545</text:p>
          </table:table-cell>
          <table:table-cell office:value-type="float" office:value="1.17530818181818" calcext:value-type="float">
            <text:p>1.1753081818181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.75562363636364" calcext:value-type="float">
            <text:p>5.75562363636364</text:p>
          </table:table-cell>
          <table:table-cell office:value-type="float" office:value="2.71910818181818" calcext:value-type="float">
            <text:p>2.71910818181818</text:p>
          </table:table-cell>
          <table:table-cell office:value-type="float" office:value="1.23167272727273" calcext:value-type="float">
            <text:p>1.2316727272727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79344090909091" calcext:value-type="float">
            <text:p>4.79344090909091</text:p>
          </table:table-cell>
          <table:table-cell office:value-type="float" office:value="2.70540272727273" calcext:value-type="float">
            <text:p>2.70540272727273</text:p>
          </table:table-cell>
          <table:table-cell office:value-type="float" office:value="1.28866181818182" calcext:value-type="float">
            <text:p>1.2886618181818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.08623636363636" calcext:value-type="float">
            <text:p>5.08623636363636</text:p>
          </table:table-cell>
          <table:table-cell office:value-type="float" office:value="2.81050545454545" calcext:value-type="float">
            <text:p>2.81050545454545</text:p>
          </table:table-cell>
          <table:table-cell office:value-type="float" office:value="1.31735" calcext:value-type="float">
            <text:p>1.317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73694181818182" calcext:value-type="float">
            <text:p>3.73694181818182</text:p>
          </table:table-cell>
          <table:table-cell office:value-type="float" office:value="2.69073181818182" calcext:value-type="float">
            <text:p>2.69073181818182</text:p>
          </table:table-cell>
          <table:table-cell office:value-type="float" office:value="1.32253363636364" calcext:value-type="float">
            <text:p>1.3225336363636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.60198272727273" calcext:value-type="float">
            <text:p>3.60198272727273</text:p>
          </table:table-cell>
          <table:table-cell office:value-type="float" office:value="2.98194090909091" calcext:value-type="float">
            <text:p>2.98194090909091</text:p>
          </table:table-cell>
          <table:table-cell office:value-type="float" office:value="1.32501636363636" calcext:value-type="float">
            <text:p>1.3250163636363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.88946545454546" calcext:value-type="float">
            <text:p>4.88946545454546</text:p>
          </table:table-cell>
          <table:table-cell office:value-type="float" office:value="3.00403727272727" calcext:value-type="float">
            <text:p>3.00403727272727</text:p>
          </table:table-cell>
          <table:table-cell office:value-type="float" office:value="1.35755454545455" calcext:value-type="float">
            <text:p>1.3575545454545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.75712545454546" calcext:value-type="float">
            <text:p>5.75712545454546</text:p>
          </table:table-cell>
          <table:table-cell office:value-type="float" office:value="3.14225636363636" calcext:value-type="float">
            <text:p>3.14225636363636</text:p>
          </table:table-cell>
          <table:table-cell office:value-type="float" office:value="1.39651545454545" calcext:value-type="float">
            <text:p>1.3965154545454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89322181818182" calcext:value-type="float">
            <text:p>2.89322181818182</text:p>
          </table:table-cell>
          <table:table-cell office:value-type="float" office:value="3.05904" calcext:value-type="float">
            <text:p>3.05904</text:p>
          </table:table-cell>
          <table:table-cell office:value-type="float" office:value="1.44313545454545" calcext:value-type="float">
            <text:p>1.4431354545454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15200818181818" calcext:value-type="float">
            <text:p>4.15200818181818</text:p>
          </table:table-cell>
          <table:table-cell office:value-type="float" office:value="3.30027909090909" calcext:value-type="float">
            <text:p>3.30027909090909</text:p>
          </table:table-cell>
          <table:table-cell office:value-type="float" office:value="1.47580727272727" calcext:value-type="float">
            <text:p>1.4758072727272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.76664909090909" calcext:value-type="float">
            <text:p>3.76664909090909</text:p>
          </table:table-cell>
          <table:table-cell office:value-type="float" office:value="3.33402181818182" calcext:value-type="float">
            <text:p>3.33402181818182</text:p>
          </table:table-cell>
          <table:table-cell office:value-type="float" office:value="1.49944090909091" calcext:value-type="float">
            <text:p>1.4994409090909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.48483545454546" calcext:value-type="float">
            <text:p>4.48483545454546</text:p>
          </table:table-cell>
          <table:table-cell office:value-type="float" office:value="3.53230909090909" calcext:value-type="float">
            <text:p>3.53230909090909</text:p>
          </table:table-cell>
          <table:table-cell office:value-type="float" office:value="1.53573636363636" calcext:value-type="float">
            <text:p>1.5357363636363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84452727272727" calcext:value-type="float">
            <text:p>4.84452727272727</text:p>
          </table:table-cell>
          <table:table-cell office:value-type="float" office:value="3.33702181818182" calcext:value-type="float">
            <text:p>3.33702181818182</text:p>
          </table:table-cell>
          <table:table-cell office:value-type="float" office:value="1.59831909090909" calcext:value-type="float">
            <text:p>1.5983190909090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.89512545454545" calcext:value-type="float">
            <text:p>4.89512545454545</text:p>
          </table:table-cell>
          <table:table-cell office:value-type="float" office:value="3.73035272727273" calcext:value-type="float">
            <text:p>3.73035272727273</text:p>
          </table:table-cell>
          <table:table-cell office:value-type="float" office:value="1.64368636363636" calcext:value-type="float">
            <text:p>1.6436863636363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99377272727273" calcext:value-type="float">
            <text:p>4.99377272727273</text:p>
          </table:table-cell>
          <table:table-cell office:value-type="float" office:value="3.66043" calcext:value-type="float">
            <text:p>3.66043</text:p>
          </table:table-cell>
          <table:table-cell office:value-type="float" office:value="1.66228363636364" calcext:value-type="float">
            <text:p>1.6622836363636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70383636363636" calcext:value-type="float">
            <text:p>6.70383636363636</text:p>
          </table:table-cell>
          <table:table-cell office:value-type="float" office:value="3.95638454545455" calcext:value-type="float">
            <text:p>3.95638454545455</text:p>
          </table:table-cell>
          <table:table-cell office:value-type="float" office:value="1.68144909090909" calcext:value-type="float">
            <text:p>1.6814490909090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.57300636363636" calcext:value-type="float">
            <text:p>4.57300636363636</text:p>
          </table:table-cell>
          <table:table-cell office:value-type="float" office:value="3.70811636363636" calcext:value-type="float">
            <text:p>3.70811636363636</text:p>
          </table:table-cell>
          <table:table-cell office:value-type="float" office:value="1.72744181818182" calcext:value-type="float">
            <text:p>1.7274418181818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20198" calcext:value-type="float">
            <text:p>6.20198</text:p>
          </table:table-cell>
          <table:table-cell office:value-type="float" office:value="4.10289454545455" calcext:value-type="float">
            <text:p>4.10289454545455</text:p>
          </table:table-cell>
          <table:table-cell office:value-type="float" office:value="1.78632545454545" calcext:value-type="float">
            <text:p>1.7863254545454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.57277181818182" calcext:value-type="float">
            <text:p>5.57277181818182</text:p>
          </table:table-cell>
          <table:table-cell office:value-type="float" office:value="4.02773090909091" calcext:value-type="float">
            <text:p>4.02773090909091</text:p>
          </table:table-cell>
          <table:table-cell office:value-type="float" office:value="1.84030545454545" calcext:value-type="float">
            <text:p>1.8403054545454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.52088818181818" calcext:value-type="float">
            <text:p>8.52088818181818</text:p>
          </table:table-cell>
          <table:table-cell office:value-type="float" office:value="4.38484727272727" calcext:value-type="float">
            <text:p>4.38484727272727</text:p>
          </table:table-cell>
          <table:table-cell office:value-type="float" office:value="1.85010909090909" calcext:value-type="float">
            <text:p>1.8501090909090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81081636363636" calcext:value-type="float">
            <text:p>4.81081636363636</text:p>
          </table:table-cell>
          <table:table-cell office:value-type="float" office:value="3.94497272727273" calcext:value-type="float">
            <text:p>3.94497272727273</text:p>
          </table:table-cell>
          <table:table-cell office:value-type="float" office:value="1.88246181818182" calcext:value-type="float">
            <text:p>1.8824618181818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95257727272727" calcext:value-type="float">
            <text:p>6.95257727272727</text:p>
          </table:table-cell>
          <table:table-cell office:value-type="float" office:value="4.60329272727273" calcext:value-type="float">
            <text:p>4.60329272727273</text:p>
          </table:table-cell>
          <table:table-cell office:value-type="float" office:value="1.93871727272727" calcext:value-type="float">
            <text:p>1.9387172727272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.61949" calcext:value-type="float">
            <text:p>5.61949</text:p>
          </table:table-cell>
          <table:table-cell office:value-type="float" office:value="4.40023090909091" calcext:value-type="float">
            <text:p>4.40023090909091</text:p>
          </table:table-cell>
          <table:table-cell office:value-type="float" office:value="2.01187181818182" calcext:value-type="float">
            <text:p>2.0118718181818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7.69293090909091" calcext:value-type="float">
            <text:p>7.69293090909091</text:p>
          </table:table-cell>
          <table:table-cell office:value-type="float" office:value="4.75041636363636" calcext:value-type="float">
            <text:p>4.75041636363636</text:p>
          </table:table-cell>
          <table:table-cell office:value-type="float" office:value="2.01622727272727" calcext:value-type="float">
            <text:p>2.016227272727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.95599545454545" calcext:value-type="float">
            <text:p>7.95599545454545</text:p>
          </table:table-cell>
          <table:table-cell office:value-type="float" office:value="4.42285818181818" calcext:value-type="float">
            <text:p>4.42285818181818</text:p>
          </table:table-cell>
          <table:table-cell office:value-type="float" office:value="2.04789636363636" calcext:value-type="float">
            <text:p>2.0478963636363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9507" calcext:value-type="float">
            <text:p>6.9507</text:p>
          </table:table-cell>
          <table:table-cell office:value-type="float" office:value="4.95148636363636" calcext:value-type="float">
            <text:p>4.95148636363636</text:p>
          </table:table-cell>
          <table:table-cell office:value-type="float" office:value="2.13129818181818" calcext:value-type="float">
            <text:p>2.1312981818181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83699909090909" calcext:value-type="float">
            <text:p>6.83699909090909</text:p>
          </table:table-cell>
          <table:table-cell office:value-type="float" office:value="4.79831909090909" calcext:value-type="float">
            <text:p>4.79831909090909</text:p>
          </table:table-cell>
          <table:table-cell office:value-type="float" office:value="2.17489727272727" calcext:value-type="float">
            <text:p>2.1748972727272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.71677636363636" calcext:value-type="float">
            <text:p>7.71677636363636</text:p>
          </table:table-cell>
          <table:table-cell office:value-type="float" office:value="5.25047727272727" calcext:value-type="float">
            <text:p>5.25047727272727</text:p>
          </table:table-cell>
          <table:table-cell office:value-type="float" office:value="2.18176545454545" calcext:value-type="float">
            <text:p>2.1817654545454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.24106545454545" calcext:value-type="float">
            <text:p>5.24106545454545</text:p>
          </table:table-cell>
          <table:table-cell office:value-type="float" office:value="4.67327727272727" calcext:value-type="float">
            <text:p>4.67327727272727</text:p>
          </table:table-cell>
          <table:table-cell office:value-type="float" office:value="2.27037545454545" calcext:value-type="float">
            <text:p>2.2703754545454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80002909090909" calcext:value-type="float">
            <text:p>6.80002909090909</text:p>
          </table:table-cell>
          <table:table-cell office:value-type="float" office:value="5.48401727272727" calcext:value-type="float">
            <text:p>5.48401727272727</text:p>
          </table:table-cell>
          <table:table-cell office:value-type="float" office:value="2.35483636363636" calcext:value-type="float">
            <text:p>2.3548363636363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.35820363636364" calcext:value-type="float">
            <text:p>5.35820363636364</text:p>
          </table:table-cell>
          <table:table-cell office:value-type="float" office:value="5.20511090909091" calcext:value-type="float">
            <text:p>5.20511090909091</text:p>
          </table:table-cell>
          <table:table-cell office:value-type="float" office:value="2.32512181818182" calcext:value-type="float">
            <text:p>2.3251218181818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.01338909090909" calcext:value-type="float">
            <text:p>7.01338909090909</text:p>
          </table:table-cell>
          <table:table-cell office:value-type="float" office:value="5.64558363636364" calcext:value-type="float">
            <text:p>5.64558363636364</text:p>
          </table:table-cell>
          <table:table-cell office:value-type="float" office:value="2.38371545454545" calcext:value-type="float">
            <text:p>2.3837154545454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.23804545454545" calcext:value-type="float">
            <text:p>5.23804545454545</text:p>
          </table:table-cell>
          <table:table-cell office:value-type="float" office:value="5.20252272727273" calcext:value-type="float">
            <text:p>5.20252272727273</text:p>
          </table:table-cell>
          <table:table-cell office:value-type="float" office:value="2.49960545454545" calcext:value-type="float">
            <text:p>2.4996054545454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.21319363636364" calcext:value-type="float">
            <text:p>8.21319363636364</text:p>
          </table:table-cell>
          <table:table-cell office:value-type="float" office:value="5.87743545454545" calcext:value-type="float">
            <text:p>5.87743545454545</text:p>
          </table:table-cell>
          <table:table-cell office:value-type="float" office:value="2.49163363636364" calcext:value-type="float">
            <text:p>2.491633636363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97034545454545" calcext:value-type="float">
            <text:p>5.97034545454545</text:p>
          </table:table-cell>
          <table:table-cell office:value-type="float" office:value="5.65170727272727" calcext:value-type="float">
            <text:p>5.65170727272727</text:p>
          </table:table-cell>
          <table:table-cell office:value-type="float" office:value="2.54639454545455" calcext:value-type="float">
            <text:p>2.5463945454545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.57877727272727" calcext:value-type="float">
            <text:p>8.57877727272727</text:p>
          </table:table-cell>
          <table:table-cell office:value-type="float" office:value="6.21105181818182" calcext:value-type="float">
            <text:p>6.21105181818182</text:p>
          </table:table-cell>
          <table:table-cell office:value-type="float" office:value="2.60480090909091" calcext:value-type="float">
            <text:p>2.6048009090909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13542181818182" calcext:value-type="float">
            <text:p>6.13542181818182</text:p>
          </table:table-cell>
          <table:table-cell office:value-type="float" office:value="5.48935272727273" calcext:value-type="float">
            <text:p>5.48935272727273</text:p>
          </table:table-cell>
          <table:table-cell office:value-type="float" office:value="2.67420727272727" calcext:value-type="float">
            <text:p>2.6742072727272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7.62841363636364" calcext:value-type="float">
            <text:p>7.62841363636364</text:p>
          </table:table-cell>
          <table:table-cell office:value-type="float" office:value="6.45698454545455" calcext:value-type="float">
            <text:p>6.45698454545455</text:p>
          </table:table-cell>
          <table:table-cell office:value-type="float" office:value="2.70287454545455" calcext:value-type="float">
            <text:p>2.7028745454545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80958545454546" calcext:value-type="float">
            <text:p>6.80958545454546</text:p>
          </table:table-cell>
          <table:table-cell office:value-type="float" office:value="6.10753636363636" calcext:value-type="float">
            <text:p>6.10753636363636</text:p>
          </table:table-cell>
          <table:table-cell office:value-type="float" office:value="2.77125363636364" calcext:value-type="float">
            <text:p>2.7712536363636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.45019727272727" calcext:value-type="float">
            <text:p>9.45019727272727</text:p>
          </table:table-cell>
          <table:table-cell office:value-type="float" office:value="6.62496454545455" calcext:value-type="float">
            <text:p>6.62496454545455</text:p>
          </table:table-cell>
          <table:table-cell office:value-type="float" office:value="2.81963454545454" calcext:value-type="float">
            <text:p>2.8196345454545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.47481272727273" calcext:value-type="float">
            <text:p>7.47481272727273</text:p>
          </table:table-cell>
          <table:table-cell office:value-type="float" office:value="6.09828272727273" calcext:value-type="float">
            <text:p>6.09828272727273</text:p>
          </table:table-cell>
          <table:table-cell office:value-type="float" office:value="2.89928727272727" calcext:value-type="float">
            <text:p>2.8992872727272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.4187481818182" calcext:value-type="float">
            <text:p>10.4187481818182</text:p>
          </table:table-cell>
          <table:table-cell office:value-type="float" office:value="6.87464181818182" calcext:value-type="float">
            <text:p>6.87464181818182</text:p>
          </table:table-cell>
          <table:table-cell office:value-type="float" office:value="3.03145909090909" calcext:value-type="float">
            <text:p>3.0314590909090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.32454636363636" calcext:value-type="float">
            <text:p>8.32454636363636</text:p>
          </table:table-cell>
          <table:table-cell office:value-type="float" office:value="6.59403090909091" calcext:value-type="float">
            <text:p>6.59403090909091</text:p>
          </table:table-cell>
          <table:table-cell office:value-type="float" office:value="2.95456" calcext:value-type="float">
            <text:p>2.9545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.3002090909091" calcext:value-type="float">
            <text:p>10.3002090909091</text:p>
          </table:table-cell>
          <table:table-cell office:value-type="float" office:value="7.25132454545455" calcext:value-type="float">
            <text:p>7.25132454545455</text:p>
          </table:table-cell>
          <table:table-cell office:value-type="float" office:value="3.09191272727273" calcext:value-type="float">
            <text:p>3.091912727272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44877272727273" calcext:value-type="float">
            <text:p>9.44877272727273</text:p>
          </table:table-cell>
          <table:table-cell office:value-type="float" office:value="6.40807636363637" calcext:value-type="float">
            <text:p>6.40807636363637</text:p>
          </table:table-cell>
          <table:table-cell office:value-type="float" office:value="3.11788909090909" calcext:value-type="float">
            <text:p>3.1178890909090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.83854636363637" calcext:value-type="float">
            <text:p>9.83854636363637</text:p>
          </table:table-cell>
          <table:table-cell office:value-type="float" office:value="7.52912363636364" calcext:value-type="float">
            <text:p>7.52912363636364</text:p>
          </table:table-cell>
          <table:table-cell office:value-type="float" office:value="3.16307090909091" calcext:value-type="float">
            <text:p>3.1630709090909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7.07385090909091" calcext:value-type="float">
            <text:p>7.07385090909091</text:p>
          </table:table-cell>
          <table:table-cell office:value-type="float" office:value="7.10384090909091" calcext:value-type="float">
            <text:p>7.10384090909091</text:p>
          </table:table-cell>
          <table:table-cell office:value-type="float" office:value="3.31572818181818" calcext:value-type="float">
            <text:p>3.3157281818181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9.38786454545455" calcext:value-type="float">
            <text:p>9.38786454545455</text:p>
          </table:table-cell>
          <table:table-cell office:value-type="float" office:value="7.69965454545455" calcext:value-type="float">
            <text:p>7.69965454545455</text:p>
          </table:table-cell>
          <table:table-cell office:value-type="float" office:value="3.22793363636364" calcext:value-type="float">
            <text:p>3.2279336363636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63903909090909" calcext:value-type="float">
            <text:p>6.63903909090909</text:p>
          </table:table-cell>
          <table:table-cell office:value-type="float" office:value="7.07313272727273" calcext:value-type="float">
            <text:p>7.07313272727273</text:p>
          </table:table-cell>
          <table:table-cell office:value-type="float" office:value="3.44512272727273" calcext:value-type="float">
            <text:p>3.4451227272727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9.69959727272727" calcext:value-type="float">
            <text:p>9.69959727272727</text:p>
          </table:table-cell>
          <table:table-cell office:value-type="float" office:value="7.98320545454545" calcext:value-type="float">
            <text:p>7.98320545454545</text:p>
          </table:table-cell>
          <table:table-cell office:value-type="float" office:value="3.38595363636364" calcext:value-type="float">
            <text:p>3.3859536363636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9.80046090909091" calcext:value-type="float">
            <text:p>9.80046090909091</text:p>
          </table:table-cell>
          <table:table-cell office:value-type="float" office:value="7.6552" calcext:value-type="float">
            <text:p>7.6552</text:p>
          </table:table-cell>
          <table:table-cell office:value-type="float" office:value="3.40985" calcext:value-type="float">
            <text:p>3.4098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.2459" calcext:value-type="float">
            <text:p>10.2459</text:p>
          </table:table-cell>
          <table:table-cell office:value-type="float" office:value="8.40290818181818" calcext:value-type="float">
            <text:p>8.40290818181818</text:p>
          </table:table-cell>
          <table:table-cell office:value-type="float" office:value="3.50322909090909" calcext:value-type="float">
            <text:p>3.5032290909090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.63579181818182" calcext:value-type="float">
            <text:p>7.63579181818182</text:p>
          </table:table-cell>
          <table:table-cell office:value-type="float" office:value="7.39798545454545" calcext:value-type="float">
            <text:p>7.39798545454545</text:p>
          </table:table-cell>
          <table:table-cell office:value-type="float" office:value="3.58072727272727" calcext:value-type="float">
            <text:p>3.5807272727272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.7000090909091" calcext:value-type="float">
            <text:p>10.7000090909091</text:p>
          </table:table-cell>
          <table:table-cell office:value-type="float" office:value="8.70416181818182" calcext:value-type="float">
            <text:p>8.70416181818182</text:p>
          </table:table-cell>
          <table:table-cell office:value-type="float" office:value="3.64261909090909" calcext:value-type="float">
            <text:p>3.642619090909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.99313363636364" calcext:value-type="float">
            <text:p>9.99313363636364</text:p>
          </table:table-cell>
          <table:table-cell office:value-type="float" office:value="8.22419545454545" calcext:value-type="float">
            <text:p>8.22419545454545</text:p>
          </table:table-cell>
          <table:table-cell office:value-type="float" office:value="3.70242636363636" calcext:value-type="float">
            <text:p>3.7024263636363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1.4436181818182" calcext:value-type="float">
            <text:p>11.4436181818182</text:p>
          </table:table-cell>
          <table:table-cell office:value-type="float" office:value="8.89705" calcext:value-type="float">
            <text:p>8.89705</text:p>
          </table:table-cell>
          <table:table-cell office:value-type="float" office:value="3.80666272727273" calcext:value-type="float">
            <text:p>3.8066627272727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.44399545454546" calcext:value-type="float">
            <text:p>8.44399545454546</text:p>
          </table:table-cell>
          <table:table-cell office:value-type="float" office:value="8.16102454545455" calcext:value-type="float">
            <text:p>8.16102454545455</text:p>
          </table:table-cell>
          <table:table-cell office:value-type="float" office:value="3.83451" calcext:value-type="float">
            <text:p>3.8345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.8911272727273" calcext:value-type="float">
            <text:p>11.8911272727273</text:p>
          </table:table-cell>
          <table:table-cell office:value-type="float" office:value="9.20368181818182" calcext:value-type="float">
            <text:p>9.20368181818182</text:p>
          </table:table-cell>
          <table:table-cell office:value-type="float" office:value="4.01144181818182" calcext:value-type="float">
            <text:p>4.0114418181818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9.10949363636364" calcext:value-type="float">
            <text:p>9.10949363636364</text:p>
          </table:table-cell>
          <table:table-cell office:value-type="float" office:value="8.80794818181818" calcext:value-type="float">
            <text:p>8.80794818181818</text:p>
          </table:table-cell>
          <table:table-cell office:value-type="float" office:value="3.93327818181818" calcext:value-type="float">
            <text:p>3.9332781818181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.2178818181818" calcext:value-type="float">
            <text:p>12.2178818181818</text:p>
          </table:table-cell>
          <table:table-cell office:value-type="float" office:value="9.67086" calcext:value-type="float">
            <text:p>9.67086</text:p>
          </table:table-cell>
          <table:table-cell office:value-type="float" office:value="4.13185727272727" calcext:value-type="float">
            <text:p>4.1318572727272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.66130636363636" calcext:value-type="float">
            <text:p>8.66130636363636</text:p>
          </table:table-cell>
          <table:table-cell office:value-type="float" office:value="8.50734636363636" calcext:value-type="float">
            <text:p>8.50734636363636</text:p>
          </table:table-cell>
          <table:table-cell office:value-type="float" office:value="4.12938" calcext:value-type="float">
            <text:p>4.1293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.8108181818182" calcext:value-type="float">
            <text:p>12.8108181818182</text:p>
          </table:table-cell>
          <table:table-cell office:value-type="float" office:value="10.0109209090909" calcext:value-type="float">
            <text:p>10.0109209090909</text:p>
          </table:table-cell>
          <table:table-cell office:value-type="float" office:value="4.22573272727273" calcext:value-type="float">
            <text:p>4.2257327272727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9.31233545454545" calcext:value-type="float">
            <text:p>9.31233545454545</text:p>
          </table:table-cell>
          <table:table-cell office:value-type="float" office:value="9.42277818181818" calcext:value-type="float">
            <text:p>9.42277818181818</text:p>
          </table:table-cell>
          <table:table-cell office:value-type="float" office:value="4.27821272727273" calcext:value-type="float">
            <text:p>4.2782127272727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.2847636363636" calcext:value-type="float">
            <text:p>12.2847636363636</text:p>
          </table:table-cell>
          <table:table-cell office:value-type="float" office:value="10.1923" calcext:value-type="float">
            <text:p>10.1923</text:p>
          </table:table-cell>
          <table:table-cell office:value-type="float" office:value="4.34738272727273" calcext:value-type="float">
            <text:p>4.3473827272727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.13427" calcext:value-type="float">
            <text:p>9.13427</text:p>
          </table:table-cell>
          <table:table-cell office:value-type="float" office:value="9.38615090909091" calcext:value-type="float">
            <text:p>9.38615090909091</text:p>
          </table:table-cell>
          <table:table-cell office:value-type="float" office:value="4.45507909090909" calcext:value-type="float">
            <text:p>4.4550790909090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.5956545454545" calcext:value-type="float">
            <text:p>12.5956545454545</text:p>
          </table:table-cell>
          <table:table-cell office:value-type="float" office:value="10.5921545454545" calcext:value-type="float">
            <text:p>10.5921545454545</text:p>
          </table:table-cell>
          <table:table-cell office:value-type="float" office:value="4.42811454545455" calcext:value-type="float">
            <text:p>4.4281145454545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.97304818181818" calcext:value-type="float">
            <text:p>9.97304818181818</text:p>
          </table:table-cell>
          <table:table-cell office:value-type="float" office:value="10.0690636363636" calcext:value-type="float">
            <text:p>10.0690636363636</text:p>
          </table:table-cell>
          <table:table-cell office:value-type="float" office:value="4.52225363636364" calcext:value-type="float">
            <text:p>4.5222536363636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3.2446636363636" calcext:value-type="float">
            <text:p>13.2446636363636</text:p>
          </table:table-cell>
          <table:table-cell office:value-type="float" office:value="11.0458545454545" calcext:value-type="float">
            <text:p>11.0458545454545</text:p>
          </table:table-cell>
          <table:table-cell office:value-type="float" office:value="4.57720181818182" calcext:value-type="float">
            <text:p>4.5772018181818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.30031181818182" calcext:value-type="float">
            <text:p>9.30031181818182</text:p>
          </table:table-cell>
          <table:table-cell office:value-type="float" office:value="9.72224090909091" calcext:value-type="float">
            <text:p>9.72224090909091</text:p>
          </table:table-cell>
          <table:table-cell office:value-type="float" office:value="4.75438" calcext:value-type="float">
            <text:p>4.7543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3.6969272727273" calcext:value-type="float">
            <text:p>13.6969272727273</text:p>
          </table:table-cell>
          <table:table-cell office:value-type="float" office:value="11.4161272727273" calcext:value-type="float">
            <text:p>11.4161272727273</text:p>
          </table:table-cell>
          <table:table-cell office:value-type="float" office:value="4.82320545454546" calcext:value-type="float">
            <text:p>4.8232054545454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.6601727272727" calcext:value-type="float">
            <text:p>10.6601727272727</text:p>
          </table:table-cell>
          <table:table-cell office:value-type="float" office:value="10.7588" calcext:value-type="float">
            <text:p>10.7588</text:p>
          </table:table-cell>
          <table:table-cell office:value-type="float" office:value="4.83434090909091" calcext:value-type="float">
            <text:p>4.8343409090909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7.2815181818182" calcext:value-type="float">
            <text:p>17.2815181818182</text:p>
          </table:table-cell>
          <table:table-cell office:value-type="float" office:value="11.6347363636364" calcext:value-type="float">
            <text:p>11.6347363636364</text:p>
          </table:table-cell>
          <table:table-cell office:value-type="float" office:value="5.01909181818182" calcext:value-type="float">
            <text:p>5.0190918181818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0.0617127272727" calcext:value-type="float">
            <text:p>10.0617127272727</text:p>
          </table:table-cell>
          <table:table-cell office:value-type="float" office:value="10.6579181818182" calcext:value-type="float">
            <text:p>10.6579181818182</text:p>
          </table:table-cell>
          <table:table-cell office:value-type="float" office:value="4.99815818181818" calcext:value-type="float">
            <text:p>4.9981581818181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.2007454545455" calcext:value-type="float">
            <text:p>15.2007454545455</text:p>
          </table:table-cell>
          <table:table-cell office:value-type="float" office:value="12.0043" calcext:value-type="float">
            <text:p>12.0043</text:p>
          </table:table-cell>
          <table:table-cell office:value-type="float" office:value="5.08745272727273" calcext:value-type="float">
            <text:p>5.0874527272727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.8062454545455" calcext:value-type="float">
            <text:p>11.8062454545455</text:p>
          </table:table-cell>
          <table:table-cell office:value-type="float" office:value="11.4758545454545" calcext:value-type="float">
            <text:p>11.4758545454545</text:p>
          </table:table-cell>
          <table:table-cell office:value-type="float" office:value="5.22143181818182" calcext:value-type="float">
            <text:p>5.2214318181818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5.5967090909091" calcext:value-type="float">
            <text:p>15.5967090909091</text:p>
          </table:table-cell>
          <table:table-cell office:value-type="float" office:value="12.5702636363636" calcext:value-type="float">
            <text:p>12.5702636363636</text:p>
          </table:table-cell>
          <table:table-cell office:value-type="float" office:value="5.22508545454545" calcext:value-type="float">
            <text:p>5.2250854545454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.1156363636364" calcext:value-type="float">
            <text:p>14.1156363636364</text:p>
          </table:table-cell>
          <table:table-cell office:value-type="float" office:value="11.0656454545455" calcext:value-type="float">
            <text:p>11.0656454545455</text:p>
          </table:table-cell>
          <table:table-cell office:value-type="float" office:value="5.33972636363636" calcext:value-type="float">
            <text:p>5.3397263636363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5.9001" calcext:value-type="float">
            <text:p>15.9001</text:p>
          </table:table-cell>
          <table:table-cell office:value-type="float" office:value="12.9636272727273" calcext:value-type="float">
            <text:p>12.9636272727273</text:p>
          </table:table-cell>
          <table:table-cell office:value-type="float" office:value="5.56700545454546" calcext:value-type="float">
            <text:p>5.5670054545454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.0969181818182" calcext:value-type="float">
            <text:p>12.0969181818182</text:p>
          </table:table-cell>
          <table:table-cell office:value-type="float" office:value="12.2124" calcext:value-type="float">
            <text:p>12.2124</text:p>
          </table:table-cell>
          <table:table-cell office:value-type="float" office:value="5.49282454545455" calcext:value-type="float">
            <text:p>5.4928245454545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.2634727272727" calcext:value-type="float">
            <text:p>16.2634727272727</text:p>
          </table:table-cell>
          <table:table-cell office:value-type="float" office:value="13.1888454545455" calcext:value-type="float">
            <text:p>13.1888454545455</text:p>
          </table:table-cell>
          <table:table-cell office:value-type="float" office:value="5.54413" calcext:value-type="float">
            <text:p>5.5441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.3090181818182" calcext:value-type="float">
            <text:p>11.3090181818182</text:p>
          </table:table-cell>
          <table:table-cell office:value-type="float" office:value="12.0839363636364" calcext:value-type="float">
            <text:p>12.0839363636364</text:p>
          </table:table-cell>
          <table:table-cell office:value-type="float" office:value="5.70948636363636" calcext:value-type="float">
            <text:p>5.709486363636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.8003181818182" calcext:value-type="float">
            <text:p>16.8003181818182</text:p>
          </table:table-cell>
          <table:table-cell office:value-type="float" office:value="13.596" calcext:value-type="float">
            <text:p>13.596</text:p>
          </table:table-cell>
          <table:table-cell office:value-type="float" office:value="5.87302545454545" calcext:value-type="float">
            <text:p>5.8730254545454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.4940090909091" calcext:value-type="float">
            <text:p>12.4940090909091</text:p>
          </table:table-cell>
          <table:table-cell office:value-type="float" office:value="13.0003363636364" calcext:value-type="float">
            <text:p>13.0003363636364</text:p>
          </table:table-cell>
          <table:table-cell office:value-type="float" office:value="5.84516818181818" calcext:value-type="float">
            <text:p>5.8451681818181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.9418818181818" calcext:value-type="float">
            <text:p>16.9418818181818</text:p>
          </table:table-cell>
          <table:table-cell office:value-type="float" office:value="14.2056181818182" calcext:value-type="float">
            <text:p>14.2056181818182</text:p>
          </table:table-cell>
          <table:table-cell office:value-type="float" office:value="5.90773909090909" calcext:value-type="float">
            <text:p>5.907739090909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9819636363636" calcext:value-type="float">
            <text:p>11.9819636363636</text:p>
          </table:table-cell>
          <table:table-cell office:value-type="float" office:value="12.4794909090909" calcext:value-type="float">
            <text:p>12.4794909090909</text:p>
          </table:table-cell>
          <table:table-cell office:value-type="float" office:value="6.06740454545455" calcext:value-type="float">
            <text:p>6.06740454545455</text:p>
          </table:table-cell>
        </table:table-row>
      </table:table>
      <table:table table:name="1000-1100 double" table:style-name="ta1">
        <table:shapes>
          <draw:frame draw:z-index="0" draw:style-name="gr1" draw:text-style-name="P1" svg:width="888.69pt" svg:height="409.61pt" svg:x="28.86pt" svg:y="20.32pt">
            <loext:p draw:notify-on-update-of-ranges="'1000-1100 double'.A3:'1000-1100 double'.A103 '1000-1100 double'.B3:'1000-1100 double'.B103 '1000-1100 double'.A3:'1000-1100 double'.A103 '1000-1100 double'.C3:'1000-1100 double'.C103 '1000-1100 double'.A3:'1000-1100 double'.A103 '1000-1100 double'.D3:'1000-1100 double'.D103 '1000-1100 double'.A3:'1000-1100 double'.A103 '1000-1100 double'.F3:'1000-1100 double'.F103 '1000-1100 double'.A3:'1000-1100 double'.A103 '1000-1100 double'.G3:'1000-1100 double'.G103 '1000-1100 double'.A3:'1000-1100 double'.A103 '1000-1100 double'.H3:'1000-1100 double'.H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floa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imple block</text:p>
          </table:table-cell>
          <table:table-cell office:value-type="string" calcext:value-type="string">
            <text:p>swapped loops</text:p>
          </table:table-cell>
          <table:table-cell table:number-columns-repeated="2"/>
          <table:table-cell office:value-type="string" calcext:value-type="string">
            <text:p>simple block</text:p>
          </table:table-cell>
          <table:table-cell office:value-type="string" calcext:value-type="string">
            <text:p>swapped loop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60933818181818" calcext:value-type="float">
            <text:p>2.60933818181818</text:p>
          </table:table-cell>
          <table:table-cell office:value-type="float" office:value="1.60448363636364" calcext:value-type="float">
            <text:p>1.60448363636364</text:p>
          </table:table-cell>
          <table:table-cell office:value-type="float" office:value="0.763792727272727" calcext:value-type="float">
            <text:p>0.763792727272727</text:p>
          </table:table-cell>
          <table:table-cell/>
          <table:table-cell office:value-type="float" office:value="2.050711" calcext:value-type="float">
            <text:p>2.050711</text:p>
          </table:table-cell>
          <table:table-cell office:value-type="float" office:value="1.636097" calcext:value-type="float">
            <text:p>1.636097</text:p>
          </table:table-cell>
          <table:table-cell office:value-type="float" office:value="0.9310121" calcext:value-type="float">
            <text:p>0.9310121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77836090909091" calcext:value-type="float">
            <text:p>2.77836090909091</text:p>
          </table:table-cell>
          <table:table-cell office:value-type="float" office:value="1.79724545454545" calcext:value-type="float">
            <text:p>1.79724545454545</text:p>
          </table:table-cell>
          <table:table-cell office:value-type="float" office:value="0.766282" calcext:value-type="float">
            <text:p>0.766282</text:p>
          </table:table-cell>
          <table:table-cell/>
          <table:table-cell office:value-type="float" office:value="3.238328" calcext:value-type="float">
            <text:p>3.238328</text:p>
          </table:table-cell>
          <table:table-cell office:value-type="float" office:value="1.862329" calcext:value-type="float">
            <text:p>1.862329</text:p>
          </table:table-cell>
          <table:table-cell office:value-type="float" office:value="0.9275164" calcext:value-type="float">
            <text:p>0.927516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.66868818181818" calcext:value-type="float">
            <text:p>2.66868818181818</text:p>
          </table:table-cell>
          <table:table-cell office:value-type="float" office:value="1.77393454545455" calcext:value-type="float">
            <text:p>1.77393454545455</text:p>
          </table:table-cell>
          <table:table-cell office:value-type="float" office:value="0.774609454545455" calcext:value-type="float">
            <text:p>0.774609454545455</text:p>
          </table:table-cell>
          <table:table-cell/>
          <table:table-cell office:value-type="float" office:value="2.346845" calcext:value-type="float">
            <text:p>2.346845</text:p>
          </table:table-cell>
          <table:table-cell office:value-type="float" office:value="1.821571" calcext:value-type="float">
            <text:p>1.821571</text:p>
          </table:table-cell>
          <table:table-cell office:value-type="float" office:value="0.922737" calcext:value-type="float">
            <text:p>0.92273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.11174363636364" calcext:value-type="float">
            <text:p>3.11174363636364</text:p>
          </table:table-cell>
          <table:table-cell office:value-type="float" office:value="1.74230454545455" calcext:value-type="float">
            <text:p>1.74230454545455</text:p>
          </table:table-cell>
          <table:table-cell office:value-type="float" office:value="0.774970181818182" calcext:value-type="float">
            <text:p>0.774970181818182</text:p>
          </table:table-cell>
          <table:table-cell/>
          <table:table-cell office:value-type="float" office:value="3.337538" calcext:value-type="float">
            <text:p>3.337538</text:p>
          </table:table-cell>
          <table:table-cell office:value-type="float" office:value="1.940688" calcext:value-type="float">
            <text:p>1.940688</text:p>
          </table:table-cell>
          <table:table-cell office:value-type="float" office:value="0.9099295" calcext:value-type="float">
            <text:p>0.9099295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26770727272727" calcext:value-type="float">
            <text:p>2.26770727272727</text:p>
          </table:table-cell>
          <table:table-cell office:value-type="float" office:value="1.69443" calcext:value-type="float">
            <text:p>1.69443</text:p>
          </table:table-cell>
          <table:table-cell office:value-type="float" office:value="0.785337181818182" calcext:value-type="float">
            <text:p>0.785337181818182</text:p>
          </table:table-cell>
          <table:table-cell/>
          <table:table-cell office:value-type="float" office:value="2.028406" calcext:value-type="float">
            <text:p>2.028406</text:p>
          </table:table-cell>
          <table:table-cell office:value-type="float" office:value="1.736393" calcext:value-type="float">
            <text:p>1.736393</text:p>
          </table:table-cell>
          <table:table-cell office:value-type="float" office:value="0.915193" calcext:value-type="float">
            <text:p>0.915193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.68896363636364" calcext:value-type="float">
            <text:p>2.68896363636364</text:p>
          </table:table-cell>
          <table:table-cell office:value-type="float" office:value="1.74191636363636" calcext:value-type="float">
            <text:p>1.74191636363636</text:p>
          </table:table-cell>
          <table:table-cell office:value-type="float" office:value="0.783115454545454" calcext:value-type="float">
            <text:p>0.783115454545454</text:p>
          </table:table-cell>
          <table:table-cell/>
          <table:table-cell office:value-type="float" office:value="3.277038" calcext:value-type="float">
            <text:p>3.277038</text:p>
          </table:table-cell>
          <table:table-cell office:value-type="float" office:value="1.969556" calcext:value-type="float">
            <text:p>1.969556</text:p>
          </table:table-cell>
          <table:table-cell office:value-type="float" office:value="0.9253277" calcext:value-type="float">
            <text:p>0.925327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.77468727272727" calcext:value-type="float">
            <text:p>2.77468727272727</text:p>
          </table:table-cell>
          <table:table-cell office:value-type="float" office:value="1.78046636363636" calcext:value-type="float">
            <text:p>1.78046636363636</text:p>
          </table:table-cell>
          <table:table-cell office:value-type="float" office:value="0.775189818181818" calcext:value-type="float">
            <text:p>0.775189818181818</text:p>
          </table:table-cell>
          <table:table-cell/>
          <table:table-cell office:value-type="float" office:value="2.33845" calcext:value-type="float">
            <text:p>2.33845</text:p>
          </table:table-cell>
          <table:table-cell office:value-type="float" office:value="1.838939" calcext:value-type="float">
            <text:p>1.838939</text:p>
          </table:table-cell>
          <table:table-cell office:value-type="float" office:value="0.9430221" calcext:value-type="float">
            <text:p>0.943022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.23661090909091" calcext:value-type="float">
            <text:p>3.23661090909091</text:p>
          </table:table-cell>
          <table:table-cell office:value-type="float" office:value="1.71710636363636" calcext:value-type="float">
            <text:p>1.71710636363636</text:p>
          </table:table-cell>
          <table:table-cell office:value-type="float" office:value="0.773746454545455" calcext:value-type="float">
            <text:p>0.773746454545455</text:p>
          </table:table-cell>
          <table:table-cell/>
          <table:table-cell office:value-type="float" office:value="3.453032" calcext:value-type="float">
            <text:p>3.453032</text:p>
          </table:table-cell>
          <table:table-cell office:value-type="float" office:value="1.882375" calcext:value-type="float">
            <text:p>1.882375</text:p>
          </table:table-cell>
          <table:table-cell office:value-type="float" office:value="0.965236" calcext:value-type="float">
            <text:p>0.965236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52920181818182" calcext:value-type="float">
            <text:p>1.52920181818182</text:p>
          </table:table-cell>
          <table:table-cell office:value-type="float" office:value="1.60496909090909" calcext:value-type="float">
            <text:p>1.60496909090909</text:p>
          </table:table-cell>
          <table:table-cell office:value-type="float" office:value="0.774093545454545" calcext:value-type="float">
            <text:p>0.774093545454545</text:p>
          </table:table-cell>
          <table:table-cell/>
          <table:table-cell office:value-type="float" office:value="2.671477" calcext:value-type="float">
            <text:p>2.671477</text:p>
          </table:table-cell>
          <table:table-cell office:value-type="float" office:value="1.674623" calcext:value-type="float">
            <text:p>1.674623</text:p>
          </table:table-cell>
          <table:table-cell office:value-type="float" office:value="0.9633747" calcext:value-type="float">
            <text:p>0.9633747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.20828363636364" calcext:value-type="float">
            <text:p>3.20828363636364</text:p>
          </table:table-cell>
          <table:table-cell office:value-type="float" office:value="1.73226545454545" calcext:value-type="float">
            <text:p>1.73226545454545</text:p>
          </table:table-cell>
          <table:table-cell office:value-type="float" office:value="0.771260545454545" calcext:value-type="float">
            <text:p>0.771260545454545</text:p>
          </table:table-cell>
          <table:table-cell/>
          <table:table-cell office:value-type="float" office:value="3.316818" calcext:value-type="float">
            <text:p>3.316818</text:p>
          </table:table-cell>
          <table:table-cell office:value-type="float" office:value="1.903885" calcext:value-type="float">
            <text:p>1.903885</text:p>
          </table:table-cell>
          <table:table-cell office:value-type="float" office:value="0.9608968" calcext:value-type="float">
            <text:p>0.9608968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27550454545455" calcext:value-type="float">
            <text:p>2.27550454545455</text:p>
          </table:table-cell>
          <table:table-cell office:value-type="float" office:value="1.80072272727273" calcext:value-type="float">
            <text:p>1.80072272727273</text:p>
          </table:table-cell>
          <table:table-cell office:value-type="float" office:value="0.773514272727273" calcext:value-type="float">
            <text:p>0.773514272727273</text:p>
          </table:table-cell>
          <table:table-cell/>
          <table:table-cell office:value-type="float" office:value="2.280235" calcext:value-type="float">
            <text:p>2.280235</text:p>
          </table:table-cell>
          <table:table-cell office:value-type="float" office:value="1.859029" calcext:value-type="float">
            <text:p>1.859029</text:p>
          </table:table-cell>
          <table:table-cell office:value-type="float" office:value="0.9513547" calcext:value-type="float">
            <text:p>0.9513547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.74049454545455" calcext:value-type="float">
            <text:p>2.74049454545455</text:p>
          </table:table-cell>
          <table:table-cell office:value-type="float" office:value="1.86894272727273" calcext:value-type="float">
            <text:p>1.86894272727273</text:p>
          </table:table-cell>
          <table:table-cell office:value-type="float" office:value="0.779821090909091" calcext:value-type="float">
            <text:p>0.779821090909091</text:p>
          </table:table-cell>
          <table:table-cell/>
          <table:table-cell office:value-type="float" office:value="3.258225" calcext:value-type="float">
            <text:p>3.258225</text:p>
          </table:table-cell>
          <table:table-cell office:value-type="float" office:value="1.984293" calcext:value-type="float">
            <text:p>1.984293</text:p>
          </table:table-cell>
          <table:table-cell office:value-type="float" office:value="0.9234319" calcext:value-type="float">
            <text:p>0.9234319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33380181818182" calcext:value-type="float">
            <text:p>2.33380181818182</text:p>
          </table:table-cell>
          <table:table-cell office:value-type="float" office:value="1.73095909090909" calcext:value-type="float">
            <text:p>1.73095909090909</text:p>
          </table:table-cell>
          <table:table-cell office:value-type="float" office:value="0.787094090909091" calcext:value-type="float">
            <text:p>0.787094090909091</text:p>
          </table:table-cell>
          <table:table-cell/>
          <table:table-cell office:value-type="float" office:value="2.027509" calcext:value-type="float">
            <text:p>2.027509</text:p>
          </table:table-cell>
          <table:table-cell office:value-type="float" office:value="1.778266" calcext:value-type="float">
            <text:p>1.778266</text:p>
          </table:table-cell>
          <table:table-cell office:value-type="float" office:value="0.9317379" calcext:value-type="float">
            <text:p>0.9317379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.76334090909091" calcext:value-type="float">
            <text:p>2.76334090909091</text:p>
          </table:table-cell>
          <table:table-cell office:value-type="float" office:value="1.88302363636364" calcext:value-type="float">
            <text:p>1.88302363636364</text:p>
          </table:table-cell>
          <table:table-cell office:value-type="float" office:value="0.787183545454545" calcext:value-type="float">
            <text:p>0.787183545454545</text:p>
          </table:table-cell>
          <table:table-cell/>
          <table:table-cell office:value-type="float" office:value="3.409463" calcext:value-type="float">
            <text:p>3.409463</text:p>
          </table:table-cell>
          <table:table-cell office:value-type="float" office:value="2.016517" calcext:value-type="float">
            <text:p>2.016517</text:p>
          </table:table-cell>
          <table:table-cell office:value-type="float" office:value="0.947401" calcext:value-type="float">
            <text:p>0.947401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.27836545454545" calcext:value-type="float">
            <text:p>2.27836545454545</text:p>
          </table:table-cell>
          <table:table-cell office:value-type="float" office:value="1.84413818181818" calcext:value-type="float">
            <text:p>1.84413818181818</text:p>
          </table:table-cell>
          <table:table-cell office:value-type="float" office:value="0.788828" calcext:value-type="float">
            <text:p>0.788828</text:p>
          </table:table-cell>
          <table:table-cell/>
          <table:table-cell office:value-type="float" office:value="2.290368" calcext:value-type="float">
            <text:p>2.290368</text:p>
          </table:table-cell>
          <table:table-cell office:value-type="float" office:value="1.882614" calcext:value-type="float">
            <text:p>1.882614</text:p>
          </table:table-cell>
          <table:table-cell office:value-type="float" office:value="0.9647948" calcext:value-type="float">
            <text:p>0.9647948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.29397363636364" calcext:value-type="float">
            <text:p>3.29397363636364</text:p>
          </table:table-cell>
          <table:table-cell office:value-type="float" office:value="1.82432818181818" calcext:value-type="float">
            <text:p>1.82432818181818</text:p>
          </table:table-cell>
          <table:table-cell office:value-type="float" office:value="0.792529" calcext:value-type="float">
            <text:p>0.792529</text:p>
          </table:table-cell>
          <table:table-cell/>
          <table:table-cell office:value-type="float" office:value="3.334694" calcext:value-type="float">
            <text:p>3.334694</text:p>
          </table:table-cell>
          <table:table-cell office:value-type="float" office:value="1.927991" calcext:value-type="float">
            <text:p>1.927991</text:p>
          </table:table-cell>
          <table:table-cell office:value-type="float" office:value="0.9777061" calcext:value-type="float">
            <text:p>0.9777061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.62640636363636" calcext:value-type="float">
            <text:p>1.62640636363636</text:p>
          </table:table-cell>
          <table:table-cell office:value-type="float" office:value="1.68687818181818" calcext:value-type="float">
            <text:p>1.68687818181818</text:p>
          </table:table-cell>
          <table:table-cell office:value-type="float" office:value="0.785234727272727" calcext:value-type="float">
            <text:p>0.785234727272727</text:p>
          </table:table-cell>
          <table:table-cell/>
          <table:table-cell office:value-type="float" office:value="2.17797" calcext:value-type="float">
            <text:p>2.17797</text:p>
          </table:table-cell>
          <table:table-cell office:value-type="float" office:value="1.718776" calcext:value-type="float">
            <text:p>1.718776</text:p>
          </table:table-cell>
          <table:table-cell office:value-type="float" office:value="0.9783884" calcext:value-type="float">
            <text:p>0.9783884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.78880272727273" calcext:value-type="float">
            <text:p>2.78880272727273</text:p>
          </table:table-cell>
          <table:table-cell office:value-type="float" office:value="1.86866363636364" calcext:value-type="float">
            <text:p>1.86866363636364</text:p>
          </table:table-cell>
          <table:table-cell office:value-type="float" office:value="0.786235272727273" calcext:value-type="float">
            <text:p>0.786235272727273</text:p>
          </table:table-cell>
          <table:table-cell/>
          <table:table-cell office:value-type="float" office:value="3.269804" calcext:value-type="float">
            <text:p>3.269804</text:p>
          </table:table-cell>
          <table:table-cell office:value-type="float" office:value="1.949619" calcext:value-type="float">
            <text:p>1.949619</text:p>
          </table:table-cell>
          <table:table-cell office:value-type="float" office:value="0.9708732" calcext:value-type="float">
            <text:p>0.9708732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.81860090909091" calcext:value-type="float">
            <text:p>2.81860090909091</text:p>
          </table:table-cell>
          <table:table-cell office:value-type="float" office:value="1.84332454545455" calcext:value-type="float">
            <text:p>1.84332454545455</text:p>
          </table:table-cell>
          <table:table-cell office:value-type="float" office:value="0.789642727272727" calcext:value-type="float">
            <text:p>0.789642727272727</text:p>
          </table:table-cell>
          <table:table-cell/>
          <table:table-cell office:value-type="float" office:value="2.323182" calcext:value-type="float">
            <text:p>2.323182</text:p>
          </table:table-cell>
          <table:table-cell office:value-type="float" office:value="1.903598" calcext:value-type="float">
            <text:p>1.903598</text:p>
          </table:table-cell>
          <table:table-cell office:value-type="float" office:value="0.9695743" calcext:value-type="float">
            <text:p>0.9695743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.83188363636364" calcext:value-type="float">
            <text:p>2.83188363636364</text:p>
          </table:table-cell>
          <table:table-cell office:value-type="float" office:value="1.81272818181818" calcext:value-type="float">
            <text:p>1.81272818181818</text:p>
          </table:table-cell>
          <table:table-cell office:value-type="float" office:value="0.791646363636364" calcext:value-type="float">
            <text:p>0.791646363636364</text:p>
          </table:table-cell>
          <table:table-cell/>
          <table:table-cell office:value-type="float" office:value="3.284175" calcext:value-type="float">
            <text:p>3.284175</text:p>
          </table:table-cell>
          <table:table-cell office:value-type="float" office:value="2.027274" calcext:value-type="float">
            <text:p>2.027274</text:p>
          </table:table-cell>
          <table:table-cell office:value-type="float" office:value="0.9470624" calcext:value-type="float">
            <text:p>0.947062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84670909090909" calcext:value-type="float">
            <text:p>1.84670909090909</text:p>
          </table:table-cell>
          <table:table-cell office:value-type="float" office:value="1.76913636363636" calcext:value-type="float">
            <text:p>1.76913636363636</text:p>
          </table:table-cell>
          <table:table-cell office:value-type="float" office:value="0.799863" calcext:value-type="float">
            <text:p>0.799863</text:p>
          </table:table-cell>
          <table:table-cell/>
          <table:table-cell office:value-type="float" office:value="2.079623" calcext:value-type="float">
            <text:p>2.079623</text:p>
          </table:table-cell>
          <table:table-cell office:value-type="float" office:value="1.815056" calcext:value-type="float">
            <text:p>1.815056</text:p>
          </table:table-cell>
          <table:table-cell office:value-type="float" office:value="0.95579" calcext:value-type="float">
            <text:p>0.95579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.83480545454545" calcext:value-type="float">
            <text:p>2.83480545454545</text:p>
          </table:table-cell>
          <table:table-cell office:value-type="float" office:value="1.78181727272727" calcext:value-type="float">
            <text:p>1.78181727272727</text:p>
          </table:table-cell>
          <table:table-cell office:value-type="float" office:value="0.800553818181818" calcext:value-type="float">
            <text:p>0.800553818181818</text:p>
          </table:table-cell>
          <table:table-cell/>
          <table:table-cell office:value-type="float" office:value="3.303217" calcext:value-type="float">
            <text:p>3.303217</text:p>
          </table:table-cell>
          <table:table-cell office:value-type="float" office:value="2.0677" calcext:value-type="float">
            <text:p>2.0677</text:p>
          </table:table-cell>
          <table:table-cell office:value-type="float" office:value="0.9724957" calcext:value-type="float">
            <text:p>0.9724957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.33930636363636" calcext:value-type="float">
            <text:p>2.33930636363636</text:p>
          </table:table-cell>
          <table:table-cell office:value-type="float" office:value="1.71163818181818" calcext:value-type="float">
            <text:p>1.71163818181818</text:p>
          </table:table-cell>
          <table:table-cell office:value-type="float" office:value="0.827508" calcext:value-type="float">
            <text:p>0.827508</text:p>
          </table:table-cell>
          <table:table-cell/>
          <table:table-cell office:value-type="float" office:value="2.348898" calcext:value-type="float">
            <text:p>2.348898</text:p>
          </table:table-cell>
          <table:table-cell office:value-type="float" office:value="1.929003" calcext:value-type="float">
            <text:p>1.929003</text:p>
          </table:table-cell>
          <table:table-cell office:value-type="float" office:value="0.9835026" calcext:value-type="float">
            <text:p>0.9835026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.88380090909091" calcext:value-type="float">
            <text:p>2.88380090909091</text:p>
          </table:table-cell>
          <table:table-cell office:value-type="float" office:value="1.64042181818182" calcext:value-type="float">
            <text:p>1.64042181818182</text:p>
          </table:table-cell>
          <table:table-cell office:value-type="float" office:value="0.805560818181818" calcext:value-type="float">
            <text:p>0.805560818181818</text:p>
          </table:table-cell>
          <table:table-cell/>
          <table:table-cell office:value-type="float" office:value="3.534027" calcext:value-type="float">
            <text:p>3.534027</text:p>
          </table:table-cell>
          <table:table-cell office:value-type="float" office:value="1.709364" calcext:value-type="float">
            <text:p>1.709364</text:p>
          </table:table-cell>
          <table:table-cell office:value-type="float" office:value="0.9950402" calcext:value-type="float">
            <text:p>0.995040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63906272727273" calcext:value-type="float">
            <text:p>7.63906272727273</text:p>
          </table:table-cell>
          <table:table-cell office:value-type="float" office:value="1.89877818181818" calcext:value-type="float">
            <text:p>1.89877818181818</text:p>
          </table:table-cell>
          <table:table-cell office:value-type="float" office:value="0.796031545454545" calcext:value-type="float">
            <text:p>0.796031545454545</text:p>
          </table:table-cell>
          <table:table-cell/>
          <table:table-cell office:value-type="float" office:value="8.871382" calcext:value-type="float">
            <text:p>8.871382</text:p>
          </table:table-cell>
          <table:table-cell office:value-type="float" office:value="1.999669" calcext:value-type="float">
            <text:p>1.999669</text:p>
          </table:table-cell>
          <table:table-cell office:value-type="float" office:value="0.9659343" calcext:value-type="float">
            <text:p>0.9659343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.43832363636364" calcext:value-type="float">
            <text:p>2.43832363636364</text:p>
          </table:table-cell>
          <table:table-cell office:value-type="float" office:value="1.63593272727273" calcext:value-type="float">
            <text:p>1.63593272727273</text:p>
          </table:table-cell>
          <table:table-cell office:value-type="float" office:value="0.807298909090909" calcext:value-type="float">
            <text:p>0.807298909090909</text:p>
          </table:table-cell>
          <table:table-cell/>
          <table:table-cell office:value-type="float" office:value="3.337871" calcext:value-type="float">
            <text:p>3.337871</text:p>
          </table:table-cell>
          <table:table-cell office:value-type="float" office:value="1.759695" calcext:value-type="float">
            <text:p>1.759695</text:p>
          </table:table-cell>
          <table:table-cell office:value-type="float" office:value="0.9847455" calcext:value-type="float">
            <text:p>0.9847455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.17458818181818" calcext:value-type="float">
            <text:p>2.17458818181818</text:p>
          </table:table-cell>
          <table:table-cell office:value-type="float" office:value="1.64525454545455" calcext:value-type="float">
            <text:p>1.64525454545455</text:p>
          </table:table-cell>
          <table:table-cell office:value-type="float" office:value="0.810688" calcext:value-type="float">
            <text:p>0.810688</text:p>
          </table:table-cell>
          <table:table-cell/>
          <table:table-cell office:value-type="float" office:value="2.35044" calcext:value-type="float">
            <text:p>2.35044</text:p>
          </table:table-cell>
          <table:table-cell office:value-type="float" office:value="1.950861" calcext:value-type="float">
            <text:p>1.950861</text:p>
          </table:table-cell>
          <table:table-cell office:value-type="float" office:value="0.9821711" calcext:value-type="float">
            <text:p>0.982171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.45575454545455" calcext:value-type="float">
            <text:p>2.45575454545455</text:p>
          </table:table-cell>
          <table:table-cell office:value-type="float" office:value="1.66451818181818" calcext:value-type="float">
            <text:p>1.66451818181818</text:p>
          </table:table-cell>
          <table:table-cell office:value-type="float" office:value="0.811186" calcext:value-type="float">
            <text:p>0.811186</text:p>
          </table:table-cell>
          <table:table-cell/>
          <table:table-cell office:value-type="float" office:value="3.370619" calcext:value-type="float">
            <text:p>3.370619</text:p>
          </table:table-cell>
          <table:table-cell office:value-type="float" office:value="2.076358" calcext:value-type="float">
            <text:p>2.076358</text:p>
          </table:table-cell>
          <table:table-cell office:value-type="float" office:value="0.9761586" calcext:value-type="float">
            <text:p>0.9761586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.96988727272727" calcext:value-type="float">
            <text:p>1.96988727272727</text:p>
          </table:table-cell>
          <table:table-cell office:value-type="float" office:value="1.67352090909091" calcext:value-type="float">
            <text:p>1.67352090909091</text:p>
          </table:table-cell>
          <table:table-cell office:value-type="float" office:value="0.814428545454545" calcext:value-type="float">
            <text:p>0.814428545454545</text:p>
          </table:table-cell>
          <table:table-cell/>
          <table:table-cell office:value-type="float" office:value="2.149777" calcext:value-type="float">
            <text:p>2.149777</text:p>
          </table:table-cell>
          <table:table-cell office:value-type="float" office:value="1.859831" calcext:value-type="float">
            <text:p>1.859831</text:p>
          </table:table-cell>
          <table:table-cell office:value-type="float" office:value="0.9766961" calcext:value-type="float">
            <text:p>0.9766961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.50373636363636" calcext:value-type="float">
            <text:p>2.50373636363636</text:p>
          </table:table-cell>
          <table:table-cell office:value-type="float" office:value="1.68297090909091" calcext:value-type="float">
            <text:p>1.68297090909091</text:p>
          </table:table-cell>
          <table:table-cell office:value-type="float" office:value="0.815554636363637" calcext:value-type="float">
            <text:p>0.815554636363637</text:p>
          </table:table-cell>
          <table:table-cell/>
          <table:table-cell office:value-type="float" office:value="3.387896" calcext:value-type="float">
            <text:p>3.387896</text:p>
          </table:table-cell>
          <table:table-cell office:value-type="float" office:value="2.113862" calcext:value-type="float">
            <text:p>2.113862</text:p>
          </table:table-cell>
          <table:table-cell office:value-type="float" office:value="0.975658" calcext:value-type="float">
            <text:p>0.975658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.28850363636364" calcext:value-type="float">
            <text:p>2.28850363636364</text:p>
          </table:table-cell>
          <table:table-cell office:value-type="float" office:value="1.68452727272727" calcext:value-type="float">
            <text:p>1.68452727272727</text:p>
          </table:table-cell>
          <table:table-cell office:value-type="float" office:value="0.819101545454545" calcext:value-type="float">
            <text:p>0.819101545454545</text:p>
          </table:table-cell>
          <table:table-cell/>
          <table:table-cell office:value-type="float" office:value="2.407509" calcext:value-type="float">
            <text:p>2.407509</text:p>
          </table:table-cell>
          <table:table-cell office:value-type="float" office:value="1.968153" calcext:value-type="float">
            <text:p>1.968153</text:p>
          </table:table-cell>
          <table:table-cell office:value-type="float" office:value="0.9802083" calcext:value-type="float">
            <text:p>0.9802083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.59324454545455" calcext:value-type="float">
            <text:p>2.59324454545455</text:p>
          </table:table-cell>
          <table:table-cell office:value-type="float" office:value="1.70046818181818" calcext:value-type="float">
            <text:p>1.70046818181818</text:p>
          </table:table-cell>
          <table:table-cell office:value-type="float" office:value="0.820353" calcext:value-type="float">
            <text:p>0.820353</text:p>
          </table:table-cell>
          <table:table-cell/>
          <table:table-cell office:value-type="float" office:value="3.442902" calcext:value-type="float">
            <text:p>3.442902</text:p>
          </table:table-cell>
          <table:table-cell office:value-type="float" office:value="2.023497" calcext:value-type="float">
            <text:p>2.023497</text:p>
          </table:table-cell>
          <table:table-cell office:value-type="float" office:value="0.9943313" calcext:value-type="float">
            <text:p>0.994331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93234818181818" calcext:value-type="float">
            <text:p>1.93234818181818</text:p>
          </table:table-cell>
          <table:table-cell office:value-type="float" office:value="1.70699909090909" calcext:value-type="float">
            <text:p>1.70699909090909</text:p>
          </table:table-cell>
          <table:table-cell office:value-type="float" office:value="0.825477363636364" calcext:value-type="float">
            <text:p>0.825477363636364</text:p>
          </table:table-cell>
          <table:table-cell/>
          <table:table-cell office:value-type="float" office:value="2.270237" calcext:value-type="float">
            <text:p>2.270237</text:p>
          </table:table-cell>
          <table:table-cell office:value-type="float" office:value="1.804849" calcext:value-type="float">
            <text:p>1.804849</text:p>
          </table:table-cell>
          <table:table-cell office:value-type="float" office:value="1.0137469" calcext:value-type="float">
            <text:p>1.0137469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.71004818181818" calcext:value-type="float">
            <text:p>2.71004818181818</text:p>
          </table:table-cell>
          <table:table-cell office:value-type="float" office:value="1.70803272727273" calcext:value-type="float">
            <text:p>1.70803272727273</text:p>
          </table:table-cell>
          <table:table-cell office:value-type="float" office:value="0.825838" calcext:value-type="float">
            <text:p>0.825838</text:p>
          </table:table-cell>
          <table:table-cell/>
          <table:table-cell office:value-type="float" office:value="3.42512" calcext:value-type="float">
            <text:p>3.42512</text:p>
          </table:table-cell>
          <table:table-cell office:value-type="float" office:value="2.04858" calcext:value-type="float">
            <text:p>2.04858</text:p>
          </table:table-cell>
          <table:table-cell office:value-type="float" office:value="1.0168345" calcext:value-type="float">
            <text:p>1.0168345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.46800090909091" calcext:value-type="float">
            <text:p>2.46800090909091</text:p>
          </table:table-cell>
          <table:table-cell office:value-type="float" office:value="1.71663545454545" calcext:value-type="float">
            <text:p>1.71663545454545</text:p>
          </table:table-cell>
          <table:table-cell office:value-type="float" office:value="0.827586363636364" calcext:value-type="float">
            <text:p>0.827586363636364</text:p>
          </table:table-cell>
          <table:table-cell/>
          <table:table-cell office:value-type="float" office:value="2.448459" calcext:value-type="float">
            <text:p>2.448459</text:p>
          </table:table-cell>
          <table:table-cell office:value-type="float" office:value="1.995753" calcext:value-type="float">
            <text:p>1.995753</text:p>
          </table:table-cell>
          <table:table-cell office:value-type="float" office:value="1.0113301" calcext:value-type="float">
            <text:p>1.011330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.86411545454545" calcext:value-type="float">
            <text:p>2.86411545454545</text:p>
          </table:table-cell>
          <table:table-cell office:value-type="float" office:value="1.72301090909091" calcext:value-type="float">
            <text:p>1.72301090909091</text:p>
          </table:table-cell>
          <table:table-cell office:value-type="float" office:value="0.830331818181818" calcext:value-type="float">
            <text:p>0.830331818181818</text:p>
          </table:table-cell>
          <table:table-cell/>
          <table:table-cell office:value-type="float" office:value="3.46228" calcext:value-type="float">
            <text:p>3.46228</text:p>
          </table:table-cell>
          <table:table-cell office:value-type="float" office:value="2.124995" calcext:value-type="float">
            <text:p>2.124995</text:p>
          </table:table-cell>
          <table:table-cell office:value-type="float" office:value="0.9974984" calcext:value-type="float">
            <text:p>0.9974984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.40788272727273" calcext:value-type="float">
            <text:p>2.40788272727273</text:p>
          </table:table-cell>
          <table:table-cell office:value-type="float" office:value="1.72559181818182" calcext:value-type="float">
            <text:p>1.72559181818182</text:p>
          </table:table-cell>
          <table:table-cell office:value-type="float" office:value="0.83673" calcext:value-type="float">
            <text:p>0.83673</text:p>
          </table:table-cell>
          <table:table-cell/>
          <table:table-cell office:value-type="float" office:value="2.198727" calcext:value-type="float">
            <text:p>2.198727</text:p>
          </table:table-cell>
          <table:table-cell office:value-type="float" office:value="1.906348" calcext:value-type="float">
            <text:p>1.906348</text:p>
          </table:table-cell>
          <table:table-cell office:value-type="float" office:value="1.0059835" calcext:value-type="float">
            <text:p>1.0059835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.87300636363636" calcext:value-type="float">
            <text:p>2.87300636363636</text:p>
          </table:table-cell>
          <table:table-cell office:value-type="float" office:value="1.74058636363636" calcext:value-type="float">
            <text:p>1.74058636363636</text:p>
          </table:table-cell>
          <table:table-cell office:value-type="float" office:value="0.844602727272727" calcext:value-type="float">
            <text:p>0.844602727272727</text:p>
          </table:table-cell>
          <table:table-cell/>
          <table:table-cell office:value-type="float" office:value="3.514974" calcext:value-type="float">
            <text:p>3.514974</text:p>
          </table:table-cell>
          <table:table-cell office:value-type="float" office:value="2.163424" calcext:value-type="float">
            <text:p>2.163424</text:p>
          </table:table-cell>
          <table:table-cell office:value-type="float" office:value="1.0150035" calcext:value-type="float">
            <text:p>1.0150035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.72688636363636" calcext:value-type="float">
            <text:p>2.72688636363636</text:p>
          </table:table-cell>
          <table:table-cell office:value-type="float" office:value="1.74257545454545" calcext:value-type="float">
            <text:p>1.74257545454545</text:p>
          </table:table-cell>
          <table:table-cell office:value-type="float" office:value="0.848311818181818" calcext:value-type="float">
            <text:p>0.848311818181818</text:p>
          </table:table-cell>
          <table:table-cell/>
          <table:table-cell office:value-type="float" office:value="2.632104" calcext:value-type="float">
            <text:p>2.632104</text:p>
          </table:table-cell>
          <table:table-cell office:value-type="float" office:value="2.017625" calcext:value-type="float">
            <text:p>2.017625</text:p>
          </table:table-cell>
          <table:table-cell office:value-type="float" office:value="1.0236644" calcext:value-type="float">
            <text:p>1.0236644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.75571" calcext:value-type="float">
            <text:p>2.75571</text:p>
          </table:table-cell>
          <table:table-cell office:value-type="float" office:value="1.75334545454545" calcext:value-type="float">
            <text:p>1.75334545454545</text:p>
          </table:table-cell>
          <table:table-cell office:value-type="float" office:value="0.851992181818182" calcext:value-type="float">
            <text:p>0.851992181818182</text:p>
          </table:table-cell>
          <table:table-cell/>
          <table:table-cell office:value-type="float" office:value="3.798166" calcext:value-type="float">
            <text:p>3.798166</text:p>
          </table:table-cell>
          <table:table-cell office:value-type="float" office:value="2.067172" calcext:value-type="float">
            <text:p>2.067172</text:p>
          </table:table-cell>
          <table:table-cell office:value-type="float" office:value="1.0289692" calcext:value-type="float">
            <text:p>1.0289692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47692181818182" calcext:value-type="float">
            <text:p>2.47692181818182</text:p>
          </table:table-cell>
          <table:table-cell office:value-type="float" office:value="1.74112454545455" calcext:value-type="float">
            <text:p>1.74112454545455</text:p>
          </table:table-cell>
          <table:table-cell office:value-type="float" office:value="0.857966545454545" calcext:value-type="float">
            <text:p>0.857966545454545</text:p>
          </table:table-cell>
          <table:table-cell/>
          <table:table-cell office:value-type="float" office:value="2.5416" calcext:value-type="float">
            <text:p>2.5416</text:p>
          </table:table-cell>
          <table:table-cell office:value-type="float" office:value="1.842124" calcext:value-type="float">
            <text:p>1.842124</text:p>
          </table:table-cell>
          <table:table-cell office:value-type="float" office:value="1.0240136" calcext:value-type="float">
            <text:p>1.0240136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.09140272727273" calcext:value-type="float">
            <text:p>3.09140272727273</text:p>
          </table:table-cell>
          <table:table-cell office:value-type="float" office:value="1.74790181818182" calcext:value-type="float">
            <text:p>1.74790181818182</text:p>
          </table:table-cell>
          <table:table-cell office:value-type="float" office:value="0.856422" calcext:value-type="float">
            <text:p>0.856422</text:p>
          </table:table-cell>
          <table:table-cell/>
          <table:table-cell office:value-type="float" office:value="3.647046" calcext:value-type="float">
            <text:p>3.647046</text:p>
          </table:table-cell>
          <table:table-cell office:value-type="float" office:value="2.095049" calcext:value-type="float">
            <text:p>2.095049</text:p>
          </table:table-cell>
          <table:table-cell office:value-type="float" office:value="1.0169529" calcext:value-type="float">
            <text:p>1.0169529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.06377090909091" calcext:value-type="float">
            <text:p>3.06377090909091</text:p>
          </table:table-cell>
          <table:table-cell office:value-type="float" office:value="1.75457818181818" calcext:value-type="float">
            <text:p>1.75457818181818</text:p>
          </table:table-cell>
          <table:table-cell office:value-type="float" office:value="0.857489818181818" calcext:value-type="float">
            <text:p>0.857489818181818</text:p>
          </table:table-cell>
          <table:table-cell/>
          <table:table-cell office:value-type="float" office:value="2.542973" calcext:value-type="float">
            <text:p>2.542973</text:p>
          </table:table-cell>
          <table:table-cell office:value-type="float" office:value="2.053112" calcext:value-type="float">
            <text:p>2.053112</text:p>
          </table:table-cell>
          <table:table-cell office:value-type="float" office:value="1.0146639" calcext:value-type="float">
            <text:p>1.0146639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.22160909090909" calcext:value-type="float">
            <text:p>3.22160909090909</text:p>
          </table:table-cell>
          <table:table-cell office:value-type="float" office:value="1.76786090909091" calcext:value-type="float">
            <text:p>1.76786090909091</text:p>
          </table:table-cell>
          <table:table-cell office:value-type="float" office:value="0.860761545454545" calcext:value-type="float">
            <text:p>0.860761545454545</text:p>
          </table:table-cell>
          <table:table-cell/>
          <table:table-cell office:value-type="float" office:value="3.625965" calcext:value-type="float">
            <text:p>3.625965</text:p>
          </table:table-cell>
          <table:table-cell office:value-type="float" office:value="2.17695" calcext:value-type="float">
            <text:p>2.17695</text:p>
          </table:table-cell>
          <table:table-cell office:value-type="float" office:value="1.0158543" calcext:value-type="float">
            <text:p>1.015854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.95611818181818" calcext:value-type="float">
            <text:p>2.95611818181818</text:p>
          </table:table-cell>
          <table:table-cell office:value-type="float" office:value="1.76854454545455" calcext:value-type="float">
            <text:p>1.76854454545455</text:p>
          </table:table-cell>
          <table:table-cell office:value-type="float" office:value="0.865080636363636" calcext:value-type="float">
            <text:p>0.865080636363636</text:p>
          </table:table-cell>
          <table:table-cell/>
          <table:table-cell office:value-type="float" office:value="2.288171" calcext:value-type="float">
            <text:p>2.288171</text:p>
          </table:table-cell>
          <table:table-cell office:value-type="float" office:value="1.948729" calcext:value-type="float">
            <text:p>1.948729</text:p>
          </table:table-cell>
          <table:table-cell office:value-type="float" office:value="1.0329179" calcext:value-type="float">
            <text:p>1.0329179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.31954909090909" calcext:value-type="float">
            <text:p>3.31954909090909</text:p>
          </table:table-cell>
          <table:table-cell office:value-type="float" office:value="1.78219" calcext:value-type="float">
            <text:p>1.78219</text:p>
          </table:table-cell>
          <table:table-cell office:value-type="float" office:value="0.857947909090909" calcext:value-type="float">
            <text:p>0.857947909090909</text:p>
          </table:table-cell>
          <table:table-cell/>
          <table:table-cell office:value-type="float" office:value="3.671551" calcext:value-type="float">
            <text:p>3.671551</text:p>
          </table:table-cell>
          <table:table-cell office:value-type="float" office:value="2.211743" calcext:value-type="float">
            <text:p>2.211743</text:p>
          </table:table-cell>
          <table:table-cell office:value-type="float" office:value="1.0316112" calcext:value-type="float">
            <text:p>1.031611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.35413272727273" calcext:value-type="float">
            <text:p>3.35413272727273</text:p>
          </table:table-cell>
          <table:table-cell office:value-type="float" office:value="1.77853636363636" calcext:value-type="float">
            <text:p>1.77853636363636</text:p>
          </table:table-cell>
          <table:table-cell office:value-type="float" office:value="0.868330272727273" calcext:value-type="float">
            <text:p>0.868330272727273</text:p>
          </table:table-cell>
          <table:table-cell/>
          <table:table-cell office:value-type="float" office:value="2.558536" calcext:value-type="float">
            <text:p>2.558536</text:p>
          </table:table-cell>
          <table:table-cell office:value-type="float" office:value="2.064836" calcext:value-type="float">
            <text:p>2.064836</text:p>
          </table:table-cell>
          <table:table-cell office:value-type="float" office:value="1.058849" calcext:value-type="float">
            <text:p>1.058849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.37386545454545" calcext:value-type="float">
            <text:p>3.37386545454545</text:p>
          </table:table-cell>
          <table:table-cell office:value-type="float" office:value="1.78485" calcext:value-type="float">
            <text:p>1.78485</text:p>
          </table:table-cell>
          <table:table-cell office:value-type="float" office:value="0.870774363636364" calcext:value-type="float">
            <text:p>0.870774363636364</text:p>
          </table:table-cell>
          <table:table-cell/>
          <table:table-cell office:value-type="float" office:value="3.678119" calcext:value-type="float">
            <text:p>3.678119</text:p>
          </table:table-cell>
          <table:table-cell office:value-type="float" office:value="2.117539" calcext:value-type="float">
            <text:p>2.117539</text:p>
          </table:table-cell>
          <table:table-cell office:value-type="float" office:value="1.061171" calcext:value-type="float">
            <text:p>1.06117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.81440363636364" calcext:value-type="float">
            <text:p>2.81440363636364</text:p>
          </table:table-cell>
          <table:table-cell office:value-type="float" office:value="1.79405181818182" calcext:value-type="float">
            <text:p>1.79405181818182</text:p>
          </table:table-cell>
          <table:table-cell office:value-type="float" office:value="0.874314636363636" calcext:value-type="float">
            <text:p>0.874314636363636</text:p>
          </table:table-cell>
          <table:table-cell/>
          <table:table-cell office:value-type="float" office:value="2.374425" calcext:value-type="float">
            <text:p>2.374425</text:p>
          </table:table-cell>
          <table:table-cell office:value-type="float" office:value="1.884545" calcext:value-type="float">
            <text:p>1.884545</text:p>
          </table:table-cell>
          <table:table-cell office:value-type="float" office:value="1.077106" calcext:value-type="float">
            <text:p>1.077106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.66067727272727" calcext:value-type="float">
            <text:p>3.66067727272727</text:p>
          </table:table-cell>
          <table:table-cell office:value-type="float" office:value="1.79784454545455" calcext:value-type="float">
            <text:p>1.79784454545455</text:p>
          </table:table-cell>
          <table:table-cell office:value-type="float" office:value="0.874372727272727" calcext:value-type="float">
            <text:p>0.874372727272727</text:p>
          </table:table-cell>
          <table:table-cell/>
          <table:table-cell office:value-type="float" office:value="3.710985" calcext:value-type="float">
            <text:p>3.710985</text:p>
          </table:table-cell>
          <table:table-cell office:value-type="float" office:value="2.138694" calcext:value-type="float">
            <text:p>2.138694</text:p>
          </table:table-cell>
          <table:table-cell office:value-type="float" office:value="1.059876" calcext:value-type="float">
            <text:p>1.059876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57930545454546" calcext:value-type="float">
            <text:p>3.57930545454546</text:p>
          </table:table-cell>
          <table:table-cell office:value-type="float" office:value="1.81076363636364" calcext:value-type="float">
            <text:p>1.81076363636364</text:p>
          </table:table-cell>
          <table:table-cell office:value-type="float" office:value="0.869231727272727" calcext:value-type="float">
            <text:p>0.869231727272727</text:p>
          </table:table-cell>
          <table:table-cell/>
          <table:table-cell office:value-type="float" office:value="2.62776" calcext:value-type="float">
            <text:p>2.62776</text:p>
          </table:table-cell>
          <table:table-cell office:value-type="float" office:value="2.086628" calcext:value-type="float">
            <text:p>2.086628</text:p>
          </table:table-cell>
          <table:table-cell office:value-type="float" office:value="1.038528" calcext:value-type="float">
            <text:p>1.038528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.67566727272727" calcext:value-type="float">
            <text:p>3.67566727272727</text:p>
          </table:table-cell>
          <table:table-cell office:value-type="float" office:value="1.82029" calcext:value-type="float">
            <text:p>1.82029</text:p>
          </table:table-cell>
          <table:table-cell office:value-type="float" office:value="0.869020181818182" calcext:value-type="float">
            <text:p>0.869020181818182</text:p>
          </table:table-cell>
          <table:table-cell/>
          <table:table-cell office:value-type="float" office:value="3.731335" calcext:value-type="float">
            <text:p>3.731335</text:p>
          </table:table-cell>
          <table:table-cell office:value-type="float" office:value="2.230403" calcext:value-type="float">
            <text:p>2.230403</text:p>
          </table:table-cell>
          <table:table-cell office:value-type="float" office:value="1.044452" calcext:value-type="float">
            <text:p>1.04445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.95862272727273" calcext:value-type="float">
            <text:p>2.95862272727273</text:p>
          </table:table-cell>
          <table:table-cell office:value-type="float" office:value="1.82018454545455" calcext:value-type="float">
            <text:p>1.82018454545455</text:p>
          </table:table-cell>
          <table:table-cell office:value-type="float" office:value="0.873018272727273" calcext:value-type="float">
            <text:p>0.873018272727273</text:p>
          </table:table-cell>
          <table:table-cell/>
          <table:table-cell office:value-type="float" office:value="2.326304" calcext:value-type="float">
            <text:p>2.326304</text:p>
          </table:table-cell>
          <table:table-cell office:value-type="float" office:value="1.994949" calcext:value-type="float">
            <text:p>1.994949</text:p>
          </table:table-cell>
          <table:table-cell office:value-type="float" office:value="1.063865" calcext:value-type="float">
            <text:p>1.063865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.70157090909091" calcext:value-type="float">
            <text:p>3.70157090909091</text:p>
          </table:table-cell>
          <table:table-cell office:value-type="float" office:value="1.83587636363636" calcext:value-type="float">
            <text:p>1.83587636363636</text:p>
          </table:table-cell>
          <table:table-cell office:value-type="float" office:value="0.876669818181818" calcext:value-type="float">
            <text:p>0.876669818181818</text:p>
          </table:table-cell>
          <table:table-cell/>
          <table:table-cell office:value-type="float" office:value="3.762193" calcext:value-type="float">
            <text:p>3.762193</text:p>
          </table:table-cell>
          <table:table-cell office:value-type="float" office:value="2.26607" calcext:value-type="float">
            <text:p>2.26607</text:p>
          </table:table-cell>
          <table:table-cell office:value-type="float" office:value="1.08553" calcext:value-type="float">
            <text:p>1.08553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.39640363636364" calcext:value-type="float">
            <text:p>3.39640363636364</text:p>
          </table:table-cell>
          <table:table-cell office:value-type="float" office:value="1.82965363636364" calcext:value-type="float">
            <text:p>1.82965363636364</text:p>
          </table:table-cell>
          <table:table-cell office:value-type="float" office:value="0.885189909090909" calcext:value-type="float">
            <text:p>0.885189909090909</text:p>
          </table:table-cell>
          <table:table-cell/>
          <table:table-cell office:value-type="float" office:value="2.659992" calcext:value-type="float">
            <text:p>2.659992</text:p>
          </table:table-cell>
          <table:table-cell office:value-type="float" office:value="2.116403" calcext:value-type="float">
            <text:p>2.116403</text:p>
          </table:table-cell>
          <table:table-cell office:value-type="float" office:value="1.088619" calcext:value-type="float">
            <text:p>1.088619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.96523545454545" calcext:value-type="float">
            <text:p>3.96523545454545</text:p>
          </table:table-cell>
          <table:table-cell office:value-type="float" office:value="1.83848181818182" calcext:value-type="float">
            <text:p>1.83848181818182</text:p>
          </table:table-cell>
          <table:table-cell office:value-type="float" office:value="0.892648181818182" calcext:value-type="float">
            <text:p>0.892648181818182</text:p>
          </table:table-cell>
          <table:table-cell/>
          <table:table-cell office:value-type="float" office:value="3.819558" calcext:value-type="float">
            <text:p>3.819558</text:p>
          </table:table-cell>
          <table:table-cell office:value-type="float" office:value="2.168178" calcext:value-type="float">
            <text:p>2.168178</text:p>
          </table:table-cell>
          <table:table-cell office:value-type="float" office:value="1.084274" calcext:value-type="float">
            <text:p>1.084274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.31904727272727" calcext:value-type="float">
            <text:p>3.31904727272727</text:p>
          </table:table-cell>
          <table:table-cell office:value-type="float" office:value="1.83382181818182" calcext:value-type="float">
            <text:p>1.83382181818182</text:p>
          </table:table-cell>
          <table:table-cell office:value-type="float" office:value="0.898229181818182" calcext:value-type="float">
            <text:p>0.898229181818182</text:p>
          </table:table-cell>
          <table:table-cell/>
          <table:table-cell office:value-type="float" office:value="3.383336" calcext:value-type="float">
            <text:p>3.383336</text:p>
          </table:table-cell>
          <table:table-cell office:value-type="float" office:value="1.939037" calcext:value-type="float">
            <text:p>1.939037</text:p>
          </table:table-cell>
          <table:table-cell office:value-type="float" office:value="1.071164" calcext:value-type="float">
            <text:p>1.071164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37630272727273" calcext:value-type="float">
            <text:p>4.37630272727273</text:p>
          </table:table-cell>
          <table:table-cell office:value-type="float" office:value="1.89001818181818" calcext:value-type="float">
            <text:p>1.89001818181818</text:p>
          </table:table-cell>
          <table:table-cell office:value-type="float" office:value="0.909228727272727" calcext:value-type="float">
            <text:p>0.909228727272727</text:p>
          </table:table-cell>
          <table:table-cell/>
          <table:table-cell office:value-type="float" office:value="4.959846" calcext:value-type="float">
            <text:p>4.959846</text:p>
          </table:table-cell>
          <table:table-cell office:value-type="float" office:value="2.195506" calcext:value-type="float">
            <text:p>2.195506</text:p>
          </table:table-cell>
          <table:table-cell office:value-type="float" office:value="1.051678" calcext:value-type="float">
            <text:p>1.051678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.28904" calcext:value-type="float">
            <text:p>3.28904</text:p>
          </table:table-cell>
          <table:table-cell office:value-type="float" office:value="1.85859181818182" calcext:value-type="float">
            <text:p>1.85859181818182</text:p>
          </table:table-cell>
          <table:table-cell office:value-type="float" office:value="0.904541272727273" calcext:value-type="float">
            <text:p>0.904541272727273</text:p>
          </table:table-cell>
          <table:table-cell/>
          <table:table-cell office:value-type="float" office:value="3.198282" calcext:value-type="float">
            <text:p>3.198282</text:p>
          </table:table-cell>
          <table:table-cell office:value-type="float" office:value="2.143867" calcext:value-type="float">
            <text:p>2.143867</text:p>
          </table:table-cell>
          <table:table-cell office:value-type="float" office:value="1.058535" calcext:value-type="float">
            <text:p>1.058535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.17642" calcext:value-type="float">
            <text:p>4.17642</text:p>
          </table:table-cell>
          <table:table-cell office:value-type="float" office:value="1.86850818181818" calcext:value-type="float">
            <text:p>1.86850818181818</text:p>
          </table:table-cell>
          <table:table-cell office:value-type="float" office:value="0.911368636363636" calcext:value-type="float">
            <text:p>0.911368636363636</text:p>
          </table:table-cell>
          <table:table-cell/>
          <table:table-cell office:value-type="float" office:value="3.898706" calcext:value-type="float">
            <text:p>3.898706</text:p>
          </table:table-cell>
          <table:table-cell office:value-type="float" office:value="2.274763" calcext:value-type="float">
            <text:p>2.274763</text:p>
          </table:table-cell>
          <table:table-cell office:value-type="float" office:value="1.072816" calcext:value-type="float">
            <text:p>1.072816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.50413" calcext:value-type="float">
            <text:p>3.50413</text:p>
          </table:table-cell>
          <table:table-cell office:value-type="float" office:value="1.87019545454545" calcext:value-type="float">
            <text:p>1.87019545454545</text:p>
          </table:table-cell>
          <table:table-cell office:value-type="float" office:value="0.913657272727273" calcext:value-type="float">
            <text:p>0.913657272727273</text:p>
          </table:table-cell>
          <table:table-cell/>
          <table:table-cell office:value-type="float" office:value="2.377337" calcext:value-type="float">
            <text:p>2.377337</text:p>
          </table:table-cell>
          <table:table-cell office:value-type="float" office:value="2.037526" calcext:value-type="float">
            <text:p>2.037526</text:p>
          </table:table-cell>
          <table:table-cell office:value-type="float" office:value="1.096575" calcext:value-type="float">
            <text:p>1.096575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.64639272727273" calcext:value-type="float">
            <text:p>3.64639272727273</text:p>
          </table:table-cell>
          <table:table-cell office:value-type="float" office:value="1.88875636363636" calcext:value-type="float">
            <text:p>1.88875636363636</text:p>
          </table:table-cell>
          <table:table-cell office:value-type="float" office:value="0.907707454545454" calcext:value-type="float">
            <text:p>0.907707454545454</text:p>
          </table:table-cell>
          <table:table-cell/>
          <table:table-cell office:value-type="float" office:value="3.900571" calcext:value-type="float">
            <text:p>3.900571</text:p>
          </table:table-cell>
          <table:table-cell office:value-type="float" office:value="2.321799" calcext:value-type="float">
            <text:p>2.321799</text:p>
          </table:table-cell>
          <table:table-cell office:value-type="float" office:value="1.115709" calcext:value-type="float">
            <text:p>1.115709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.08231818181818" calcext:value-type="float">
            <text:p>4.08231818181818</text:p>
          </table:table-cell>
          <table:table-cell office:value-type="float" office:value="1.89425727272727" calcext:value-type="float">
            <text:p>1.89425727272727</text:p>
          </table:table-cell>
          <table:table-cell office:value-type="float" office:value="0.908482363636363" calcext:value-type="float">
            <text:p>0.908482363636363</text:p>
          </table:table-cell>
          <table:table-cell/>
          <table:table-cell office:value-type="float" office:value="2.801083" calcext:value-type="float">
            <text:p>2.801083</text:p>
          </table:table-cell>
          <table:table-cell office:value-type="float" office:value="2.165463" calcext:value-type="float">
            <text:p>2.165463</text:p>
          </table:table-cell>
          <table:table-cell office:value-type="float" office:value="1.12114" calcext:value-type="float">
            <text:p>1.12114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.76190636363636" calcext:value-type="float">
            <text:p>3.76190636363636</text:p>
          </table:table-cell>
          <table:table-cell office:value-type="float" office:value="1.89957727272727" calcext:value-type="float">
            <text:p>1.89957727272727</text:p>
          </table:table-cell>
          <table:table-cell office:value-type="float" office:value="0.910071636363636" calcext:value-type="float">
            <text:p>0.910071636363636</text:p>
          </table:table-cell>
          <table:table-cell/>
          <table:table-cell office:value-type="float" office:value="3.971367" calcext:value-type="float">
            <text:p>3.971367</text:p>
          </table:table-cell>
          <table:table-cell office:value-type="float" office:value="2.218568" calcext:value-type="float">
            <text:p>2.218568</text:p>
          </table:table-cell>
          <table:table-cell office:value-type="float" office:value="1.111817" calcext:value-type="float">
            <text:p>1.111817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.78048" calcext:value-type="float">
            <text:p>3.78048</text:p>
          </table:table-cell>
          <table:table-cell office:value-type="float" office:value="1.89411272727273" calcext:value-type="float">
            <text:p>1.89411272727273</text:p>
          </table:table-cell>
          <table:table-cell office:value-type="float" office:value="0.916073363636363" calcext:value-type="float">
            <text:p>0.916073363636363</text:p>
          </table:table-cell>
          <table:table-cell/>
          <table:table-cell office:value-type="float" office:value="2.46208" calcext:value-type="float">
            <text:p>2.46208</text:p>
          </table:table-cell>
          <table:table-cell office:value-type="float" office:value="1.973627" calcext:value-type="float">
            <text:p>1.973627</text:p>
          </table:table-cell>
          <table:table-cell office:value-type="float" office:value="1.101461" calcext:value-type="float">
            <text:p>1.101461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.45403363636364" calcext:value-type="float">
            <text:p>3.45403363636364</text:p>
          </table:table-cell>
          <table:table-cell office:value-type="float" office:value="1.90621909090909" calcext:value-type="float">
            <text:p>1.90621909090909</text:p>
          </table:table-cell>
          <table:table-cell office:value-type="float" office:value="0.917547818181818" calcext:value-type="float">
            <text:p>0.917547818181818</text:p>
          </table:table-cell>
          <table:table-cell/>
          <table:table-cell office:value-type="float" office:value="4.02039" calcext:value-type="float">
            <text:p>4.02039</text:p>
          </table:table-cell>
          <table:table-cell office:value-type="float" office:value="2.242596" calcext:value-type="float">
            <text:p>2.242596</text:p>
          </table:table-cell>
          <table:table-cell office:value-type="float" office:value="1.095336" calcext:value-type="float">
            <text:p>1.095336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.91419545454545" calcext:value-type="float">
            <text:p>3.91419545454545</text:p>
          </table:table-cell>
          <table:table-cell office:value-type="float" office:value="1.91806272727273" calcext:value-type="float">
            <text:p>1.91806272727273</text:p>
          </table:table-cell>
          <table:table-cell office:value-type="float" office:value="0.918375454545454" calcext:value-type="float">
            <text:p>0.918375454545454</text:p>
          </table:table-cell>
          <table:table-cell/>
          <table:table-cell office:value-type="float" office:value="2.862639" calcext:value-type="float">
            <text:p>2.862639</text:p>
          </table:table-cell>
          <table:table-cell office:value-type="float" office:value="2.188379" calcext:value-type="float">
            <text:p>2.188379</text:p>
          </table:table-cell>
          <table:table-cell office:value-type="float" office:value="1.101454" calcext:value-type="float">
            <text:p>1.101454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.27769454545455" calcext:value-type="float">
            <text:p>4.27769454545455</text:p>
          </table:table-cell>
          <table:table-cell office:value-type="float" office:value="1.92088" calcext:value-type="float">
            <text:p>1.92088</text:p>
          </table:table-cell>
          <table:table-cell office:value-type="float" office:value="0.922100454545454" calcext:value-type="float">
            <text:p>0.922100454545454</text:p>
          </table:table-cell>
          <table:table-cell/>
          <table:table-cell office:value-type="float" office:value="4.047308" calcext:value-type="float">
            <text:p>4.047308</text:p>
          </table:table-cell>
          <table:table-cell office:value-type="float" office:value="2.327077" calcext:value-type="float">
            <text:p>2.327077</text:p>
          </table:table-cell>
          <table:table-cell office:value-type="float" office:value="1.118766" calcext:value-type="float">
            <text:p>1.11876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.82784727272727" calcext:value-type="float">
            <text:p>3.82784727272727</text:p>
          </table:table-cell>
          <table:table-cell office:value-type="float" office:value="1.92563727272727" calcext:value-type="float">
            <text:p>1.92563727272727</text:p>
          </table:table-cell>
          <table:table-cell office:value-type="float" office:value="0.926878" calcext:value-type="float">
            <text:p>0.926878</text:p>
          </table:table-cell>
          <table:table-cell/>
          <table:table-cell office:value-type="float" office:value="2.487747" calcext:value-type="float">
            <text:p>2.487747</text:p>
          </table:table-cell>
          <table:table-cell office:value-type="float" office:value="2.090457" calcext:value-type="float">
            <text:p>2.090457</text:p>
          </table:table-cell>
          <table:table-cell office:value-type="float" office:value="1.13424" calcext:value-type="float">
            <text:p>1.13424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.41134727272727" calcext:value-type="float">
            <text:p>4.41134727272727</text:p>
          </table:table-cell>
          <table:table-cell office:value-type="float" office:value="1.93919090909091" calcext:value-type="float">
            <text:p>1.93919090909091</text:p>
          </table:table-cell>
          <table:table-cell office:value-type="float" office:value="0.929180454545455" calcext:value-type="float">
            <text:p>0.929180454545455</text:p>
          </table:table-cell>
          <table:table-cell/>
          <table:table-cell office:value-type="float" office:value="4.086634" calcext:value-type="float">
            <text:p>4.086634</text:p>
          </table:table-cell>
          <table:table-cell office:value-type="float" office:value="2.37143" calcext:value-type="float">
            <text:p>2.37143</text:p>
          </table:table-cell>
          <table:table-cell office:value-type="float" office:value="1.137541" calcext:value-type="float">
            <text:p>1.13754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.93198272727273" calcext:value-type="float">
            <text:p>3.93198272727273</text:p>
          </table:table-cell>
          <table:table-cell office:value-type="float" office:value="1.93657545454545" calcext:value-type="float">
            <text:p>1.93657545454545</text:p>
          </table:table-cell>
          <table:table-cell office:value-type="float" office:value="0.922545727272727" calcext:value-type="float">
            <text:p>0.922545727272727</text:p>
          </table:table-cell>
          <table:table-cell/>
          <table:table-cell office:value-type="float" office:value="2.887462" calcext:value-type="float">
            <text:p>2.887462</text:p>
          </table:table-cell>
          <table:table-cell office:value-type="float" office:value="2.213316" calcext:value-type="float">
            <text:p>2.213316</text:p>
          </table:table-cell>
          <table:table-cell office:value-type="float" office:value="1.127876" calcext:value-type="float">
            <text:p>1.127876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51774" calcext:value-type="float">
            <text:p>4.51774</text:p>
          </table:table-cell>
          <table:table-cell office:value-type="float" office:value="1.94031181818182" calcext:value-type="float">
            <text:p>1.94031181818182</text:p>
          </table:table-cell>
          <table:table-cell office:value-type="float" office:value="0.921757" calcext:value-type="float">
            <text:p>0.921757</text:p>
          </table:table-cell>
          <table:table-cell/>
          <table:table-cell office:value-type="float" office:value="4.111785" calcext:value-type="float">
            <text:p>4.111785</text:p>
          </table:table-cell>
          <table:table-cell office:value-type="float" office:value="2.267014" calcext:value-type="float">
            <text:p>2.267014</text:p>
          </table:table-cell>
          <table:table-cell office:value-type="float" office:value="1.119016" calcext:value-type="float">
            <text:p>1.11901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.85997909090909" calcext:value-type="float">
            <text:p>3.85997909090909</text:p>
          </table:table-cell>
          <table:table-cell office:value-type="float" office:value="1.92985818181818" calcext:value-type="float">
            <text:p>1.92985818181818</text:p>
          </table:table-cell>
          <table:table-cell office:value-type="float" office:value="0.927247727272727" calcext:value-type="float">
            <text:p>0.927247727272727</text:p>
          </table:table-cell>
          <table:table-cell/>
          <table:table-cell office:value-type="float" office:value="2.912536" calcext:value-type="float">
            <text:p>2.912536</text:p>
          </table:table-cell>
          <table:table-cell office:value-type="float" office:value="2.023854" calcext:value-type="float">
            <text:p>2.023854</text:p>
          </table:table-cell>
          <table:table-cell office:value-type="float" office:value="1.128286" calcext:value-type="float">
            <text:p>1.128286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13659363636364" calcext:value-type="float">
            <text:p>4.13659363636364</text:p>
          </table:table-cell>
          <table:table-cell office:value-type="float" office:value="1.94708363636364" calcext:value-type="float">
            <text:p>1.94708363636364</text:p>
          </table:table-cell>
          <table:table-cell office:value-type="float" office:value="0.931131181818182" calcext:value-type="float">
            <text:p>0.931131181818182</text:p>
          </table:table-cell>
          <table:table-cell/>
          <table:table-cell office:value-type="float" office:value="4.402335" calcext:value-type="float">
            <text:p>4.402335</text:p>
          </table:table-cell>
          <table:table-cell office:value-type="float" office:value="2.293337" calcext:value-type="float">
            <text:p>2.293337</text:p>
          </table:table-cell>
          <table:table-cell office:value-type="float" office:value="1.134007" calcext:value-type="float">
            <text:p>1.134007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.89429363636364" calcext:value-type="float">
            <text:p>3.89429363636364</text:p>
          </table:table-cell>
          <table:table-cell office:value-type="float" office:value="1.96462" calcext:value-type="float">
            <text:p>1.96462</text:p>
          </table:table-cell>
          <table:table-cell office:value-type="float" office:value="0.944112" calcext:value-type="float">
            <text:p>0.944112</text:p>
          </table:table-cell>
          <table:table-cell/>
          <table:table-cell office:value-type="float" office:value="3.094027" calcext:value-type="float">
            <text:p>3.094027</text:p>
          </table:table-cell>
          <table:table-cell office:value-type="float" office:value="2.231605" calcext:value-type="float">
            <text:p>2.231605</text:p>
          </table:table-cell>
          <table:table-cell office:value-type="float" office:value="1.159133" calcext:value-type="float">
            <text:p>1.159133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.49455545454546" calcext:value-type="float">
            <text:p>4.49455545454546</text:p>
          </table:table-cell>
          <table:table-cell office:value-type="float" office:value="1.98037090909091" calcext:value-type="float">
            <text:p>1.98037090909091</text:p>
          </table:table-cell>
          <table:table-cell office:value-type="float" office:value="0.956631727272727" calcext:value-type="float">
            <text:p>0.956631727272727</text:p>
          </table:table-cell>
          <table:table-cell/>
          <table:table-cell office:value-type="float" office:value="4.16401" calcext:value-type="float">
            <text:p>4.16401</text:p>
          </table:table-cell>
          <table:table-cell office:value-type="float" office:value="2.379693" calcext:value-type="float">
            <text:p>2.379693</text:p>
          </table:table-cell>
          <table:table-cell office:value-type="float" office:value="1.149165" calcext:value-type="float">
            <text:p>1.149165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.61842818181818" calcext:value-type="float">
            <text:p>3.61842818181818</text:p>
          </table:table-cell>
          <table:table-cell office:value-type="float" office:value="1.96998363636364" calcext:value-type="float">
            <text:p>1.96998363636364</text:p>
          </table:table-cell>
          <table:table-cell office:value-type="float" office:value="0.961057090909091" calcext:value-type="float">
            <text:p>0.961057090909091</text:p>
          </table:table-cell>
          <table:table-cell/>
          <table:table-cell office:value-type="float" office:value="2.554287" calcext:value-type="float">
            <text:p>2.554287</text:p>
          </table:table-cell>
          <table:table-cell office:value-type="float" office:value="2.133493" calcext:value-type="float">
            <text:p>2.133493</text:p>
          </table:table-cell>
          <table:table-cell office:value-type="float" office:value="1.145828" calcext:value-type="float">
            <text:p>1.145828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.59430636363636" calcext:value-type="float">
            <text:p>4.59430636363636</text:p>
          </table:table-cell>
          <table:table-cell office:value-type="float" office:value="1.98925090909091" calcext:value-type="float">
            <text:p>1.98925090909091</text:p>
          </table:table-cell>
          <table:table-cell office:value-type="float" office:value="0.960689272727273" calcext:value-type="float">
            <text:p>0.960689272727273</text:p>
          </table:table-cell>
          <table:table-cell/>
          <table:table-cell office:value-type="float" office:value="4.215679" calcext:value-type="float">
            <text:p>4.215679</text:p>
          </table:table-cell>
          <table:table-cell office:value-type="float" office:value="2.424269" calcext:value-type="float">
            <text:p>2.424269</text:p>
          </table:table-cell>
          <table:table-cell office:value-type="float" office:value="1.130863" calcext:value-type="float">
            <text:p>1.130863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.72374454545455" calcext:value-type="float">
            <text:p>3.72374454545455</text:p>
          </table:table-cell>
          <table:table-cell office:value-type="float" office:value="1.99114727272727" calcext:value-type="float">
            <text:p>1.99114727272727</text:p>
          </table:table-cell>
          <table:table-cell office:value-type="float" office:value="0.957571" calcext:value-type="float">
            <text:p>0.957571</text:p>
          </table:table-cell>
          <table:table-cell/>
          <table:table-cell office:value-type="float" office:value="3.064822" calcext:value-type="float">
            <text:p>3.064822</text:p>
          </table:table-cell>
          <table:table-cell office:value-type="float" office:value="2.267885" calcext:value-type="float">
            <text:p>2.267885</text:p>
          </table:table-cell>
          <table:table-cell office:value-type="float" office:value="1.12811" calcext:value-type="float">
            <text:p>1.1281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67225454545455" calcext:value-type="float">
            <text:p>4.67225454545455</text:p>
          </table:table-cell>
          <table:table-cell office:value-type="float" office:value="1.99663" calcext:value-type="float">
            <text:p>1.99663</text:p>
          </table:table-cell>
          <table:table-cell office:value-type="float" office:value="0.953608363636363" calcext:value-type="float">
            <text:p>0.953608363636363</text:p>
          </table:table-cell>
          <table:table-cell/>
          <table:table-cell office:value-type="float" office:value="4.197794" calcext:value-type="float">
            <text:p>4.197794</text:p>
          </table:table-cell>
          <table:table-cell office:value-type="float" office:value="2.317745" calcext:value-type="float">
            <text:p>2.317745</text:p>
          </table:table-cell>
          <table:table-cell office:value-type="float" office:value="1.142872" calcext:value-type="float">
            <text:p>1.142872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.63644636363636" calcext:value-type="float">
            <text:p>3.63644636363636</text:p>
          </table:table-cell>
          <table:table-cell office:value-type="float" office:value="1.98832272727273" calcext:value-type="float">
            <text:p>1.98832272727273</text:p>
          </table:table-cell>
          <table:table-cell office:value-type="float" office:value="0.95802" calcext:value-type="float">
            <text:p>0.95802</text:p>
          </table:table-cell>
          <table:table-cell/>
          <table:table-cell office:value-type="float" office:value="2.65038" calcext:value-type="float">
            <text:p>2.65038</text:p>
          </table:table-cell>
          <table:table-cell office:value-type="float" office:value="2.061791" calcext:value-type="float">
            <text:p>2.061791</text:p>
          </table:table-cell>
          <table:table-cell office:value-type="float" office:value="1.159491" calcext:value-type="float">
            <text:p>1.15949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71601727272727" calcext:value-type="float">
            <text:p>4.71601727272727</text:p>
          </table:table-cell>
          <table:table-cell office:value-type="float" office:value="2.01971" calcext:value-type="float">
            <text:p>2.01971</text:p>
          </table:table-cell>
          <table:table-cell office:value-type="float" office:value="0.953658090909091" calcext:value-type="float">
            <text:p>0.953658090909091</text:p>
          </table:table-cell>
          <table:table-cell/>
          <table:table-cell office:value-type="float" office:value="4.260033" calcext:value-type="float">
            <text:p>4.260033</text:p>
          </table:table-cell>
          <table:table-cell office:value-type="float" office:value="2.342606" calcext:value-type="float">
            <text:p>2.342606</text:p>
          </table:table-cell>
          <table:table-cell office:value-type="float" office:value="1.177123" calcext:value-type="float">
            <text:p>1.177123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.90719454545455" calcext:value-type="float">
            <text:p>4.90719454545455</text:p>
          </table:table-cell>
          <table:table-cell office:value-type="float" office:value="2.02459" calcext:value-type="float">
            <text:p>2.02459</text:p>
          </table:table-cell>
          <table:table-cell office:value-type="float" office:value="0.970101272727273" calcext:value-type="float">
            <text:p>0.970101272727273</text:p>
          </table:table-cell>
          <table:table-cell/>
          <table:table-cell office:value-type="float" office:value="3.02235" calcext:value-type="float">
            <text:p>3.02235</text:p>
          </table:table-cell>
          <table:table-cell office:value-type="float" office:value="2.292587" calcext:value-type="float">
            <text:p>2.292587</text:p>
          </table:table-cell>
          <table:table-cell office:value-type="float" office:value="1.151796" calcext:value-type="float">
            <text:p>1.151796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.54506727272727" calcext:value-type="float">
            <text:p>4.54506727272727</text:p>
          </table:table-cell>
          <table:table-cell office:value-type="float" office:value="2.03692090909091" calcext:value-type="float">
            <text:p>2.03692090909091</text:p>
          </table:table-cell>
          <table:table-cell office:value-type="float" office:value="0.975257636363636" calcext:value-type="float">
            <text:p>0.975257636363636</text:p>
          </table:table-cell>
          <table:table-cell/>
          <table:table-cell office:value-type="float" office:value="4.272314" calcext:value-type="float">
            <text:p>4.272314</text:p>
          </table:table-cell>
          <table:table-cell office:value-type="float" office:value="2.436237" calcext:value-type="float">
            <text:p>2.436237</text:p>
          </table:table-cell>
          <table:table-cell office:value-type="float" office:value="1.161997" calcext:value-type="float">
            <text:p>1.16199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.17207" calcext:value-type="float">
            <text:p>4.17207</text:p>
          </table:table-cell>
          <table:table-cell office:value-type="float" office:value="2.04211363636364" calcext:value-type="float">
            <text:p>2.04211363636364</text:p>
          </table:table-cell>
          <table:table-cell office:value-type="float" office:value="0.978634909090909" calcext:value-type="float">
            <text:p>0.978634909090909</text:p>
          </table:table-cell>
          <table:table-cell/>
          <table:table-cell office:value-type="float" office:value="2.650039" calcext:value-type="float">
            <text:p>2.650039</text:p>
          </table:table-cell>
          <table:table-cell office:value-type="float" office:value="2.181911" calcext:value-type="float">
            <text:p>2.181911</text:p>
          </table:table-cell>
          <table:table-cell office:value-type="float" office:value="1.135679" calcext:value-type="float">
            <text:p>1.135679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.48823818181818" calcext:value-type="float">
            <text:p>4.48823818181818</text:p>
          </table:table-cell>
          <table:table-cell office:value-type="float" office:value="2.04463454545455" calcext:value-type="float">
            <text:p>2.04463454545455</text:p>
          </table:table-cell>
          <table:table-cell office:value-type="float" office:value="0.971177090909091" calcext:value-type="float">
            <text:p>0.971177090909091</text:p>
          </table:table-cell>
          <table:table-cell/>
          <table:table-cell office:value-type="float" office:value="4.290749" calcext:value-type="float">
            <text:p>4.290749</text:p>
          </table:table-cell>
          <table:table-cell office:value-type="float" office:value="2.478376" calcext:value-type="float">
            <text:p>2.478376</text:p>
          </table:table-cell>
          <table:table-cell office:value-type="float" office:value="1.163327" calcext:value-type="float">
            <text:p>1.163327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.77282181818182" calcext:value-type="float">
            <text:p>4.77282181818182</text:p>
          </table:table-cell>
          <table:table-cell office:value-type="float" office:value="2.04113454545455" calcext:value-type="float">
            <text:p>2.04113454545455</text:p>
          </table:table-cell>
          <table:table-cell office:value-type="float" office:value="0.960364272727273" calcext:value-type="float">
            <text:p>0.960364272727273</text:p>
          </table:table-cell>
          <table:table-cell/>
          <table:table-cell office:value-type="float" office:value="3.091051" calcext:value-type="float">
            <text:p>3.091051</text:p>
          </table:table-cell>
          <table:table-cell office:value-type="float" office:value="2.313879" calcext:value-type="float">
            <text:p>2.313879</text:p>
          </table:table-cell>
          <table:table-cell office:value-type="float" office:value="1.186481" calcext:value-type="float">
            <text:p>1.186481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.34751" calcext:value-type="float">
            <text:p>4.34751</text:p>
          </table:table-cell>
          <table:table-cell office:value-type="float" office:value="2.04173181818182" calcext:value-type="float">
            <text:p>2.04173181818182</text:p>
          </table:table-cell>
          <table:table-cell office:value-type="float" office:value="0.971987272727273" calcext:value-type="float">
            <text:p>0.971987272727273</text:p>
          </table:table-cell>
          <table:table-cell/>
          <table:table-cell office:value-type="float" office:value="4.355471" calcext:value-type="float">
            <text:p>4.355471</text:p>
          </table:table-cell>
          <table:table-cell office:value-type="float" office:value="2.367062" calcext:value-type="float">
            <text:p>2.367062</text:p>
          </table:table-cell>
          <table:table-cell office:value-type="float" office:value="1.199586" calcext:value-type="float">
            <text:p>1.199586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74720818181818" calcext:value-type="float">
            <text:p>4.74720818181818</text:p>
          </table:table-cell>
          <table:table-cell office:value-type="float" office:value="2.01894181818182" calcext:value-type="float">
            <text:p>2.01894181818182</text:p>
          </table:table-cell>
          <table:table-cell office:value-type="float" office:value="0.979902" calcext:value-type="float">
            <text:p>0.979902</text:p>
          </table:table-cell>
          <table:table-cell/>
          <table:table-cell office:value-type="float" office:value="3.193124" calcext:value-type="float">
            <text:p>3.193124</text:p>
          </table:table-cell>
          <table:table-cell office:value-type="float" office:value="2.111153" calcext:value-type="float">
            <text:p>2.111153</text:p>
          </table:table-cell>
          <table:table-cell office:value-type="float" office:value="1.182385" calcext:value-type="float">
            <text:p>1.182385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.95850090909091" calcext:value-type="float">
            <text:p>4.95850090909091</text:p>
          </table:table-cell>
          <table:table-cell office:value-type="float" office:value="2.04894545454545" calcext:value-type="float">
            <text:p>2.04894545454545</text:p>
          </table:table-cell>
          <table:table-cell office:value-type="float" office:value="0.99014" calcext:value-type="float">
            <text:p>0.99014</text:p>
          </table:table-cell>
          <table:table-cell/>
          <table:table-cell office:value-type="float" office:value="4.380534" calcext:value-type="float">
            <text:p>4.380534</text:p>
          </table:table-cell>
          <table:table-cell office:value-type="float" office:value="2.390315" calcext:value-type="float">
            <text:p>2.390315</text:p>
          </table:table-cell>
          <table:table-cell office:value-type="float" office:value="1.159336" calcext:value-type="float">
            <text:p>1.15933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.45526454545455" calcext:value-type="float">
            <text:p>5.45526454545455</text:p>
          </table:table-cell>
          <table:table-cell office:value-type="float" office:value="2.06340545454545" calcext:value-type="float">
            <text:p>2.06340545454545</text:p>
          </table:table-cell>
          <table:table-cell office:value-type="float" office:value="0.992344181818182" calcext:value-type="float">
            <text:p>0.992344181818182</text:p>
          </table:table-cell>
          <table:table-cell/>
          <table:table-cell office:value-type="float" office:value="3.566031" calcext:value-type="float">
            <text:p>3.566031</text:p>
          </table:table-cell>
          <table:table-cell office:value-type="float" office:value="2.339059" calcext:value-type="float">
            <text:p>2.339059</text:p>
          </table:table-cell>
          <table:table-cell office:value-type="float" office:value="1.161297" calcext:value-type="float">
            <text:p>1.16129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.67634636363636" calcext:value-type="float">
            <text:p>4.67634636363636</text:p>
          </table:table-cell>
          <table:table-cell office:value-type="float" office:value="2.08797181818182" calcext:value-type="float">
            <text:p>2.08797181818182</text:p>
          </table:table-cell>
          <table:table-cell office:value-type="float" office:value="0.986627545454546" calcext:value-type="float">
            <text:p>0.986627545454546</text:p>
          </table:table-cell>
          <table:table-cell/>
          <table:table-cell office:value-type="float" office:value="5.048294" calcext:value-type="float">
            <text:p>5.048294</text:p>
          </table:table-cell>
          <table:table-cell office:value-type="float" office:value="2.492216" calcext:value-type="float">
            <text:p>2.492216</text:p>
          </table:table-cell>
          <table:table-cell office:value-type="float" office:value="1.17197" calcext:value-type="float">
            <text:p>1.17197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.3788" calcext:value-type="float">
            <text:p>4.3788</text:p>
          </table:table-cell>
          <table:table-cell office:value-type="float" office:value="2.08398909090909" calcext:value-type="float">
            <text:p>2.08398909090909</text:p>
          </table:table-cell>
          <table:table-cell office:value-type="float" office:value="0.984949181818182" calcext:value-type="float">
            <text:p>0.984949181818182</text:p>
          </table:table-cell>
          <table:table-cell/>
          <table:table-cell office:value-type="float" office:value="3.499871" calcext:value-type="float">
            <text:p>3.499871</text:p>
          </table:table-cell>
          <table:table-cell office:value-type="float" office:value="2.233706" calcext:value-type="float">
            <text:p>2.233706</text:p>
          </table:table-cell>
          <table:table-cell office:value-type="float" office:value="1.212732" calcext:value-type="float">
            <text:p>1.212732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79561545454545" calcext:value-type="float">
            <text:p>4.79561545454545</text:p>
          </table:table-cell>
          <table:table-cell office:value-type="float" office:value="2.10898" calcext:value-type="float">
            <text:p>2.10898</text:p>
          </table:table-cell>
          <table:table-cell office:value-type="float" office:value="0.979418818181818" calcext:value-type="float">
            <text:p>0.979418818181818</text:p>
          </table:table-cell>
          <table:table-cell/>
          <table:table-cell office:value-type="float" office:value="4.399845" calcext:value-type="float">
            <text:p>4.399845</text:p>
          </table:table-cell>
          <table:table-cell office:value-type="float" office:value="2.53554" calcext:value-type="float">
            <text:p>2.53554</text:p>
          </table:table-cell>
          <table:table-cell office:value-type="float" office:value="1.206462" calcext:value-type="float">
            <text:p>1.206462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34081272727273" calcext:value-type="float">
            <text:p>4.34081272727273</text:p>
          </table:table-cell>
          <table:table-cell office:value-type="float" office:value="2.10101909090909" calcext:value-type="float">
            <text:p>2.10101909090909</text:p>
          </table:table-cell>
          <table:table-cell office:value-type="float" office:value="0.984331181818182" calcext:value-type="float">
            <text:p>0.984331181818182</text:p>
          </table:table-cell>
          <table:table-cell/>
          <table:table-cell office:value-type="float" office:value="3.160921" calcext:value-type="float">
            <text:p>3.160921</text:p>
          </table:table-cell>
          <table:table-cell office:value-type="float" office:value="2.369075" calcext:value-type="float">
            <text:p>2.369075</text:p>
          </table:table-cell>
          <table:table-cell office:value-type="float" office:value="1.207444" calcext:value-type="float">
            <text:p>1.207444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.61646727272727" calcext:value-type="float">
            <text:p>4.61646727272727</text:p>
          </table:table-cell>
          <table:table-cell office:value-type="float" office:value="2.11325545454546" calcext:value-type="float">
            <text:p>2.11325545454546</text:p>
          </table:table-cell>
          <table:table-cell office:value-type="float" office:value="1.00005790909091" calcext:value-type="float">
            <text:p>1.00005790909091</text:p>
          </table:table-cell>
          <table:table-cell/>
          <table:table-cell office:value-type="float" office:value="4.477385" calcext:value-type="float">
            <text:p>4.477385</text:p>
          </table:table-cell>
          <table:table-cell office:value-type="float" office:value="2.420897" calcext:value-type="float">
            <text:p>2.420897</text:p>
          </table:table-cell>
          <table:table-cell office:value-type="float" office:value="1.176044" calcext:value-type="float">
            <text:p>1.176044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.09332" calcext:value-type="float">
            <text:p>4.09332</text:p>
          </table:table-cell>
          <table:table-cell office:value-type="float" office:value="2.08756090909091" calcext:value-type="float">
            <text:p>2.08756090909091</text:p>
          </table:table-cell>
          <table:table-cell office:value-type="float" office:value="1.01966145454545" calcext:value-type="float">
            <text:p>1.01966145454545</text:p>
          </table:table-cell>
          <table:table-cell/>
          <table:table-cell office:value-type="float" office:value="2.818493" calcext:value-type="float">
            <text:p>2.818493</text:p>
          </table:table-cell>
          <table:table-cell office:value-type="float" office:value="2.156789" calcext:value-type="float">
            <text:p>2.156789</text:p>
          </table:table-cell>
          <table:table-cell office:value-type="float" office:value="1.190436" calcext:value-type="float">
            <text:p>1.190436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.36707727272727" calcext:value-type="float">
            <text:p>5.36707727272727</text:p>
          </table:table-cell>
          <table:table-cell office:value-type="float" office:value="2.12003818181818" calcext:value-type="float">
            <text:p>2.12003818181818</text:p>
          </table:table-cell>
          <table:table-cell office:value-type="float" office:value="1.02532436363636" calcext:value-type="float">
            <text:p>1.02532436363636</text:p>
          </table:table-cell>
          <table:table-cell/>
          <table:table-cell office:value-type="float" office:value="4.45394" calcext:value-type="float">
            <text:p>4.45394</text:p>
          </table:table-cell>
          <table:table-cell office:value-type="float" office:value="2.447785" calcext:value-type="float">
            <text:p>2.447785</text:p>
          </table:table-cell>
          <table:table-cell office:value-type="float" office:value="1.17923" calcext:value-type="float">
            <text:p>1.17923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.34963363636364" calcext:value-type="float">
            <text:p>4.34963363636364</text:p>
          </table:table-cell>
          <table:table-cell office:value-type="float" office:value="2.12429181818182" calcext:value-type="float">
            <text:p>2.12429181818182</text:p>
          </table:table-cell>
          <table:table-cell office:value-type="float" office:value="1.02212418181818" calcext:value-type="float">
            <text:p>1.02212418181818</text:p>
          </table:table-cell>
          <table:table-cell/>
          <table:table-cell office:value-type="float" office:value="3.254409" calcext:value-type="float">
            <text:p>3.254409</text:p>
          </table:table-cell>
          <table:table-cell office:value-type="float" office:value="2.389635" calcext:value-type="float">
            <text:p>2.389635</text:p>
          </table:table-cell>
          <table:table-cell office:value-type="float" office:value="1.209855" calcext:value-type="float">
            <text:p>1.209855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.69545181818182" calcext:value-type="float">
            <text:p>4.69545181818182</text:p>
          </table:table-cell>
          <table:table-cell office:value-type="float" office:value="2.12783454545455" calcext:value-type="float">
            <text:p>2.12783454545455</text:p>
          </table:table-cell>
          <table:table-cell office:value-type="float" office:value="1.01101818181818" calcext:value-type="float">
            <text:p>1.01101818181818</text:p>
          </table:table-cell>
          <table:table-cell/>
          <table:table-cell office:value-type="float" office:value="4.516882" calcext:value-type="float">
            <text:p>4.516882</text:p>
          </table:table-cell>
          <table:table-cell office:value-type="float" office:value="2.542359" calcext:value-type="float">
            <text:p>2.542359</text:p>
          </table:table-cell>
          <table:table-cell office:value-type="float" office:value="1.21118" calcext:value-type="float">
            <text:p>1.21118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98556363636364" calcext:value-type="float">
            <text:p>3.98556363636364</text:p>
          </table:table-cell>
          <table:table-cell office:value-type="float" office:value="2.12149363636364" calcext:value-type="float">
            <text:p>2.12149363636364</text:p>
          </table:table-cell>
          <table:table-cell office:value-type="float" office:value="1.00209472727273" calcext:value-type="float">
            <text:p>1.00209472727273</text:p>
          </table:table-cell>
          <table:table-cell/>
          <table:table-cell office:value-type="float" office:value="2.772568" calcext:value-type="float">
            <text:p>2.772568</text:p>
          </table:table-cell>
          <table:table-cell office:value-type="float" office:value="2.276454" calcext:value-type="float">
            <text:p>2.276454</text:p>
          </table:table-cell>
          <table:table-cell office:value-type="float" office:value="1.223646" calcext:value-type="float">
            <text:p>1.223646</text:p>
          </table:table-cell>
          <table:table-cell/>
        </table:table-row>
      </table:table>
      <table:table table:name="1000-2000 double" table:style-name="ta1">
        <table:shapes>
          <draw:frame draw:z-index="0" draw:style-name="gr1" draw:text-style-name="P1" svg:width="875.71pt" svg:height="387.01pt" svg:x="24.97pt" svg:y="28.6pt">
            <loext:p draw:notify-on-update-of-ranges="'1000-2000 double'.A3:'1000-2000 double'.A103 '1000-2000 double'.B3:'1000-2000 double'.B103 '1000-2000 double'.A3:'1000-2000 double'.A103 '1000-2000 double'.C3:'1000-2000 double'.C103 '1000-2000 double'.A3:'1000-2000 double'.A103 '1000-2000 double'.D3:'1000-2000 double'.D103 '1000-2000 double'.A3:'1000-2000 double'.A103 '1000-2000 double'.F3:'1000-2000 double'.F103 '1000-2000 double'.A3:'1000-2000 double'.A103 '1000-2000 double'.G3:'1000-2000 double'.G103 '1000-2000 double'.A3:'1000-2000 double'.A103 '1000-2000 double'.H3:'1000-2000 double'.H1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imple block</text:p>
          </table:table-cell>
          <table:table-cell office:value-type="string" calcext:value-type="string">
            <text:p>swapped loops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simple block</text:p>
          </table:table-cell>
          <table:table-cell office:value-type="string" calcext:value-type="string">
            <text:p>swapped loop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60657909090909" calcext:value-type="float">
            <text:p>2.60657909090909</text:p>
          </table:table-cell>
          <table:table-cell office:value-type="float" office:value="1.60829545454545" calcext:value-type="float">
            <text:p>1.60829545454545</text:p>
          </table:table-cell>
          <table:table-cell office:value-type="float" office:value="0.753622545454545" calcext:value-type="float">
            <text:p>0.753622545454545</text:p>
          </table:table-cell>
          <table:table-cell/>
          <table:table-cell office:value-type="float" office:value="2.058462" calcext:value-type="float">
            <text:p>2.058462</text:p>
          </table:table-cell>
          <table:table-cell office:value-type="float" office:value="1.644234" calcext:value-type="float">
            <text:p>1.644234</text:p>
          </table:table-cell>
          <table:table-cell office:value-type="float" office:value="0.9153951" calcext:value-type="float">
            <text:p>0.915395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25967272727273" calcext:value-type="float">
            <text:p>2.25967272727273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0.788188" calcext:value-type="float">
            <text:p>0.788188</text:p>
          </table:table-cell>
          <table:table-cell/>
          <table:table-cell office:value-type="float" office:value="2.446763" calcext:value-type="float">
            <text:p>2.446763</text:p>
          </table:table-cell>
          <table:table-cell office:value-type="float" office:value="1.856773" calcext:value-type="float">
            <text:p>1.856773</text:p>
          </table:table-cell>
          <table:table-cell office:value-type="float" office:value="0.9347448" calcext:value-type="float">
            <text:p>0.934744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84806181818182" calcext:value-type="float">
            <text:p>1.84806181818182</text:p>
          </table:table-cell>
          <table:table-cell office:value-type="float" office:value="1.76403" calcext:value-type="float">
            <text:p>1.76403</text:p>
          </table:table-cell>
          <table:table-cell office:value-type="float" office:value="0.803041181818182" calcext:value-type="float">
            <text:p>0.803041181818182</text:p>
          </table:table-cell>
          <table:table-cell/>
          <table:table-cell office:value-type="float" office:value="2.100498" calcext:value-type="float">
            <text:p>2.100498</text:p>
          </table:table-cell>
          <table:table-cell office:value-type="float" office:value="1.81725" calcext:value-type="float">
            <text:p>1.81725</text:p>
          </table:table-cell>
          <table:table-cell office:value-type="float" office:value="0.9705357" calcext:value-type="float">
            <text:p>0.970535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.34381090909091" calcext:value-type="float">
            <text:p>2.34381090909091</text:p>
          </table:table-cell>
          <table:table-cell office:value-type="float" office:value="1.68614272727273" calcext:value-type="float">
            <text:p>1.68614272727273</text:p>
          </table:table-cell>
          <table:table-cell office:value-type="float" office:value="0.820133545454545" calcext:value-type="float">
            <text:p>0.820133545454545</text:p>
          </table:table-cell>
          <table:table-cell/>
          <table:table-cell office:value-type="float" office:value="2.419352" calcext:value-type="float">
            <text:p>2.419352</text:p>
          </table:table-cell>
          <table:table-cell office:value-type="float" office:value="1.971001" calcext:value-type="float">
            <text:p>1.971001</text:p>
          </table:table-cell>
          <table:table-cell office:value-type="float" office:value="0.9815611" calcext:value-type="float">
            <text:p>0.981561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47762818181818" calcext:value-type="float">
            <text:p>2.47762818181818</text:p>
          </table:table-cell>
          <table:table-cell office:value-type="float" office:value="1.73913818181818" calcext:value-type="float">
            <text:p>1.73913818181818</text:p>
          </table:table-cell>
          <table:table-cell office:value-type="float" office:value="0.860162727272727" calcext:value-type="float">
            <text:p>0.860162727272727</text:p>
          </table:table-cell>
          <table:table-cell/>
          <table:table-cell office:value-type="float" office:value="2.67919" calcext:value-type="float">
            <text:p>2.67919</text:p>
          </table:table-cell>
          <table:table-cell office:value-type="float" office:value="1.84435" calcext:value-type="float">
            <text:p>1.84435</text:p>
          </table:table-cell>
          <table:table-cell office:value-type="float" office:value="1.019469" calcext:value-type="float">
            <text:p>1.01946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44044181818182" calcext:value-type="float">
            <text:p>3.44044181818182</text:p>
          </table:table-cell>
          <table:table-cell office:value-type="float" office:value="1.80397272727273" calcext:value-type="float">
            <text:p>1.80397272727273</text:p>
          </table:table-cell>
          <table:table-cell office:value-type="float" office:value="0.878720545454545" calcext:value-type="float">
            <text:p>0.878720545454545</text:p>
          </table:table-cell>
          <table:table-cell/>
          <table:table-cell office:value-type="float" office:value="2.628708" calcext:value-type="float">
            <text:p>2.628708</text:p>
          </table:table-cell>
          <table:table-cell office:value-type="float" office:value="2.084262" calcext:value-type="float">
            <text:p>2.084262</text:p>
          </table:table-cell>
          <table:table-cell office:value-type="float" office:value="1.06676" calcext:value-type="float">
            <text:p>1.0667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.30775363636364" calcext:value-type="float">
            <text:p>3.30775363636364</text:p>
          </table:table-cell>
          <table:table-cell office:value-type="float" office:value="1.87033818181818" calcext:value-type="float">
            <text:p>1.87033818181818</text:p>
          </table:table-cell>
          <table:table-cell office:value-type="float" office:value="0.905250727272727" calcext:value-type="float">
            <text:p>0.905250727272727</text:p>
          </table:table-cell>
          <table:table-cell/>
          <table:table-cell office:value-type="float" office:value="2.438483" calcext:value-type="float">
            <text:p>2.438483</text:p>
          </table:table-cell>
          <table:table-cell office:value-type="float" office:value="2.034877" calcext:value-type="float">
            <text:p>2.034877</text:p>
          </table:table-cell>
          <table:table-cell office:value-type="float" office:value="1.102419" calcext:value-type="float">
            <text:p>1.10241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74716727272727" calcext:value-type="float">
            <text:p>4.74716727272727</text:p>
          </table:table-cell>
          <table:table-cell office:value-type="float" office:value="1.93914818181818" calcext:value-type="float">
            <text:p>1.93914818181818</text:p>
          </table:table-cell>
          <table:table-cell office:value-type="float" office:value="0.929424181818182" calcext:value-type="float">
            <text:p>0.929424181818182</text:p>
          </table:table-cell>
          <table:table-cell/>
          <table:table-cell office:value-type="float" office:value="2.883815" calcext:value-type="float">
            <text:p>2.883815</text:p>
          </table:table-cell>
          <table:table-cell office:value-type="float" office:value="2.210109" calcext:value-type="float">
            <text:p>2.210109</text:p>
          </table:table-cell>
          <table:table-cell office:value-type="float" office:value="1.140798" calcext:value-type="float">
            <text:p>1.14079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.90724181818182" calcext:value-type="float">
            <text:p>3.90724181818182</text:p>
          </table:table-cell>
          <table:table-cell office:value-type="float" office:value="1.98814545454545" calcext:value-type="float">
            <text:p>1.98814545454545</text:p>
          </table:table-cell>
          <table:table-cell office:value-type="float" office:value="0.951683545454545" calcext:value-type="float">
            <text:p>0.951683545454545</text:p>
          </table:table-cell>
          <table:table-cell/>
          <table:table-cell office:value-type="float" office:value="2.590836" calcext:value-type="float">
            <text:p>2.590836</text:p>
          </table:table-cell>
          <table:table-cell office:value-type="float" office:value="2.060559" calcext:value-type="float">
            <text:p>2.060559</text:p>
          </table:table-cell>
          <table:table-cell office:value-type="float" office:value="1.152446" calcext:value-type="float">
            <text:p>1.15244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.13576727272727" calcext:value-type="float">
            <text:p>4.13576727272727</text:p>
          </table:table-cell>
          <table:table-cell office:value-type="float" office:value="2.06442090909091" calcext:value-type="float">
            <text:p>2.06442090909091</text:p>
          </table:table-cell>
          <table:table-cell office:value-type="float" office:value="0.983426454545454" calcext:value-type="float">
            <text:p>0.983426454545454</text:p>
          </table:table-cell>
          <table:table-cell/>
          <table:table-cell office:value-type="float" office:value="3.684284" calcext:value-type="float">
            <text:p>3.684284</text:p>
          </table:table-cell>
          <table:table-cell office:value-type="float" office:value="2.339645" calcext:value-type="float">
            <text:p>2.339645</text:p>
          </table:table-cell>
          <table:table-cell office:value-type="float" office:value="1.181688" calcext:value-type="float">
            <text:p>1.1816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62004272727273" calcext:value-type="float">
            <text:p>4.62004272727273</text:p>
          </table:table-cell>
          <table:table-cell office:value-type="float" office:value="2.12819636363636" calcext:value-type="float">
            <text:p>2.12819636363636</text:p>
          </table:table-cell>
          <table:table-cell office:value-type="float" office:value="1.019699" calcext:value-type="float">
            <text:p>1.019699</text:p>
          </table:table-cell>
          <table:table-cell/>
          <table:table-cell office:value-type="float" office:value="2.73424" calcext:value-type="float">
            <text:p>2.73424</text:p>
          </table:table-cell>
          <table:table-cell office:value-type="float" office:value="2.277181" calcext:value-type="float">
            <text:p>2.277181</text:p>
          </table:table-cell>
          <table:table-cell office:value-type="float" office:value="1.191918" calcext:value-type="float">
            <text:p>1.19191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.54983818181818" calcext:value-type="float">
            <text:p>5.54983818181818</text:p>
          </table:table-cell>
          <table:table-cell office:value-type="float" office:value="2.20714272727273" calcext:value-type="float">
            <text:p>2.20714272727273</text:p>
          </table:table-cell>
          <table:table-cell office:value-type="float" office:value="1.06333272727273" calcext:value-type="float">
            <text:p>1.06333272727273</text:p>
          </table:table-cell>
          <table:table-cell/>
          <table:table-cell office:value-type="float" office:value="3.335479" calcext:value-type="float">
            <text:p>3.335479</text:p>
          </table:table-cell>
          <table:table-cell office:value-type="float" office:value="2.467258" calcext:value-type="float">
            <text:p>2.467258</text:p>
          </table:table-cell>
          <table:table-cell office:value-type="float" office:value="1.229937" calcext:value-type="float">
            <text:p>1.22993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.49991727272727" calcext:value-type="float">
            <text:p>3.49991727272727</text:p>
          </table:table-cell>
          <table:table-cell office:value-type="float" office:value="2.20117" calcext:value-type="float">
            <text:p>2.20117</text:p>
          </table:table-cell>
          <table:table-cell office:value-type="float" office:value="1.11066272727273" calcext:value-type="float">
            <text:p>1.11066272727273</text:p>
          </table:table-cell>
          <table:table-cell/>
          <table:table-cell office:value-type="float" office:value="3.314956" calcext:value-type="float">
            <text:p>3.314956</text:p>
          </table:table-cell>
          <table:table-cell office:value-type="float" office:value="2.300705" calcext:value-type="float">
            <text:p>2.300705</text:p>
          </table:table-cell>
          <table:table-cell office:value-type="float" office:value="1.271561" calcext:value-type="float">
            <text:p>1.27156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.29351636363636" calcext:value-type="float">
            <text:p>5.29351636363636</text:p>
          </table:table-cell>
          <table:table-cell office:value-type="float" office:value="2.43899909090909" calcext:value-type="float">
            <text:p>2.43899909090909</text:p>
          </table:table-cell>
          <table:table-cell office:value-type="float" office:value="1.12398909090909" calcext:value-type="float">
            <text:p>1.12398909090909</text:p>
          </table:table-cell>
          <table:table-cell/>
          <table:table-cell office:value-type="float" office:value="3.627091" calcext:value-type="float">
            <text:p>3.627091</text:p>
          </table:table-cell>
          <table:table-cell office:value-type="float" office:value="2.60274" calcext:value-type="float">
            <text:p>2.60274</text:p>
          </table:table-cell>
          <table:table-cell office:value-type="float" office:value="1.318343" calcext:value-type="float">
            <text:p>1.31834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.22465727272727" calcext:value-type="float">
            <text:p>5.22465727272727</text:p>
          </table:table-cell>
          <table:table-cell office:value-type="float" office:value="2.40695636363636" calcext:value-type="float">
            <text:p>2.40695636363636</text:p>
          </table:table-cell>
          <table:table-cell office:value-type="float" office:value="1.12973272727273" calcext:value-type="float">
            <text:p>1.12973272727273</text:p>
          </table:table-cell>
          <table:table-cell/>
          <table:table-cell office:value-type="float" office:value="2.997256" calcext:value-type="float">
            <text:p>2.997256</text:p>
          </table:table-cell>
          <table:table-cell office:value-type="float" office:value="2.532993" calcext:value-type="float">
            <text:p>2.532993</text:p>
          </table:table-cell>
          <table:table-cell office:value-type="float" office:value="1.350137" calcext:value-type="float">
            <text:p>1.35013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.10314090909091" calcext:value-type="float">
            <text:p>4.10314090909091</text:p>
          </table:table-cell>
          <table:table-cell office:value-type="float" office:value="2.48853909090909" calcext:value-type="float">
            <text:p>2.48853909090909</text:p>
          </table:table-cell>
          <table:table-cell office:value-type="float" office:value="1.14185272727273" calcext:value-type="float">
            <text:p>1.14185272727273</text:p>
          </table:table-cell>
          <table:table-cell/>
          <table:table-cell office:value-type="float" office:value="3.549471" calcext:value-type="float">
            <text:p>3.549471</text:p>
          </table:table-cell>
          <table:table-cell office:value-type="float" office:value="2.811199" calcext:value-type="float">
            <text:p>2.811199</text:p>
          </table:table-cell>
          <table:table-cell office:value-type="float" office:value="1.386345" calcext:value-type="float">
            <text:p>1.38634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78046" calcext:value-type="float">
            <text:p>4.78046</text:p>
          </table:table-cell>
          <table:table-cell office:value-type="float" office:value="2.51773545454545" calcext:value-type="float">
            <text:p>2.51773545454545</text:p>
          </table:table-cell>
          <table:table-cell office:value-type="float" office:value="1.17530818181818" calcext:value-type="float">
            <text:p>1.17530818181818</text:p>
          </table:table-cell>
          <table:table-cell/>
          <table:table-cell office:value-type="float" office:value="3.196509" calcext:value-type="float">
            <text:p>3.196509</text:p>
          </table:table-cell>
          <table:table-cell office:value-type="float" office:value="2.552447" calcext:value-type="float">
            <text:p>2.552447</text:p>
          </table:table-cell>
          <table:table-cell office:value-type="float" office:value="1.403463" calcext:value-type="float">
            <text:p>1.40346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.75562363636364" calcext:value-type="float">
            <text:p>5.75562363636364</text:p>
          </table:table-cell>
          <table:table-cell office:value-type="float" office:value="2.71910818181818" calcext:value-type="float">
            <text:p>2.71910818181818</text:p>
          </table:table-cell>
          <table:table-cell office:value-type="float" office:value="1.23167272727273" calcext:value-type="float">
            <text:p>1.23167272727273</text:p>
          </table:table-cell>
          <table:table-cell/>
          <table:table-cell office:value-type="float" office:value="4.095769" calcext:value-type="float">
            <text:p>4.095769</text:p>
          </table:table-cell>
          <table:table-cell office:value-type="float" office:value="2.890751" calcext:value-type="float">
            <text:p>2.890751</text:p>
          </table:table-cell>
          <table:table-cell office:value-type="float" office:value="1.470785" calcext:value-type="float">
            <text:p>1.47078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79344090909091" calcext:value-type="float">
            <text:p>4.79344090909091</text:p>
          </table:table-cell>
          <table:table-cell office:value-type="float" office:value="2.70540272727273" calcext:value-type="float">
            <text:p>2.70540272727273</text:p>
          </table:table-cell>
          <table:table-cell office:value-type="float" office:value="1.28866181818182" calcext:value-type="float">
            <text:p>1.28866181818182</text:p>
          </table:table-cell>
          <table:table-cell/>
          <table:table-cell office:value-type="float" office:value="3.322594" calcext:value-type="float">
            <text:p>3.322594</text:p>
          </table:table-cell>
          <table:table-cell office:value-type="float" office:value="2.810447" calcext:value-type="float">
            <text:p>2.810447</text:p>
          </table:table-cell>
          <table:table-cell office:value-type="float" office:value="1.525777" calcext:value-type="float">
            <text:p>1.52577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.08623636363636" calcext:value-type="float">
            <text:p>5.08623636363636</text:p>
          </table:table-cell>
          <table:table-cell office:value-type="float" office:value="2.81050545454545" calcext:value-type="float">
            <text:p>2.81050545454545</text:p>
          </table:table-cell>
          <table:table-cell office:value-type="float" office:value="1.31735" calcext:value-type="float">
            <text:p>1.31735</text:p>
          </table:table-cell>
          <table:table-cell/>
          <table:table-cell office:value-type="float" office:value="3.817626" calcext:value-type="float">
            <text:p>3.817626</text:p>
          </table:table-cell>
          <table:table-cell office:value-type="float" office:value="3.042659" calcext:value-type="float">
            <text:p>3.042659</text:p>
          </table:table-cell>
          <table:table-cell office:value-type="float" office:value="1.575631" calcext:value-type="float">
            <text:p>1.5756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73694181818182" calcext:value-type="float">
            <text:p>3.73694181818182</text:p>
          </table:table-cell>
          <table:table-cell office:value-type="float" office:value="2.69073181818182" calcext:value-type="float">
            <text:p>2.69073181818182</text:p>
          </table:table-cell>
          <table:table-cell office:value-type="float" office:value="1.32253363636364" calcext:value-type="float">
            <text:p>1.32253363636364</text:p>
          </table:table-cell>
          <table:table-cell/>
          <table:table-cell office:value-type="float" office:value="3.597374" calcext:value-type="float">
            <text:p>3.597374</text:p>
          </table:table-cell>
          <table:table-cell office:value-type="float" office:value="2.821702" calcext:value-type="float">
            <text:p>2.821702</text:p>
          </table:table-cell>
          <table:table-cell office:value-type="float" office:value="1.603678" calcext:value-type="float">
            <text:p>1.60367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.60198272727273" calcext:value-type="float">
            <text:p>3.60198272727273</text:p>
          </table:table-cell>
          <table:table-cell office:value-type="float" office:value="2.98194090909091" calcext:value-type="float">
            <text:p>2.98194090909091</text:p>
          </table:table-cell>
          <table:table-cell office:value-type="float" office:value="1.32501636363636" calcext:value-type="float">
            <text:p>1.32501636363636</text:p>
          </table:table-cell>
          <table:table-cell/>
          <table:table-cell office:value-type="float" office:value="4.206139" calcext:value-type="float">
            <text:p>4.206139</text:p>
          </table:table-cell>
          <table:table-cell office:value-type="float" office:value="3.193542" calcext:value-type="float">
            <text:p>3.193542</text:p>
          </table:table-cell>
          <table:table-cell office:value-type="float" office:value="1.614449" calcext:value-type="float">
            <text:p>1.61444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.88946545454546" calcext:value-type="float">
            <text:p>4.88946545454546</text:p>
          </table:table-cell>
          <table:table-cell office:value-type="float" office:value="3.00403727272727" calcext:value-type="float">
            <text:p>3.00403727272727</text:p>
          </table:table-cell>
          <table:table-cell office:value-type="float" office:value="1.35755454545455" calcext:value-type="float">
            <text:p>1.35755454545455</text:p>
          </table:table-cell>
          <table:table-cell/>
          <table:table-cell office:value-type="float" office:value="3.641185" calcext:value-type="float">
            <text:p>3.641185</text:p>
          </table:table-cell>
          <table:table-cell office:value-type="float" office:value="3.10202" calcext:value-type="float">
            <text:p>3.10202</text:p>
          </table:table-cell>
          <table:table-cell office:value-type="float" office:value="1.681079" calcext:value-type="float">
            <text:p>1.68107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.75712545454546" calcext:value-type="float">
            <text:p>5.75712545454546</text:p>
          </table:table-cell>
          <table:table-cell office:value-type="float" office:value="3.14225636363636" calcext:value-type="float">
            <text:p>3.14225636363636</text:p>
          </table:table-cell>
          <table:table-cell office:value-type="float" office:value="1.39651545454545" calcext:value-type="float">
            <text:p>1.39651545454545</text:p>
          </table:table-cell>
          <table:table-cell/>
          <table:table-cell office:value-type="float" office:value="4.409011" calcext:value-type="float">
            <text:p>4.409011</text:p>
          </table:table-cell>
          <table:table-cell office:value-type="float" office:value="3.352565" calcext:value-type="float">
            <text:p>3.352565</text:p>
          </table:table-cell>
          <table:table-cell office:value-type="float" office:value="1.736898" calcext:value-type="float">
            <text:p>1.73689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89322181818182" calcext:value-type="float">
            <text:p>2.89322181818182</text:p>
          </table:table-cell>
          <table:table-cell office:value-type="float" office:value="3.05904" calcext:value-type="float">
            <text:p>3.05904</text:p>
          </table:table-cell>
          <table:table-cell office:value-type="float" office:value="1.44313545454545" calcext:value-type="float">
            <text:p>1.44313545454545</text:p>
          </table:table-cell>
          <table:table-cell/>
          <table:table-cell office:value-type="float" office:value="4.019978" calcext:value-type="float">
            <text:p>4.019978</text:p>
          </table:table-cell>
          <table:table-cell office:value-type="float" office:value="3.118632" calcext:value-type="float">
            <text:p>3.118632</text:p>
          </table:table-cell>
          <table:table-cell office:value-type="float" office:value="1.76048" calcext:value-type="float">
            <text:p>1.7604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15200818181818" calcext:value-type="float">
            <text:p>4.15200818181818</text:p>
          </table:table-cell>
          <table:table-cell office:value-type="float" office:value="3.30027909090909" calcext:value-type="float">
            <text:p>3.30027909090909</text:p>
          </table:table-cell>
          <table:table-cell office:value-type="float" office:value="1.47580727272727" calcext:value-type="float">
            <text:p>1.47580727272727</text:p>
          </table:table-cell>
          <table:table-cell/>
          <table:table-cell office:value-type="float" office:value="4.680067" calcext:value-type="float">
            <text:p>4.680067</text:p>
          </table:table-cell>
          <table:table-cell office:value-type="float" office:value="3.521147" calcext:value-type="float">
            <text:p>3.521147</text:p>
          </table:table-cell>
          <table:table-cell office:value-type="float" office:value="1.786288" calcext:value-type="float">
            <text:p>1.78628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.76664909090909" calcext:value-type="float">
            <text:p>3.76664909090909</text:p>
          </table:table-cell>
          <table:table-cell office:value-type="float" office:value="3.33402181818182" calcext:value-type="float">
            <text:p>3.33402181818182</text:p>
          </table:table-cell>
          <table:table-cell office:value-type="float" office:value="1.49944090909091" calcext:value-type="float">
            <text:p>1.49944090909091</text:p>
          </table:table-cell>
          <table:table-cell/>
          <table:table-cell office:value-type="float" office:value="4.192678" calcext:value-type="float">
            <text:p>4.192678</text:p>
          </table:table-cell>
          <table:table-cell office:value-type="float" office:value="3.416191" calcext:value-type="float">
            <text:p>3.416191</text:p>
          </table:table-cell>
          <table:table-cell office:value-type="float" office:value="1.836249" calcext:value-type="float">
            <text:p>1.83624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.48483545454546" calcext:value-type="float">
            <text:p>4.48483545454546</text:p>
          </table:table-cell>
          <table:table-cell office:value-type="float" office:value="3.53230909090909" calcext:value-type="float">
            <text:p>3.53230909090909</text:p>
          </table:table-cell>
          <table:table-cell office:value-type="float" office:value="1.53573636363636" calcext:value-type="float">
            <text:p>1.53573636363636</text:p>
          </table:table-cell>
          <table:table-cell/>
          <table:table-cell office:value-type="float" office:value="5.085611" calcext:value-type="float">
            <text:p>5.085611</text:p>
          </table:table-cell>
          <table:table-cell office:value-type="float" office:value="3.694675" calcext:value-type="float">
            <text:p>3.694675</text:p>
          </table:table-cell>
          <table:table-cell office:value-type="float" office:value="1.914153" calcext:value-type="float">
            <text:p>1.91415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84452727272727" calcext:value-type="float">
            <text:p>4.84452727272727</text:p>
          </table:table-cell>
          <table:table-cell office:value-type="float" office:value="3.33702181818182" calcext:value-type="float">
            <text:p>3.33702181818182</text:p>
          </table:table-cell>
          <table:table-cell office:value-type="float" office:value="1.59831909090909" calcext:value-type="float">
            <text:p>1.59831909090909</text:p>
          </table:table-cell>
          <table:table-cell/>
          <table:table-cell office:value-type="float" office:value="9.237233" calcext:value-type="float">
            <text:p>9.237233</text:p>
          </table:table-cell>
          <table:table-cell office:value-type="float" office:value="3.537224" calcext:value-type="float">
            <text:p>3.537224</text:p>
          </table:table-cell>
          <table:table-cell office:value-type="float" office:value="1.940975" calcext:value-type="float">
            <text:p>1.94097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.89512545454545" calcext:value-type="float">
            <text:p>4.89512545454545</text:p>
          </table:table-cell>
          <table:table-cell office:value-type="float" office:value="3.73035272727273" calcext:value-type="float">
            <text:p>3.73035272727273</text:p>
          </table:table-cell>
          <table:table-cell office:value-type="float" office:value="1.64368636363636" calcext:value-type="float">
            <text:p>1.64368636363636</text:p>
          </table:table-cell>
          <table:table-cell/>
          <table:table-cell office:value-type="float" office:value="5.274435" calcext:value-type="float">
            <text:p>5.274435</text:p>
          </table:table-cell>
          <table:table-cell office:value-type="float" office:value="3.86922" calcext:value-type="float">
            <text:p>3.86922</text:p>
          </table:table-cell>
          <table:table-cell office:value-type="float" office:value="1.982145" calcext:value-type="float">
            <text:p>1.9821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99377272727273" calcext:value-type="float">
            <text:p>4.99377272727273</text:p>
          </table:table-cell>
          <table:table-cell office:value-type="float" office:value="3.66043" calcext:value-type="float">
            <text:p>3.66043</text:p>
          </table:table-cell>
          <table:table-cell office:value-type="float" office:value="1.66228363636364" calcext:value-type="float">
            <text:p>1.66228363636364</text:p>
          </table:table-cell>
          <table:table-cell/>
          <table:table-cell office:value-type="float" office:value="4.510556" calcext:value-type="float">
            <text:p>4.510556</text:p>
          </table:table-cell>
          <table:table-cell office:value-type="float" office:value="3.755059" calcext:value-type="float">
            <text:p>3.755059</text:p>
          </table:table-cell>
          <table:table-cell office:value-type="float" office:value="2.002033" calcext:value-type="float">
            <text:p>2.00203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70383636363636" calcext:value-type="float">
            <text:p>6.70383636363636</text:p>
          </table:table-cell>
          <table:table-cell office:value-type="float" office:value="3.95638454545455" calcext:value-type="float">
            <text:p>3.95638454545455</text:p>
          </table:table-cell>
          <table:table-cell office:value-type="float" office:value="1.68144909090909" calcext:value-type="float">
            <text:p>1.68144909090909</text:p>
          </table:table-cell>
          <table:table-cell/>
          <table:table-cell office:value-type="float" office:value="5.306203" calcext:value-type="float">
            <text:p>5.306203</text:p>
          </table:table-cell>
          <table:table-cell office:value-type="float" office:value="4.058839" calcext:value-type="float">
            <text:p>4.058839</text:p>
          </table:table-cell>
          <table:table-cell office:value-type="float" office:value="2.045651" calcext:value-type="float">
            <text:p>2.04565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.57300636363636" calcext:value-type="float">
            <text:p>4.57300636363636</text:p>
          </table:table-cell>
          <table:table-cell office:value-type="float" office:value="3.70811636363636" calcext:value-type="float">
            <text:p>3.70811636363636</text:p>
          </table:table-cell>
          <table:table-cell office:value-type="float" office:value="1.72744181818182" calcext:value-type="float">
            <text:p>1.72744181818182</text:p>
          </table:table-cell>
          <table:table-cell/>
          <table:table-cell office:value-type="float" office:value="4.745995" calcext:value-type="float">
            <text:p>4.745995</text:p>
          </table:table-cell>
          <table:table-cell office:value-type="float" office:value="3.753944" calcext:value-type="float">
            <text:p>3.753944</text:p>
          </table:table-cell>
          <table:table-cell office:value-type="float" office:value="2.13283" calcext:value-type="float">
            <text:p>2.1328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20198" calcext:value-type="float">
            <text:p>6.20198</text:p>
          </table:table-cell>
          <table:table-cell office:value-type="float" office:value="4.10289454545455" calcext:value-type="float">
            <text:p>4.10289454545455</text:p>
          </table:table-cell>
          <table:table-cell office:value-type="float" office:value="1.78632545454545" calcext:value-type="float">
            <text:p>1.78632545454545</text:p>
          </table:table-cell>
          <table:table-cell/>
          <table:table-cell office:value-type="float" office:value="5.453107" calcext:value-type="float">
            <text:p>5.453107</text:p>
          </table:table-cell>
          <table:table-cell office:value-type="float" office:value="4.239851" calcext:value-type="float">
            <text:p>4.239851</text:p>
          </table:table-cell>
          <table:table-cell office:value-type="float" office:value="2.161693" calcext:value-type="float">
            <text:p>2.16169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.57277181818182" calcext:value-type="float">
            <text:p>5.57277181818182</text:p>
          </table:table-cell>
          <table:table-cell office:value-type="float" office:value="4.02773090909091" calcext:value-type="float">
            <text:p>4.02773090909091</text:p>
          </table:table-cell>
          <table:table-cell office:value-type="float" office:value="1.84030545454545" calcext:value-type="float">
            <text:p>1.84030545454545</text:p>
          </table:table-cell>
          <table:table-cell/>
          <table:table-cell office:value-type="float" office:value="5.069384" calcext:value-type="float">
            <text:p>5.069384</text:p>
          </table:table-cell>
          <table:table-cell office:value-type="float" office:value="4.126216" calcext:value-type="float">
            <text:p>4.126216</text:p>
          </table:table-cell>
          <table:table-cell office:value-type="float" office:value="2.205407" calcext:value-type="float">
            <text:p>2.20540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.52088818181818" calcext:value-type="float">
            <text:p>8.52088818181818</text:p>
          </table:table-cell>
          <table:table-cell office:value-type="float" office:value="4.38484727272727" calcext:value-type="float">
            <text:p>4.38484727272727</text:p>
          </table:table-cell>
          <table:table-cell office:value-type="float" office:value="1.85010909090909" calcext:value-type="float">
            <text:p>1.85010909090909</text:p>
          </table:table-cell>
          <table:table-cell/>
          <table:table-cell office:value-type="float" office:value="5.617552" calcext:value-type="float">
            <text:p>5.617552</text:p>
          </table:table-cell>
          <table:table-cell office:value-type="float" office:value="4.438748" calcext:value-type="float">
            <text:p>4.438748</text:p>
          </table:table-cell>
          <table:table-cell office:value-type="float" office:value="2.262929" calcext:value-type="float">
            <text:p>2.26292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81081636363636" calcext:value-type="float">
            <text:p>4.81081636363636</text:p>
          </table:table-cell>
          <table:table-cell office:value-type="float" office:value="3.94497272727273" calcext:value-type="float">
            <text:p>3.94497272727273</text:p>
          </table:table-cell>
          <table:table-cell office:value-type="float" office:value="1.88246181818182" calcext:value-type="float">
            <text:p>1.88246181818182</text:p>
          </table:table-cell>
          <table:table-cell/>
          <table:table-cell office:value-type="float" office:value="5.127016" calcext:value-type="float">
            <text:p>5.127016</text:p>
          </table:table-cell>
          <table:table-cell office:value-type="float" office:value="4.10719" calcext:value-type="float">
            <text:p>4.10719</text:p>
          </table:table-cell>
          <table:table-cell office:value-type="float" office:value="2.33072" calcext:value-type="float">
            <text:p>2.3307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95257727272727" calcext:value-type="float">
            <text:p>6.95257727272727</text:p>
          </table:table-cell>
          <table:table-cell office:value-type="float" office:value="4.60329272727273" calcext:value-type="float">
            <text:p>4.60329272727273</text:p>
          </table:table-cell>
          <table:table-cell office:value-type="float" office:value="1.93871727272727" calcext:value-type="float">
            <text:p>1.93871727272727</text:p>
          </table:table-cell>
          <table:table-cell/>
          <table:table-cell office:value-type="float" office:value="5.772942" calcext:value-type="float">
            <text:p>5.772942</text:p>
          </table:table-cell>
          <table:table-cell office:value-type="float" office:value="4.635294" calcext:value-type="float">
            <text:p>4.635294</text:p>
          </table:table-cell>
          <table:table-cell office:value-type="float" office:value="2.325434" calcext:value-type="float">
            <text:p>2.32543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.61949" calcext:value-type="float">
            <text:p>5.61949</text:p>
          </table:table-cell>
          <table:table-cell office:value-type="float" office:value="4.40023090909091" calcext:value-type="float">
            <text:p>4.40023090909091</text:p>
          </table:table-cell>
          <table:table-cell office:value-type="float" office:value="2.01187181818182" calcext:value-type="float">
            <text:p>2.01187181818182</text:p>
          </table:table-cell>
          <table:table-cell/>
          <table:table-cell office:value-type="float" office:value="5.195109" calcext:value-type="float">
            <text:p>5.195109</text:p>
          </table:table-cell>
          <table:table-cell office:value-type="float" office:value="4.493187" calcext:value-type="float">
            <text:p>4.493187</text:p>
          </table:table-cell>
          <table:table-cell office:value-type="float" office:value="2.446444" calcext:value-type="float">
            <text:p>2.44644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7.69293090909091" calcext:value-type="float">
            <text:p>7.69293090909091</text:p>
          </table:table-cell>
          <table:table-cell office:value-type="float" office:value="4.75041636363636" calcext:value-type="float">
            <text:p>4.75041636363636</text:p>
          </table:table-cell>
          <table:table-cell office:value-type="float" office:value="2.01622727272727" calcext:value-type="float">
            <text:p>2.01622727272727</text:p>
          </table:table-cell>
          <table:table-cell/>
          <table:table-cell office:value-type="float" office:value="6.364949" calcext:value-type="float">
            <text:p>6.364949</text:p>
          </table:table-cell>
          <table:table-cell office:value-type="float" office:value="4.84522" calcext:value-type="float">
            <text:p>4.84522</text:p>
          </table:table-cell>
          <table:table-cell office:value-type="float" office:value="2.501288" calcext:value-type="float">
            <text:p>2.5012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.95599545454545" calcext:value-type="float">
            <text:p>7.95599545454545</text:p>
          </table:table-cell>
          <table:table-cell office:value-type="float" office:value="4.42285818181818" calcext:value-type="float">
            <text:p>4.42285818181818</text:p>
          </table:table-cell>
          <table:table-cell office:value-type="float" office:value="2.04789636363636" calcext:value-type="float">
            <text:p>2.04789636363636</text:p>
          </table:table-cell>
          <table:table-cell/>
          <table:table-cell office:value-type="float" office:value="5.61842" calcext:value-type="float">
            <text:p>5.61842</text:p>
          </table:table-cell>
          <table:table-cell office:value-type="float" office:value="4.481516" calcext:value-type="float">
            <text:p>4.481516</text:p>
          </table:table-cell>
          <table:table-cell office:value-type="float" office:value="2.499985" calcext:value-type="float">
            <text:p>2.49998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9507" calcext:value-type="float">
            <text:p>6.9507</text:p>
          </table:table-cell>
          <table:table-cell office:value-type="float" office:value="4.95148636363636" calcext:value-type="float">
            <text:p>4.95148636363636</text:p>
          </table:table-cell>
          <table:table-cell office:value-type="float" office:value="2.13129818181818" calcext:value-type="float">
            <text:p>2.13129818181818</text:p>
          </table:table-cell>
          <table:table-cell/>
          <table:table-cell office:value-type="float" office:value="6.48513" calcext:value-type="float">
            <text:p>6.48513</text:p>
          </table:table-cell>
          <table:table-cell office:value-type="float" office:value="5.056523" calcext:value-type="float">
            <text:p>5.056523</text:p>
          </table:table-cell>
          <table:table-cell office:value-type="float" office:value="2.525693" calcext:value-type="float">
            <text:p>2.52569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83699909090909" calcext:value-type="float">
            <text:p>6.83699909090909</text:p>
          </table:table-cell>
          <table:table-cell office:value-type="float" office:value="4.79831909090909" calcext:value-type="float">
            <text:p>4.79831909090909</text:p>
          </table:table-cell>
          <table:table-cell office:value-type="float" office:value="2.17489727272727" calcext:value-type="float">
            <text:p>2.17489727272727</text:p>
          </table:table-cell>
          <table:table-cell/>
          <table:table-cell office:value-type="float" office:value="5.743799" calcext:value-type="float">
            <text:p>5.743799</text:p>
          </table:table-cell>
          <table:table-cell office:value-type="float" office:value="4.891062" calcext:value-type="float">
            <text:p>4.891062</text:p>
          </table:table-cell>
          <table:table-cell office:value-type="float" office:value="2.619547" calcext:value-type="float">
            <text:p>2.61954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.71677636363636" calcext:value-type="float">
            <text:p>7.71677636363636</text:p>
          </table:table-cell>
          <table:table-cell office:value-type="float" office:value="5.25047727272727" calcext:value-type="float">
            <text:p>5.25047727272727</text:p>
          </table:table-cell>
          <table:table-cell office:value-type="float" office:value="2.18176545454545" calcext:value-type="float">
            <text:p>2.18176545454545</text:p>
          </table:table-cell>
          <table:table-cell/>
          <table:table-cell office:value-type="float" office:value="7.038826" calcext:value-type="float">
            <text:p>7.038826</text:p>
          </table:table-cell>
          <table:table-cell office:value-type="float" office:value="5.288945" calcext:value-type="float">
            <text:p>5.288945</text:p>
          </table:table-cell>
          <table:table-cell office:value-type="float" office:value="2.664704" calcext:value-type="float">
            <text:p>2.66470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.24106545454545" calcext:value-type="float">
            <text:p>5.24106545454545</text:p>
          </table:table-cell>
          <table:table-cell office:value-type="float" office:value="4.67327727272727" calcext:value-type="float">
            <text:p>4.67327727272727</text:p>
          </table:table-cell>
          <table:table-cell office:value-type="float" office:value="2.27037545454545" calcext:value-type="float">
            <text:p>2.27037545454545</text:p>
          </table:table-cell>
          <table:table-cell/>
          <table:table-cell office:value-type="float" office:value="7.387333" calcext:value-type="float">
            <text:p>7.387333</text:p>
          </table:table-cell>
          <table:table-cell office:value-type="float" office:value="4.906882" calcext:value-type="float">
            <text:p>4.906882</text:p>
          </table:table-cell>
          <table:table-cell office:value-type="float" office:value="2.739894" calcext:value-type="float">
            <text:p>2.73989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80002909090909" calcext:value-type="float">
            <text:p>6.80002909090909</text:p>
          </table:table-cell>
          <table:table-cell office:value-type="float" office:value="5.48401727272727" calcext:value-type="float">
            <text:p>5.48401727272727</text:p>
          </table:table-cell>
          <table:table-cell office:value-type="float" office:value="2.35483636363636" calcext:value-type="float">
            <text:p>2.35483636363636</text:p>
          </table:table-cell>
          <table:table-cell/>
          <table:table-cell office:value-type="float" office:value="7.570434" calcext:value-type="float">
            <text:p>7.570434</text:p>
          </table:table-cell>
          <table:table-cell office:value-type="float" office:value="5.525678" calcext:value-type="float">
            <text:p>5.525678</text:p>
          </table:table-cell>
          <table:table-cell office:value-type="float" office:value="2.814282" calcext:value-type="float">
            <text:p>2.81428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.35820363636364" calcext:value-type="float">
            <text:p>5.35820363636364</text:p>
          </table:table-cell>
          <table:table-cell office:value-type="float" office:value="5.20511090909091" calcext:value-type="float">
            <text:p>5.20511090909091</text:p>
          </table:table-cell>
          <table:table-cell office:value-type="float" office:value="2.32512181818182" calcext:value-type="float">
            <text:p>2.32512181818182</text:p>
          </table:table-cell>
          <table:table-cell/>
          <table:table-cell office:value-type="float" office:value="6.465258" calcext:value-type="float">
            <text:p>6.465258</text:p>
          </table:table-cell>
          <table:table-cell office:value-type="float" office:value="5.333777" calcext:value-type="float">
            <text:p>5.333777</text:p>
          </table:table-cell>
          <table:table-cell office:value-type="float" office:value="2.852683" calcext:value-type="float">
            <text:p>2.85268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.01338909090909" calcext:value-type="float">
            <text:p>7.01338909090909</text:p>
          </table:table-cell>
          <table:table-cell office:value-type="float" office:value="5.64558363636364" calcext:value-type="float">
            <text:p>5.64558363636364</text:p>
          </table:table-cell>
          <table:table-cell office:value-type="float" office:value="2.38371545454545" calcext:value-type="float">
            <text:p>2.38371545454545</text:p>
          </table:table-cell>
          <table:table-cell/>
          <table:table-cell office:value-type="float" office:value="7.621094" calcext:value-type="float">
            <text:p>7.621094</text:p>
          </table:table-cell>
          <table:table-cell office:value-type="float" office:value="5.782429" calcext:value-type="float">
            <text:p>5.782429</text:p>
          </table:table-cell>
          <table:table-cell office:value-type="float" office:value="2.937806" calcext:value-type="float">
            <text:p>2.93780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.23804545454545" calcext:value-type="float">
            <text:p>5.23804545454545</text:p>
          </table:table-cell>
          <table:table-cell office:value-type="float" office:value="5.20252272727273" calcext:value-type="float">
            <text:p>5.20252272727273</text:p>
          </table:table-cell>
          <table:table-cell office:value-type="float" office:value="2.49960545454545" calcext:value-type="float">
            <text:p>2.49960545454545</text:p>
          </table:table-cell>
          <table:table-cell/>
          <table:table-cell office:value-type="float" office:value="6.663697" calcext:value-type="float">
            <text:p>6.663697</text:p>
          </table:table-cell>
          <table:table-cell office:value-type="float" office:value="5.29379" calcext:value-type="float">
            <text:p>5.29379</text:p>
          </table:table-cell>
          <table:table-cell office:value-type="float" office:value="2.982985" calcext:value-type="float">
            <text:p>2.98298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.21319363636364" calcext:value-type="float">
            <text:p>8.21319363636364</text:p>
          </table:table-cell>
          <table:table-cell office:value-type="float" office:value="5.87743545454545" calcext:value-type="float">
            <text:p>5.87743545454545</text:p>
          </table:table-cell>
          <table:table-cell office:value-type="float" office:value="2.49163363636364" calcext:value-type="float">
            <text:p>2.49163363636364</text:p>
          </table:table-cell>
          <table:table-cell/>
          <table:table-cell office:value-type="float" office:value="7.613204" calcext:value-type="float">
            <text:p>7.613204</text:p>
          </table:table-cell>
          <table:table-cell office:value-type="float" office:value="5.961972" calcext:value-type="float">
            <text:p>5.961972</text:p>
          </table:table-cell>
          <table:table-cell office:value-type="float" office:value="3.040624" calcext:value-type="float">
            <text:p>3.0406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97034545454545" calcext:value-type="float">
            <text:p>5.97034545454545</text:p>
          </table:table-cell>
          <table:table-cell office:value-type="float" office:value="5.65170727272727" calcext:value-type="float">
            <text:p>5.65170727272727</text:p>
          </table:table-cell>
          <table:table-cell office:value-type="float" office:value="2.54639454545455" calcext:value-type="float">
            <text:p>2.54639454545455</text:p>
          </table:table-cell>
          <table:table-cell/>
          <table:table-cell office:value-type="float" office:value="6.952967" calcext:value-type="float">
            <text:p>6.952967</text:p>
          </table:table-cell>
          <table:table-cell office:value-type="float" office:value="5.760388" calcext:value-type="float">
            <text:p>5.760388</text:p>
          </table:table-cell>
          <table:table-cell office:value-type="float" office:value="3.107279" calcext:value-type="float">
            <text:p>3.10727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.57877727272727" calcext:value-type="float">
            <text:p>8.57877727272727</text:p>
          </table:table-cell>
          <table:table-cell office:value-type="float" office:value="6.21105181818182" calcext:value-type="float">
            <text:p>6.21105181818182</text:p>
          </table:table-cell>
          <table:table-cell office:value-type="float" office:value="2.60480090909091" calcext:value-type="float">
            <text:p>2.60480090909091</text:p>
          </table:table-cell>
          <table:table-cell/>
          <table:table-cell office:value-type="float" office:value="8.047975" calcext:value-type="float">
            <text:p>8.047975</text:p>
          </table:table-cell>
          <table:table-cell office:value-type="float" office:value="6.205194" calcext:value-type="float">
            <text:p>6.205194</text:p>
          </table:table-cell>
          <table:table-cell office:value-type="float" office:value="3.156371" calcext:value-type="float">
            <text:p>3.15637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13542181818182" calcext:value-type="float">
            <text:p>6.13542181818182</text:p>
          </table:table-cell>
          <table:table-cell office:value-type="float" office:value="5.48935272727273" calcext:value-type="float">
            <text:p>5.48935272727273</text:p>
          </table:table-cell>
          <table:table-cell office:value-type="float" office:value="2.67420727272727" calcext:value-type="float">
            <text:p>2.67420727272727</text:p>
          </table:table-cell>
          <table:table-cell/>
          <table:table-cell office:value-type="float" office:value="7.270078" calcext:value-type="float">
            <text:p>7.270078</text:p>
          </table:table-cell>
          <table:table-cell office:value-type="float" office:value="5.734067" calcext:value-type="float">
            <text:p>5.734067</text:p>
          </table:table-cell>
          <table:table-cell office:value-type="float" office:value="3.279944" calcext:value-type="float">
            <text:p>3.27994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7.62841363636364" calcext:value-type="float">
            <text:p>7.62841363636364</text:p>
          </table:table-cell>
          <table:table-cell office:value-type="float" office:value="6.45698454545455" calcext:value-type="float">
            <text:p>6.45698454545455</text:p>
          </table:table-cell>
          <table:table-cell office:value-type="float" office:value="2.70287454545455" calcext:value-type="float">
            <text:p>2.70287454545455</text:p>
          </table:table-cell>
          <table:table-cell/>
          <table:table-cell office:value-type="float" office:value="8.256322" calcext:value-type="float">
            <text:p>8.256322</text:p>
          </table:table-cell>
          <table:table-cell office:value-type="float" office:value="6.446374" calcext:value-type="float">
            <text:p>6.446374</text:p>
          </table:table-cell>
          <table:table-cell office:value-type="float" office:value="3.288852" calcext:value-type="float">
            <text:p>3.28885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80958545454546" calcext:value-type="float">
            <text:p>6.80958545454546</text:p>
          </table:table-cell>
          <table:table-cell office:value-type="float" office:value="6.10753636363636" calcext:value-type="float">
            <text:p>6.10753636363636</text:p>
          </table:table-cell>
          <table:table-cell office:value-type="float" office:value="2.77125363636364" calcext:value-type="float">
            <text:p>2.77125363636364</text:p>
          </table:table-cell>
          <table:table-cell/>
          <table:table-cell office:value-type="float" office:value="7.59902" calcext:value-type="float">
            <text:p>7.59902</text:p>
          </table:table-cell>
          <table:table-cell office:value-type="float" office:value="6.227741" calcext:value-type="float">
            <text:p>6.227741</text:p>
          </table:table-cell>
          <table:table-cell office:value-type="float" office:value="3.350243" calcext:value-type="float">
            <text:p>3.35024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.45019727272727" calcext:value-type="float">
            <text:p>9.45019727272727</text:p>
          </table:table-cell>
          <table:table-cell office:value-type="float" office:value="6.62496454545455" calcext:value-type="float">
            <text:p>6.62496454545455</text:p>
          </table:table-cell>
          <table:table-cell office:value-type="float" office:value="2.81963454545454" calcext:value-type="float">
            <text:p>2.81963454545454</text:p>
          </table:table-cell>
          <table:table-cell/>
          <table:table-cell office:value-type="float" office:value="8.501984" calcext:value-type="float">
            <text:p>8.501984</text:p>
          </table:table-cell>
          <table:table-cell office:value-type="float" office:value="6.708447" calcext:value-type="float">
            <text:p>6.708447</text:p>
          </table:table-cell>
          <table:table-cell office:value-type="float" office:value="3.442782" calcext:value-type="float">
            <text:p>3.44278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.47481272727273" calcext:value-type="float">
            <text:p>7.47481272727273</text:p>
          </table:table-cell>
          <table:table-cell office:value-type="float" office:value="6.09828272727273" calcext:value-type="float">
            <text:p>6.09828272727273</text:p>
          </table:table-cell>
          <table:table-cell office:value-type="float" office:value="2.89928727272727" calcext:value-type="float">
            <text:p>2.89928727272727</text:p>
          </table:table-cell>
          <table:table-cell/>
          <table:table-cell office:value-type="float" office:value="7.830695" calcext:value-type="float">
            <text:p>7.830695</text:p>
          </table:table-cell>
          <table:table-cell office:value-type="float" office:value="6.201746" calcext:value-type="float">
            <text:p>6.201746</text:p>
          </table:table-cell>
          <table:table-cell office:value-type="float" office:value="3.494137" calcext:value-type="float">
            <text:p>3.49413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.4187481818182" calcext:value-type="float">
            <text:p>10.4187481818182</text:p>
          </table:table-cell>
          <table:table-cell office:value-type="float" office:value="6.87464181818182" calcext:value-type="float">
            <text:p>6.87464181818182</text:p>
          </table:table-cell>
          <table:table-cell office:value-type="float" office:value="3.03145909090909" calcext:value-type="float">
            <text:p>3.03145909090909</text:p>
          </table:table-cell>
          <table:table-cell/>
          <table:table-cell office:value-type="float" office:value="9.000762" calcext:value-type="float">
            <text:p>9.000762</text:p>
          </table:table-cell>
          <table:table-cell office:value-type="float" office:value="6.983873" calcext:value-type="float">
            <text:p>6.983873</text:p>
          </table:table-cell>
          <table:table-cell office:value-type="float" office:value="3.580976" calcext:value-type="float">
            <text:p>3.58097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.32454636363636" calcext:value-type="float">
            <text:p>8.32454636363636</text:p>
          </table:table-cell>
          <table:table-cell office:value-type="float" office:value="6.59403090909091" calcext:value-type="float">
            <text:p>6.59403090909091</text:p>
          </table:table-cell>
          <table:table-cell office:value-type="float" office:value="2.95456" calcext:value-type="float">
            <text:p>2.95456</text:p>
          </table:table-cell>
          <table:table-cell/>
          <table:table-cell office:value-type="float" office:value="8.071788" calcext:value-type="float">
            <text:p>8.071788</text:p>
          </table:table-cell>
          <table:table-cell office:value-type="float" office:value="6.738131" calcext:value-type="float">
            <text:p>6.738131</text:p>
          </table:table-cell>
          <table:table-cell office:value-type="float" office:value="3.622006" calcext:value-type="float">
            <text:p>3.62200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.3002090909091" calcext:value-type="float">
            <text:p>10.3002090909091</text:p>
          </table:table-cell>
          <table:table-cell office:value-type="float" office:value="7.25132454545455" calcext:value-type="float">
            <text:p>7.25132454545455</text:p>
          </table:table-cell>
          <table:table-cell office:value-type="float" office:value="3.09191272727273" calcext:value-type="float">
            <text:p>3.09191272727273</text:p>
          </table:table-cell>
          <table:table-cell/>
          <table:table-cell office:value-type="float" office:value="9.19893" calcext:value-type="float">
            <text:p>9.19893</text:p>
          </table:table-cell>
          <table:table-cell office:value-type="float" office:value="7.264454" calcext:value-type="float">
            <text:p>7.264454</text:p>
          </table:table-cell>
          <table:table-cell office:value-type="float" office:value="3.688598" calcext:value-type="float">
            <text:p>3.6885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44877272727273" calcext:value-type="float">
            <text:p>9.44877272727273</text:p>
          </table:table-cell>
          <table:table-cell office:value-type="float" office:value="6.40807636363637" calcext:value-type="float">
            <text:p>6.40807636363637</text:p>
          </table:table-cell>
          <table:table-cell office:value-type="float" office:value="3.11788909090909" calcext:value-type="float">
            <text:p>3.11788909090909</text:p>
          </table:table-cell>
          <table:table-cell/>
          <table:table-cell office:value-type="float" office:value="10.12293" calcext:value-type="float">
            <text:p>10.12293</text:p>
          </table:table-cell>
          <table:table-cell office:value-type="float" office:value="6.691628" calcext:value-type="float">
            <text:p>6.691628</text:p>
          </table:table-cell>
          <table:table-cell office:value-type="float" office:value="3.754606" calcext:value-type="float">
            <text:p>3.75460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.83854636363637" calcext:value-type="float">
            <text:p>9.83854636363637</text:p>
          </table:table-cell>
          <table:table-cell office:value-type="float" office:value="7.52912363636364" calcext:value-type="float">
            <text:p>7.52912363636364</text:p>
          </table:table-cell>
          <table:table-cell office:value-type="float" office:value="3.16307090909091" calcext:value-type="float">
            <text:p>3.16307090909091</text:p>
          </table:table-cell>
          <table:table-cell/>
          <table:table-cell office:value-type="float" office:value="9.751243" calcext:value-type="float">
            <text:p>9.751243</text:p>
          </table:table-cell>
          <table:table-cell office:value-type="float" office:value="7.544591" calcext:value-type="float">
            <text:p>7.544591</text:p>
          </table:table-cell>
          <table:table-cell office:value-type="float" office:value="3.840674" calcext:value-type="float">
            <text:p>3.84067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7.07385090909091" calcext:value-type="float">
            <text:p>7.07385090909091</text:p>
          </table:table-cell>
          <table:table-cell office:value-type="float" office:value="7.10384090909091" calcext:value-type="float">
            <text:p>7.10384090909091</text:p>
          </table:table-cell>
          <table:table-cell office:value-type="float" office:value="3.31572818181818" calcext:value-type="float">
            <text:p>3.31572818181818</text:p>
          </table:table-cell>
          <table:table-cell/>
          <table:table-cell office:value-type="float" office:value="8.421496" calcext:value-type="float">
            <text:p>8.421496</text:p>
          </table:table-cell>
          <table:table-cell office:value-type="float" office:value="7.253303" calcext:value-type="float">
            <text:p>7.253303</text:p>
          </table:table-cell>
          <table:table-cell office:value-type="float" office:value="3.864428" calcext:value-type="float">
            <text:p>3.86442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9.38786454545455" calcext:value-type="float">
            <text:p>9.38786454545455</text:p>
          </table:table-cell>
          <table:table-cell office:value-type="float" office:value="7.69965454545455" calcext:value-type="float">
            <text:p>7.69965454545455</text:p>
          </table:table-cell>
          <table:table-cell office:value-type="float" office:value="3.22793363636364" calcext:value-type="float">
            <text:p>3.22793363636364</text:p>
          </table:table-cell>
          <table:table-cell/>
          <table:table-cell office:value-type="float" office:value="10.293331" calcext:value-type="float">
            <text:p>10.293331</text:p>
          </table:table-cell>
          <table:table-cell office:value-type="float" office:value="7.835479" calcext:value-type="float">
            <text:p>7.835479</text:p>
          </table:table-cell>
          <table:table-cell office:value-type="float" office:value="3.998209" calcext:value-type="float">
            <text:p>3.99820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63903909090909" calcext:value-type="float">
            <text:p>6.63903909090909</text:p>
          </table:table-cell>
          <table:table-cell office:value-type="float" office:value="7.07313272727273" calcext:value-type="float">
            <text:p>7.07313272727273</text:p>
          </table:table-cell>
          <table:table-cell office:value-type="float" office:value="3.44512272727273" calcext:value-type="float">
            <text:p>3.44512272727273</text:p>
          </table:table-cell>
          <table:table-cell/>
          <table:table-cell office:value-type="float" office:value="8.799241" calcext:value-type="float">
            <text:p>8.799241</text:p>
          </table:table-cell>
          <table:table-cell office:value-type="float" office:value="7.202003" calcext:value-type="float">
            <text:p>7.202003</text:p>
          </table:table-cell>
          <table:table-cell office:value-type="float" office:value="4.046059" calcext:value-type="float">
            <text:p>4.04605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9.69959727272727" calcext:value-type="float">
            <text:p>9.69959727272727</text:p>
          </table:table-cell>
          <table:table-cell office:value-type="float" office:value="7.98320545454545" calcext:value-type="float">
            <text:p>7.98320545454545</text:p>
          </table:table-cell>
          <table:table-cell office:value-type="float" office:value="3.38595363636364" calcext:value-type="float">
            <text:p>3.38595363636364</text:p>
          </table:table-cell>
          <table:table-cell/>
          <table:table-cell office:value-type="float" office:value="10.63103" calcext:value-type="float">
            <text:p>10.63103</text:p>
          </table:table-cell>
          <table:table-cell office:value-type="float" office:value="8.128278" calcext:value-type="float">
            <text:p>8.128278</text:p>
          </table:table-cell>
          <table:table-cell office:value-type="float" office:value="4.100689" calcext:value-type="float">
            <text:p>4.1006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9.80046090909091" calcext:value-type="float">
            <text:p>9.80046090909091</text:p>
          </table:table-cell>
          <table:table-cell office:value-type="float" office:value="7.6552" calcext:value-type="float">
            <text:p>7.6552</text:p>
          </table:table-cell>
          <table:table-cell office:value-type="float" office:value="3.40985" calcext:value-type="float">
            <text:p>3.40985</text:p>
          </table:table-cell>
          <table:table-cell/>
          <table:table-cell office:value-type="float" office:value="9.161468" calcext:value-type="float">
            <text:p>9.161468</text:p>
          </table:table-cell>
          <table:table-cell office:value-type="float" office:value="7.805447" calcext:value-type="float">
            <text:p>7.805447</text:p>
          </table:table-cell>
          <table:table-cell office:value-type="float" office:value="4.200659" calcext:value-type="float">
            <text:p>4.20065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.2459" calcext:value-type="float">
            <text:p>10.2459</text:p>
          </table:table-cell>
          <table:table-cell office:value-type="float" office:value="8.40290818181818" calcext:value-type="float">
            <text:p>8.40290818181818</text:p>
          </table:table-cell>
          <table:table-cell office:value-type="float" office:value="3.50322909090909" calcext:value-type="float">
            <text:p>3.50322909090909</text:p>
          </table:table-cell>
          <table:table-cell/>
          <table:table-cell office:value-type="float" office:value="10.91867" calcext:value-type="float">
            <text:p>10.91867</text:p>
          </table:table-cell>
          <table:table-cell office:value-type="float" office:value="8.435517" calcext:value-type="float">
            <text:p>8.435517</text:p>
          </table:table-cell>
          <table:table-cell office:value-type="float" office:value="4.278813" calcext:value-type="float">
            <text:p>4.27881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.63579181818182" calcext:value-type="float">
            <text:p>7.63579181818182</text:p>
          </table:table-cell>
          <table:table-cell office:value-type="float" office:value="7.39798545454545" calcext:value-type="float">
            <text:p>7.39798545454545</text:p>
          </table:table-cell>
          <table:table-cell office:value-type="float" office:value="3.58072727272727" calcext:value-type="float">
            <text:p>3.58072727272727</text:p>
          </table:table-cell>
          <table:table-cell/>
          <table:table-cell office:value-type="float" office:value="10.103351" calcext:value-type="float">
            <text:p>10.103351</text:p>
          </table:table-cell>
          <table:table-cell office:value-type="float" office:value="7.748742" calcext:value-type="float">
            <text:p>7.748742</text:p>
          </table:table-cell>
          <table:table-cell office:value-type="float" office:value="4.313112" calcext:value-type="float">
            <text:p>4.31311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.7000090909091" calcext:value-type="float">
            <text:p>10.7000090909091</text:p>
          </table:table-cell>
          <table:table-cell office:value-type="float" office:value="8.70416181818182" calcext:value-type="float">
            <text:p>8.70416181818182</text:p>
          </table:table-cell>
          <table:table-cell office:value-type="float" office:value="3.64261909090909" calcext:value-type="float">
            <text:p>3.64261909090909</text:p>
          </table:table-cell>
          <table:table-cell/>
          <table:table-cell office:value-type="float" office:value="11.15835" calcext:value-type="float">
            <text:p>11.15835</text:p>
          </table:table-cell>
          <table:table-cell office:value-type="float" office:value="8.735376" calcext:value-type="float">
            <text:p>8.735376</text:p>
          </table:table-cell>
          <table:table-cell office:value-type="float" office:value="4.378949" calcext:value-type="float">
            <text:p>4.37894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.99313363636364" calcext:value-type="float">
            <text:p>9.99313363636364</text:p>
          </table:table-cell>
          <table:table-cell office:value-type="float" office:value="8.22419545454545" calcext:value-type="float">
            <text:p>8.22419545454545</text:p>
          </table:table-cell>
          <table:table-cell office:value-type="float" office:value="3.70242636363636" calcext:value-type="float">
            <text:p>3.70242636363636</text:p>
          </table:table-cell>
          <table:table-cell/>
          <table:table-cell office:value-type="float" office:value="10.116629" calcext:value-type="float">
            <text:p>10.116629</text:p>
          </table:table-cell>
          <table:table-cell office:value-type="float" office:value="8.383183" calcext:value-type="float">
            <text:p>8.383183</text:p>
          </table:table-cell>
          <table:table-cell office:value-type="float" office:value="4.537544" calcext:value-type="float">
            <text:p>4.53754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1.4436181818182" calcext:value-type="float">
            <text:p>11.4436181818182</text:p>
          </table:table-cell>
          <table:table-cell office:value-type="float" office:value="8.89705" calcext:value-type="float">
            <text:p>8.89705</text:p>
          </table:table-cell>
          <table:table-cell office:value-type="float" office:value="3.80666272727273" calcext:value-type="float">
            <text:p>3.80666272727273</text:p>
          </table:table-cell>
          <table:table-cell/>
          <table:table-cell office:value-type="float" office:value="11.79189" calcext:value-type="float">
            <text:p>11.79189</text:p>
          </table:table-cell>
          <table:table-cell office:value-type="float" office:value="9.052555" calcext:value-type="float">
            <text:p>9.052555</text:p>
          </table:table-cell>
          <table:table-cell office:value-type="float" office:value="4.59884" calcext:value-type="float">
            <text:p>4.5988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.44399545454546" calcext:value-type="float">
            <text:p>8.44399545454546</text:p>
          </table:table-cell>
          <table:table-cell office:value-type="float" office:value="8.16102454545455" calcext:value-type="float">
            <text:p>8.16102454545455</text:p>
          </table:table-cell>
          <table:table-cell office:value-type="float" office:value="3.83451" calcext:value-type="float">
            <text:p>3.83451</text:p>
          </table:table-cell>
          <table:table-cell/>
          <table:table-cell office:value-type="float" office:value="10.46992" calcext:value-type="float">
            <text:p>10.46992</text:p>
          </table:table-cell>
          <table:table-cell office:value-type="float" office:value="8.310231" calcext:value-type="float">
            <text:p>8.310231</text:p>
          </table:table-cell>
          <table:table-cell office:value-type="float" office:value="4.755789" calcext:value-type="float">
            <text:p>4.75578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.8911272727273" calcext:value-type="float">
            <text:p>11.8911272727273</text:p>
          </table:table-cell>
          <table:table-cell office:value-type="float" office:value="9.20368181818182" calcext:value-type="float">
            <text:p>9.20368181818182</text:p>
          </table:table-cell>
          <table:table-cell office:value-type="float" office:value="4.01144181818182" calcext:value-type="float">
            <text:p>4.01144181818182</text:p>
          </table:table-cell>
          <table:table-cell/>
          <table:table-cell office:value-type="float" office:value="12.20102" calcext:value-type="float">
            <text:p>12.20102</text:p>
          </table:table-cell>
          <table:table-cell office:value-type="float" office:value="9.374623" calcext:value-type="float">
            <text:p>9.374623</text:p>
          </table:table-cell>
          <table:table-cell office:value-type="float" office:value="4.754747" calcext:value-type="float">
            <text:p>4.75474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9.10949363636364" calcext:value-type="float">
            <text:p>9.10949363636364</text:p>
          </table:table-cell>
          <table:table-cell office:value-type="float" office:value="8.80794818181818" calcext:value-type="float">
            <text:p>8.80794818181818</text:p>
          </table:table-cell>
          <table:table-cell office:value-type="float" office:value="3.93327818181818" calcext:value-type="float">
            <text:p>3.93327818181818</text:p>
          </table:table-cell>
          <table:table-cell/>
          <table:table-cell office:value-type="float" office:value="10.88678" calcext:value-type="float">
            <text:p>10.88678</text:p>
          </table:table-cell>
          <table:table-cell office:value-type="float" office:value="8.98664" calcext:value-type="float">
            <text:p>8.98664</text:p>
          </table:table-cell>
          <table:table-cell office:value-type="float" office:value="4.884258" calcext:value-type="float">
            <text:p>4.88425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.2178818181818" calcext:value-type="float">
            <text:p>12.2178818181818</text:p>
          </table:table-cell>
          <table:table-cell office:value-type="float" office:value="9.67086" calcext:value-type="float">
            <text:p>9.67086</text:p>
          </table:table-cell>
          <table:table-cell office:value-type="float" office:value="4.13185727272727" calcext:value-type="float">
            <text:p>4.13185727272727</text:p>
          </table:table-cell>
          <table:table-cell/>
          <table:table-cell office:value-type="float" office:value="12.49612" calcext:value-type="float">
            <text:p>12.49612</text:p>
          </table:table-cell>
          <table:table-cell office:value-type="float" office:value="9.699209" calcext:value-type="float">
            <text:p>9.699209</text:p>
          </table:table-cell>
          <table:table-cell office:value-type="float" office:value="4.939787" calcext:value-type="float">
            <text:p>4.93978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.66130636363636" calcext:value-type="float">
            <text:p>8.66130636363636</text:p>
          </table:table-cell>
          <table:table-cell office:value-type="float" office:value="8.50734636363636" calcext:value-type="float">
            <text:p>8.50734636363636</text:p>
          </table:table-cell>
          <table:table-cell office:value-type="float" office:value="4.12938" calcext:value-type="float">
            <text:p>4.12938</text:p>
          </table:table-cell>
          <table:table-cell/>
          <table:table-cell office:value-type="float" office:value="13.67158" calcext:value-type="float">
            <text:p>13.67158</text:p>
          </table:table-cell>
          <table:table-cell office:value-type="float" office:value="8.896924" calcext:value-type="float">
            <text:p>8.896924</text:p>
          </table:table-cell>
          <table:table-cell office:value-type="float" office:value="4.954213" calcext:value-type="float">
            <text:p>4.95421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.8108181818182" calcext:value-type="float">
            <text:p>12.8108181818182</text:p>
          </table:table-cell>
          <table:table-cell office:value-type="float" office:value="10.0109209090909" calcext:value-type="float">
            <text:p>10.0109209090909</text:p>
          </table:table-cell>
          <table:table-cell office:value-type="float" office:value="4.22573272727273" calcext:value-type="float">
            <text:p>4.22573272727273</text:p>
          </table:table-cell>
          <table:table-cell/>
          <table:table-cell office:value-type="float" office:value="12.60807" calcext:value-type="float">
            <text:p>12.60807</text:p>
          </table:table-cell>
          <table:table-cell office:value-type="float" office:value="10.02727" calcext:value-type="float">
            <text:p>10.02727</text:p>
          </table:table-cell>
          <table:table-cell office:value-type="float" office:value="5.08383" calcext:value-type="float">
            <text:p>5.0838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9.31233545454545" calcext:value-type="float">
            <text:p>9.31233545454545</text:p>
          </table:table-cell>
          <table:table-cell office:value-type="float" office:value="9.42277818181818" calcext:value-type="float">
            <text:p>9.42277818181818</text:p>
          </table:table-cell>
          <table:table-cell office:value-type="float" office:value="4.27821272727273" calcext:value-type="float">
            <text:p>4.27821272727273</text:p>
          </table:table-cell>
          <table:table-cell/>
          <table:table-cell office:value-type="float" office:value="11.31192" calcext:value-type="float">
            <text:p>11.31192</text:p>
          </table:table-cell>
          <table:table-cell office:value-type="float" office:value="9.617209" calcext:value-type="float">
            <text:p>9.617209</text:p>
          </table:table-cell>
          <table:table-cell office:value-type="float" office:value="5.161532" calcext:value-type="float">
            <text:p>5.16153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.2847636363636" calcext:value-type="float">
            <text:p>12.2847636363636</text:p>
          </table:table-cell>
          <table:table-cell office:value-type="float" office:value="10.1923" calcext:value-type="float">
            <text:p>10.1923</text:p>
          </table:table-cell>
          <table:table-cell office:value-type="float" office:value="4.34738272727273" calcext:value-type="float">
            <text:p>4.34738272727273</text:p>
          </table:table-cell>
          <table:table-cell/>
          <table:table-cell office:value-type="float" office:value="12.73539" calcext:value-type="float">
            <text:p>12.73539</text:p>
          </table:table-cell>
          <table:table-cell office:value-type="float" office:value="10.3687" calcext:value-type="float">
            <text:p>10.3687</text:p>
          </table:table-cell>
          <table:table-cell office:value-type="float" office:value="5.277705" calcext:value-type="float">
            <text:p>5.2777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.13427" calcext:value-type="float">
            <text:p>9.13427</text:p>
          </table:table-cell>
          <table:table-cell office:value-type="float" office:value="9.38615090909091" calcext:value-type="float">
            <text:p>9.38615090909091</text:p>
          </table:table-cell>
          <table:table-cell office:value-type="float" office:value="4.45507909090909" calcext:value-type="float">
            <text:p>4.45507909090909</text:p>
          </table:table-cell>
          <table:table-cell/>
          <table:table-cell office:value-type="float" office:value="11.52133" calcext:value-type="float">
            <text:p>11.52133</text:p>
          </table:table-cell>
          <table:table-cell office:value-type="float" office:value="9.521601" calcext:value-type="float">
            <text:p>9.521601</text:p>
          </table:table-cell>
          <table:table-cell office:value-type="float" office:value="5.391806" calcext:value-type="float">
            <text:p>5.39180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.5956545454545" calcext:value-type="float">
            <text:p>12.5956545454545</text:p>
          </table:table-cell>
          <table:table-cell office:value-type="float" office:value="10.5921545454545" calcext:value-type="float">
            <text:p>10.5921545454545</text:p>
          </table:table-cell>
          <table:table-cell office:value-type="float" office:value="4.42811454545455" calcext:value-type="float">
            <text:p>4.42811454545455</text:p>
          </table:table-cell>
          <table:table-cell/>
          <table:table-cell office:value-type="float" office:value="13.3664" calcext:value-type="float">
            <text:p>13.3664</text:p>
          </table:table-cell>
          <table:table-cell office:value-type="float" office:value="10.73126" calcext:value-type="float">
            <text:p>10.73126</text:p>
          </table:table-cell>
          <table:table-cell office:value-type="float" office:value="5.42411" calcext:value-type="float">
            <text:p>5.4241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.97304818181818" calcext:value-type="float">
            <text:p>9.97304818181818</text:p>
          </table:table-cell>
          <table:table-cell office:value-type="float" office:value="10.0690636363636" calcext:value-type="float">
            <text:p>10.0690636363636</text:p>
          </table:table-cell>
          <table:table-cell office:value-type="float" office:value="4.52225363636364" calcext:value-type="float">
            <text:p>4.52225363636364</text:p>
          </table:table-cell>
          <table:table-cell/>
          <table:table-cell office:value-type="float" office:value="11.82512" calcext:value-type="float">
            <text:p>11.82512</text:p>
          </table:table-cell>
          <table:table-cell office:value-type="float" office:value="10.28255" calcext:value-type="float">
            <text:p>10.28255</text:p>
          </table:table-cell>
          <table:table-cell office:value-type="float" office:value="5.59314" calcext:value-type="float">
            <text:p>5.5931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3.2446636363636" calcext:value-type="float">
            <text:p>13.2446636363636</text:p>
          </table:table-cell>
          <table:table-cell office:value-type="float" office:value="11.0458545454545" calcext:value-type="float">
            <text:p>11.0458545454545</text:p>
          </table:table-cell>
          <table:table-cell office:value-type="float" office:value="4.57720181818182" calcext:value-type="float">
            <text:p>4.57720181818182</text:p>
          </table:table-cell>
          <table:table-cell/>
          <table:table-cell office:value-type="float" office:value="14.30053" calcext:value-type="float">
            <text:p>14.30053</text:p>
          </table:table-cell>
          <table:table-cell office:value-type="float" office:value="11.10873" calcext:value-type="float">
            <text:p>11.10873</text:p>
          </table:table-cell>
          <table:table-cell office:value-type="float" office:value="5.575525" calcext:value-type="float">
            <text:p>5.57552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.30031181818182" calcext:value-type="float">
            <text:p>9.30031181818182</text:p>
          </table:table-cell>
          <table:table-cell office:value-type="float" office:value="9.72224090909091" calcext:value-type="float">
            <text:p>9.72224090909091</text:p>
          </table:table-cell>
          <table:table-cell office:value-type="float" office:value="4.75438" calcext:value-type="float">
            <text:p>4.75438</text:p>
          </table:table-cell>
          <table:table-cell/>
          <table:table-cell office:value-type="float" office:value="13.21187" calcext:value-type="float">
            <text:p>13.21187</text:p>
          </table:table-cell>
          <table:table-cell office:value-type="float" office:value="10.17273" calcext:value-type="float">
            <text:p>10.17273</text:p>
          </table:table-cell>
          <table:table-cell office:value-type="float" office:value="5.694919" calcext:value-type="float">
            <text:p>5.69491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3.6969272727273" calcext:value-type="float">
            <text:p>13.6969272727273</text:p>
          </table:table-cell>
          <table:table-cell office:value-type="float" office:value="11.4161272727273" calcext:value-type="float">
            <text:p>11.4161272727273</text:p>
          </table:table-cell>
          <table:table-cell office:value-type="float" office:value="4.82320545454546" calcext:value-type="float">
            <text:p>4.82320545454546</text:p>
          </table:table-cell>
          <table:table-cell/>
          <table:table-cell office:value-type="float" office:value="14.90324" calcext:value-type="float">
            <text:p>14.90324</text:p>
          </table:table-cell>
          <table:table-cell office:value-type="float" office:value="11.48383" calcext:value-type="float">
            <text:p>11.48383</text:p>
          </table:table-cell>
          <table:table-cell office:value-type="float" office:value="5.858228" calcext:value-type="float">
            <text:p>5.85822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.6601727272727" calcext:value-type="float">
            <text:p>10.6601727272727</text:p>
          </table:table-cell>
          <table:table-cell office:value-type="float" office:value="10.7588" calcext:value-type="float">
            <text:p>10.7588</text:p>
          </table:table-cell>
          <table:table-cell office:value-type="float" office:value="4.83434090909091" calcext:value-type="float">
            <text:p>4.83434090909091</text:p>
          </table:table-cell>
          <table:table-cell/>
          <table:table-cell office:value-type="float" office:value="12.83134" calcext:value-type="float">
            <text:p>12.83134</text:p>
          </table:table-cell>
          <table:table-cell office:value-type="float" office:value="11.01477" calcext:value-type="float">
            <text:p>11.01477</text:p>
          </table:table-cell>
          <table:table-cell office:value-type="float" office:value="5.985383" calcext:value-type="float">
            <text:p>5.98538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7.2815181818182" calcext:value-type="float">
            <text:p>17.2815181818182</text:p>
          </table:table-cell>
          <table:table-cell office:value-type="float" office:value="11.6347363636364" calcext:value-type="float">
            <text:p>11.6347363636364</text:p>
          </table:table-cell>
          <table:table-cell office:value-type="float" office:value="5.01909181818182" calcext:value-type="float">
            <text:p>5.01909181818182</text:p>
          </table:table-cell>
          <table:table-cell/>
          <table:table-cell office:value-type="float" office:value="16.25779" calcext:value-type="float">
            <text:p>16.25779</text:p>
          </table:table-cell>
          <table:table-cell office:value-type="float" office:value="11.90245" calcext:value-type="float">
            <text:p>11.90245</text:p>
          </table:table-cell>
          <table:table-cell office:value-type="float" office:value="6.022334" calcext:value-type="float">
            <text:p>6.02233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0.0617127272727" calcext:value-type="float">
            <text:p>10.0617127272727</text:p>
          </table:table-cell>
          <table:table-cell office:value-type="float" office:value="10.6579181818182" calcext:value-type="float">
            <text:p>10.6579181818182</text:p>
          </table:table-cell>
          <table:table-cell office:value-type="float" office:value="4.99815818181818" calcext:value-type="float">
            <text:p>4.99815818181818</text:p>
          </table:table-cell>
          <table:table-cell/>
          <table:table-cell office:value-type="float" office:value="13.46584" calcext:value-type="float">
            <text:p>13.46584</text:p>
          </table:table-cell>
          <table:table-cell office:value-type="float" office:value="10.86003" calcext:value-type="float">
            <text:p>10.86003</text:p>
          </table:table-cell>
          <table:table-cell office:value-type="float" office:value="6.143441" calcext:value-type="float">
            <text:p>6.14344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.2007454545455" calcext:value-type="float">
            <text:p>15.2007454545455</text:p>
          </table:table-cell>
          <table:table-cell office:value-type="float" office:value="12.0043" calcext:value-type="float">
            <text:p>12.0043</text:p>
          </table:table-cell>
          <table:table-cell office:value-type="float" office:value="5.08745272727273" calcext:value-type="float">
            <text:p>5.08745272727273</text:p>
          </table:table-cell>
          <table:table-cell/>
          <table:table-cell office:value-type="float" office:value="17.45253" calcext:value-type="float">
            <text:p>17.45253</text:p>
          </table:table-cell>
          <table:table-cell office:value-type="float" office:value="12.31473" calcext:value-type="float">
            <text:p>12.31473</text:p>
          </table:table-cell>
          <table:table-cell office:value-type="float" office:value="6.155579" calcext:value-type="float">
            <text:p>6.15557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.8062454545455" calcext:value-type="float">
            <text:p>11.8062454545455</text:p>
          </table:table-cell>
          <table:table-cell office:value-type="float" office:value="11.4758545454545" calcext:value-type="float">
            <text:p>11.4758545454545</text:p>
          </table:table-cell>
          <table:table-cell office:value-type="float" office:value="5.22143181818182" calcext:value-type="float">
            <text:p>5.22143181818182</text:p>
          </table:table-cell>
          <table:table-cell/>
          <table:table-cell office:value-type="float" office:value="14.7162" calcext:value-type="float">
            <text:p>14.7162</text:p>
          </table:table-cell>
          <table:table-cell office:value-type="float" office:value="11.76784" calcext:value-type="float">
            <text:p>11.76784</text:p>
          </table:table-cell>
          <table:table-cell office:value-type="float" office:value="6.314338" calcext:value-type="float">
            <text:p>6.31433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5.5967090909091" calcext:value-type="float">
            <text:p>15.5967090909091</text:p>
          </table:table-cell>
          <table:table-cell office:value-type="float" office:value="12.5702636363636" calcext:value-type="float">
            <text:p>12.5702636363636</text:p>
          </table:table-cell>
          <table:table-cell office:value-type="float" office:value="5.22508545454545" calcext:value-type="float">
            <text:p>5.22508545454545</text:p>
          </table:table-cell>
          <table:table-cell/>
          <table:table-cell office:value-type="float" office:value="19.27975" calcext:value-type="float">
            <text:p>19.27975</text:p>
          </table:table-cell>
          <table:table-cell office:value-type="float" office:value="12.7528" calcext:value-type="float">
            <text:p>12.7528</text:p>
          </table:table-cell>
          <table:table-cell office:value-type="float" office:value="6.427548" calcext:value-type="float">
            <text:p>6.42754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.1156363636364" calcext:value-type="float">
            <text:p>14.1156363636364</text:p>
          </table:table-cell>
          <table:table-cell office:value-type="float" office:value="11.0656454545455" calcext:value-type="float">
            <text:p>11.0656454545455</text:p>
          </table:table-cell>
          <table:table-cell office:value-type="float" office:value="5.33972636363636" calcext:value-type="float">
            <text:p>5.33972636363636</text:p>
          </table:table-cell>
          <table:table-cell/>
          <table:table-cell office:value-type="float" office:value="21.59577" calcext:value-type="float">
            <text:p>21.59577</text:p>
          </table:table-cell>
          <table:table-cell office:value-type="float" office:value="11.77312" calcext:value-type="float">
            <text:p>11.77312</text:p>
          </table:table-cell>
          <table:table-cell office:value-type="float" office:value="6.54395" calcext:value-type="float">
            <text:p>6.5439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5.9001" calcext:value-type="float">
            <text:p>15.9001</text:p>
          </table:table-cell>
          <table:table-cell office:value-type="float" office:value="12.9636272727273" calcext:value-type="float">
            <text:p>12.9636272727273</text:p>
          </table:table-cell>
          <table:table-cell office:value-type="float" office:value="5.56700545454546" calcext:value-type="float">
            <text:p>5.56700545454546</text:p>
          </table:table-cell>
          <table:table-cell/>
          <table:table-cell office:value-type="float" office:value="19.3826" calcext:value-type="float">
            <text:p>19.3826</text:p>
          </table:table-cell>
          <table:table-cell office:value-type="float" office:value="13.15537" calcext:value-type="float">
            <text:p>13.15537</text:p>
          </table:table-cell>
          <table:table-cell office:value-type="float" office:value="6.609087" calcext:value-type="float">
            <text:p>6.60908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.0969181818182" calcext:value-type="float">
            <text:p>12.0969181818182</text:p>
          </table:table-cell>
          <table:table-cell office:value-type="float" office:value="12.2124" calcext:value-type="float">
            <text:p>12.2124</text:p>
          </table:table-cell>
          <table:table-cell office:value-type="float" office:value="5.49282454545455" calcext:value-type="float">
            <text:p>5.49282454545455</text:p>
          </table:table-cell>
          <table:table-cell/>
          <table:table-cell office:value-type="float" office:value="15.45572" calcext:value-type="float">
            <text:p>15.45572</text:p>
          </table:table-cell>
          <table:table-cell office:value-type="float" office:value="12.53212" calcext:value-type="float">
            <text:p>12.53212</text:p>
          </table:table-cell>
          <table:table-cell office:value-type="float" office:value="6.707971" calcext:value-type="float">
            <text:p>6.70797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.2634727272727" calcext:value-type="float">
            <text:p>16.2634727272727</text:p>
          </table:table-cell>
          <table:table-cell office:value-type="float" office:value="13.1888454545455" calcext:value-type="float">
            <text:p>13.1888454545455</text:p>
          </table:table-cell>
          <table:table-cell office:value-type="float" office:value="5.54413" calcext:value-type="float">
            <text:p>5.54413</text:p>
          </table:table-cell>
          <table:table-cell/>
          <table:table-cell office:value-type="float" office:value="19.16305" calcext:value-type="float">
            <text:p>19.16305</text:p>
          </table:table-cell>
          <table:table-cell office:value-type="float" office:value="13.51012" calcext:value-type="float">
            <text:p>13.51012</text:p>
          </table:table-cell>
          <table:table-cell office:value-type="float" office:value="6.830988" calcext:value-type="float">
            <text:p>6.83098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.3090181818182" calcext:value-type="float">
            <text:p>11.3090181818182</text:p>
          </table:table-cell>
          <table:table-cell office:value-type="float" office:value="12.0839363636364" calcext:value-type="float">
            <text:p>12.0839363636364</text:p>
          </table:table-cell>
          <table:table-cell office:value-type="float" office:value="5.70948636363636" calcext:value-type="float">
            <text:p>5.70948636363636</text:p>
          </table:table-cell>
          <table:table-cell/>
          <table:table-cell office:value-type="float" office:value="15.24433" calcext:value-type="float">
            <text:p>15.24433</text:p>
          </table:table-cell>
          <table:table-cell office:value-type="float" office:value="12.29722" calcext:value-type="float">
            <text:p>12.29722</text:p>
          </table:table-cell>
          <table:table-cell office:value-type="float" office:value="6.923208" calcext:value-type="float">
            <text:p>6.92320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.8003181818182" calcext:value-type="float">
            <text:p>16.8003181818182</text:p>
          </table:table-cell>
          <table:table-cell office:value-type="float" office:value="13.596" calcext:value-type="float">
            <text:p>13.596</text:p>
          </table:table-cell>
          <table:table-cell office:value-type="float" office:value="5.87302545454545" calcext:value-type="float">
            <text:p>5.87302545454545</text:p>
          </table:table-cell>
          <table:table-cell/>
          <table:table-cell office:value-type="float" office:value="18.82685" calcext:value-type="float">
            <text:p>18.82685</text:p>
          </table:table-cell>
          <table:table-cell office:value-type="float" office:value="13.8822" calcext:value-type="float">
            <text:p>13.8822</text:p>
          </table:table-cell>
          <table:table-cell office:value-type="float" office:value="7.004364" calcext:value-type="float">
            <text:p>7.00436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.4940090909091" calcext:value-type="float">
            <text:p>12.4940090909091</text:p>
          </table:table-cell>
          <table:table-cell office:value-type="float" office:value="13.0003363636364" calcext:value-type="float">
            <text:p>13.0003363636364</text:p>
          </table:table-cell>
          <table:table-cell office:value-type="float" office:value="5.84516818181818" calcext:value-type="float">
            <text:p>5.84516818181818</text:p>
          </table:table-cell>
          <table:table-cell/>
          <table:table-cell office:value-type="float" office:value="15.5523" calcext:value-type="float">
            <text:p>15.5523</text:p>
          </table:table-cell>
          <table:table-cell office:value-type="float" office:value="13.27436" calcext:value-type="float">
            <text:p>13.27436</text:p>
          </table:table-cell>
          <table:table-cell office:value-type="float" office:value="7.070492" calcext:value-type="float">
            <text:p>7.07049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.9418818181818" calcext:value-type="float">
            <text:p>16.9418818181818</text:p>
          </table:table-cell>
          <table:table-cell office:value-type="float" office:value="14.2056181818182" calcext:value-type="float">
            <text:p>14.2056181818182</text:p>
          </table:table-cell>
          <table:table-cell office:value-type="float" office:value="5.90773909090909" calcext:value-type="float">
            <text:p>5.90773909090909</text:p>
          </table:table-cell>
          <table:table-cell/>
          <table:table-cell office:value-type="float" office:value="18.84913" calcext:value-type="float">
            <text:p>18.84913</text:p>
          </table:table-cell>
          <table:table-cell office:value-type="float" office:value="14.27636" calcext:value-type="float">
            <text:p>14.27636</text:p>
          </table:table-cell>
          <table:table-cell office:value-type="float" office:value="7.209856" calcext:value-type="float">
            <text:p>7.2098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9819636363636" calcext:value-type="float">
            <text:p>11.9819636363636</text:p>
          </table:table-cell>
          <table:table-cell office:value-type="float" office:value="12.4794909090909" calcext:value-type="float">
            <text:p>12.4794909090909</text:p>
          </table:table-cell>
          <table:table-cell office:value-type="float" office:value="6.06740454545455" calcext:value-type="float">
            <text:p>6.06740454545455</text:p>
          </table:table-cell>
          <table:table-cell/>
          <table:table-cell office:value-type="float" office:value="17.79903" calcext:value-type="float">
            <text:p>17.79903</text:p>
          </table:table-cell>
          <table:table-cell office:value-type="float" office:value="13.04866" calcext:value-type="float">
            <text:p>13.04866</text:p>
          </table:table-cell>
          <table:table-cell office:value-type="float" office:value="7.361977" calcext:value-type="float">
            <text:p>7.361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20:52:58.93780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53:59.110573910</meta:creation-date>
    <dc:date>2017-09-25T23:24:21.392193557</dc:date>
    <meta:editing-duration>PT3H47M34S</meta:editing-duration>
    <meta:editing-cycles>17</meta:editing-cycles>
    <meta:generator>LibreOffice/5.3.1.2$Linux_X86_64 LibreOffice_project/30m0$Build-2</meta:generator>
    <meta:document-statistic meta:table-count="4" meta:cell-count="22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00" chart:maximum="2000" chart:origin="0" chart:interval-major="10" chart:interval-minor-divis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8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45cm" svg:height="13.707cm" xlink:href=".." xlink:type="simple" chart:class="chart:scatter" chart:style-name="ch1">
        <chart:legend chart:legend-position="end" svg:x="28.846cm" svg:y="6.135cm" style:legend-expansion="high" chart:style-name="ch2"/>
        <chart:plot-area chart:style-name="ch3" table:cell-range-address="'1000-2000'.A2:'1000-2000'.D102" chart:data-source-has-labels="row" svg:x="0.65cm" svg:y="0.274cm" svg:width="27.546cm" svg:height="13.159cm">
          <chartooo:coordinate-region svg:x="1.086cm" svg:y="0.447cm" svg:width="26.753cm" svg:height="11.9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00-2000'.B2:'1000-2000'.B102" loext:label-string="simple" chart:class="chart:scatter">
            <chart:domain table:cell-range-address="'1000-2000'.A2:'1000-2000'.A102"/>
            <chart:data-point chart:repeated="101"/>
          </chart:series>
          <chart:series chart:style-name="ch8" chart:values-cell-range-address="'1000-2000'.C2:'1000-2000'.C102" loext:label-string="simple_block" chart:class="chart:scatter">
            <chart:data-point chart:repeated="101"/>
          </chart:series>
          <chart:series chart:style-name="ch9" chart:values-cell-range-address="'1000-2000'.D2:'1000-2000'.D102" loext:label-string="swapped_loops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</text:p>
              </table:table-cell>
              <table:table-cell office:value-type="string">
                <text:p>simple_block</text:p>
              </table:table-cell>
              <table:table-cell office:value-type="string">
                <text:p>swapped_loo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-2000'.A2:'1000-2000'.A102</svg:desc>
                </draw:g>
              </table:table-cell>
              <table:table-cell office:value-type="float" office:value="2.60657909090909">
                <text:p>2.60657909090909</text:p>
                <draw:g>
                  <svg:desc>'1000-2000'.B2:'1000-2000'.B102</svg:desc>
                </draw:g>
              </table:table-cell>
              <table:table-cell office:value-type="float" office:value="1.60829545454545">
                <text:p>1.60829545454545</text:p>
                <draw:g>
                  <svg:desc>'1000-2000'.C2:'1000-2000'.C102</svg:desc>
                </draw:g>
              </table:table-cell>
              <table:table-cell office:value-type="float" office:value="0.753622545454545">
                <text:p>0.753622545454545</text:p>
                <draw:g>
                  <svg:desc>'1000-2000'.D2:'1000-2000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">
                <text:p>1010</text:p>
              </table:table-cell>
              <table:table-cell office:value-type="float" office:value="2.25967272727273">
                <text:p>2.25967272727273</text:p>
              </table:table-cell>
              <table:table-cell office:value-type="float" office:value="1.79903">
                <text:p>1.79903</text:p>
              </table:table-cell>
              <table:table-cell office:value-type="float" office:value="0.788188">
                <text:p>0.788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">
                <text:p>1020</text:p>
              </table:table-cell>
              <table:table-cell office:value-type="float" office:value="1.84806181818182">
                <text:p>1.84806181818182</text:p>
              </table:table-cell>
              <table:table-cell office:value-type="float" office:value="1.76403">
                <text:p>1.76403</text:p>
              </table:table-cell>
              <table:table-cell office:value-type="float" office:value="0.803041181818182">
                <text:p>0.803041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0">
                <text:p>1030</text:p>
              </table:table-cell>
              <table:table-cell office:value-type="float" office:value="2.34381090909091">
                <text:p>2.34381090909091</text:p>
              </table:table-cell>
              <table:table-cell office:value-type="float" office:value="1.68614272727273">
                <text:p>1.68614272727273</text:p>
              </table:table-cell>
              <table:table-cell office:value-type="float" office:value="0.820133545454545">
                <text:p>0.820133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  <table:table-cell office:value-type="float" office:value="2.47762818181818">
                <text:p>2.47762818181818</text:p>
              </table:table-cell>
              <table:table-cell office:value-type="float" office:value="1.73913818181818">
                <text:p>1.73913818181818</text:p>
              </table:table-cell>
              <table:table-cell office:value-type="float" office:value="0.860162727272727">
                <text:p>0.860162727272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">
                <text:p>1050</text:p>
              </table:table-cell>
              <table:table-cell office:value-type="float" office:value="3.44044181818182">
                <text:p>3.44044181818182</text:p>
              </table:table-cell>
              <table:table-cell office:value-type="float" office:value="1.80397272727273">
                <text:p>1.80397272727273</text:p>
              </table:table-cell>
              <table:table-cell office:value-type="float" office:value="0.878720545454545">
                <text:p>0.878720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0">
                <text:p>1060</text:p>
              </table:table-cell>
              <table:table-cell office:value-type="float" office:value="3.30775363636364">
                <text:p>3.30775363636364</text:p>
              </table:table-cell>
              <table:table-cell office:value-type="float" office:value="1.87033818181818">
                <text:p>1.87033818181818</text:p>
              </table:table-cell>
              <table:table-cell office:value-type="float" office:value="0.905250727272727">
                <text:p>0.90525072727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0">
                <text:p>1070</text:p>
              </table:table-cell>
              <table:table-cell office:value-type="float" office:value="4.74716727272727">
                <text:p>4.74716727272727</text:p>
              </table:table-cell>
              <table:table-cell office:value-type="float" office:value="1.93914818181818">
                <text:p>1.93914818181818</text:p>
              </table:table-cell>
              <table:table-cell office:value-type="float" office:value="0.929424181818182">
                <text:p>0.9294241818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0">
                <text:p>1080</text:p>
              </table:table-cell>
              <table:table-cell office:value-type="float" office:value="3.90724181818182">
                <text:p>3.90724181818182</text:p>
              </table:table-cell>
              <table:table-cell office:value-type="float" office:value="1.98814545454545">
                <text:p>1.98814545454545</text:p>
              </table:table-cell>
              <table:table-cell office:value-type="float" office:value="0.951683545454545">
                <text:p>0.951683545454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0">
                <text:p>1090</text:p>
              </table:table-cell>
              <table:table-cell office:value-type="float" office:value="4.13576727272727">
                <text:p>4.13576727272727</text:p>
              </table:table-cell>
              <table:table-cell office:value-type="float" office:value="2.06442090909091">
                <text:p>2.06442090909091</text:p>
              </table:table-cell>
              <table:table-cell office:value-type="float" office:value="0.983426454545454">
                <text:p>0.983426454545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.62004272727273">
                <text:p>4.62004272727273</text:p>
              </table:table-cell>
              <table:table-cell office:value-type="float" office:value="2.12819636363636">
                <text:p>2.12819636363636</text:p>
              </table:table-cell>
              <table:table-cell office:value-type="float" office:value="1.019699">
                <text:p>1.019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5.54983818181818">
                <text:p>5.54983818181818</text:p>
              </table:table-cell>
              <table:table-cell office:value-type="float" office:value="2.20714272727273">
                <text:p>2.20714272727273</text:p>
              </table:table-cell>
              <table:table-cell office:value-type="float" office:value="1.06333272727273">
                <text:p>1.06333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0">
                <text:p>1120</text:p>
              </table:table-cell>
              <table:table-cell office:value-type="float" office:value="3.49991727272727">
                <text:p>3.49991727272727</text:p>
              </table:table-cell>
              <table:table-cell office:value-type="float" office:value="2.20117">
                <text:p>2.20117</text:p>
              </table:table-cell>
              <table:table-cell office:value-type="float" office:value="1.11066272727273">
                <text:p>1.11066272727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0">
                <text:p>1130</text:p>
              </table:table-cell>
              <table:table-cell office:value-type="float" office:value="5.29351636363636">
                <text:p>5.29351636363636</text:p>
              </table:table-cell>
              <table:table-cell office:value-type="float" office:value="2.43899909090909">
                <text:p>2.43899909090909</text:p>
              </table:table-cell>
              <table:table-cell office:value-type="float" office:value="1.12398909090909">
                <text:p>1.123989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">
                <text:p>1140</text:p>
              </table:table-cell>
              <table:table-cell office:value-type="float" office:value="5.22465727272727">
                <text:p>5.22465727272727</text:p>
              </table:table-cell>
              <table:table-cell office:value-type="float" office:value="2.40695636363636">
                <text:p>2.40695636363636</text:p>
              </table:table-cell>
              <table:table-cell office:value-type="float" office:value="1.12973272727273">
                <text:p>1.12973272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">
                <text:p>1150</text:p>
              </table:table-cell>
              <table:table-cell office:value-type="float" office:value="4.10314090909091">
                <text:p>4.10314090909091</text:p>
              </table:table-cell>
              <table:table-cell office:value-type="float" office:value="2.48853909090909">
                <text:p>2.48853909090909</text:p>
              </table:table-cell>
              <table:table-cell office:value-type="float" office:value="1.14185272727273">
                <text:p>1.14185272727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0">
                <text:p>1160</text:p>
              </table:table-cell>
              <table:table-cell office:value-type="float" office:value="4.78046">
                <text:p>4.78046</text:p>
              </table:table-cell>
              <table:table-cell office:value-type="float" office:value="2.51773545454545">
                <text:p>2.51773545454545</text:p>
              </table:table-cell>
              <table:table-cell office:value-type="float" office:value="1.17530818181818">
                <text:p>1.17530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0">
                <text:p>1170</text:p>
              </table:table-cell>
              <table:table-cell office:value-type="float" office:value="5.75562363636364">
                <text:p>5.75562363636364</text:p>
              </table:table-cell>
              <table:table-cell office:value-type="float" office:value="2.71910818181818">
                <text:p>2.71910818181818</text:p>
              </table:table-cell>
              <table:table-cell office:value-type="float" office:value="1.23167272727273">
                <text:p>1.2316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0">
                <text:p>1180</text:p>
              </table:table-cell>
              <table:table-cell office:value-type="float" office:value="4.79344090909091">
                <text:p>4.79344090909091</text:p>
              </table:table-cell>
              <table:table-cell office:value-type="float" office:value="2.70540272727273">
                <text:p>2.70540272727273</text:p>
              </table:table-cell>
              <table:table-cell office:value-type="float" office:value="1.28866181818182">
                <text:p>1.28866181818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0">
                <text:p>1190</text:p>
              </table:table-cell>
              <table:table-cell office:value-type="float" office:value="5.08623636363636">
                <text:p>5.08623636363636</text:p>
              </table:table-cell>
              <table:table-cell office:value-type="float" office:value="2.81050545454545">
                <text:p>2.81050545454545</text:p>
              </table:table-cell>
              <table:table-cell office:value-type="float" office:value="1.31735">
                <text:p>1.31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3.73694181818182">
                <text:p>3.73694181818182</text:p>
              </table:table-cell>
              <table:table-cell office:value-type="float" office:value="2.69073181818182">
                <text:p>2.69073181818182</text:p>
              </table:table-cell>
              <table:table-cell office:value-type="float" office:value="1.32253363636364">
                <text:p>1.3225336363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0">
                <text:p>1210</text:p>
              </table:table-cell>
              <table:table-cell office:value-type="float" office:value="3.60198272727273">
                <text:p>3.60198272727273</text:p>
              </table:table-cell>
              <table:table-cell office:value-type="float" office:value="2.98194090909091">
                <text:p>2.98194090909091</text:p>
              </table:table-cell>
              <table:table-cell office:value-type="float" office:value="1.32501636363636">
                <text:p>1.32501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0">
                <text:p>1220</text:p>
              </table:table-cell>
              <table:table-cell office:value-type="float" office:value="4.88946545454546">
                <text:p>4.88946545454546</text:p>
              </table:table-cell>
              <table:table-cell office:value-type="float" office:value="3.00403727272727">
                <text:p>3.00403727272727</text:p>
              </table:table-cell>
              <table:table-cell office:value-type="float" office:value="1.35755454545455">
                <text:p>1.35755454545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">
                <text:p>1230</text:p>
              </table:table-cell>
              <table:table-cell office:value-type="float" office:value="5.75712545454546">
                <text:p>5.75712545454546</text:p>
              </table:table-cell>
              <table:table-cell office:value-type="float" office:value="3.14225636363636">
                <text:p>3.14225636363636</text:p>
              </table:table-cell>
              <table:table-cell office:value-type="float" office:value="1.39651545454545">
                <text:p>1.396515454545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0">
                <text:p>1240</text:p>
              </table:table-cell>
              <table:table-cell office:value-type="float" office:value="2.89322181818182">
                <text:p>2.89322181818182</text:p>
              </table:table-cell>
              <table:table-cell office:value-type="float" office:value="3.05904">
                <text:p>3.05904</text:p>
              </table:table-cell>
              <table:table-cell office:value-type="float" office:value="1.44313545454545">
                <text:p>1.4431354545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4.15200818181818">
                <text:p>4.15200818181818</text:p>
              </table:table-cell>
              <table:table-cell office:value-type="float" office:value="3.30027909090909">
                <text:p>3.30027909090909</text:p>
              </table:table-cell>
              <table:table-cell office:value-type="float" office:value="1.47580727272727">
                <text:p>1.47580727272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0">
                <text:p>1260</text:p>
              </table:table-cell>
              <table:table-cell office:value-type="float" office:value="3.76664909090909">
                <text:p>3.76664909090909</text:p>
              </table:table-cell>
              <table:table-cell office:value-type="float" office:value="3.33402181818182">
                <text:p>3.33402181818182</text:p>
              </table:table-cell>
              <table:table-cell office:value-type="float" office:value="1.49944090909091">
                <text:p>1.49944090909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0">
                <text:p>1270</text:p>
              </table:table-cell>
              <table:table-cell office:value-type="float" office:value="4.48483545454546">
                <text:p>4.48483545454546</text:p>
              </table:table-cell>
              <table:table-cell office:value-type="float" office:value="3.53230909090909">
                <text:p>3.53230909090909</text:p>
              </table:table-cell>
              <table:table-cell office:value-type="float" office:value="1.53573636363636">
                <text:p>1.53573636363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0">
                <text:p>1280</text:p>
              </table:table-cell>
              <table:table-cell office:value-type="float" office:value="4.84452727272727">
                <text:p>4.84452727272727</text:p>
              </table:table-cell>
              <table:table-cell office:value-type="float" office:value="3.33702181818182">
                <text:p>3.33702181818182</text:p>
              </table:table-cell>
              <table:table-cell office:value-type="float" office:value="1.59831909090909">
                <text:p>1.59831909090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0">
                <text:p>1290</text:p>
              </table:table-cell>
              <table:table-cell office:value-type="float" office:value="4.89512545454545">
                <text:p>4.89512545454545</text:p>
              </table:table-cell>
              <table:table-cell office:value-type="float" office:value="3.73035272727273">
                <text:p>3.73035272727273</text:p>
              </table:table-cell>
              <table:table-cell office:value-type="float" office:value="1.64368636363636">
                <text:p>1.64368636363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0">
                <text:p>1300</text:p>
              </table:table-cell>
              <table:table-cell office:value-type="float" office:value="4.99377272727273">
                <text:p>4.99377272727273</text:p>
              </table:table-cell>
              <table:table-cell office:value-type="float" office:value="3.66043">
                <text:p>3.66043</text:p>
              </table:table-cell>
              <table:table-cell office:value-type="float" office:value="1.66228363636364">
                <text:p>1.66228363636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0">
                <text:p>1310</text:p>
              </table:table-cell>
              <table:table-cell office:value-type="float" office:value="6.70383636363636">
                <text:p>6.70383636363636</text:p>
              </table:table-cell>
              <table:table-cell office:value-type="float" office:value="3.95638454545455">
                <text:p>3.95638454545455</text:p>
              </table:table-cell>
              <table:table-cell office:value-type="float" office:value="1.68144909090909">
                <text:p>1.68144909090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4.57300636363636">
                <text:p>4.57300636363636</text:p>
              </table:table-cell>
              <table:table-cell office:value-type="float" office:value="3.70811636363636">
                <text:p>3.70811636363636</text:p>
              </table:table-cell>
              <table:table-cell office:value-type="float" office:value="1.72744181818182">
                <text:p>1.72744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0">
                <text:p>1330</text:p>
              </table:table-cell>
              <table:table-cell office:value-type="float" office:value="6.20198">
                <text:p>6.20198</text:p>
              </table:table-cell>
              <table:table-cell office:value-type="float" office:value="4.10289454545455">
                <text:p>4.10289454545455</text:p>
              </table:table-cell>
              <table:table-cell office:value-type="float" office:value="1.78632545454545">
                <text:p>1.78632545454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0">
                <text:p>1340</text:p>
              </table:table-cell>
              <table:table-cell office:value-type="float" office:value="5.57277181818182">
                <text:p>5.57277181818182</text:p>
              </table:table-cell>
              <table:table-cell office:value-type="float" office:value="4.02773090909091">
                <text:p>4.02773090909091</text:p>
              </table:table-cell>
              <table:table-cell office:value-type="float" office:value="1.84030545454545">
                <text:p>1.84030545454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0">
                <text:p>1350</text:p>
              </table:table-cell>
              <table:table-cell office:value-type="float" office:value="8.52088818181818">
                <text:p>8.52088818181818</text:p>
              </table:table-cell>
              <table:table-cell office:value-type="float" office:value="4.38484727272727">
                <text:p>4.38484727272727</text:p>
              </table:table-cell>
              <table:table-cell office:value-type="float" office:value="1.85010909090909">
                <text:p>1.85010909090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60">
                <text:p>1360</text:p>
              </table:table-cell>
              <table:table-cell office:value-type="float" office:value="4.81081636363636">
                <text:p>4.81081636363636</text:p>
              </table:table-cell>
              <table:table-cell office:value-type="float" office:value="3.94497272727273">
                <text:p>3.94497272727273</text:p>
              </table:table-cell>
              <table:table-cell office:value-type="float" office:value="1.88246181818182">
                <text:p>1.88246181818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0">
                <text:p>1370</text:p>
              </table:table-cell>
              <table:table-cell office:value-type="float" office:value="6.95257727272727">
                <text:p>6.95257727272727</text:p>
              </table:table-cell>
              <table:table-cell office:value-type="float" office:value="4.60329272727273">
                <text:p>4.60329272727273</text:p>
              </table:table-cell>
              <table:table-cell office:value-type="float" office:value="1.93871727272727">
                <text:p>1.93871727272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0">
                <text:p>1380</text:p>
              </table:table-cell>
              <table:table-cell office:value-type="float" office:value="5.61949">
                <text:p>5.61949</text:p>
              </table:table-cell>
              <table:table-cell office:value-type="float" office:value="4.40023090909091">
                <text:p>4.40023090909091</text:p>
              </table:table-cell>
              <table:table-cell office:value-type="float" office:value="2.01187181818182">
                <text:p>2.01187181818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0">
                <text:p>1390</text:p>
              </table:table-cell>
              <table:table-cell office:value-type="float" office:value="7.69293090909091">
                <text:p>7.69293090909091</text:p>
              </table:table-cell>
              <table:table-cell office:value-type="float" office:value="4.75041636363636">
                <text:p>4.75041636363636</text:p>
              </table:table-cell>
              <table:table-cell office:value-type="float" office:value="2.01622727272727">
                <text:p>2.01622727272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0">
                <text:p>1400</text:p>
              </table:table-cell>
              <table:table-cell office:value-type="float" office:value="7.95599545454545">
                <text:p>7.95599545454545</text:p>
              </table:table-cell>
              <table:table-cell office:value-type="float" office:value="4.42285818181818">
                <text:p>4.42285818181818</text:p>
              </table:table-cell>
              <table:table-cell office:value-type="float" office:value="2.04789636363636">
                <text:p>2.04789636363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0">
                <text:p>1410</text:p>
              </table:table-cell>
              <table:table-cell office:value-type="float" office:value="6.9507">
                <text:p>6.9507</text:p>
              </table:table-cell>
              <table:table-cell office:value-type="float" office:value="4.95148636363636">
                <text:p>4.95148636363636</text:p>
              </table:table-cell>
              <table:table-cell office:value-type="float" office:value="2.13129818181818">
                <text:p>2.13129818181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0">
                <text:p>1420</text:p>
              </table:table-cell>
              <table:table-cell office:value-type="float" office:value="6.83699909090909">
                <text:p>6.83699909090909</text:p>
              </table:table-cell>
              <table:table-cell office:value-type="float" office:value="4.79831909090909">
                <text:p>4.79831909090909</text:p>
              </table:table-cell>
              <table:table-cell office:value-type="float" office:value="2.17489727272727">
                <text:p>2.17489727272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30">
                <text:p>1430</text:p>
              </table:table-cell>
              <table:table-cell office:value-type="float" office:value="7.71677636363636">
                <text:p>7.71677636363636</text:p>
              </table:table-cell>
              <table:table-cell office:value-type="float" office:value="5.25047727272727">
                <text:p>5.25047727272727</text:p>
              </table:table-cell>
              <table:table-cell office:value-type="float" office:value="2.18176545454545">
                <text:p>2.18176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0">
                <text:p>1440</text:p>
              </table:table-cell>
              <table:table-cell office:value-type="float" office:value="5.24106545454545">
                <text:p>5.24106545454545</text:p>
              </table:table-cell>
              <table:table-cell office:value-type="float" office:value="4.67327727272727">
                <text:p>4.67327727272727</text:p>
              </table:table-cell>
              <table:table-cell office:value-type="float" office:value="2.27037545454545">
                <text:p>2.27037545454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0">
                <text:p>1450</text:p>
              </table:table-cell>
              <table:table-cell office:value-type="float" office:value="6.80002909090909">
                <text:p>6.80002909090909</text:p>
              </table:table-cell>
              <table:table-cell office:value-type="float" office:value="5.48401727272727">
                <text:p>5.48401727272727</text:p>
              </table:table-cell>
              <table:table-cell office:value-type="float" office:value="2.35483636363636">
                <text:p>2.35483636363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0">
                <text:p>1460</text:p>
              </table:table-cell>
              <table:table-cell office:value-type="float" office:value="5.35820363636364">
                <text:p>5.35820363636364</text:p>
              </table:table-cell>
              <table:table-cell office:value-type="float" office:value="5.20511090909091">
                <text:p>5.20511090909091</text:p>
              </table:table-cell>
              <table:table-cell office:value-type="float" office:value="2.32512181818182">
                <text:p>2.32512181818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0">
                <text:p>1470</text:p>
              </table:table-cell>
              <table:table-cell office:value-type="float" office:value="7.01338909090909">
                <text:p>7.01338909090909</text:p>
              </table:table-cell>
              <table:table-cell office:value-type="float" office:value="5.64558363636364">
                <text:p>5.64558363636364</text:p>
              </table:table-cell>
              <table:table-cell office:value-type="float" office:value="2.38371545454545">
                <text:p>2.38371545454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0">
                <text:p>1480</text:p>
              </table:table-cell>
              <table:table-cell office:value-type="float" office:value="5.23804545454545">
                <text:p>5.23804545454545</text:p>
              </table:table-cell>
              <table:table-cell office:value-type="float" office:value="5.20252272727273">
                <text:p>5.20252272727273</text:p>
              </table:table-cell>
              <table:table-cell office:value-type="float" office:value="2.49960545454545">
                <text:p>2.49960545454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0">
                <text:p>1490</text:p>
              </table:table-cell>
              <table:table-cell office:value-type="float" office:value="8.21319363636364">
                <text:p>8.21319363636364</text:p>
              </table:table-cell>
              <table:table-cell office:value-type="float" office:value="5.87743545454545">
                <text:p>5.87743545454545</text:p>
              </table:table-cell>
              <table:table-cell office:value-type="float" office:value="2.49163363636364">
                <text:p>2.49163363636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0">
                <text:p>1500</text:p>
              </table:table-cell>
              <table:table-cell office:value-type="float" office:value="5.97034545454545">
                <text:p>5.97034545454545</text:p>
              </table:table-cell>
              <table:table-cell office:value-type="float" office:value="5.65170727272727">
                <text:p>5.65170727272727</text:p>
              </table:table-cell>
              <table:table-cell office:value-type="float" office:value="2.54639454545455">
                <text:p>2.54639454545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0">
                <text:p>1510</text:p>
              </table:table-cell>
              <table:table-cell office:value-type="float" office:value="8.57877727272727">
                <text:p>8.57877727272727</text:p>
              </table:table-cell>
              <table:table-cell office:value-type="float" office:value="6.21105181818182">
                <text:p>6.21105181818182</text:p>
              </table:table-cell>
              <table:table-cell office:value-type="float" office:value="2.60480090909091">
                <text:p>2.60480090909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20">
                <text:p>1520</text:p>
              </table:table-cell>
              <table:table-cell office:value-type="float" office:value="6.13542181818182">
                <text:p>6.13542181818182</text:p>
              </table:table-cell>
              <table:table-cell office:value-type="float" office:value="5.48935272727273">
                <text:p>5.48935272727273</text:p>
              </table:table-cell>
              <table:table-cell office:value-type="float" office:value="2.67420727272727">
                <text:p>2.67420727272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0">
                <text:p>1530</text:p>
              </table:table-cell>
              <table:table-cell office:value-type="float" office:value="7.62841363636364">
                <text:p>7.62841363636364</text:p>
              </table:table-cell>
              <table:table-cell office:value-type="float" office:value="6.45698454545455">
                <text:p>6.45698454545455</text:p>
              </table:table-cell>
              <table:table-cell office:value-type="float" office:value="2.70287454545455">
                <text:p>2.70287454545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0">
                <text:p>1540</text:p>
              </table:table-cell>
              <table:table-cell office:value-type="float" office:value="6.80958545454546">
                <text:p>6.80958545454546</text:p>
              </table:table-cell>
              <table:table-cell office:value-type="float" office:value="6.10753636363636">
                <text:p>6.10753636363636</text:p>
              </table:table-cell>
              <table:table-cell office:value-type="float" office:value="2.77125363636364">
                <text:p>2.77125363636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0">
                <text:p>1550</text:p>
              </table:table-cell>
              <table:table-cell office:value-type="float" office:value="9.45019727272727">
                <text:p>9.45019727272727</text:p>
              </table:table-cell>
              <table:table-cell office:value-type="float" office:value="6.62496454545455">
                <text:p>6.62496454545455</text:p>
              </table:table-cell>
              <table:table-cell office:value-type="float" office:value="2.81963454545454">
                <text:p>2.819634545454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0">
                <text:p>1560</text:p>
              </table:table-cell>
              <table:table-cell office:value-type="float" office:value="7.47481272727273">
                <text:p>7.47481272727273</text:p>
              </table:table-cell>
              <table:table-cell office:value-type="float" office:value="6.09828272727273">
                <text:p>6.09828272727273</text:p>
              </table:table-cell>
              <table:table-cell office:value-type="float" office:value="2.89928727272727">
                <text:p>2.899287272727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0">
                <text:p>1570</text:p>
              </table:table-cell>
              <table:table-cell office:value-type="float" office:value="10.4187481818182">
                <text:p>10.4187481818182</text:p>
              </table:table-cell>
              <table:table-cell office:value-type="float" office:value="6.87464181818182">
                <text:p>6.87464181818182</text:p>
              </table:table-cell>
              <table:table-cell office:value-type="float" office:value="3.03145909090909">
                <text:p>3.031459090909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0">
                <text:p>1580</text:p>
              </table:table-cell>
              <table:table-cell office:value-type="float" office:value="8.32454636363636">
                <text:p>8.32454636363636</text:p>
              </table:table-cell>
              <table:table-cell office:value-type="float" office:value="6.59403090909091">
                <text:p>6.59403090909091</text:p>
              </table:table-cell>
              <table:table-cell office:value-type="float" office:value="2.95456">
                <text:p>2.95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90">
                <text:p>1590</text:p>
              </table:table-cell>
              <table:table-cell office:value-type="float" office:value="10.3002090909091">
                <text:p>10.3002090909091</text:p>
              </table:table-cell>
              <table:table-cell office:value-type="float" office:value="7.25132454545455">
                <text:p>7.25132454545455</text:p>
              </table:table-cell>
              <table:table-cell office:value-type="float" office:value="3.09191272727273">
                <text:p>3.091912727272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0">
                <text:p>1600</text:p>
              </table:table-cell>
              <table:table-cell office:value-type="float" office:value="9.44877272727273">
                <text:p>9.44877272727273</text:p>
              </table:table-cell>
              <table:table-cell office:value-type="float" office:value="6.40807636363637">
                <text:p>6.40807636363637</text:p>
              </table:table-cell>
              <table:table-cell office:value-type="float" office:value="3.11788909090909">
                <text:p>3.11788909090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0">
                <text:p>1610</text:p>
              </table:table-cell>
              <table:table-cell office:value-type="float" office:value="9.83854636363637">
                <text:p>9.83854636363637</text:p>
              </table:table-cell>
              <table:table-cell office:value-type="float" office:value="7.52912363636364">
                <text:p>7.52912363636364</text:p>
              </table:table-cell>
              <table:table-cell office:value-type="float" office:value="3.16307090909091">
                <text:p>3.163070909090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20">
                <text:p>1620</text:p>
              </table:table-cell>
              <table:table-cell office:value-type="float" office:value="7.07385090909091">
                <text:p>7.07385090909091</text:p>
              </table:table-cell>
              <table:table-cell office:value-type="float" office:value="7.10384090909091">
                <text:p>7.10384090909091</text:p>
              </table:table-cell>
              <table:table-cell office:value-type="float" office:value="3.31572818181818">
                <text:p>3.31572818181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30">
                <text:p>1630</text:p>
              </table:table-cell>
              <table:table-cell office:value-type="float" office:value="9.38786454545455">
                <text:p>9.38786454545455</text:p>
              </table:table-cell>
              <table:table-cell office:value-type="float" office:value="7.69965454545455">
                <text:p>7.69965454545455</text:p>
              </table:table-cell>
              <table:table-cell office:value-type="float" office:value="3.22793363636364">
                <text:p>3.22793363636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0">
                <text:p>1640</text:p>
              </table:table-cell>
              <table:table-cell office:value-type="float" office:value="6.63903909090909">
                <text:p>6.63903909090909</text:p>
              </table:table-cell>
              <table:table-cell office:value-type="float" office:value="7.07313272727273">
                <text:p>7.07313272727273</text:p>
              </table:table-cell>
              <table:table-cell office:value-type="float" office:value="3.44512272727273">
                <text:p>3.44512272727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0">
                <text:p>1650</text:p>
              </table:table-cell>
              <table:table-cell office:value-type="float" office:value="9.69959727272727">
                <text:p>9.69959727272727</text:p>
              </table:table-cell>
              <table:table-cell office:value-type="float" office:value="7.98320545454545">
                <text:p>7.98320545454545</text:p>
              </table:table-cell>
              <table:table-cell office:value-type="float" office:value="3.38595363636364">
                <text:p>3.38595363636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0">
                <text:p>1660</text:p>
              </table:table-cell>
              <table:table-cell office:value-type="float" office:value="9.80046090909091">
                <text:p>9.80046090909091</text:p>
              </table:table-cell>
              <table:table-cell office:value-type="float" office:value="7.6552">
                <text:p>7.6552</text:p>
              </table:table-cell>
              <table:table-cell office:value-type="float" office:value="3.40985">
                <text:p>3.40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70">
                <text:p>1670</text:p>
              </table:table-cell>
              <table:table-cell office:value-type="float" office:value="10.2459">
                <text:p>10.2459</text:p>
              </table:table-cell>
              <table:table-cell office:value-type="float" office:value="8.40290818181818">
                <text:p>8.40290818181818</text:p>
              </table:table-cell>
              <table:table-cell office:value-type="float" office:value="3.50322909090909">
                <text:p>3.50322909090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0">
                <text:p>1680</text:p>
              </table:table-cell>
              <table:table-cell office:value-type="float" office:value="7.63579181818182">
                <text:p>7.63579181818182</text:p>
              </table:table-cell>
              <table:table-cell office:value-type="float" office:value="7.39798545454545">
                <text:p>7.39798545454545</text:p>
              </table:table-cell>
              <table:table-cell office:value-type="float" office:value="3.58072727272727">
                <text:p>3.580727272727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0">
                <text:p>1690</text:p>
              </table:table-cell>
              <table:table-cell office:value-type="float" office:value="10.7000090909091">
                <text:p>10.7000090909091</text:p>
              </table:table-cell>
              <table:table-cell office:value-type="float" office:value="8.70416181818182">
                <text:p>8.70416181818182</text:p>
              </table:table-cell>
              <table:table-cell office:value-type="float" office:value="3.64261909090909">
                <text:p>3.642619090909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9.99313363636364">
                <text:p>9.99313363636364</text:p>
              </table:table-cell>
              <table:table-cell office:value-type="float" office:value="8.22419545454545">
                <text:p>8.22419545454545</text:p>
              </table:table-cell>
              <table:table-cell office:value-type="float" office:value="3.70242636363636">
                <text:p>3.70242636363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10">
                <text:p>1710</text:p>
              </table:table-cell>
              <table:table-cell office:value-type="float" office:value="11.4436181818182">
                <text:p>11.4436181818182</text:p>
              </table:table-cell>
              <table:table-cell office:value-type="float" office:value="8.89705">
                <text:p>8.89705</text:p>
              </table:table-cell>
              <table:table-cell office:value-type="float" office:value="3.80666272727273">
                <text:p>3.80666272727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20">
                <text:p>1720</text:p>
              </table:table-cell>
              <table:table-cell office:value-type="float" office:value="8.44399545454546">
                <text:p>8.44399545454546</text:p>
              </table:table-cell>
              <table:table-cell office:value-type="float" office:value="8.16102454545455">
                <text:p>8.16102454545455</text:p>
              </table:table-cell>
              <table:table-cell office:value-type="float" office:value="3.83451">
                <text:p>3.83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30">
                <text:p>1730</text:p>
              </table:table-cell>
              <table:table-cell office:value-type="float" office:value="11.8911272727273">
                <text:p>11.8911272727273</text:p>
              </table:table-cell>
              <table:table-cell office:value-type="float" office:value="9.20368181818182">
                <text:p>9.20368181818182</text:p>
              </table:table-cell>
              <table:table-cell office:value-type="float" office:value="4.01144181818182">
                <text:p>4.01144181818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0">
                <text:p>1740</text:p>
              </table:table-cell>
              <table:table-cell office:value-type="float" office:value="9.10949363636364">
                <text:p>9.10949363636364</text:p>
              </table:table-cell>
              <table:table-cell office:value-type="float" office:value="8.80794818181818">
                <text:p>8.80794818181818</text:p>
              </table:table-cell>
              <table:table-cell office:value-type="float" office:value="3.93327818181818">
                <text:p>3.93327818181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12.2178818181818">
                <text:p>12.2178818181818</text:p>
              </table:table-cell>
              <table:table-cell office:value-type="float" office:value="9.67086">
                <text:p>9.67086</text:p>
              </table:table-cell>
              <table:table-cell office:value-type="float" office:value="4.13185727272727">
                <text:p>4.13185727272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60">
                <text:p>1760</text:p>
              </table:table-cell>
              <table:table-cell office:value-type="float" office:value="8.66130636363636">
                <text:p>8.66130636363636</text:p>
              </table:table-cell>
              <table:table-cell office:value-type="float" office:value="8.50734636363636">
                <text:p>8.50734636363636</text:p>
              </table:table-cell>
              <table:table-cell office:value-type="float" office:value="4.12938">
                <text:p>4.12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0">
                <text:p>1770</text:p>
              </table:table-cell>
              <table:table-cell office:value-type="float" office:value="12.8108181818182">
                <text:p>12.8108181818182</text:p>
              </table:table-cell>
              <table:table-cell office:value-type="float" office:value="10.0109209090909">
                <text:p>10.0109209090909</text:p>
              </table:table-cell>
              <table:table-cell office:value-type="float" office:value="4.22573272727273">
                <text:p>4.22573272727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0">
                <text:p>1780</text:p>
              </table:table-cell>
              <table:table-cell office:value-type="float" office:value="9.31233545454545">
                <text:p>9.31233545454545</text:p>
              </table:table-cell>
              <table:table-cell office:value-type="float" office:value="9.42277818181818">
                <text:p>9.42277818181818</text:p>
              </table:table-cell>
              <table:table-cell office:value-type="float" office:value="4.27821272727273">
                <text:p>4.27821272727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90">
                <text:p>1790</text:p>
              </table:table-cell>
              <table:table-cell office:value-type="float" office:value="12.2847636363636">
                <text:p>12.2847636363636</text:p>
              </table:table-cell>
              <table:table-cell office:value-type="float" office:value="10.1923">
                <text:p>10.1923</text:p>
              </table:table-cell>
              <table:table-cell office:value-type="float" office:value="4.34738272727273">
                <text:p>4.34738272727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0">
                <text:p>1800</text:p>
              </table:table-cell>
              <table:table-cell office:value-type="float" office:value="9.13427">
                <text:p>9.13427</text:p>
              </table:table-cell>
              <table:table-cell office:value-type="float" office:value="9.38615090909091">
                <text:p>9.38615090909091</text:p>
              </table:table-cell>
              <table:table-cell office:value-type="float" office:value="4.45507909090909">
                <text:p>4.45507909090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0">
                <text:p>1810</text:p>
              </table:table-cell>
              <table:table-cell office:value-type="float" office:value="12.5956545454545">
                <text:p>12.5956545454545</text:p>
              </table:table-cell>
              <table:table-cell office:value-type="float" office:value="10.5921545454545">
                <text:p>10.5921545454545</text:p>
              </table:table-cell>
              <table:table-cell office:value-type="float" office:value="4.42811454545455">
                <text:p>4.42811454545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0">
                <text:p>1820</text:p>
              </table:table-cell>
              <table:table-cell office:value-type="float" office:value="9.97304818181818">
                <text:p>9.97304818181818</text:p>
              </table:table-cell>
              <table:table-cell office:value-type="float" office:value="10.0690636363636">
                <text:p>10.0690636363636</text:p>
              </table:table-cell>
              <table:table-cell office:value-type="float" office:value="4.52225363636364">
                <text:p>4.52225363636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0">
                <text:p>1830</text:p>
              </table:table-cell>
              <table:table-cell office:value-type="float" office:value="13.2446636363636">
                <text:p>13.2446636363636</text:p>
              </table:table-cell>
              <table:table-cell office:value-type="float" office:value="11.0458545454545">
                <text:p>11.0458545454545</text:p>
              </table:table-cell>
              <table:table-cell office:value-type="float" office:value="4.57720181818182">
                <text:p>4.577201818181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40">
                <text:p>1840</text:p>
              </table:table-cell>
              <table:table-cell office:value-type="float" office:value="9.30031181818182">
                <text:p>9.30031181818182</text:p>
              </table:table-cell>
              <table:table-cell office:value-type="float" office:value="9.72224090909091">
                <text:p>9.72224090909091</text:p>
              </table:table-cell>
              <table:table-cell office:value-type="float" office:value="4.75438">
                <text:p>4.75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50">
                <text:p>1850</text:p>
              </table:table-cell>
              <table:table-cell office:value-type="float" office:value="13.6969272727273">
                <text:p>13.6969272727273</text:p>
              </table:table-cell>
              <table:table-cell office:value-type="float" office:value="11.4161272727273">
                <text:p>11.4161272727273</text:p>
              </table:table-cell>
              <table:table-cell office:value-type="float" office:value="4.82320545454546">
                <text:p>4.82320545454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0">
                <text:p>1860</text:p>
              </table:table-cell>
              <table:table-cell office:value-type="float" office:value="10.6601727272727">
                <text:p>10.6601727272727</text:p>
              </table:table-cell>
              <table:table-cell office:value-type="float" office:value="10.7588">
                <text:p>10.7588</text:p>
              </table:table-cell>
              <table:table-cell office:value-type="float" office:value="4.83434090909091">
                <text:p>4.83434090909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0">
                <text:p>1870</text:p>
              </table:table-cell>
              <table:table-cell office:value-type="float" office:value="17.2815181818182">
                <text:p>17.2815181818182</text:p>
              </table:table-cell>
              <table:table-cell office:value-type="float" office:value="11.6347363636364">
                <text:p>11.6347363636364</text:p>
              </table:table-cell>
              <table:table-cell office:value-type="float" office:value="5.01909181818182">
                <text:p>5.0190918181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80">
                <text:p>1880</text:p>
              </table:table-cell>
              <table:table-cell office:value-type="float" office:value="10.0617127272727">
                <text:p>10.0617127272727</text:p>
              </table:table-cell>
              <table:table-cell office:value-type="float" office:value="10.6579181818182">
                <text:p>10.6579181818182</text:p>
              </table:table-cell>
              <table:table-cell office:value-type="float" office:value="4.99815818181818">
                <text:p>4.99815818181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0">
                <text:p>1890</text:p>
              </table:table-cell>
              <table:table-cell office:value-type="float" office:value="15.2007454545455">
                <text:p>15.2007454545455</text:p>
              </table:table-cell>
              <table:table-cell office:value-type="float" office:value="12.0043">
                <text:p>12.0043</text:p>
              </table:table-cell>
              <table:table-cell office:value-type="float" office:value="5.08745272727273">
                <text:p>5.08745272727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11.8062454545455">
                <text:p>11.8062454545455</text:p>
              </table:table-cell>
              <table:table-cell office:value-type="float" office:value="11.4758545454545">
                <text:p>11.4758545454545</text:p>
              </table:table-cell>
              <table:table-cell office:value-type="float" office:value="5.22143181818182">
                <text:p>5.22143181818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10">
                <text:p>1910</text:p>
              </table:table-cell>
              <table:table-cell office:value-type="float" office:value="15.5967090909091">
                <text:p>15.5967090909091</text:p>
              </table:table-cell>
              <table:table-cell office:value-type="float" office:value="12.5702636363636">
                <text:p>12.5702636363636</text:p>
              </table:table-cell>
              <table:table-cell office:value-type="float" office:value="5.22508545454545">
                <text:p>5.225085454545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20">
                <text:p>1920</text:p>
              </table:table-cell>
              <table:table-cell office:value-type="float" office:value="14.1156363636364">
                <text:p>14.1156363636364</text:p>
              </table:table-cell>
              <table:table-cell office:value-type="float" office:value="11.0656454545455">
                <text:p>11.0656454545455</text:p>
              </table:table-cell>
              <table:table-cell office:value-type="float" office:value="5.33972636363636">
                <text:p>5.33972636363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30">
                <text:p>1930</text:p>
              </table:table-cell>
              <table:table-cell office:value-type="float" office:value="15.9001">
                <text:p>15.9001</text:p>
              </table:table-cell>
              <table:table-cell office:value-type="float" office:value="12.9636272727273">
                <text:p>12.9636272727273</text:p>
              </table:table-cell>
              <table:table-cell office:value-type="float" office:value="5.56700545454546">
                <text:p>5.567005454545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0">
                <text:p>1940</text:p>
              </table:table-cell>
              <table:table-cell office:value-type="float" office:value="12.0969181818182">
                <text:p>12.0969181818182</text:p>
              </table:table-cell>
              <table:table-cell office:value-type="float" office:value="12.2124">
                <text:p>12.2124</text:p>
              </table:table-cell>
              <table:table-cell office:value-type="float" office:value="5.49282454545455">
                <text:p>5.49282454545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50">
                <text:p>1950</text:p>
              </table:table-cell>
              <table:table-cell office:value-type="float" office:value="16.2634727272727">
                <text:p>16.2634727272727</text:p>
              </table:table-cell>
              <table:table-cell office:value-type="float" office:value="13.1888454545455">
                <text:p>13.1888454545455</text:p>
              </table:table-cell>
              <table:table-cell office:value-type="float" office:value="5.54413">
                <text:p>5.54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">
                <text:p>1960</text:p>
              </table:table-cell>
              <table:table-cell office:value-type="float" office:value="11.3090181818182">
                <text:p>11.3090181818182</text:p>
              </table:table-cell>
              <table:table-cell office:value-type="float" office:value="12.0839363636364">
                <text:p>12.0839363636364</text:p>
              </table:table-cell>
              <table:table-cell office:value-type="float" office:value="5.70948636363636">
                <text:p>5.70948636363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0">
                <text:p>1970</text:p>
              </table:table-cell>
              <table:table-cell office:value-type="float" office:value="16.8003181818182">
                <text:p>16.8003181818182</text:p>
              </table:table-cell>
              <table:table-cell office:value-type="float" office:value="13.596">
                <text:p>13.596</text:p>
              </table:table-cell>
              <table:table-cell office:value-type="float" office:value="5.87302545454545">
                <text:p>5.873025454545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12.4940090909091">
                <text:p>12.4940090909091</text:p>
              </table:table-cell>
              <table:table-cell office:value-type="float" office:value="13.0003363636364">
                <text:p>13.0003363636364</text:p>
              </table:table-cell>
              <table:table-cell office:value-type="float" office:value="5.84516818181818">
                <text:p>5.8451681818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0">
                <text:p>1990</text:p>
              </table:table-cell>
              <table:table-cell office:value-type="float" office:value="16.9418818181818">
                <text:p>16.9418818181818</text:p>
              </table:table-cell>
              <table:table-cell office:value-type="float" office:value="14.2056181818182">
                <text:p>14.2056181818182</text:p>
              </table:table-cell>
              <table:table-cell office:value-type="float" office:value="5.90773909090909">
                <text:p>5.90773909090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11.9819636363636">
                <text:p>11.9819636363636</text:p>
              </table:table-cell>
              <table:table-cell office:value-type="float" office:value="12.4794909090909">
                <text:p>12.4794909090909</text:p>
              </table:table-cell>
              <table:table-cell office:value-type="float" office:value="6.06740454545455">
                <text:p>6.06740454545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00" chart:maximum="1100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8cm" svg:height="13.76cm" xlink:href=".." xlink:type="simple" chart:class="chart:scatter" chart:style-name="ch1">
        <chart:legend chart:legend-position="end" svg:x="27.081cm" svg:y="6.162cm" style:legend-expansion="high" chart:style-name="ch2"/>
        <chart:plot-area chart:style-name="ch3" table:cell-range-address="'1000-1100'.A2:'1000-1100'.D102" chart:data-source-has-labels="row" svg:x="0.615cm" svg:y="0.275cm" svg:width="25.851cm" svg:height="13.21cm">
          <chartooo:coordinate-region svg:x="1.051cm" svg:y="0.448cm" svg:width="25.243cm" svg:height="12.04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00-1100'.B2:'1000-1100'.B102" loext:label-string="simple" chart:class="chart:scatter">
            <chart:domain table:cell-range-address="'1000-1100'.A2:'1000-1100'.A102"/>
            <chart:data-point chart:repeated="57"/>
            <chart:data-point chart:style-name="ch8"/>
            <chart:data-point/>
            <chart:data-point chart:style-name="ch8"/>
            <chart:data-point chart:repeated="41"/>
          </chart:series>
          <chart:series chart:style-name="ch9" chart:values-cell-range-address="'1000-1100'.C2:'1000-1100'.C102" loext:label-string="simple_block" chart:class="chart:scatter">
            <chart:data-point chart:repeated="101"/>
          </chart:series>
          <chart:series chart:style-name="ch10" chart:values-cell-range-address="'1000-1100'.D2:'1000-1100'.D102" loext:label-string="swapped_loops" chart:class="chart:scatter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</text:p>
              </table:table-cell>
              <table:table-cell office:value-type="string">
                <text:p>simple_block</text:p>
              </table:table-cell>
              <table:table-cell office:value-type="string">
                <text:p>swapped_loo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-1100'.A2:'1000-1100'.A102</svg:desc>
                </draw:g>
              </table:table-cell>
              <table:table-cell office:value-type="float" office:value="2.60933818181818">
                <text:p>2.60933818181818</text:p>
                <draw:g>
                  <svg:desc>'1000-1100'.B2:'1000-1100'.B102</svg:desc>
                </draw:g>
              </table:table-cell>
              <table:table-cell office:value-type="float" office:value="1.60448363636364">
                <text:p>1.60448363636364</text:p>
                <draw:g>
                  <svg:desc>'1000-1100'.C2:'1000-1100'.C102</svg:desc>
                </draw:g>
              </table:table-cell>
              <table:table-cell office:value-type="float" office:value="0.763792727272727">
                <text:p>0.763792727272727</text:p>
                <draw:g>
                  <svg:desc>'1000-1100'.D2:'1000-1100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2.77836090909091">
                <text:p>2.77836090909091</text:p>
              </table:table-cell>
              <table:table-cell office:value-type="float" office:value="1.79724545454545">
                <text:p>1.79724545454545</text:p>
              </table:table-cell>
              <table:table-cell office:value-type="float" office:value="0.766282">
                <text:p>0.766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">
                <text:p>1002</text:p>
              </table:table-cell>
              <table:table-cell office:value-type="float" office:value="2.66868818181818">
                <text:p>2.66868818181818</text:p>
              </table:table-cell>
              <table:table-cell office:value-type="float" office:value="1.77393454545455">
                <text:p>1.77393454545455</text:p>
              </table:table-cell>
              <table:table-cell office:value-type="float" office:value="0.774609454545455">
                <text:p>0.774609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3">
                <text:p>1003</text:p>
              </table:table-cell>
              <table:table-cell office:value-type="float" office:value="3.11174363636364">
                <text:p>3.11174363636364</text:p>
              </table:table-cell>
              <table:table-cell office:value-type="float" office:value="1.74230454545455">
                <text:p>1.74230454545455</text:p>
              </table:table-cell>
              <table:table-cell office:value-type="float" office:value="0.774970181818182">
                <text:p>0.774970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4">
                <text:p>1004</text:p>
              </table:table-cell>
              <table:table-cell office:value-type="float" office:value="2.26770727272727">
                <text:p>2.26770727272727</text:p>
              </table:table-cell>
              <table:table-cell office:value-type="float" office:value="1.69443">
                <text:p>1.69443</text:p>
              </table:table-cell>
              <table:table-cell office:value-type="float" office:value="0.785337181818182">
                <text:p>0.78533718181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5">
                <text:p>1005</text:p>
              </table:table-cell>
              <table:table-cell office:value-type="float" office:value="2.68896363636364">
                <text:p>2.68896363636364</text:p>
              </table:table-cell>
              <table:table-cell office:value-type="float" office:value="1.74191636363636">
                <text:p>1.74191636363636</text:p>
              </table:table-cell>
              <table:table-cell office:value-type="float" office:value="0.783115454545454">
                <text:p>0.783115454545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">
                <text:p>1006</text:p>
              </table:table-cell>
              <table:table-cell office:value-type="float" office:value="2.77468727272727">
                <text:p>2.77468727272727</text:p>
              </table:table-cell>
              <table:table-cell office:value-type="float" office:value="1.78046636363636">
                <text:p>1.78046636363636</text:p>
              </table:table-cell>
              <table:table-cell office:value-type="float" office:value="0.775189818181818">
                <text:p>0.775189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7">
                <text:p>1007</text:p>
              </table:table-cell>
              <table:table-cell office:value-type="float" office:value="3.23661090909091">
                <text:p>3.23661090909091</text:p>
              </table:table-cell>
              <table:table-cell office:value-type="float" office:value="1.71710636363636">
                <text:p>1.71710636363636</text:p>
              </table:table-cell>
              <table:table-cell office:value-type="float" office:value="0.773746454545455">
                <text:p>0.773746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8">
                <text:p>1008</text:p>
              </table:table-cell>
              <table:table-cell office:value-type="float" office:value="1.52920181818182">
                <text:p>1.52920181818182</text:p>
              </table:table-cell>
              <table:table-cell office:value-type="float" office:value="1.60496909090909">
                <text:p>1.60496909090909</text:p>
              </table:table-cell>
              <table:table-cell office:value-type="float" office:value="0.774093545454545">
                <text:p>0.774093545454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9">
                <text:p>1009</text:p>
              </table:table-cell>
              <table:table-cell office:value-type="float" office:value="3.20828363636364">
                <text:p>3.20828363636364</text:p>
              </table:table-cell>
              <table:table-cell office:value-type="float" office:value="1.73226545454545">
                <text:p>1.73226545454545</text:p>
              </table:table-cell>
              <table:table-cell office:value-type="float" office:value="0.771260545454545">
                <text:p>0.771260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2.27550454545455">
                <text:p>2.27550454545455</text:p>
              </table:table-cell>
              <table:table-cell office:value-type="float" office:value="1.80072272727273">
                <text:p>1.80072272727273</text:p>
              </table:table-cell>
              <table:table-cell office:value-type="float" office:value="0.773514272727273">
                <text:p>0.773514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">
                <text:p>1011</text:p>
              </table:table-cell>
              <table:table-cell office:value-type="float" office:value="2.74049454545455">
                <text:p>2.74049454545455</text:p>
              </table:table-cell>
              <table:table-cell office:value-type="float" office:value="1.86894272727273">
                <text:p>1.86894272727273</text:p>
              </table:table-cell>
              <table:table-cell office:value-type="float" office:value="0.779821090909091">
                <text:p>0.779821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2">
                <text:p>1012</text:p>
              </table:table-cell>
              <table:table-cell office:value-type="float" office:value="2.33380181818182">
                <text:p>2.33380181818182</text:p>
              </table:table-cell>
              <table:table-cell office:value-type="float" office:value="1.73095909090909">
                <text:p>1.73095909090909</text:p>
              </table:table-cell>
              <table:table-cell office:value-type="float" office:value="0.787094090909091">
                <text:p>0.78709409090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">
                <text:p>1013</text:p>
              </table:table-cell>
              <table:table-cell office:value-type="float" office:value="2.76334090909091">
                <text:p>2.76334090909091</text:p>
              </table:table-cell>
              <table:table-cell office:value-type="float" office:value="1.88302363636364">
                <text:p>1.88302363636364</text:p>
              </table:table-cell>
              <table:table-cell office:value-type="float" office:value="0.787183545454545">
                <text:p>0.787183545454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4">
                <text:p>1014</text:p>
              </table:table-cell>
              <table:table-cell office:value-type="float" office:value="2.27836545454545">
                <text:p>2.27836545454545</text:p>
              </table:table-cell>
              <table:table-cell office:value-type="float" office:value="1.84413818181818">
                <text:p>1.84413818181818</text:p>
              </table:table-cell>
              <table:table-cell office:value-type="float" office:value="0.788828">
                <text:p>0.788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3.29397363636364">
                <text:p>3.29397363636364</text:p>
              </table:table-cell>
              <table:table-cell office:value-type="float" office:value="1.82432818181818">
                <text:p>1.82432818181818</text:p>
              </table:table-cell>
              <table:table-cell office:value-type="float" office:value="0.792529">
                <text:p>0.792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6">
                <text:p>1016</text:p>
              </table:table-cell>
              <table:table-cell office:value-type="float" office:value="1.62640636363636">
                <text:p>1.62640636363636</text:p>
              </table:table-cell>
              <table:table-cell office:value-type="float" office:value="1.68687818181818">
                <text:p>1.68687818181818</text:p>
              </table:table-cell>
              <table:table-cell office:value-type="float" office:value="0.785234727272727">
                <text:p>0.785234727272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">
                <text:p>1017</text:p>
              </table:table-cell>
              <table:table-cell office:value-type="float" office:value="2.78880272727273">
                <text:p>2.78880272727273</text:p>
              </table:table-cell>
              <table:table-cell office:value-type="float" office:value="1.86866363636364">
                <text:p>1.86866363636364</text:p>
              </table:table-cell>
              <table:table-cell office:value-type="float" office:value="0.786235272727273">
                <text:p>0.786235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8">
                <text:p>1018</text:p>
              </table:table-cell>
              <table:table-cell office:value-type="float" office:value="2.81860090909091">
                <text:p>2.81860090909091</text:p>
              </table:table-cell>
              <table:table-cell office:value-type="float" office:value="1.84332454545455">
                <text:p>1.84332454545455</text:p>
              </table:table-cell>
              <table:table-cell office:value-type="float" office:value="0.789642727272727">
                <text:p>0.789642727272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9">
                <text:p>1019</text:p>
              </table:table-cell>
              <table:table-cell office:value-type="float" office:value="2.83188363636364">
                <text:p>2.83188363636364</text:p>
              </table:table-cell>
              <table:table-cell office:value-type="float" office:value="1.81272818181818">
                <text:p>1.81272818181818</text:p>
              </table:table-cell>
              <table:table-cell office:value-type="float" office:value="0.791646363636364">
                <text:p>0.79164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0">
                <text:p>1020</text:p>
              </table:table-cell>
              <table:table-cell office:value-type="float" office:value="1.84670909090909">
                <text:p>1.84670909090909</text:p>
              </table:table-cell>
              <table:table-cell office:value-type="float" office:value="1.76913636363636">
                <text:p>1.76913636363636</text:p>
              </table:table-cell>
              <table:table-cell office:value-type="float" office:value="0.799863">
                <text:p>0.799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1">
                <text:p>1021</text:p>
              </table:table-cell>
              <table:table-cell office:value-type="float" office:value="2.83480545454545">
                <text:p>2.83480545454545</text:p>
              </table:table-cell>
              <table:table-cell office:value-type="float" office:value="1.78181727272727">
                <text:p>1.78181727272727</text:p>
              </table:table-cell>
              <table:table-cell office:value-type="float" office:value="0.800553818181818">
                <text:p>0.800553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2">
                <text:p>1022</text:p>
              </table:table-cell>
              <table:table-cell office:value-type="float" office:value="2.33930636363636">
                <text:p>2.33930636363636</text:p>
              </table:table-cell>
              <table:table-cell office:value-type="float" office:value="1.71163818181818">
                <text:p>1.71163818181818</text:p>
              </table:table-cell>
              <table:table-cell office:value-type="float" office:value="0.827508">
                <text:p>0.827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3">
                <text:p>1023</text:p>
              </table:table-cell>
              <table:table-cell office:value-type="float" office:value="2.88380090909091">
                <text:p>2.88380090909091</text:p>
              </table:table-cell>
              <table:table-cell office:value-type="float" office:value="1.64042181818182">
                <text:p>1.64042181818182</text:p>
              </table:table-cell>
              <table:table-cell office:value-type="float" office:value="0.805560818181818">
                <text:p>0.805560818181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4">
                <text:p>1024</text:p>
              </table:table-cell>
              <table:table-cell office:value-type="float" office:value="7.63906272727273">
                <text:p>7.63906272727273</text:p>
              </table:table-cell>
              <table:table-cell office:value-type="float" office:value="1.89877818181818">
                <text:p>1.89877818181818</text:p>
              </table:table-cell>
              <table:table-cell office:value-type="float" office:value="0.796031545454545">
                <text:p>0.79603154545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5">
                <text:p>1025</text:p>
              </table:table-cell>
              <table:table-cell office:value-type="float" office:value="2.43832363636364">
                <text:p>2.43832363636364</text:p>
              </table:table-cell>
              <table:table-cell office:value-type="float" office:value="1.63593272727273">
                <text:p>1.63593272727273</text:p>
              </table:table-cell>
              <table:table-cell office:value-type="float" office:value="0.807298909090909">
                <text:p>0.807298909090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6">
                <text:p>1026</text:p>
              </table:table-cell>
              <table:table-cell office:value-type="float" office:value="2.17458818181818">
                <text:p>2.17458818181818</text:p>
              </table:table-cell>
              <table:table-cell office:value-type="float" office:value="1.64525454545455">
                <text:p>1.64525454545455</text:p>
              </table:table-cell>
              <table:table-cell office:value-type="float" office:value="0.810688">
                <text:p>0.810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7">
                <text:p>1027</text:p>
              </table:table-cell>
              <table:table-cell office:value-type="float" office:value="2.45575454545455">
                <text:p>2.45575454545455</text:p>
              </table:table-cell>
              <table:table-cell office:value-type="float" office:value="1.66451818181818">
                <text:p>1.66451818181818</text:p>
              </table:table-cell>
              <table:table-cell office:value-type="float" office:value="0.811186">
                <text:p>0.811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8">
                <text:p>1028</text:p>
              </table:table-cell>
              <table:table-cell office:value-type="float" office:value="1.96988727272727">
                <text:p>1.96988727272727</text:p>
              </table:table-cell>
              <table:table-cell office:value-type="float" office:value="1.67352090909091">
                <text:p>1.67352090909091</text:p>
              </table:table-cell>
              <table:table-cell office:value-type="float" office:value="0.814428545454545">
                <text:p>0.814428545454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9">
                <text:p>1029</text:p>
              </table:table-cell>
              <table:table-cell office:value-type="float" office:value="2.50373636363636">
                <text:p>2.50373636363636</text:p>
              </table:table-cell>
              <table:table-cell office:value-type="float" office:value="1.68297090909091">
                <text:p>1.68297090909091</text:p>
              </table:table-cell>
              <table:table-cell office:value-type="float" office:value="0.815554636363637">
                <text:p>0.815554636363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0">
                <text:p>1030</text:p>
              </table:table-cell>
              <table:table-cell office:value-type="float" office:value="2.28850363636364">
                <text:p>2.28850363636364</text:p>
              </table:table-cell>
              <table:table-cell office:value-type="float" office:value="1.68452727272727">
                <text:p>1.68452727272727</text:p>
              </table:table-cell>
              <table:table-cell office:value-type="float" office:value="0.819101545454545">
                <text:p>0.819101545454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1">
                <text:p>1031</text:p>
              </table:table-cell>
              <table:table-cell office:value-type="float" office:value="2.59324454545455">
                <text:p>2.59324454545455</text:p>
              </table:table-cell>
              <table:table-cell office:value-type="float" office:value="1.70046818181818">
                <text:p>1.70046818181818</text:p>
              </table:table-cell>
              <table:table-cell office:value-type="float" office:value="0.820353">
                <text:p>0.8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2">
                <text:p>1032</text:p>
              </table:table-cell>
              <table:table-cell office:value-type="float" office:value="1.93234818181818">
                <text:p>1.93234818181818</text:p>
              </table:table-cell>
              <table:table-cell office:value-type="float" office:value="1.70699909090909">
                <text:p>1.70699909090909</text:p>
              </table:table-cell>
              <table:table-cell office:value-type="float" office:value="0.825477363636364">
                <text:p>0.825477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3">
                <text:p>1033</text:p>
              </table:table-cell>
              <table:table-cell office:value-type="float" office:value="2.71004818181818">
                <text:p>2.71004818181818</text:p>
              </table:table-cell>
              <table:table-cell office:value-type="float" office:value="1.70803272727273">
                <text:p>1.70803272727273</text:p>
              </table:table-cell>
              <table:table-cell office:value-type="float" office:value="0.825838">
                <text:p>0.825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4">
                <text:p>1034</text:p>
              </table:table-cell>
              <table:table-cell office:value-type="float" office:value="2.46800090909091">
                <text:p>2.46800090909091</text:p>
              </table:table-cell>
              <table:table-cell office:value-type="float" office:value="1.71663545454545">
                <text:p>1.71663545454545</text:p>
              </table:table-cell>
              <table:table-cell office:value-type="float" office:value="0.827586363636364">
                <text:p>0.827586363636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5">
                <text:p>1035</text:p>
              </table:table-cell>
              <table:table-cell office:value-type="float" office:value="2.86411545454545">
                <text:p>2.86411545454545</text:p>
              </table:table-cell>
              <table:table-cell office:value-type="float" office:value="1.72301090909091">
                <text:p>1.72301090909091</text:p>
              </table:table-cell>
              <table:table-cell office:value-type="float" office:value="0.830331818181818">
                <text:p>0.830331818181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6">
                <text:p>1036</text:p>
              </table:table-cell>
              <table:table-cell office:value-type="float" office:value="2.40788272727273">
                <text:p>2.40788272727273</text:p>
              </table:table-cell>
              <table:table-cell office:value-type="float" office:value="1.72559181818182">
                <text:p>1.72559181818182</text:p>
              </table:table-cell>
              <table:table-cell office:value-type="float" office:value="0.83673">
                <text:p>0.83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7">
                <text:p>1037</text:p>
              </table:table-cell>
              <table:table-cell office:value-type="float" office:value="2.87300636363636">
                <text:p>2.87300636363636</text:p>
              </table:table-cell>
              <table:table-cell office:value-type="float" office:value="1.74058636363636">
                <text:p>1.74058636363636</text:p>
              </table:table-cell>
              <table:table-cell office:value-type="float" office:value="0.844602727272727">
                <text:p>0.844602727272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8">
                <text:p>1038</text:p>
              </table:table-cell>
              <table:table-cell office:value-type="float" office:value="2.72688636363636">
                <text:p>2.72688636363636</text:p>
              </table:table-cell>
              <table:table-cell office:value-type="float" office:value="1.74257545454545">
                <text:p>1.74257545454545</text:p>
              </table:table-cell>
              <table:table-cell office:value-type="float" office:value="0.848311818181818">
                <text:p>0.84831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9">
                <text:p>1039</text:p>
              </table:table-cell>
              <table:table-cell office:value-type="float" office:value="2.75571">
                <text:p>2.75571</text:p>
              </table:table-cell>
              <table:table-cell office:value-type="float" office:value="1.75334545454545">
                <text:p>1.75334545454545</text:p>
              </table:table-cell>
              <table:table-cell office:value-type="float" office:value="0.851992181818182">
                <text:p>0.851992181818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0">
                <text:p>1040</text:p>
              </table:table-cell>
              <table:table-cell office:value-type="float" office:value="2.47692181818182">
                <text:p>2.47692181818182</text:p>
              </table:table-cell>
              <table:table-cell office:value-type="float" office:value="1.74112454545455">
                <text:p>1.74112454545455</text:p>
              </table:table-cell>
              <table:table-cell office:value-type="float" office:value="0.857966545454545">
                <text:p>0.85796654545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1">
                <text:p>1041</text:p>
              </table:table-cell>
              <table:table-cell office:value-type="float" office:value="3.09140272727273">
                <text:p>3.09140272727273</text:p>
              </table:table-cell>
              <table:table-cell office:value-type="float" office:value="1.74790181818182">
                <text:p>1.74790181818182</text:p>
              </table:table-cell>
              <table:table-cell office:value-type="float" office:value="0.856422">
                <text:p>0.856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2">
                <text:p>1042</text:p>
              </table:table-cell>
              <table:table-cell office:value-type="float" office:value="3.06377090909091">
                <text:p>3.06377090909091</text:p>
              </table:table-cell>
              <table:table-cell office:value-type="float" office:value="1.75457818181818">
                <text:p>1.75457818181818</text:p>
              </table:table-cell>
              <table:table-cell office:value-type="float" office:value="0.857489818181818">
                <text:p>0.857489818181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3">
                <text:p>1043</text:p>
              </table:table-cell>
              <table:table-cell office:value-type="float" office:value="3.22160909090909">
                <text:p>3.22160909090909</text:p>
              </table:table-cell>
              <table:table-cell office:value-type="float" office:value="1.76786090909091">
                <text:p>1.76786090909091</text:p>
              </table:table-cell>
              <table:table-cell office:value-type="float" office:value="0.860761545454545">
                <text:p>0.860761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4">
                <text:p>1044</text:p>
              </table:table-cell>
              <table:table-cell office:value-type="float" office:value="2.95611818181818">
                <text:p>2.95611818181818</text:p>
              </table:table-cell>
              <table:table-cell office:value-type="float" office:value="1.76854454545455">
                <text:p>1.76854454545455</text:p>
              </table:table-cell>
              <table:table-cell office:value-type="float" office:value="0.865080636363636">
                <text:p>0.865080636363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5">
                <text:p>1045</text:p>
              </table:table-cell>
              <table:table-cell office:value-type="float" office:value="3.31954909090909">
                <text:p>3.31954909090909</text:p>
              </table:table-cell>
              <table:table-cell office:value-type="float" office:value="1.78219">
                <text:p>1.78219</text:p>
              </table:table-cell>
              <table:table-cell office:value-type="float" office:value="0.857947909090909">
                <text:p>0.857947909090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6">
                <text:p>1046</text:p>
              </table:table-cell>
              <table:table-cell office:value-type="float" office:value="3.35413272727273">
                <text:p>3.35413272727273</text:p>
              </table:table-cell>
              <table:table-cell office:value-type="float" office:value="1.77853636363636">
                <text:p>1.77853636363636</text:p>
              </table:table-cell>
              <table:table-cell office:value-type="float" office:value="0.868330272727273">
                <text:p>0.868330272727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7">
                <text:p>1047</text:p>
              </table:table-cell>
              <table:table-cell office:value-type="float" office:value="3.37386545454545">
                <text:p>3.37386545454545</text:p>
              </table:table-cell>
              <table:table-cell office:value-type="float" office:value="1.78485">
                <text:p>1.78485</text:p>
              </table:table-cell>
              <table:table-cell office:value-type="float" office:value="0.870774363636364">
                <text:p>0.870774363636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8">
                <text:p>1048</text:p>
              </table:table-cell>
              <table:table-cell office:value-type="float" office:value="2.81440363636364">
                <text:p>2.81440363636364</text:p>
              </table:table-cell>
              <table:table-cell office:value-type="float" office:value="1.79405181818182">
                <text:p>1.79405181818182</text:p>
              </table:table-cell>
              <table:table-cell office:value-type="float" office:value="0.874314636363636">
                <text:p>0.874314636363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9">
                <text:p>1049</text:p>
              </table:table-cell>
              <table:table-cell office:value-type="float" office:value="3.66067727272727">
                <text:p>3.66067727272727</text:p>
              </table:table-cell>
              <table:table-cell office:value-type="float" office:value="1.79784454545455">
                <text:p>1.79784454545455</text:p>
              </table:table-cell>
              <table:table-cell office:value-type="float" office:value="0.874372727272727">
                <text:p>0.874372727272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0">
                <text:p>1050</text:p>
              </table:table-cell>
              <table:table-cell office:value-type="float" office:value="3.57930545454546">
                <text:p>3.57930545454546</text:p>
              </table:table-cell>
              <table:table-cell office:value-type="float" office:value="1.81076363636364">
                <text:p>1.81076363636364</text:p>
              </table:table-cell>
              <table:table-cell office:value-type="float" office:value="0.869231727272727">
                <text:p>0.8692317272727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1">
                <text:p>1051</text:p>
              </table:table-cell>
              <table:table-cell office:value-type="float" office:value="3.67566727272727">
                <text:p>3.67566727272727</text:p>
              </table:table-cell>
              <table:table-cell office:value-type="float" office:value="1.82029">
                <text:p>1.82029</text:p>
              </table:table-cell>
              <table:table-cell office:value-type="float" office:value="0.869020181818182">
                <text:p>0.869020181818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2">
                <text:p>1052</text:p>
              </table:table-cell>
              <table:table-cell office:value-type="float" office:value="2.95862272727273">
                <text:p>2.95862272727273</text:p>
              </table:table-cell>
              <table:table-cell office:value-type="float" office:value="1.82018454545455">
                <text:p>1.82018454545455</text:p>
              </table:table-cell>
              <table:table-cell office:value-type="float" office:value="0.873018272727273">
                <text:p>0.873018272727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3">
                <text:p>1053</text:p>
              </table:table-cell>
              <table:table-cell office:value-type="float" office:value="3.70157090909091">
                <text:p>3.70157090909091</text:p>
              </table:table-cell>
              <table:table-cell office:value-type="float" office:value="1.83587636363636">
                <text:p>1.83587636363636</text:p>
              </table:table-cell>
              <table:table-cell office:value-type="float" office:value="0.876669818181818">
                <text:p>0.876669818181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4">
                <text:p>1054</text:p>
              </table:table-cell>
              <table:table-cell office:value-type="float" office:value="3.39640363636364">
                <text:p>3.39640363636364</text:p>
              </table:table-cell>
              <table:table-cell office:value-type="float" office:value="1.82965363636364">
                <text:p>1.82965363636364</text:p>
              </table:table-cell>
              <table:table-cell office:value-type="float" office:value="0.885189909090909">
                <text:p>0.885189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5">
                <text:p>1055</text:p>
              </table:table-cell>
              <table:table-cell office:value-type="float" office:value="3.96523545454545">
                <text:p>3.96523545454545</text:p>
              </table:table-cell>
              <table:table-cell office:value-type="float" office:value="1.83848181818182">
                <text:p>1.83848181818182</text:p>
              </table:table-cell>
              <table:table-cell office:value-type="float" office:value="0.892648181818182">
                <text:p>0.8926481818181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6">
                <text:p>1056</text:p>
              </table:table-cell>
              <table:table-cell office:value-type="float" office:value="3.31904727272727">
                <text:p>3.31904727272727</text:p>
              </table:table-cell>
              <table:table-cell office:value-type="float" office:value="1.83382181818182">
                <text:p>1.83382181818182</text:p>
              </table:table-cell>
              <table:table-cell office:value-type="float" office:value="0.898229181818182">
                <text:p>0.898229181818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7">
                <text:p>1057</text:p>
              </table:table-cell>
              <table:table-cell office:value-type="float" office:value="4.37630272727273">
                <text:p>4.37630272727273</text:p>
              </table:table-cell>
              <table:table-cell office:value-type="float" office:value="1.89001818181818">
                <text:p>1.89001818181818</text:p>
              </table:table-cell>
              <table:table-cell office:value-type="float" office:value="0.909228727272727">
                <text:p>0.9092287272727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8">
                <text:p>1058</text:p>
              </table:table-cell>
              <table:table-cell office:value-type="float" office:value="3.28904">
                <text:p>3.28904</text:p>
              </table:table-cell>
              <table:table-cell office:value-type="float" office:value="1.85859181818182">
                <text:p>1.85859181818182</text:p>
              </table:table-cell>
              <table:table-cell office:value-type="float" office:value="0.904541272727273">
                <text:p>0.904541272727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9">
                <text:p>1059</text:p>
              </table:table-cell>
              <table:table-cell office:value-type="float" office:value="4.17642">
                <text:p>4.17642</text:p>
              </table:table-cell>
              <table:table-cell office:value-type="float" office:value="1.86850818181818">
                <text:p>1.86850818181818</text:p>
              </table:table-cell>
              <table:table-cell office:value-type="float" office:value="0.911368636363636">
                <text:p>0.911368636363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0">
                <text:p>1060</text:p>
              </table:table-cell>
              <table:table-cell office:value-type="float" office:value="3.50413">
                <text:p>3.50413</text:p>
              </table:table-cell>
              <table:table-cell office:value-type="float" office:value="1.87019545454545">
                <text:p>1.87019545454545</text:p>
              </table:table-cell>
              <table:table-cell office:value-type="float" office:value="0.913657272727273">
                <text:p>0.913657272727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1">
                <text:p>1061</text:p>
              </table:table-cell>
              <table:table-cell office:value-type="float" office:value="3.64639272727273">
                <text:p>3.64639272727273</text:p>
              </table:table-cell>
              <table:table-cell office:value-type="float" office:value="1.88875636363636">
                <text:p>1.88875636363636</text:p>
              </table:table-cell>
              <table:table-cell office:value-type="float" office:value="0.907707454545454">
                <text:p>0.9077074545454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2">
                <text:p>1062</text:p>
              </table:table-cell>
              <table:table-cell office:value-type="float" office:value="4.08231818181818">
                <text:p>4.08231818181818</text:p>
              </table:table-cell>
              <table:table-cell office:value-type="float" office:value="1.89425727272727">
                <text:p>1.89425727272727</text:p>
              </table:table-cell>
              <table:table-cell office:value-type="float" office:value="0.908482363636363">
                <text:p>0.908482363636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3">
                <text:p>1063</text:p>
              </table:table-cell>
              <table:table-cell office:value-type="float" office:value="3.76190636363636">
                <text:p>3.76190636363636</text:p>
              </table:table-cell>
              <table:table-cell office:value-type="float" office:value="1.89957727272727">
                <text:p>1.89957727272727</text:p>
              </table:table-cell>
              <table:table-cell office:value-type="float" office:value="0.910071636363636">
                <text:p>0.910071636363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4">
                <text:p>1064</text:p>
              </table:table-cell>
              <table:table-cell office:value-type="float" office:value="3.78048">
                <text:p>3.78048</text:p>
              </table:table-cell>
              <table:table-cell office:value-type="float" office:value="1.89411272727273">
                <text:p>1.89411272727273</text:p>
              </table:table-cell>
              <table:table-cell office:value-type="float" office:value="0.916073363636363">
                <text:p>0.9160733636363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5">
                <text:p>1065</text:p>
              </table:table-cell>
              <table:table-cell office:value-type="float" office:value="3.45403363636364">
                <text:p>3.45403363636364</text:p>
              </table:table-cell>
              <table:table-cell office:value-type="float" office:value="1.90621909090909">
                <text:p>1.90621909090909</text:p>
              </table:table-cell>
              <table:table-cell office:value-type="float" office:value="0.917547818181818">
                <text:p>0.917547818181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6">
                <text:p>1066</text:p>
              </table:table-cell>
              <table:table-cell office:value-type="float" office:value="3.91419545454545">
                <text:p>3.91419545454545</text:p>
              </table:table-cell>
              <table:table-cell office:value-type="float" office:value="1.91806272727273">
                <text:p>1.91806272727273</text:p>
              </table:table-cell>
              <table:table-cell office:value-type="float" office:value="0.918375454545454">
                <text:p>0.918375454545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7">
                <text:p>1067</text:p>
              </table:table-cell>
              <table:table-cell office:value-type="float" office:value="4.27769454545455">
                <text:p>4.27769454545455</text:p>
              </table:table-cell>
              <table:table-cell office:value-type="float" office:value="1.92088">
                <text:p>1.92088</text:p>
              </table:table-cell>
              <table:table-cell office:value-type="float" office:value="0.922100454545454">
                <text:p>0.922100454545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8">
                <text:p>1068</text:p>
              </table:table-cell>
              <table:table-cell office:value-type="float" office:value="3.82784727272727">
                <text:p>3.82784727272727</text:p>
              </table:table-cell>
              <table:table-cell office:value-type="float" office:value="1.92563727272727">
                <text:p>1.92563727272727</text:p>
              </table:table-cell>
              <table:table-cell office:value-type="float" office:value="0.926878">
                <text:p>0.9268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9">
                <text:p>1069</text:p>
              </table:table-cell>
              <table:table-cell office:value-type="float" office:value="4.41134727272727">
                <text:p>4.41134727272727</text:p>
              </table:table-cell>
              <table:table-cell office:value-type="float" office:value="1.93919090909091">
                <text:p>1.93919090909091</text:p>
              </table:table-cell>
              <table:table-cell office:value-type="float" office:value="0.929180454545455">
                <text:p>0.929180454545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0">
                <text:p>1070</text:p>
              </table:table-cell>
              <table:table-cell office:value-type="float" office:value="3.93198272727273">
                <text:p>3.93198272727273</text:p>
              </table:table-cell>
              <table:table-cell office:value-type="float" office:value="1.93657545454545">
                <text:p>1.93657545454545</text:p>
              </table:table-cell>
              <table:table-cell office:value-type="float" office:value="0.922545727272727">
                <text:p>0.9225457272727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1">
                <text:p>1071</text:p>
              </table:table-cell>
              <table:table-cell office:value-type="float" office:value="4.51774">
                <text:p>4.51774</text:p>
              </table:table-cell>
              <table:table-cell office:value-type="float" office:value="1.94031181818182">
                <text:p>1.94031181818182</text:p>
              </table:table-cell>
              <table:table-cell office:value-type="float" office:value="0.921757">
                <text:p>0.921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2">
                <text:p>1072</text:p>
              </table:table-cell>
              <table:table-cell office:value-type="float" office:value="3.85997909090909">
                <text:p>3.85997909090909</text:p>
              </table:table-cell>
              <table:table-cell office:value-type="float" office:value="1.92985818181818">
                <text:p>1.92985818181818</text:p>
              </table:table-cell>
              <table:table-cell office:value-type="float" office:value="0.927247727272727">
                <text:p>0.927247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3">
                <text:p>1073</text:p>
              </table:table-cell>
              <table:table-cell office:value-type="float" office:value="4.13659363636364">
                <text:p>4.13659363636364</text:p>
              </table:table-cell>
              <table:table-cell office:value-type="float" office:value="1.94708363636364">
                <text:p>1.94708363636364</text:p>
              </table:table-cell>
              <table:table-cell office:value-type="float" office:value="0.931131181818182">
                <text:p>0.931131181818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4">
                <text:p>1074</text:p>
              </table:table-cell>
              <table:table-cell office:value-type="float" office:value="3.89429363636364">
                <text:p>3.89429363636364</text:p>
              </table:table-cell>
              <table:table-cell office:value-type="float" office:value="1.96462">
                <text:p>1.96462</text:p>
              </table:table-cell>
              <table:table-cell office:value-type="float" office:value="0.944112">
                <text:p>0.944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5">
                <text:p>1075</text:p>
              </table:table-cell>
              <table:table-cell office:value-type="float" office:value="4.49455545454546">
                <text:p>4.49455545454546</text:p>
              </table:table-cell>
              <table:table-cell office:value-type="float" office:value="1.98037090909091">
                <text:p>1.98037090909091</text:p>
              </table:table-cell>
              <table:table-cell office:value-type="float" office:value="0.956631727272727">
                <text:p>0.956631727272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6">
                <text:p>1076</text:p>
              </table:table-cell>
              <table:table-cell office:value-type="float" office:value="3.61842818181818">
                <text:p>3.61842818181818</text:p>
              </table:table-cell>
              <table:table-cell office:value-type="float" office:value="1.96998363636364">
                <text:p>1.96998363636364</text:p>
              </table:table-cell>
              <table:table-cell office:value-type="float" office:value="0.961057090909091">
                <text:p>0.96105709090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7">
                <text:p>1077</text:p>
              </table:table-cell>
              <table:table-cell office:value-type="float" office:value="4.59430636363636">
                <text:p>4.59430636363636</text:p>
              </table:table-cell>
              <table:table-cell office:value-type="float" office:value="1.98925090909091">
                <text:p>1.98925090909091</text:p>
              </table:table-cell>
              <table:table-cell office:value-type="float" office:value="0.960689272727273">
                <text:p>0.960689272727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8">
                <text:p>1078</text:p>
              </table:table-cell>
              <table:table-cell office:value-type="float" office:value="3.72374454545455">
                <text:p>3.72374454545455</text:p>
              </table:table-cell>
              <table:table-cell office:value-type="float" office:value="1.99114727272727">
                <text:p>1.99114727272727</text:p>
              </table:table-cell>
              <table:table-cell office:value-type="float" office:value="0.957571">
                <text:p>0.9575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">
                <text:p>1079</text:p>
              </table:table-cell>
              <table:table-cell office:value-type="float" office:value="4.67225454545455">
                <text:p>4.67225454545455</text:p>
              </table:table-cell>
              <table:table-cell office:value-type="float" office:value="1.99663">
                <text:p>1.99663</text:p>
              </table:table-cell>
              <table:table-cell office:value-type="float" office:value="0.953608363636363">
                <text:p>0.953608363636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0">
                <text:p>1080</text:p>
              </table:table-cell>
              <table:table-cell office:value-type="float" office:value="3.63644636363636">
                <text:p>3.63644636363636</text:p>
              </table:table-cell>
              <table:table-cell office:value-type="float" office:value="1.98832272727273">
                <text:p>1.98832272727273</text:p>
              </table:table-cell>
              <table:table-cell office:value-type="float" office:value="0.95802">
                <text:p>0.9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1">
                <text:p>1081</text:p>
              </table:table-cell>
              <table:table-cell office:value-type="float" office:value="4.71601727272727">
                <text:p>4.71601727272727</text:p>
              </table:table-cell>
              <table:table-cell office:value-type="float" office:value="2.01971">
                <text:p>2.01971</text:p>
              </table:table-cell>
              <table:table-cell office:value-type="float" office:value="0.953658090909091">
                <text:p>0.953658090909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2">
                <text:p>1082</text:p>
              </table:table-cell>
              <table:table-cell office:value-type="float" office:value="4.90719454545455">
                <text:p>4.90719454545455</text:p>
              </table:table-cell>
              <table:table-cell office:value-type="float" office:value="2.02459">
                <text:p>2.02459</text:p>
              </table:table-cell>
              <table:table-cell office:value-type="float" office:value="0.970101272727273">
                <text:p>0.9701012727272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3">
                <text:p>1083</text:p>
              </table:table-cell>
              <table:table-cell office:value-type="float" office:value="4.54506727272727">
                <text:p>4.54506727272727</text:p>
              </table:table-cell>
              <table:table-cell office:value-type="float" office:value="2.03692090909091">
                <text:p>2.03692090909091</text:p>
              </table:table-cell>
              <table:table-cell office:value-type="float" office:value="0.975257636363636">
                <text:p>0.9752576363636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4">
                <text:p>1084</text:p>
              </table:table-cell>
              <table:table-cell office:value-type="float" office:value="4.17207">
                <text:p>4.17207</text:p>
              </table:table-cell>
              <table:table-cell office:value-type="float" office:value="2.04211363636364">
                <text:p>2.04211363636364</text:p>
              </table:table-cell>
              <table:table-cell office:value-type="float" office:value="0.978634909090909">
                <text:p>0.978634909090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5">
                <text:p>1085</text:p>
              </table:table-cell>
              <table:table-cell office:value-type="float" office:value="4.48823818181818">
                <text:p>4.48823818181818</text:p>
              </table:table-cell>
              <table:table-cell office:value-type="float" office:value="2.04463454545455">
                <text:p>2.04463454545455</text:p>
              </table:table-cell>
              <table:table-cell office:value-type="float" office:value="0.971177090909091">
                <text:p>0.971177090909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6">
                <text:p>1086</text:p>
              </table:table-cell>
              <table:table-cell office:value-type="float" office:value="4.77282181818182">
                <text:p>4.77282181818182</text:p>
              </table:table-cell>
              <table:table-cell office:value-type="float" office:value="2.04113454545455">
                <text:p>2.04113454545455</text:p>
              </table:table-cell>
              <table:table-cell office:value-type="float" office:value="0.960364272727273">
                <text:p>0.960364272727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7">
                <text:p>1087</text:p>
              </table:table-cell>
              <table:table-cell office:value-type="float" office:value="4.34751">
                <text:p>4.34751</text:p>
              </table:table-cell>
              <table:table-cell office:value-type="float" office:value="2.04173181818182">
                <text:p>2.04173181818182</text:p>
              </table:table-cell>
              <table:table-cell office:value-type="float" office:value="0.971987272727273">
                <text:p>0.9719872727272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8">
                <text:p>1088</text:p>
              </table:table-cell>
              <table:table-cell office:value-type="float" office:value="4.74720818181818">
                <text:p>4.74720818181818</text:p>
              </table:table-cell>
              <table:table-cell office:value-type="float" office:value="2.01894181818182">
                <text:p>2.01894181818182</text:p>
              </table:table-cell>
              <table:table-cell office:value-type="float" office:value="0.979902">
                <text:p>0.9799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9">
                <text:p>1089</text:p>
              </table:table-cell>
              <table:table-cell office:value-type="float" office:value="4.95850090909091">
                <text:p>4.95850090909091</text:p>
              </table:table-cell>
              <table:table-cell office:value-type="float" office:value="2.04894545454545">
                <text:p>2.04894545454545</text:p>
              </table:table-cell>
              <table:table-cell office:value-type="float" office:value="0.99014">
                <text:p>0.99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0">
                <text:p>1090</text:p>
              </table:table-cell>
              <table:table-cell office:value-type="float" office:value="5.45526454545455">
                <text:p>5.45526454545455</text:p>
              </table:table-cell>
              <table:table-cell office:value-type="float" office:value="2.06340545454545">
                <text:p>2.06340545454545</text:p>
              </table:table-cell>
              <table:table-cell office:value-type="float" office:value="0.992344181818182">
                <text:p>0.992344181818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1">
                <text:p>1091</text:p>
              </table:table-cell>
              <table:table-cell office:value-type="float" office:value="4.67634636363636">
                <text:p>4.67634636363636</text:p>
              </table:table-cell>
              <table:table-cell office:value-type="float" office:value="2.08797181818182">
                <text:p>2.08797181818182</text:p>
              </table:table-cell>
              <table:table-cell office:value-type="float" office:value="0.986627545454546">
                <text:p>0.9866275454545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2">
                <text:p>1092</text:p>
              </table:table-cell>
              <table:table-cell office:value-type="float" office:value="4.3788">
                <text:p>4.3788</text:p>
              </table:table-cell>
              <table:table-cell office:value-type="float" office:value="2.08398909090909">
                <text:p>2.08398909090909</text:p>
              </table:table-cell>
              <table:table-cell office:value-type="float" office:value="0.984949181818182">
                <text:p>0.984949181818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3">
                <text:p>1093</text:p>
              </table:table-cell>
              <table:table-cell office:value-type="float" office:value="4.79561545454545">
                <text:p>4.79561545454545</text:p>
              </table:table-cell>
              <table:table-cell office:value-type="float" office:value="2.10898">
                <text:p>2.10898</text:p>
              </table:table-cell>
              <table:table-cell office:value-type="float" office:value="0.979418818181818">
                <text:p>0.97941881818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4">
                <text:p>1094</text:p>
              </table:table-cell>
              <table:table-cell office:value-type="float" office:value="4.34081272727273">
                <text:p>4.34081272727273</text:p>
              </table:table-cell>
              <table:table-cell office:value-type="float" office:value="2.10101909090909">
                <text:p>2.10101909090909</text:p>
              </table:table-cell>
              <table:table-cell office:value-type="float" office:value="0.984331181818182">
                <text:p>0.984331181818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5">
                <text:p>1095</text:p>
              </table:table-cell>
              <table:table-cell office:value-type="float" office:value="4.61646727272727">
                <text:p>4.61646727272727</text:p>
              </table:table-cell>
              <table:table-cell office:value-type="float" office:value="2.11325545454546">
                <text:p>2.11325545454546</text:p>
              </table:table-cell>
              <table:table-cell office:value-type="float" office:value="1.00005790909091">
                <text:p>1.0000579090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6">
                <text:p>1096</text:p>
              </table:table-cell>
              <table:table-cell office:value-type="float" office:value="4.09332">
                <text:p>4.09332</text:p>
              </table:table-cell>
              <table:table-cell office:value-type="float" office:value="2.08756090909091">
                <text:p>2.08756090909091</text:p>
              </table:table-cell>
              <table:table-cell office:value-type="float" office:value="1.01966145454545">
                <text:p>1.01966145454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7">
                <text:p>1097</text:p>
              </table:table-cell>
              <table:table-cell office:value-type="float" office:value="5.36707727272727">
                <text:p>5.36707727272727</text:p>
              </table:table-cell>
              <table:table-cell office:value-type="float" office:value="2.12003818181818">
                <text:p>2.12003818181818</text:p>
              </table:table-cell>
              <table:table-cell office:value-type="float" office:value="1.02532436363636">
                <text:p>1.025324363636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8">
                <text:p>1098</text:p>
              </table:table-cell>
              <table:table-cell office:value-type="float" office:value="4.34963363636364">
                <text:p>4.34963363636364</text:p>
              </table:table-cell>
              <table:table-cell office:value-type="float" office:value="2.12429181818182">
                <text:p>2.12429181818182</text:p>
              </table:table-cell>
              <table:table-cell office:value-type="float" office:value="1.02212418181818">
                <text:p>1.0221241818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9">
                <text:p>1099</text:p>
              </table:table-cell>
              <table:table-cell office:value-type="float" office:value="4.69545181818182">
                <text:p>4.69545181818182</text:p>
              </table:table-cell>
              <table:table-cell office:value-type="float" office:value="2.12783454545455">
                <text:p>2.12783454545455</text:p>
              </table:table-cell>
              <table:table-cell office:value-type="float" office:value="1.01101818181818">
                <text:p>1.01101818181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0">
                <text:p>1100</text:p>
              </table:table-cell>
              <table:table-cell office:value-type="float" office:value="3.98556363636364">
                <text:p>3.98556363636364</text:p>
              </table:table-cell>
              <table:table-cell office:value-type="float" office:value="2.12149363636364">
                <text:p>2.12149363636364</text:p>
              </table:table-cell>
              <table:table-cell office:value-type="float" office:value="1.00209472727273">
                <text:p>1.002094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00" chart:maximum="1100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352cm" svg:height="14.451cm" xlink:href=".." xlink:type="simple" chart:class="chart:scatter" chart:style-name="ch1">
        <chart:legend chart:legend-position="end" svg:x="26.463cm" svg:y="5.84cm" style:legend-expansion="high" chart:style-name="ch2"/>
        <chart:plot-area chart:style-name="ch3" table:cell-range-address="'1000-1100 double'.A3:'1000-1100 double'.D103 '1000-1100 double'.F3:'1000-1100 double'.H103" chart:data-source-has-labels="row" svg:x="0.627cm" svg:y="0.289cm" svg:width="25.209cm" svg:height="13.873cm">
          <chartooo:coordinate-region svg:x="1.063cm" svg:y="0.462cm" svg:width="24.601cm" svg:height="12.7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00-1100 double'.B3:'1000-1100 double'.B103" loext:label-string="simple_float" chart:class="chart:scatter">
            <chart:domain table:cell-range-address="'1000-1100 double'.A3:'1000-1100 double'.A103"/>
            <chart:data-point chart:repeated="101"/>
          </chart:series>
          <chart:series chart:style-name="ch8" chart:values-cell-range-address="'1000-1100 double'.C3:'1000-1100 double'.C103" loext:label-string="simple_block_float" chart:class="chart:scatter">
            <chart:data-point chart:repeated="101"/>
          </chart:series>
          <chart:series chart:style-name="ch9" chart:values-cell-range-address="'1000-1100 double'.D3:'1000-1100 double'.D103" loext:label-string="swapped_loops_float" chart:class="chart:scatter">
            <chart:data-point chart:repeated="101"/>
          </chart:series>
          <chart:series chart:style-name="ch10" chart:values-cell-range-address="'1000-1100 double'.F3:'1000-1100 double'.F103" loext:label-string="simple_double" chart:class="chart:scatter">
            <chart:data-point chart:repeated="101"/>
          </chart:series>
          <chart:series chart:style-name="ch11" chart:values-cell-range-address="'1000-1100 double'.G3:'1000-1100 double'.G103" loext:label-string="simple_block_double" chart:class="chart:scatter">
            <chart:data-point chart:repeated="101"/>
          </chart:series>
          <chart:series chart:style-name="ch12" chart:values-cell-range-address="'1000-1100 double'.H3:'1000-1100 double'.H103" loext:label-string="swapped_loops_double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_float</text:p>
              </table:table-cell>
              <table:table-cell office:value-type="string">
                <text:p>simple_block_float</text:p>
              </table:table-cell>
              <table:table-cell office:value-type="string">
                <text:p>swapped_loops_float</text:p>
              </table:table-cell>
              <table:table-cell office:value-type="string">
                <text:p>simple_double</text:p>
              </table:table-cell>
              <table:table-cell office:value-type="string">
                <text:p>simple_block_double</text:p>
              </table:table-cell>
              <table:table-cell office:value-type="string">
                <text:p>swapped_loops_doub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-1100 double'.A3:'1000-1100 double'.A103</svg:desc>
                </draw:g>
              </table:table-cell>
              <table:table-cell office:value-type="float" office:value="2.60933818181818">
                <text:p>2.60933818181818</text:p>
                <draw:g>
                  <svg:desc>'1000-1100 double'.B3:'1000-1100 double'.B103</svg:desc>
                </draw:g>
              </table:table-cell>
              <table:table-cell office:value-type="float" office:value="1.60448363636364">
                <text:p>1.60448363636364</text:p>
                <draw:g>
                  <svg:desc>'1000-1100 double'.C3:'1000-1100 double'.C103</svg:desc>
                </draw:g>
              </table:table-cell>
              <table:table-cell office:value-type="float" office:value="0.763792727272727">
                <text:p>0.763792727272727</text:p>
                <draw:g>
                  <svg:desc>'1000-1100 double'.D3:'1000-1100 double'.D103</svg:desc>
                </draw:g>
              </table:table-cell>
              <table:table-cell office:value-type="float" office:value="2.050711">
                <text:p>2.050711</text:p>
                <draw:g>
                  <svg:desc>'1000-1100 double'.F3:'1000-1100 double'.F103</svg:desc>
                </draw:g>
              </table:table-cell>
              <table:table-cell office:value-type="float" office:value="1.636097">
                <text:p>1.636097</text:p>
                <draw:g>
                  <svg:desc>'1000-1100 double'.G3:'1000-1100 double'.G103</svg:desc>
                </draw:g>
              </table:table-cell>
              <table:table-cell office:value-type="float" office:value="0.9310121">
                <text:p>0.9310121</text:p>
                <draw:g>
                  <svg:desc>'1000-1100 double'.H3:'1000-1100 double'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2.77836090909091">
                <text:p>2.77836090909091</text:p>
              </table:table-cell>
              <table:table-cell office:value-type="float" office:value="1.79724545454545">
                <text:p>1.79724545454545</text:p>
              </table:table-cell>
              <table:table-cell office:value-type="float" office:value="0.766282">
                <text:p>0.766282</text:p>
              </table:table-cell>
              <table:table-cell office:value-type="float" office:value="3.238328">
                <text:p>3.238328</text:p>
              </table:table-cell>
              <table:table-cell office:value-type="float" office:value="1.862329">
                <text:p>1.862329</text:p>
              </table:table-cell>
              <table:table-cell office:value-type="float" office:value="0.9275164">
                <text:p>0.9275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">
                <text:p>1002</text:p>
              </table:table-cell>
              <table:table-cell office:value-type="float" office:value="2.66868818181818">
                <text:p>2.66868818181818</text:p>
              </table:table-cell>
              <table:table-cell office:value-type="float" office:value="1.77393454545455">
                <text:p>1.77393454545455</text:p>
              </table:table-cell>
              <table:table-cell office:value-type="float" office:value="0.774609454545455">
                <text:p>0.774609454545455</text:p>
              </table:table-cell>
              <table:table-cell office:value-type="float" office:value="2.346845">
                <text:p>2.346845</text:p>
              </table:table-cell>
              <table:table-cell office:value-type="float" office:value="1.821571">
                <text:p>1.821571</text:p>
              </table:table-cell>
              <table:table-cell office:value-type="float" office:value="0.922737">
                <text:p>0.922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3">
                <text:p>1003</text:p>
              </table:table-cell>
              <table:table-cell office:value-type="float" office:value="3.11174363636364">
                <text:p>3.11174363636364</text:p>
              </table:table-cell>
              <table:table-cell office:value-type="float" office:value="1.74230454545455">
                <text:p>1.74230454545455</text:p>
              </table:table-cell>
              <table:table-cell office:value-type="float" office:value="0.774970181818182">
                <text:p>0.774970181818182</text:p>
              </table:table-cell>
              <table:table-cell office:value-type="float" office:value="3.337538">
                <text:p>3.337538</text:p>
              </table:table-cell>
              <table:table-cell office:value-type="float" office:value="1.940688">
                <text:p>1.940688</text:p>
              </table:table-cell>
              <table:table-cell office:value-type="float" office:value="0.9099295">
                <text:p>0.9099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4">
                <text:p>1004</text:p>
              </table:table-cell>
              <table:table-cell office:value-type="float" office:value="2.26770727272727">
                <text:p>2.26770727272727</text:p>
              </table:table-cell>
              <table:table-cell office:value-type="float" office:value="1.69443">
                <text:p>1.69443</text:p>
              </table:table-cell>
              <table:table-cell office:value-type="float" office:value="0.785337181818182">
                <text:p>0.785337181818182</text:p>
              </table:table-cell>
              <table:table-cell office:value-type="float" office:value="2.028406">
                <text:p>2.028406</text:p>
              </table:table-cell>
              <table:table-cell office:value-type="float" office:value="1.736393">
                <text:p>1.736393</text:p>
              </table:table-cell>
              <table:table-cell office:value-type="float" office:value="0.915193">
                <text:p>0.915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5">
                <text:p>1005</text:p>
              </table:table-cell>
              <table:table-cell office:value-type="float" office:value="2.68896363636364">
                <text:p>2.68896363636364</text:p>
              </table:table-cell>
              <table:table-cell office:value-type="float" office:value="1.74191636363636">
                <text:p>1.74191636363636</text:p>
              </table:table-cell>
              <table:table-cell office:value-type="float" office:value="0.783115454545454">
                <text:p>0.783115454545454</text:p>
              </table:table-cell>
              <table:table-cell office:value-type="float" office:value="3.277038">
                <text:p>3.277038</text:p>
              </table:table-cell>
              <table:table-cell office:value-type="float" office:value="1.969556">
                <text:p>1.969556</text:p>
              </table:table-cell>
              <table:table-cell office:value-type="float" office:value="0.9253277">
                <text:p>0.9253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">
                <text:p>1006</text:p>
              </table:table-cell>
              <table:table-cell office:value-type="float" office:value="2.77468727272727">
                <text:p>2.77468727272727</text:p>
              </table:table-cell>
              <table:table-cell office:value-type="float" office:value="1.78046636363636">
                <text:p>1.78046636363636</text:p>
              </table:table-cell>
              <table:table-cell office:value-type="float" office:value="0.775189818181818">
                <text:p>0.775189818181818</text:p>
              </table:table-cell>
              <table:table-cell office:value-type="float" office:value="2.33845">
                <text:p>2.33845</text:p>
              </table:table-cell>
              <table:table-cell office:value-type="float" office:value="1.838939">
                <text:p>1.838939</text:p>
              </table:table-cell>
              <table:table-cell office:value-type="float" office:value="0.9430221">
                <text:p>0.9430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7">
                <text:p>1007</text:p>
              </table:table-cell>
              <table:table-cell office:value-type="float" office:value="3.23661090909091">
                <text:p>3.23661090909091</text:p>
              </table:table-cell>
              <table:table-cell office:value-type="float" office:value="1.71710636363636">
                <text:p>1.71710636363636</text:p>
              </table:table-cell>
              <table:table-cell office:value-type="float" office:value="0.773746454545455">
                <text:p>0.773746454545455</text:p>
              </table:table-cell>
              <table:table-cell office:value-type="float" office:value="3.453032">
                <text:p>3.453032</text:p>
              </table:table-cell>
              <table:table-cell office:value-type="float" office:value="1.882375">
                <text:p>1.882375</text:p>
              </table:table-cell>
              <table:table-cell office:value-type="float" office:value="0.965236">
                <text:p>0.965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8">
                <text:p>1008</text:p>
              </table:table-cell>
              <table:table-cell office:value-type="float" office:value="1.52920181818182">
                <text:p>1.52920181818182</text:p>
              </table:table-cell>
              <table:table-cell office:value-type="float" office:value="1.60496909090909">
                <text:p>1.60496909090909</text:p>
              </table:table-cell>
              <table:table-cell office:value-type="float" office:value="0.774093545454545">
                <text:p>0.774093545454545</text:p>
              </table:table-cell>
              <table:table-cell office:value-type="float" office:value="2.671477">
                <text:p>2.671477</text:p>
              </table:table-cell>
              <table:table-cell office:value-type="float" office:value="1.674623">
                <text:p>1.674623</text:p>
              </table:table-cell>
              <table:table-cell office:value-type="float" office:value="0.9633747">
                <text:p>0.9633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9">
                <text:p>1009</text:p>
              </table:table-cell>
              <table:table-cell office:value-type="float" office:value="3.20828363636364">
                <text:p>3.20828363636364</text:p>
              </table:table-cell>
              <table:table-cell office:value-type="float" office:value="1.73226545454545">
                <text:p>1.73226545454545</text:p>
              </table:table-cell>
              <table:table-cell office:value-type="float" office:value="0.771260545454545">
                <text:p>0.771260545454545</text:p>
              </table:table-cell>
              <table:table-cell office:value-type="float" office:value="3.316818">
                <text:p>3.316818</text:p>
              </table:table-cell>
              <table:table-cell office:value-type="float" office:value="1.903885">
                <text:p>1.903885</text:p>
              </table:table-cell>
              <table:table-cell office:value-type="float" office:value="0.9608968">
                <text:p>0.9608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2.27550454545455">
                <text:p>2.27550454545455</text:p>
              </table:table-cell>
              <table:table-cell office:value-type="float" office:value="1.80072272727273">
                <text:p>1.80072272727273</text:p>
              </table:table-cell>
              <table:table-cell office:value-type="float" office:value="0.773514272727273">
                <text:p>0.773514272727273</text:p>
              </table:table-cell>
              <table:table-cell office:value-type="float" office:value="2.280235">
                <text:p>2.280235</text:p>
              </table:table-cell>
              <table:table-cell office:value-type="float" office:value="1.859029">
                <text:p>1.859029</text:p>
              </table:table-cell>
              <table:table-cell office:value-type="float" office:value="0.9513547">
                <text:p>0.9513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">
                <text:p>1011</text:p>
              </table:table-cell>
              <table:table-cell office:value-type="float" office:value="2.74049454545455">
                <text:p>2.74049454545455</text:p>
              </table:table-cell>
              <table:table-cell office:value-type="float" office:value="1.86894272727273">
                <text:p>1.86894272727273</text:p>
              </table:table-cell>
              <table:table-cell office:value-type="float" office:value="0.779821090909091">
                <text:p>0.779821090909091</text:p>
              </table:table-cell>
              <table:table-cell office:value-type="float" office:value="3.258225">
                <text:p>3.258225</text:p>
              </table:table-cell>
              <table:table-cell office:value-type="float" office:value="1.984293">
                <text:p>1.984293</text:p>
              </table:table-cell>
              <table:table-cell office:value-type="float" office:value="0.9234319">
                <text:p>0.9234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2">
                <text:p>1012</text:p>
              </table:table-cell>
              <table:table-cell office:value-type="float" office:value="2.33380181818182">
                <text:p>2.33380181818182</text:p>
              </table:table-cell>
              <table:table-cell office:value-type="float" office:value="1.73095909090909">
                <text:p>1.73095909090909</text:p>
              </table:table-cell>
              <table:table-cell office:value-type="float" office:value="0.787094090909091">
                <text:p>0.787094090909091</text:p>
              </table:table-cell>
              <table:table-cell office:value-type="float" office:value="2.027509">
                <text:p>2.027509</text:p>
              </table:table-cell>
              <table:table-cell office:value-type="float" office:value="1.778266">
                <text:p>1.778266</text:p>
              </table:table-cell>
              <table:table-cell office:value-type="float" office:value="0.9317379">
                <text:p>0.9317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">
                <text:p>1013</text:p>
              </table:table-cell>
              <table:table-cell office:value-type="float" office:value="2.76334090909091">
                <text:p>2.76334090909091</text:p>
              </table:table-cell>
              <table:table-cell office:value-type="float" office:value="1.88302363636364">
                <text:p>1.88302363636364</text:p>
              </table:table-cell>
              <table:table-cell office:value-type="float" office:value="0.787183545454545">
                <text:p>0.787183545454545</text:p>
              </table:table-cell>
              <table:table-cell office:value-type="float" office:value="3.409463">
                <text:p>3.409463</text:p>
              </table:table-cell>
              <table:table-cell office:value-type="float" office:value="2.016517">
                <text:p>2.016517</text:p>
              </table:table-cell>
              <table:table-cell office:value-type="float" office:value="0.947401">
                <text:p>0.947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4">
                <text:p>1014</text:p>
              </table:table-cell>
              <table:table-cell office:value-type="float" office:value="2.27836545454545">
                <text:p>2.27836545454545</text:p>
              </table:table-cell>
              <table:table-cell office:value-type="float" office:value="1.84413818181818">
                <text:p>1.84413818181818</text:p>
              </table:table-cell>
              <table:table-cell office:value-type="float" office:value="0.788828">
                <text:p>0.788828</text:p>
              </table:table-cell>
              <table:table-cell office:value-type="float" office:value="2.290368">
                <text:p>2.290368</text:p>
              </table:table-cell>
              <table:table-cell office:value-type="float" office:value="1.882614">
                <text:p>1.882614</text:p>
              </table:table-cell>
              <table:table-cell office:value-type="float" office:value="0.9647948">
                <text:p>0.9647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3.29397363636364">
                <text:p>3.29397363636364</text:p>
              </table:table-cell>
              <table:table-cell office:value-type="float" office:value="1.82432818181818">
                <text:p>1.82432818181818</text:p>
              </table:table-cell>
              <table:table-cell office:value-type="float" office:value="0.792529">
                <text:p>0.792529</text:p>
              </table:table-cell>
              <table:table-cell office:value-type="float" office:value="3.334694">
                <text:p>3.334694</text:p>
              </table:table-cell>
              <table:table-cell office:value-type="float" office:value="1.927991">
                <text:p>1.927991</text:p>
              </table:table-cell>
              <table:table-cell office:value-type="float" office:value="0.9777061">
                <text:p>0.9777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6">
                <text:p>1016</text:p>
              </table:table-cell>
              <table:table-cell office:value-type="float" office:value="1.62640636363636">
                <text:p>1.62640636363636</text:p>
              </table:table-cell>
              <table:table-cell office:value-type="float" office:value="1.68687818181818">
                <text:p>1.68687818181818</text:p>
              </table:table-cell>
              <table:table-cell office:value-type="float" office:value="0.785234727272727">
                <text:p>0.785234727272727</text:p>
              </table:table-cell>
              <table:table-cell office:value-type="float" office:value="2.17797">
                <text:p>2.17797</text:p>
              </table:table-cell>
              <table:table-cell office:value-type="float" office:value="1.718776">
                <text:p>1.718776</text:p>
              </table:table-cell>
              <table:table-cell office:value-type="float" office:value="0.9783884">
                <text:p>0.9783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">
                <text:p>1017</text:p>
              </table:table-cell>
              <table:table-cell office:value-type="float" office:value="2.78880272727273">
                <text:p>2.78880272727273</text:p>
              </table:table-cell>
              <table:table-cell office:value-type="float" office:value="1.86866363636364">
                <text:p>1.86866363636364</text:p>
              </table:table-cell>
              <table:table-cell office:value-type="float" office:value="0.786235272727273">
                <text:p>0.786235272727273</text:p>
              </table:table-cell>
              <table:table-cell office:value-type="float" office:value="3.269804">
                <text:p>3.269804</text:p>
              </table:table-cell>
              <table:table-cell office:value-type="float" office:value="1.949619">
                <text:p>1.949619</text:p>
              </table:table-cell>
              <table:table-cell office:value-type="float" office:value="0.9708732">
                <text:p>0.9708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8">
                <text:p>1018</text:p>
              </table:table-cell>
              <table:table-cell office:value-type="float" office:value="2.81860090909091">
                <text:p>2.81860090909091</text:p>
              </table:table-cell>
              <table:table-cell office:value-type="float" office:value="1.84332454545455">
                <text:p>1.84332454545455</text:p>
              </table:table-cell>
              <table:table-cell office:value-type="float" office:value="0.789642727272727">
                <text:p>0.789642727272727</text:p>
              </table:table-cell>
              <table:table-cell office:value-type="float" office:value="2.323182">
                <text:p>2.323182</text:p>
              </table:table-cell>
              <table:table-cell office:value-type="float" office:value="1.903598">
                <text:p>1.903598</text:p>
              </table:table-cell>
              <table:table-cell office:value-type="float" office:value="0.9695743">
                <text:p>0.9695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9">
                <text:p>1019</text:p>
              </table:table-cell>
              <table:table-cell office:value-type="float" office:value="2.83188363636364">
                <text:p>2.83188363636364</text:p>
              </table:table-cell>
              <table:table-cell office:value-type="float" office:value="1.81272818181818">
                <text:p>1.81272818181818</text:p>
              </table:table-cell>
              <table:table-cell office:value-type="float" office:value="0.791646363636364">
                <text:p>0.791646363636364</text:p>
              </table:table-cell>
              <table:table-cell office:value-type="float" office:value="3.284175">
                <text:p>3.284175</text:p>
              </table:table-cell>
              <table:table-cell office:value-type="float" office:value="2.027274">
                <text:p>2.027274</text:p>
              </table:table-cell>
              <table:table-cell office:value-type="float" office:value="0.9470624">
                <text:p>0.9470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0">
                <text:p>1020</text:p>
              </table:table-cell>
              <table:table-cell office:value-type="float" office:value="1.84670909090909">
                <text:p>1.84670909090909</text:p>
              </table:table-cell>
              <table:table-cell office:value-type="float" office:value="1.76913636363636">
                <text:p>1.76913636363636</text:p>
              </table:table-cell>
              <table:table-cell office:value-type="float" office:value="0.799863">
                <text:p>0.799863</text:p>
              </table:table-cell>
              <table:table-cell office:value-type="float" office:value="2.079623">
                <text:p>2.079623</text:p>
              </table:table-cell>
              <table:table-cell office:value-type="float" office:value="1.815056">
                <text:p>1.815056</text:p>
              </table:table-cell>
              <table:table-cell office:value-type="float" office:value="0.95579">
                <text:p>0.95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1">
                <text:p>1021</text:p>
              </table:table-cell>
              <table:table-cell office:value-type="float" office:value="2.83480545454545">
                <text:p>2.83480545454545</text:p>
              </table:table-cell>
              <table:table-cell office:value-type="float" office:value="1.78181727272727">
                <text:p>1.78181727272727</text:p>
              </table:table-cell>
              <table:table-cell office:value-type="float" office:value="0.800553818181818">
                <text:p>0.800553818181818</text:p>
              </table:table-cell>
              <table:table-cell office:value-type="float" office:value="3.303217">
                <text:p>3.303217</text:p>
              </table:table-cell>
              <table:table-cell office:value-type="float" office:value="2.0677">
                <text:p>2.0677</text:p>
              </table:table-cell>
              <table:table-cell office:value-type="float" office:value="0.9724957">
                <text:p>0.9724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2">
                <text:p>1022</text:p>
              </table:table-cell>
              <table:table-cell office:value-type="float" office:value="2.33930636363636">
                <text:p>2.33930636363636</text:p>
              </table:table-cell>
              <table:table-cell office:value-type="float" office:value="1.71163818181818">
                <text:p>1.71163818181818</text:p>
              </table:table-cell>
              <table:table-cell office:value-type="float" office:value="0.827508">
                <text:p>0.827508</text:p>
              </table:table-cell>
              <table:table-cell office:value-type="float" office:value="2.348898">
                <text:p>2.348898</text:p>
              </table:table-cell>
              <table:table-cell office:value-type="float" office:value="1.929003">
                <text:p>1.929003</text:p>
              </table:table-cell>
              <table:table-cell office:value-type="float" office:value="0.9835026">
                <text:p>0.983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3">
                <text:p>1023</text:p>
              </table:table-cell>
              <table:table-cell office:value-type="float" office:value="2.88380090909091">
                <text:p>2.88380090909091</text:p>
              </table:table-cell>
              <table:table-cell office:value-type="float" office:value="1.64042181818182">
                <text:p>1.64042181818182</text:p>
              </table:table-cell>
              <table:table-cell office:value-type="float" office:value="0.805560818181818">
                <text:p>0.805560818181818</text:p>
              </table:table-cell>
              <table:table-cell office:value-type="float" office:value="3.534027">
                <text:p>3.534027</text:p>
              </table:table-cell>
              <table:table-cell office:value-type="float" office:value="1.709364">
                <text:p>1.709364</text:p>
              </table:table-cell>
              <table:table-cell office:value-type="float" office:value="0.9950402">
                <text:p>0.9950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4">
                <text:p>1024</text:p>
              </table:table-cell>
              <table:table-cell office:value-type="float" office:value="7.63906272727273">
                <text:p>7.63906272727273</text:p>
              </table:table-cell>
              <table:table-cell office:value-type="float" office:value="1.89877818181818">
                <text:p>1.89877818181818</text:p>
              </table:table-cell>
              <table:table-cell office:value-type="float" office:value="0.796031545454545">
                <text:p>0.796031545454545</text:p>
              </table:table-cell>
              <table:table-cell office:value-type="float" office:value="8.871382">
                <text:p>8.871382</text:p>
              </table:table-cell>
              <table:table-cell office:value-type="float" office:value="1.999669">
                <text:p>1.999669</text:p>
              </table:table-cell>
              <table:table-cell office:value-type="float" office:value="0.9659343">
                <text:p>0.9659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5">
                <text:p>1025</text:p>
              </table:table-cell>
              <table:table-cell office:value-type="float" office:value="2.43832363636364">
                <text:p>2.43832363636364</text:p>
              </table:table-cell>
              <table:table-cell office:value-type="float" office:value="1.63593272727273">
                <text:p>1.63593272727273</text:p>
              </table:table-cell>
              <table:table-cell office:value-type="float" office:value="0.807298909090909">
                <text:p>0.807298909090909</text:p>
              </table:table-cell>
              <table:table-cell office:value-type="float" office:value="3.337871">
                <text:p>3.337871</text:p>
              </table:table-cell>
              <table:table-cell office:value-type="float" office:value="1.759695">
                <text:p>1.759695</text:p>
              </table:table-cell>
              <table:table-cell office:value-type="float" office:value="0.9847455">
                <text:p>0.9847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6">
                <text:p>1026</text:p>
              </table:table-cell>
              <table:table-cell office:value-type="float" office:value="2.17458818181818">
                <text:p>2.17458818181818</text:p>
              </table:table-cell>
              <table:table-cell office:value-type="float" office:value="1.64525454545455">
                <text:p>1.64525454545455</text:p>
              </table:table-cell>
              <table:table-cell office:value-type="float" office:value="0.810688">
                <text:p>0.810688</text:p>
              </table:table-cell>
              <table:table-cell office:value-type="float" office:value="2.35044">
                <text:p>2.35044</text:p>
              </table:table-cell>
              <table:table-cell office:value-type="float" office:value="1.950861">
                <text:p>1.950861</text:p>
              </table:table-cell>
              <table:table-cell office:value-type="float" office:value="0.9821711">
                <text:p>0.9821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7">
                <text:p>1027</text:p>
              </table:table-cell>
              <table:table-cell office:value-type="float" office:value="2.45575454545455">
                <text:p>2.45575454545455</text:p>
              </table:table-cell>
              <table:table-cell office:value-type="float" office:value="1.66451818181818">
                <text:p>1.66451818181818</text:p>
              </table:table-cell>
              <table:table-cell office:value-type="float" office:value="0.811186">
                <text:p>0.811186</text:p>
              </table:table-cell>
              <table:table-cell office:value-type="float" office:value="3.370619">
                <text:p>3.370619</text:p>
              </table:table-cell>
              <table:table-cell office:value-type="float" office:value="2.076358">
                <text:p>2.076358</text:p>
              </table:table-cell>
              <table:table-cell office:value-type="float" office:value="0.9761586">
                <text:p>0.9761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8">
                <text:p>1028</text:p>
              </table:table-cell>
              <table:table-cell office:value-type="float" office:value="1.96988727272727">
                <text:p>1.96988727272727</text:p>
              </table:table-cell>
              <table:table-cell office:value-type="float" office:value="1.67352090909091">
                <text:p>1.67352090909091</text:p>
              </table:table-cell>
              <table:table-cell office:value-type="float" office:value="0.814428545454545">
                <text:p>0.814428545454545</text:p>
              </table:table-cell>
              <table:table-cell office:value-type="float" office:value="2.149777">
                <text:p>2.149777</text:p>
              </table:table-cell>
              <table:table-cell office:value-type="float" office:value="1.859831">
                <text:p>1.859831</text:p>
              </table:table-cell>
              <table:table-cell office:value-type="float" office:value="0.9766961">
                <text:p>0.9766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9">
                <text:p>1029</text:p>
              </table:table-cell>
              <table:table-cell office:value-type="float" office:value="2.50373636363636">
                <text:p>2.50373636363636</text:p>
              </table:table-cell>
              <table:table-cell office:value-type="float" office:value="1.68297090909091">
                <text:p>1.68297090909091</text:p>
              </table:table-cell>
              <table:table-cell office:value-type="float" office:value="0.815554636363637">
                <text:p>0.815554636363637</text:p>
              </table:table-cell>
              <table:table-cell office:value-type="float" office:value="3.387896">
                <text:p>3.387896</text:p>
              </table:table-cell>
              <table:table-cell office:value-type="float" office:value="2.113862">
                <text:p>2.113862</text:p>
              </table:table-cell>
              <table:table-cell office:value-type="float" office:value="0.975658">
                <text:p>0.975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0">
                <text:p>1030</text:p>
              </table:table-cell>
              <table:table-cell office:value-type="float" office:value="2.28850363636364">
                <text:p>2.28850363636364</text:p>
              </table:table-cell>
              <table:table-cell office:value-type="float" office:value="1.68452727272727">
                <text:p>1.68452727272727</text:p>
              </table:table-cell>
              <table:table-cell office:value-type="float" office:value="0.819101545454545">
                <text:p>0.819101545454545</text:p>
              </table:table-cell>
              <table:table-cell office:value-type="float" office:value="2.407509">
                <text:p>2.407509</text:p>
              </table:table-cell>
              <table:table-cell office:value-type="float" office:value="1.968153">
                <text:p>1.968153</text:p>
              </table:table-cell>
              <table:table-cell office:value-type="float" office:value="0.9802083">
                <text:p>0.9802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1">
                <text:p>1031</text:p>
              </table:table-cell>
              <table:table-cell office:value-type="float" office:value="2.59324454545455">
                <text:p>2.59324454545455</text:p>
              </table:table-cell>
              <table:table-cell office:value-type="float" office:value="1.70046818181818">
                <text:p>1.70046818181818</text:p>
              </table:table-cell>
              <table:table-cell office:value-type="float" office:value="0.820353">
                <text:p>0.820353</text:p>
              </table:table-cell>
              <table:table-cell office:value-type="float" office:value="3.442902">
                <text:p>3.442902</text:p>
              </table:table-cell>
              <table:table-cell office:value-type="float" office:value="2.023497">
                <text:p>2.023497</text:p>
              </table:table-cell>
              <table:table-cell office:value-type="float" office:value="0.9943313">
                <text:p>0.9943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2">
                <text:p>1032</text:p>
              </table:table-cell>
              <table:table-cell office:value-type="float" office:value="1.93234818181818">
                <text:p>1.93234818181818</text:p>
              </table:table-cell>
              <table:table-cell office:value-type="float" office:value="1.70699909090909">
                <text:p>1.70699909090909</text:p>
              </table:table-cell>
              <table:table-cell office:value-type="float" office:value="0.825477363636364">
                <text:p>0.825477363636364</text:p>
              </table:table-cell>
              <table:table-cell office:value-type="float" office:value="2.270237">
                <text:p>2.270237</text:p>
              </table:table-cell>
              <table:table-cell office:value-type="float" office:value="1.804849">
                <text:p>1.804849</text:p>
              </table:table-cell>
              <table:table-cell office:value-type="float" office:value="1.0137469">
                <text:p>1.01374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3">
                <text:p>1033</text:p>
              </table:table-cell>
              <table:table-cell office:value-type="float" office:value="2.71004818181818">
                <text:p>2.71004818181818</text:p>
              </table:table-cell>
              <table:table-cell office:value-type="float" office:value="1.70803272727273">
                <text:p>1.70803272727273</text:p>
              </table:table-cell>
              <table:table-cell office:value-type="float" office:value="0.825838">
                <text:p>0.825838</text:p>
              </table:table-cell>
              <table:table-cell office:value-type="float" office:value="3.42512">
                <text:p>3.42512</text:p>
              </table:table-cell>
              <table:table-cell office:value-type="float" office:value="2.04858">
                <text:p>2.04858</text:p>
              </table:table-cell>
              <table:table-cell office:value-type="float" office:value="1.0168345">
                <text:p>1.0168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4">
                <text:p>1034</text:p>
              </table:table-cell>
              <table:table-cell office:value-type="float" office:value="2.46800090909091">
                <text:p>2.46800090909091</text:p>
              </table:table-cell>
              <table:table-cell office:value-type="float" office:value="1.71663545454545">
                <text:p>1.71663545454545</text:p>
              </table:table-cell>
              <table:table-cell office:value-type="float" office:value="0.827586363636364">
                <text:p>0.827586363636364</text:p>
              </table:table-cell>
              <table:table-cell office:value-type="float" office:value="2.448459">
                <text:p>2.448459</text:p>
              </table:table-cell>
              <table:table-cell office:value-type="float" office:value="1.995753">
                <text:p>1.995753</text:p>
              </table:table-cell>
              <table:table-cell office:value-type="float" office:value="1.0113301">
                <text:p>1.0113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5">
                <text:p>1035</text:p>
              </table:table-cell>
              <table:table-cell office:value-type="float" office:value="2.86411545454545">
                <text:p>2.86411545454545</text:p>
              </table:table-cell>
              <table:table-cell office:value-type="float" office:value="1.72301090909091">
                <text:p>1.72301090909091</text:p>
              </table:table-cell>
              <table:table-cell office:value-type="float" office:value="0.830331818181818">
                <text:p>0.830331818181818</text:p>
              </table:table-cell>
              <table:table-cell office:value-type="float" office:value="3.46228">
                <text:p>3.46228</text:p>
              </table:table-cell>
              <table:table-cell office:value-type="float" office:value="2.124995">
                <text:p>2.124995</text:p>
              </table:table-cell>
              <table:table-cell office:value-type="float" office:value="0.9974984">
                <text:p>0.9974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6">
                <text:p>1036</text:p>
              </table:table-cell>
              <table:table-cell office:value-type="float" office:value="2.40788272727273">
                <text:p>2.40788272727273</text:p>
              </table:table-cell>
              <table:table-cell office:value-type="float" office:value="1.72559181818182">
                <text:p>1.72559181818182</text:p>
              </table:table-cell>
              <table:table-cell office:value-type="float" office:value="0.83673">
                <text:p>0.83673</text:p>
              </table:table-cell>
              <table:table-cell office:value-type="float" office:value="2.198727">
                <text:p>2.198727</text:p>
              </table:table-cell>
              <table:table-cell office:value-type="float" office:value="1.906348">
                <text:p>1.906348</text:p>
              </table:table-cell>
              <table:table-cell office:value-type="float" office:value="1.0059835">
                <text:p>1.0059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7">
                <text:p>1037</text:p>
              </table:table-cell>
              <table:table-cell office:value-type="float" office:value="2.87300636363636">
                <text:p>2.87300636363636</text:p>
              </table:table-cell>
              <table:table-cell office:value-type="float" office:value="1.74058636363636">
                <text:p>1.74058636363636</text:p>
              </table:table-cell>
              <table:table-cell office:value-type="float" office:value="0.844602727272727">
                <text:p>0.844602727272727</text:p>
              </table:table-cell>
              <table:table-cell office:value-type="float" office:value="3.514974">
                <text:p>3.514974</text:p>
              </table:table-cell>
              <table:table-cell office:value-type="float" office:value="2.163424">
                <text:p>2.163424</text:p>
              </table:table-cell>
              <table:table-cell office:value-type="float" office:value="1.0150035">
                <text:p>1.0150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8">
                <text:p>1038</text:p>
              </table:table-cell>
              <table:table-cell office:value-type="float" office:value="2.72688636363636">
                <text:p>2.72688636363636</text:p>
              </table:table-cell>
              <table:table-cell office:value-type="float" office:value="1.74257545454545">
                <text:p>1.74257545454545</text:p>
              </table:table-cell>
              <table:table-cell office:value-type="float" office:value="0.848311818181818">
                <text:p>0.848311818181818</text:p>
              </table:table-cell>
              <table:table-cell office:value-type="float" office:value="2.632104">
                <text:p>2.632104</text:p>
              </table:table-cell>
              <table:table-cell office:value-type="float" office:value="2.017625">
                <text:p>2.017625</text:p>
              </table:table-cell>
              <table:table-cell office:value-type="float" office:value="1.0236644">
                <text:p>1.0236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9">
                <text:p>1039</text:p>
              </table:table-cell>
              <table:table-cell office:value-type="float" office:value="2.75571">
                <text:p>2.75571</text:p>
              </table:table-cell>
              <table:table-cell office:value-type="float" office:value="1.75334545454545">
                <text:p>1.75334545454545</text:p>
              </table:table-cell>
              <table:table-cell office:value-type="float" office:value="0.851992181818182">
                <text:p>0.851992181818182</text:p>
              </table:table-cell>
              <table:table-cell office:value-type="float" office:value="3.798166">
                <text:p>3.798166</text:p>
              </table:table-cell>
              <table:table-cell office:value-type="float" office:value="2.067172">
                <text:p>2.067172</text:p>
              </table:table-cell>
              <table:table-cell office:value-type="float" office:value="1.0289692">
                <text:p>1.0289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0">
                <text:p>1040</text:p>
              </table:table-cell>
              <table:table-cell office:value-type="float" office:value="2.47692181818182">
                <text:p>2.47692181818182</text:p>
              </table:table-cell>
              <table:table-cell office:value-type="float" office:value="1.74112454545455">
                <text:p>1.74112454545455</text:p>
              </table:table-cell>
              <table:table-cell office:value-type="float" office:value="0.857966545454545">
                <text:p>0.857966545454545</text:p>
              </table:table-cell>
              <table:table-cell office:value-type="float" office:value="2.5416">
                <text:p>2.5416</text:p>
              </table:table-cell>
              <table:table-cell office:value-type="float" office:value="1.842124">
                <text:p>1.842124</text:p>
              </table:table-cell>
              <table:table-cell office:value-type="float" office:value="1.0240136">
                <text:p>1.0240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1">
                <text:p>1041</text:p>
              </table:table-cell>
              <table:table-cell office:value-type="float" office:value="3.09140272727273">
                <text:p>3.09140272727273</text:p>
              </table:table-cell>
              <table:table-cell office:value-type="float" office:value="1.74790181818182">
                <text:p>1.74790181818182</text:p>
              </table:table-cell>
              <table:table-cell office:value-type="float" office:value="0.856422">
                <text:p>0.856422</text:p>
              </table:table-cell>
              <table:table-cell office:value-type="float" office:value="3.647046">
                <text:p>3.647046</text:p>
              </table:table-cell>
              <table:table-cell office:value-type="float" office:value="2.095049">
                <text:p>2.095049</text:p>
              </table:table-cell>
              <table:table-cell office:value-type="float" office:value="1.0169529">
                <text:p>1.0169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2">
                <text:p>1042</text:p>
              </table:table-cell>
              <table:table-cell office:value-type="float" office:value="3.06377090909091">
                <text:p>3.06377090909091</text:p>
              </table:table-cell>
              <table:table-cell office:value-type="float" office:value="1.75457818181818">
                <text:p>1.75457818181818</text:p>
              </table:table-cell>
              <table:table-cell office:value-type="float" office:value="0.857489818181818">
                <text:p>0.857489818181818</text:p>
              </table:table-cell>
              <table:table-cell office:value-type="float" office:value="2.542973">
                <text:p>2.542973</text:p>
              </table:table-cell>
              <table:table-cell office:value-type="float" office:value="2.053112">
                <text:p>2.053112</text:p>
              </table:table-cell>
              <table:table-cell office:value-type="float" office:value="1.0146639">
                <text:p>1.01466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3">
                <text:p>1043</text:p>
              </table:table-cell>
              <table:table-cell office:value-type="float" office:value="3.22160909090909">
                <text:p>3.22160909090909</text:p>
              </table:table-cell>
              <table:table-cell office:value-type="float" office:value="1.76786090909091">
                <text:p>1.76786090909091</text:p>
              </table:table-cell>
              <table:table-cell office:value-type="float" office:value="0.860761545454545">
                <text:p>0.860761545454545</text:p>
              </table:table-cell>
              <table:table-cell office:value-type="float" office:value="3.625965">
                <text:p>3.625965</text:p>
              </table:table-cell>
              <table:table-cell office:value-type="float" office:value="2.17695">
                <text:p>2.17695</text:p>
              </table:table-cell>
              <table:table-cell office:value-type="float" office:value="1.0158543">
                <text:p>1.0158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4">
                <text:p>1044</text:p>
              </table:table-cell>
              <table:table-cell office:value-type="float" office:value="2.95611818181818">
                <text:p>2.95611818181818</text:p>
              </table:table-cell>
              <table:table-cell office:value-type="float" office:value="1.76854454545455">
                <text:p>1.76854454545455</text:p>
              </table:table-cell>
              <table:table-cell office:value-type="float" office:value="0.865080636363636">
                <text:p>0.865080636363636</text:p>
              </table:table-cell>
              <table:table-cell office:value-type="float" office:value="2.288171">
                <text:p>2.288171</text:p>
              </table:table-cell>
              <table:table-cell office:value-type="float" office:value="1.948729">
                <text:p>1.948729</text:p>
              </table:table-cell>
              <table:table-cell office:value-type="float" office:value="1.0329179">
                <text:p>1.0329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5">
                <text:p>1045</text:p>
              </table:table-cell>
              <table:table-cell office:value-type="float" office:value="3.31954909090909">
                <text:p>3.31954909090909</text:p>
              </table:table-cell>
              <table:table-cell office:value-type="float" office:value="1.78219">
                <text:p>1.78219</text:p>
              </table:table-cell>
              <table:table-cell office:value-type="float" office:value="0.857947909090909">
                <text:p>0.857947909090909</text:p>
              </table:table-cell>
              <table:table-cell office:value-type="float" office:value="3.671551">
                <text:p>3.671551</text:p>
              </table:table-cell>
              <table:table-cell office:value-type="float" office:value="2.211743">
                <text:p>2.211743</text:p>
              </table:table-cell>
              <table:table-cell office:value-type="float" office:value="1.0316112">
                <text:p>1.0316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6">
                <text:p>1046</text:p>
              </table:table-cell>
              <table:table-cell office:value-type="float" office:value="3.35413272727273">
                <text:p>3.35413272727273</text:p>
              </table:table-cell>
              <table:table-cell office:value-type="float" office:value="1.77853636363636">
                <text:p>1.77853636363636</text:p>
              </table:table-cell>
              <table:table-cell office:value-type="float" office:value="0.868330272727273">
                <text:p>0.868330272727273</text:p>
              </table:table-cell>
              <table:table-cell office:value-type="float" office:value="2.558536">
                <text:p>2.558536</text:p>
              </table:table-cell>
              <table:table-cell office:value-type="float" office:value="2.064836">
                <text:p>2.064836</text:p>
              </table:table-cell>
              <table:table-cell office:value-type="float" office:value="1.058849">
                <text:p>1.058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7">
                <text:p>1047</text:p>
              </table:table-cell>
              <table:table-cell office:value-type="float" office:value="3.37386545454545">
                <text:p>3.37386545454545</text:p>
              </table:table-cell>
              <table:table-cell office:value-type="float" office:value="1.78485">
                <text:p>1.78485</text:p>
              </table:table-cell>
              <table:table-cell office:value-type="float" office:value="0.870774363636364">
                <text:p>0.870774363636364</text:p>
              </table:table-cell>
              <table:table-cell office:value-type="float" office:value="3.678119">
                <text:p>3.678119</text:p>
              </table:table-cell>
              <table:table-cell office:value-type="float" office:value="2.117539">
                <text:p>2.117539</text:p>
              </table:table-cell>
              <table:table-cell office:value-type="float" office:value="1.061171">
                <text:p>1.061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8">
                <text:p>1048</text:p>
              </table:table-cell>
              <table:table-cell office:value-type="float" office:value="2.81440363636364">
                <text:p>2.81440363636364</text:p>
              </table:table-cell>
              <table:table-cell office:value-type="float" office:value="1.79405181818182">
                <text:p>1.79405181818182</text:p>
              </table:table-cell>
              <table:table-cell office:value-type="float" office:value="0.874314636363636">
                <text:p>0.874314636363636</text:p>
              </table:table-cell>
              <table:table-cell office:value-type="float" office:value="2.374425">
                <text:p>2.374425</text:p>
              </table:table-cell>
              <table:table-cell office:value-type="float" office:value="1.884545">
                <text:p>1.884545</text:p>
              </table:table-cell>
              <table:table-cell office:value-type="float" office:value="1.077106">
                <text:p>1.077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9">
                <text:p>1049</text:p>
              </table:table-cell>
              <table:table-cell office:value-type="float" office:value="3.66067727272727">
                <text:p>3.66067727272727</text:p>
              </table:table-cell>
              <table:table-cell office:value-type="float" office:value="1.79784454545455">
                <text:p>1.79784454545455</text:p>
              </table:table-cell>
              <table:table-cell office:value-type="float" office:value="0.874372727272727">
                <text:p>0.874372727272727</text:p>
              </table:table-cell>
              <table:table-cell office:value-type="float" office:value="3.710985">
                <text:p>3.710985</text:p>
              </table:table-cell>
              <table:table-cell office:value-type="float" office:value="2.138694">
                <text:p>2.138694</text:p>
              </table:table-cell>
              <table:table-cell office:value-type="float" office:value="1.059876">
                <text:p>1.059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0">
                <text:p>1050</text:p>
              </table:table-cell>
              <table:table-cell office:value-type="float" office:value="3.57930545454546">
                <text:p>3.57930545454546</text:p>
              </table:table-cell>
              <table:table-cell office:value-type="float" office:value="1.81076363636364">
                <text:p>1.81076363636364</text:p>
              </table:table-cell>
              <table:table-cell office:value-type="float" office:value="0.869231727272727">
                <text:p>0.869231727272727</text:p>
              </table:table-cell>
              <table:table-cell office:value-type="float" office:value="2.62776">
                <text:p>2.62776</text:p>
              </table:table-cell>
              <table:table-cell office:value-type="float" office:value="2.086628">
                <text:p>2.086628</text:p>
              </table:table-cell>
              <table:table-cell office:value-type="float" office:value="1.038528">
                <text:p>1.038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1">
                <text:p>1051</text:p>
              </table:table-cell>
              <table:table-cell office:value-type="float" office:value="3.67566727272727">
                <text:p>3.67566727272727</text:p>
              </table:table-cell>
              <table:table-cell office:value-type="float" office:value="1.82029">
                <text:p>1.82029</text:p>
              </table:table-cell>
              <table:table-cell office:value-type="float" office:value="0.869020181818182">
                <text:p>0.869020181818182</text:p>
              </table:table-cell>
              <table:table-cell office:value-type="float" office:value="3.731335">
                <text:p>3.731335</text:p>
              </table:table-cell>
              <table:table-cell office:value-type="float" office:value="2.230403">
                <text:p>2.230403</text:p>
              </table:table-cell>
              <table:table-cell office:value-type="float" office:value="1.044452">
                <text:p>1.044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2">
                <text:p>1052</text:p>
              </table:table-cell>
              <table:table-cell office:value-type="float" office:value="2.95862272727273">
                <text:p>2.95862272727273</text:p>
              </table:table-cell>
              <table:table-cell office:value-type="float" office:value="1.82018454545455">
                <text:p>1.82018454545455</text:p>
              </table:table-cell>
              <table:table-cell office:value-type="float" office:value="0.873018272727273">
                <text:p>0.873018272727273</text:p>
              </table:table-cell>
              <table:table-cell office:value-type="float" office:value="2.326304">
                <text:p>2.326304</text:p>
              </table:table-cell>
              <table:table-cell office:value-type="float" office:value="1.994949">
                <text:p>1.994949</text:p>
              </table:table-cell>
              <table:table-cell office:value-type="float" office:value="1.063865">
                <text:p>1.063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3">
                <text:p>1053</text:p>
              </table:table-cell>
              <table:table-cell office:value-type="float" office:value="3.70157090909091">
                <text:p>3.70157090909091</text:p>
              </table:table-cell>
              <table:table-cell office:value-type="float" office:value="1.83587636363636">
                <text:p>1.83587636363636</text:p>
              </table:table-cell>
              <table:table-cell office:value-type="float" office:value="0.876669818181818">
                <text:p>0.876669818181818</text:p>
              </table:table-cell>
              <table:table-cell office:value-type="float" office:value="3.762193">
                <text:p>3.762193</text:p>
              </table:table-cell>
              <table:table-cell office:value-type="float" office:value="2.26607">
                <text:p>2.26607</text:p>
              </table:table-cell>
              <table:table-cell office:value-type="float" office:value="1.08553">
                <text:p>1.08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4">
                <text:p>1054</text:p>
              </table:table-cell>
              <table:table-cell office:value-type="float" office:value="3.39640363636364">
                <text:p>3.39640363636364</text:p>
              </table:table-cell>
              <table:table-cell office:value-type="float" office:value="1.82965363636364">
                <text:p>1.82965363636364</text:p>
              </table:table-cell>
              <table:table-cell office:value-type="float" office:value="0.885189909090909">
                <text:p>0.885189909090909</text:p>
              </table:table-cell>
              <table:table-cell office:value-type="float" office:value="2.659992">
                <text:p>2.659992</text:p>
              </table:table-cell>
              <table:table-cell office:value-type="float" office:value="2.116403">
                <text:p>2.116403</text:p>
              </table:table-cell>
              <table:table-cell office:value-type="float" office:value="1.088619">
                <text:p>1.088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5">
                <text:p>1055</text:p>
              </table:table-cell>
              <table:table-cell office:value-type="float" office:value="3.96523545454545">
                <text:p>3.96523545454545</text:p>
              </table:table-cell>
              <table:table-cell office:value-type="float" office:value="1.83848181818182">
                <text:p>1.83848181818182</text:p>
              </table:table-cell>
              <table:table-cell office:value-type="float" office:value="0.892648181818182">
                <text:p>0.892648181818182</text:p>
              </table:table-cell>
              <table:table-cell office:value-type="float" office:value="3.819558">
                <text:p>3.819558</text:p>
              </table:table-cell>
              <table:table-cell office:value-type="float" office:value="2.168178">
                <text:p>2.168178</text:p>
              </table:table-cell>
              <table:table-cell office:value-type="float" office:value="1.084274">
                <text:p>1.084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6">
                <text:p>1056</text:p>
              </table:table-cell>
              <table:table-cell office:value-type="float" office:value="3.31904727272727">
                <text:p>3.31904727272727</text:p>
              </table:table-cell>
              <table:table-cell office:value-type="float" office:value="1.83382181818182">
                <text:p>1.83382181818182</text:p>
              </table:table-cell>
              <table:table-cell office:value-type="float" office:value="0.898229181818182">
                <text:p>0.898229181818182</text:p>
              </table:table-cell>
              <table:table-cell office:value-type="float" office:value="3.383336">
                <text:p>3.383336</text:p>
              </table:table-cell>
              <table:table-cell office:value-type="float" office:value="1.939037">
                <text:p>1.939037</text:p>
              </table:table-cell>
              <table:table-cell office:value-type="float" office:value="1.071164">
                <text:p>1.071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7">
                <text:p>1057</text:p>
              </table:table-cell>
              <table:table-cell office:value-type="float" office:value="4.37630272727273">
                <text:p>4.37630272727273</text:p>
              </table:table-cell>
              <table:table-cell office:value-type="float" office:value="1.89001818181818">
                <text:p>1.89001818181818</text:p>
              </table:table-cell>
              <table:table-cell office:value-type="float" office:value="0.909228727272727">
                <text:p>0.909228727272727</text:p>
              </table:table-cell>
              <table:table-cell office:value-type="float" office:value="4.959846">
                <text:p>4.959846</text:p>
              </table:table-cell>
              <table:table-cell office:value-type="float" office:value="2.195506">
                <text:p>2.195506</text:p>
              </table:table-cell>
              <table:table-cell office:value-type="float" office:value="1.051678">
                <text:p>1.051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8">
                <text:p>1058</text:p>
              </table:table-cell>
              <table:table-cell office:value-type="float" office:value="3.28904">
                <text:p>3.28904</text:p>
              </table:table-cell>
              <table:table-cell office:value-type="float" office:value="1.85859181818182">
                <text:p>1.85859181818182</text:p>
              </table:table-cell>
              <table:table-cell office:value-type="float" office:value="0.904541272727273">
                <text:p>0.904541272727273</text:p>
              </table:table-cell>
              <table:table-cell office:value-type="float" office:value="3.198282">
                <text:p>3.198282</text:p>
              </table:table-cell>
              <table:table-cell office:value-type="float" office:value="2.143867">
                <text:p>2.143867</text:p>
              </table:table-cell>
              <table:table-cell office:value-type="float" office:value="1.058535">
                <text:p>1.058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9">
                <text:p>1059</text:p>
              </table:table-cell>
              <table:table-cell office:value-type="float" office:value="4.17642">
                <text:p>4.17642</text:p>
              </table:table-cell>
              <table:table-cell office:value-type="float" office:value="1.86850818181818">
                <text:p>1.86850818181818</text:p>
              </table:table-cell>
              <table:table-cell office:value-type="float" office:value="0.911368636363636">
                <text:p>0.911368636363636</text:p>
              </table:table-cell>
              <table:table-cell office:value-type="float" office:value="3.898706">
                <text:p>3.898706</text:p>
              </table:table-cell>
              <table:table-cell office:value-type="float" office:value="2.274763">
                <text:p>2.274763</text:p>
              </table:table-cell>
              <table:table-cell office:value-type="float" office:value="1.072816">
                <text:p>1.072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0">
                <text:p>1060</text:p>
              </table:table-cell>
              <table:table-cell office:value-type="float" office:value="3.50413">
                <text:p>3.50413</text:p>
              </table:table-cell>
              <table:table-cell office:value-type="float" office:value="1.87019545454545">
                <text:p>1.87019545454545</text:p>
              </table:table-cell>
              <table:table-cell office:value-type="float" office:value="0.913657272727273">
                <text:p>0.913657272727273</text:p>
              </table:table-cell>
              <table:table-cell office:value-type="float" office:value="2.377337">
                <text:p>2.377337</text:p>
              </table:table-cell>
              <table:table-cell office:value-type="float" office:value="2.037526">
                <text:p>2.037526</text:p>
              </table:table-cell>
              <table:table-cell office:value-type="float" office:value="1.096575">
                <text:p>1.096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1">
                <text:p>1061</text:p>
              </table:table-cell>
              <table:table-cell office:value-type="float" office:value="3.64639272727273">
                <text:p>3.64639272727273</text:p>
              </table:table-cell>
              <table:table-cell office:value-type="float" office:value="1.88875636363636">
                <text:p>1.88875636363636</text:p>
              </table:table-cell>
              <table:table-cell office:value-type="float" office:value="0.907707454545454">
                <text:p>0.907707454545454</text:p>
              </table:table-cell>
              <table:table-cell office:value-type="float" office:value="3.900571">
                <text:p>3.900571</text:p>
              </table:table-cell>
              <table:table-cell office:value-type="float" office:value="2.321799">
                <text:p>2.321799</text:p>
              </table:table-cell>
              <table:table-cell office:value-type="float" office:value="1.115709">
                <text:p>1.115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2">
                <text:p>1062</text:p>
              </table:table-cell>
              <table:table-cell office:value-type="float" office:value="4.08231818181818">
                <text:p>4.08231818181818</text:p>
              </table:table-cell>
              <table:table-cell office:value-type="float" office:value="1.89425727272727">
                <text:p>1.89425727272727</text:p>
              </table:table-cell>
              <table:table-cell office:value-type="float" office:value="0.908482363636363">
                <text:p>0.908482363636363</text:p>
              </table:table-cell>
              <table:table-cell office:value-type="float" office:value="2.801083">
                <text:p>2.801083</text:p>
              </table:table-cell>
              <table:table-cell office:value-type="float" office:value="2.165463">
                <text:p>2.165463</text:p>
              </table:table-cell>
              <table:table-cell office:value-type="float" office:value="1.12114">
                <text:p>1.12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3">
                <text:p>1063</text:p>
              </table:table-cell>
              <table:table-cell office:value-type="float" office:value="3.76190636363636">
                <text:p>3.76190636363636</text:p>
              </table:table-cell>
              <table:table-cell office:value-type="float" office:value="1.89957727272727">
                <text:p>1.89957727272727</text:p>
              </table:table-cell>
              <table:table-cell office:value-type="float" office:value="0.910071636363636">
                <text:p>0.910071636363636</text:p>
              </table:table-cell>
              <table:table-cell office:value-type="float" office:value="3.971367">
                <text:p>3.971367</text:p>
              </table:table-cell>
              <table:table-cell office:value-type="float" office:value="2.218568">
                <text:p>2.218568</text:p>
              </table:table-cell>
              <table:table-cell office:value-type="float" office:value="1.111817">
                <text:p>1.111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4">
                <text:p>1064</text:p>
              </table:table-cell>
              <table:table-cell office:value-type="float" office:value="3.78048">
                <text:p>3.78048</text:p>
              </table:table-cell>
              <table:table-cell office:value-type="float" office:value="1.89411272727273">
                <text:p>1.89411272727273</text:p>
              </table:table-cell>
              <table:table-cell office:value-type="float" office:value="0.916073363636363">
                <text:p>0.916073363636363</text:p>
              </table:table-cell>
              <table:table-cell office:value-type="float" office:value="2.46208">
                <text:p>2.46208</text:p>
              </table:table-cell>
              <table:table-cell office:value-type="float" office:value="1.973627">
                <text:p>1.973627</text:p>
              </table:table-cell>
              <table:table-cell office:value-type="float" office:value="1.101461">
                <text:p>1.1014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5">
                <text:p>1065</text:p>
              </table:table-cell>
              <table:table-cell office:value-type="float" office:value="3.45403363636364">
                <text:p>3.45403363636364</text:p>
              </table:table-cell>
              <table:table-cell office:value-type="float" office:value="1.90621909090909">
                <text:p>1.90621909090909</text:p>
              </table:table-cell>
              <table:table-cell office:value-type="float" office:value="0.917547818181818">
                <text:p>0.917547818181818</text:p>
              </table:table-cell>
              <table:table-cell office:value-type="float" office:value="4.02039">
                <text:p>4.02039</text:p>
              </table:table-cell>
              <table:table-cell office:value-type="float" office:value="2.242596">
                <text:p>2.242596</text:p>
              </table:table-cell>
              <table:table-cell office:value-type="float" office:value="1.095336">
                <text:p>1.095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6">
                <text:p>1066</text:p>
              </table:table-cell>
              <table:table-cell office:value-type="float" office:value="3.91419545454545">
                <text:p>3.91419545454545</text:p>
              </table:table-cell>
              <table:table-cell office:value-type="float" office:value="1.91806272727273">
                <text:p>1.91806272727273</text:p>
              </table:table-cell>
              <table:table-cell office:value-type="float" office:value="0.918375454545454">
                <text:p>0.918375454545454</text:p>
              </table:table-cell>
              <table:table-cell office:value-type="float" office:value="2.862639">
                <text:p>2.862639</text:p>
              </table:table-cell>
              <table:table-cell office:value-type="float" office:value="2.188379">
                <text:p>2.188379</text:p>
              </table:table-cell>
              <table:table-cell office:value-type="float" office:value="1.101454">
                <text:p>1.101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7">
                <text:p>1067</text:p>
              </table:table-cell>
              <table:table-cell office:value-type="float" office:value="4.27769454545455">
                <text:p>4.27769454545455</text:p>
              </table:table-cell>
              <table:table-cell office:value-type="float" office:value="1.92088">
                <text:p>1.92088</text:p>
              </table:table-cell>
              <table:table-cell office:value-type="float" office:value="0.922100454545454">
                <text:p>0.922100454545454</text:p>
              </table:table-cell>
              <table:table-cell office:value-type="float" office:value="4.047308">
                <text:p>4.047308</text:p>
              </table:table-cell>
              <table:table-cell office:value-type="float" office:value="2.327077">
                <text:p>2.327077</text:p>
              </table:table-cell>
              <table:table-cell office:value-type="float" office:value="1.118766">
                <text:p>1.118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8">
                <text:p>1068</text:p>
              </table:table-cell>
              <table:table-cell office:value-type="float" office:value="3.82784727272727">
                <text:p>3.82784727272727</text:p>
              </table:table-cell>
              <table:table-cell office:value-type="float" office:value="1.92563727272727">
                <text:p>1.92563727272727</text:p>
              </table:table-cell>
              <table:table-cell office:value-type="float" office:value="0.926878">
                <text:p>0.926878</text:p>
              </table:table-cell>
              <table:table-cell office:value-type="float" office:value="2.487747">
                <text:p>2.487747</text:p>
              </table:table-cell>
              <table:table-cell office:value-type="float" office:value="2.090457">
                <text:p>2.090457</text:p>
              </table:table-cell>
              <table:table-cell office:value-type="float" office:value="1.13424">
                <text:p>1.13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9">
                <text:p>1069</text:p>
              </table:table-cell>
              <table:table-cell office:value-type="float" office:value="4.41134727272727">
                <text:p>4.41134727272727</text:p>
              </table:table-cell>
              <table:table-cell office:value-type="float" office:value="1.93919090909091">
                <text:p>1.93919090909091</text:p>
              </table:table-cell>
              <table:table-cell office:value-type="float" office:value="0.929180454545455">
                <text:p>0.929180454545455</text:p>
              </table:table-cell>
              <table:table-cell office:value-type="float" office:value="4.086634">
                <text:p>4.086634</text:p>
              </table:table-cell>
              <table:table-cell office:value-type="float" office:value="2.37143">
                <text:p>2.37143</text:p>
              </table:table-cell>
              <table:table-cell office:value-type="float" office:value="1.137541">
                <text:p>1.137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0">
                <text:p>1070</text:p>
              </table:table-cell>
              <table:table-cell office:value-type="float" office:value="3.93198272727273">
                <text:p>3.93198272727273</text:p>
              </table:table-cell>
              <table:table-cell office:value-type="float" office:value="1.93657545454545">
                <text:p>1.93657545454545</text:p>
              </table:table-cell>
              <table:table-cell office:value-type="float" office:value="0.922545727272727">
                <text:p>0.922545727272727</text:p>
              </table:table-cell>
              <table:table-cell office:value-type="float" office:value="2.887462">
                <text:p>2.887462</text:p>
              </table:table-cell>
              <table:table-cell office:value-type="float" office:value="2.213316">
                <text:p>2.213316</text:p>
              </table:table-cell>
              <table:table-cell office:value-type="float" office:value="1.127876">
                <text:p>1.127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1">
                <text:p>1071</text:p>
              </table:table-cell>
              <table:table-cell office:value-type="float" office:value="4.51774">
                <text:p>4.51774</text:p>
              </table:table-cell>
              <table:table-cell office:value-type="float" office:value="1.94031181818182">
                <text:p>1.94031181818182</text:p>
              </table:table-cell>
              <table:table-cell office:value-type="float" office:value="0.921757">
                <text:p>0.921757</text:p>
              </table:table-cell>
              <table:table-cell office:value-type="float" office:value="4.111785">
                <text:p>4.111785</text:p>
              </table:table-cell>
              <table:table-cell office:value-type="float" office:value="2.267014">
                <text:p>2.267014</text:p>
              </table:table-cell>
              <table:table-cell office:value-type="float" office:value="1.119016">
                <text:p>1.119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2">
                <text:p>1072</text:p>
              </table:table-cell>
              <table:table-cell office:value-type="float" office:value="3.85997909090909">
                <text:p>3.85997909090909</text:p>
              </table:table-cell>
              <table:table-cell office:value-type="float" office:value="1.92985818181818">
                <text:p>1.92985818181818</text:p>
              </table:table-cell>
              <table:table-cell office:value-type="float" office:value="0.927247727272727">
                <text:p>0.927247727272727</text:p>
              </table:table-cell>
              <table:table-cell office:value-type="float" office:value="2.912536">
                <text:p>2.912536</text:p>
              </table:table-cell>
              <table:table-cell office:value-type="float" office:value="2.023854">
                <text:p>2.023854</text:p>
              </table:table-cell>
              <table:table-cell office:value-type="float" office:value="1.128286">
                <text:p>1.128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3">
                <text:p>1073</text:p>
              </table:table-cell>
              <table:table-cell office:value-type="float" office:value="4.13659363636364">
                <text:p>4.13659363636364</text:p>
              </table:table-cell>
              <table:table-cell office:value-type="float" office:value="1.94708363636364">
                <text:p>1.94708363636364</text:p>
              </table:table-cell>
              <table:table-cell office:value-type="float" office:value="0.931131181818182">
                <text:p>0.931131181818182</text:p>
              </table:table-cell>
              <table:table-cell office:value-type="float" office:value="4.402335">
                <text:p>4.402335</text:p>
              </table:table-cell>
              <table:table-cell office:value-type="float" office:value="2.293337">
                <text:p>2.293337</text:p>
              </table:table-cell>
              <table:table-cell office:value-type="float" office:value="1.134007">
                <text:p>1.134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4">
                <text:p>1074</text:p>
              </table:table-cell>
              <table:table-cell office:value-type="float" office:value="3.89429363636364">
                <text:p>3.89429363636364</text:p>
              </table:table-cell>
              <table:table-cell office:value-type="float" office:value="1.96462">
                <text:p>1.96462</text:p>
              </table:table-cell>
              <table:table-cell office:value-type="float" office:value="0.944112">
                <text:p>0.944112</text:p>
              </table:table-cell>
              <table:table-cell office:value-type="float" office:value="3.094027">
                <text:p>3.094027</text:p>
              </table:table-cell>
              <table:table-cell office:value-type="float" office:value="2.231605">
                <text:p>2.231605</text:p>
              </table:table-cell>
              <table:table-cell office:value-type="float" office:value="1.159133">
                <text:p>1.159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5">
                <text:p>1075</text:p>
              </table:table-cell>
              <table:table-cell office:value-type="float" office:value="4.49455545454546">
                <text:p>4.49455545454546</text:p>
              </table:table-cell>
              <table:table-cell office:value-type="float" office:value="1.98037090909091">
                <text:p>1.98037090909091</text:p>
              </table:table-cell>
              <table:table-cell office:value-type="float" office:value="0.956631727272727">
                <text:p>0.956631727272727</text:p>
              </table:table-cell>
              <table:table-cell office:value-type="float" office:value="4.16401">
                <text:p>4.16401</text:p>
              </table:table-cell>
              <table:table-cell office:value-type="float" office:value="2.379693">
                <text:p>2.379693</text:p>
              </table:table-cell>
              <table:table-cell office:value-type="float" office:value="1.149165">
                <text:p>1.149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6">
                <text:p>1076</text:p>
              </table:table-cell>
              <table:table-cell office:value-type="float" office:value="3.61842818181818">
                <text:p>3.61842818181818</text:p>
              </table:table-cell>
              <table:table-cell office:value-type="float" office:value="1.96998363636364">
                <text:p>1.96998363636364</text:p>
              </table:table-cell>
              <table:table-cell office:value-type="float" office:value="0.961057090909091">
                <text:p>0.961057090909091</text:p>
              </table:table-cell>
              <table:table-cell office:value-type="float" office:value="2.554287">
                <text:p>2.554287</text:p>
              </table:table-cell>
              <table:table-cell office:value-type="float" office:value="2.133493">
                <text:p>2.133493</text:p>
              </table:table-cell>
              <table:table-cell office:value-type="float" office:value="1.145828">
                <text:p>1.145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7">
                <text:p>1077</text:p>
              </table:table-cell>
              <table:table-cell office:value-type="float" office:value="4.59430636363636">
                <text:p>4.59430636363636</text:p>
              </table:table-cell>
              <table:table-cell office:value-type="float" office:value="1.98925090909091">
                <text:p>1.98925090909091</text:p>
              </table:table-cell>
              <table:table-cell office:value-type="float" office:value="0.960689272727273">
                <text:p>0.960689272727273</text:p>
              </table:table-cell>
              <table:table-cell office:value-type="float" office:value="4.215679">
                <text:p>4.215679</text:p>
              </table:table-cell>
              <table:table-cell office:value-type="float" office:value="2.424269">
                <text:p>2.424269</text:p>
              </table:table-cell>
              <table:table-cell office:value-type="float" office:value="1.130863">
                <text:p>1.1308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8">
                <text:p>1078</text:p>
              </table:table-cell>
              <table:table-cell office:value-type="float" office:value="3.72374454545455">
                <text:p>3.72374454545455</text:p>
              </table:table-cell>
              <table:table-cell office:value-type="float" office:value="1.99114727272727">
                <text:p>1.99114727272727</text:p>
              </table:table-cell>
              <table:table-cell office:value-type="float" office:value="0.957571">
                <text:p>0.957571</text:p>
              </table:table-cell>
              <table:table-cell office:value-type="float" office:value="3.064822">
                <text:p>3.064822</text:p>
              </table:table-cell>
              <table:table-cell office:value-type="float" office:value="2.267885">
                <text:p>2.267885</text:p>
              </table:table-cell>
              <table:table-cell office:value-type="float" office:value="1.12811">
                <text:p>1.12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">
                <text:p>1079</text:p>
              </table:table-cell>
              <table:table-cell office:value-type="float" office:value="4.67225454545455">
                <text:p>4.67225454545455</text:p>
              </table:table-cell>
              <table:table-cell office:value-type="float" office:value="1.99663">
                <text:p>1.99663</text:p>
              </table:table-cell>
              <table:table-cell office:value-type="float" office:value="0.953608363636363">
                <text:p>0.953608363636363</text:p>
              </table:table-cell>
              <table:table-cell office:value-type="float" office:value="4.197794">
                <text:p>4.197794</text:p>
              </table:table-cell>
              <table:table-cell office:value-type="float" office:value="2.317745">
                <text:p>2.317745</text:p>
              </table:table-cell>
              <table:table-cell office:value-type="float" office:value="1.142872">
                <text:p>1.142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0">
                <text:p>1080</text:p>
              </table:table-cell>
              <table:table-cell office:value-type="float" office:value="3.63644636363636">
                <text:p>3.63644636363636</text:p>
              </table:table-cell>
              <table:table-cell office:value-type="float" office:value="1.98832272727273">
                <text:p>1.98832272727273</text:p>
              </table:table-cell>
              <table:table-cell office:value-type="float" office:value="0.95802">
                <text:p>0.95802</text:p>
              </table:table-cell>
              <table:table-cell office:value-type="float" office:value="2.65038">
                <text:p>2.65038</text:p>
              </table:table-cell>
              <table:table-cell office:value-type="float" office:value="2.061791">
                <text:p>2.061791</text:p>
              </table:table-cell>
              <table:table-cell office:value-type="float" office:value="1.159491">
                <text:p>1.159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1">
                <text:p>1081</text:p>
              </table:table-cell>
              <table:table-cell office:value-type="float" office:value="4.71601727272727">
                <text:p>4.71601727272727</text:p>
              </table:table-cell>
              <table:table-cell office:value-type="float" office:value="2.01971">
                <text:p>2.01971</text:p>
              </table:table-cell>
              <table:table-cell office:value-type="float" office:value="0.953658090909091">
                <text:p>0.953658090909091</text:p>
              </table:table-cell>
              <table:table-cell office:value-type="float" office:value="4.260033">
                <text:p>4.260033</text:p>
              </table:table-cell>
              <table:table-cell office:value-type="float" office:value="2.342606">
                <text:p>2.342606</text:p>
              </table:table-cell>
              <table:table-cell office:value-type="float" office:value="1.177123">
                <text:p>1.177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2">
                <text:p>1082</text:p>
              </table:table-cell>
              <table:table-cell office:value-type="float" office:value="4.90719454545455">
                <text:p>4.90719454545455</text:p>
              </table:table-cell>
              <table:table-cell office:value-type="float" office:value="2.02459">
                <text:p>2.02459</text:p>
              </table:table-cell>
              <table:table-cell office:value-type="float" office:value="0.970101272727273">
                <text:p>0.970101272727273</text:p>
              </table:table-cell>
              <table:table-cell office:value-type="float" office:value="3.02235">
                <text:p>3.02235</text:p>
              </table:table-cell>
              <table:table-cell office:value-type="float" office:value="2.292587">
                <text:p>2.292587</text:p>
              </table:table-cell>
              <table:table-cell office:value-type="float" office:value="1.151796">
                <text:p>1.1517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3">
                <text:p>1083</text:p>
              </table:table-cell>
              <table:table-cell office:value-type="float" office:value="4.54506727272727">
                <text:p>4.54506727272727</text:p>
              </table:table-cell>
              <table:table-cell office:value-type="float" office:value="2.03692090909091">
                <text:p>2.03692090909091</text:p>
              </table:table-cell>
              <table:table-cell office:value-type="float" office:value="0.975257636363636">
                <text:p>0.975257636363636</text:p>
              </table:table-cell>
              <table:table-cell office:value-type="float" office:value="4.272314">
                <text:p>4.272314</text:p>
              </table:table-cell>
              <table:table-cell office:value-type="float" office:value="2.436237">
                <text:p>2.436237</text:p>
              </table:table-cell>
              <table:table-cell office:value-type="float" office:value="1.161997">
                <text:p>1.161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4">
                <text:p>1084</text:p>
              </table:table-cell>
              <table:table-cell office:value-type="float" office:value="4.17207">
                <text:p>4.17207</text:p>
              </table:table-cell>
              <table:table-cell office:value-type="float" office:value="2.04211363636364">
                <text:p>2.04211363636364</text:p>
              </table:table-cell>
              <table:table-cell office:value-type="float" office:value="0.978634909090909">
                <text:p>0.978634909090909</text:p>
              </table:table-cell>
              <table:table-cell office:value-type="float" office:value="2.650039">
                <text:p>2.650039</text:p>
              </table:table-cell>
              <table:table-cell office:value-type="float" office:value="2.181911">
                <text:p>2.181911</text:p>
              </table:table-cell>
              <table:table-cell office:value-type="float" office:value="1.135679">
                <text:p>1.135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5">
                <text:p>1085</text:p>
              </table:table-cell>
              <table:table-cell office:value-type="float" office:value="4.48823818181818">
                <text:p>4.48823818181818</text:p>
              </table:table-cell>
              <table:table-cell office:value-type="float" office:value="2.04463454545455">
                <text:p>2.04463454545455</text:p>
              </table:table-cell>
              <table:table-cell office:value-type="float" office:value="0.971177090909091">
                <text:p>0.971177090909091</text:p>
              </table:table-cell>
              <table:table-cell office:value-type="float" office:value="4.290749">
                <text:p>4.290749</text:p>
              </table:table-cell>
              <table:table-cell office:value-type="float" office:value="2.478376">
                <text:p>2.478376</text:p>
              </table:table-cell>
              <table:table-cell office:value-type="float" office:value="1.163327">
                <text:p>1.1633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6">
                <text:p>1086</text:p>
              </table:table-cell>
              <table:table-cell office:value-type="float" office:value="4.77282181818182">
                <text:p>4.77282181818182</text:p>
              </table:table-cell>
              <table:table-cell office:value-type="float" office:value="2.04113454545455">
                <text:p>2.04113454545455</text:p>
              </table:table-cell>
              <table:table-cell office:value-type="float" office:value="0.960364272727273">
                <text:p>0.960364272727273</text:p>
              </table:table-cell>
              <table:table-cell office:value-type="float" office:value="3.091051">
                <text:p>3.091051</text:p>
              </table:table-cell>
              <table:table-cell office:value-type="float" office:value="2.313879">
                <text:p>2.313879</text:p>
              </table:table-cell>
              <table:table-cell office:value-type="float" office:value="1.186481">
                <text:p>1.186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7">
                <text:p>1087</text:p>
              </table:table-cell>
              <table:table-cell office:value-type="float" office:value="4.34751">
                <text:p>4.34751</text:p>
              </table:table-cell>
              <table:table-cell office:value-type="float" office:value="2.04173181818182">
                <text:p>2.04173181818182</text:p>
              </table:table-cell>
              <table:table-cell office:value-type="float" office:value="0.971987272727273">
                <text:p>0.971987272727273</text:p>
              </table:table-cell>
              <table:table-cell office:value-type="float" office:value="4.355471">
                <text:p>4.355471</text:p>
              </table:table-cell>
              <table:table-cell office:value-type="float" office:value="2.367062">
                <text:p>2.367062</text:p>
              </table:table-cell>
              <table:table-cell office:value-type="float" office:value="1.199586">
                <text:p>1.199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8">
                <text:p>1088</text:p>
              </table:table-cell>
              <table:table-cell office:value-type="float" office:value="4.74720818181818">
                <text:p>4.74720818181818</text:p>
              </table:table-cell>
              <table:table-cell office:value-type="float" office:value="2.01894181818182">
                <text:p>2.01894181818182</text:p>
              </table:table-cell>
              <table:table-cell office:value-type="float" office:value="0.979902">
                <text:p>0.979902</text:p>
              </table:table-cell>
              <table:table-cell office:value-type="float" office:value="3.193124">
                <text:p>3.193124</text:p>
              </table:table-cell>
              <table:table-cell office:value-type="float" office:value="2.111153">
                <text:p>2.111153</text:p>
              </table:table-cell>
              <table:table-cell office:value-type="float" office:value="1.182385">
                <text:p>1.182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9">
                <text:p>1089</text:p>
              </table:table-cell>
              <table:table-cell office:value-type="float" office:value="4.95850090909091">
                <text:p>4.95850090909091</text:p>
              </table:table-cell>
              <table:table-cell office:value-type="float" office:value="2.04894545454545">
                <text:p>2.04894545454545</text:p>
              </table:table-cell>
              <table:table-cell office:value-type="float" office:value="0.99014">
                <text:p>0.99014</text:p>
              </table:table-cell>
              <table:table-cell office:value-type="float" office:value="4.380534">
                <text:p>4.380534</text:p>
              </table:table-cell>
              <table:table-cell office:value-type="float" office:value="2.390315">
                <text:p>2.390315</text:p>
              </table:table-cell>
              <table:table-cell office:value-type="float" office:value="1.159336">
                <text:p>1.159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0">
                <text:p>1090</text:p>
              </table:table-cell>
              <table:table-cell office:value-type="float" office:value="5.45526454545455">
                <text:p>5.45526454545455</text:p>
              </table:table-cell>
              <table:table-cell office:value-type="float" office:value="2.06340545454545">
                <text:p>2.06340545454545</text:p>
              </table:table-cell>
              <table:table-cell office:value-type="float" office:value="0.992344181818182">
                <text:p>0.992344181818182</text:p>
              </table:table-cell>
              <table:table-cell office:value-type="float" office:value="3.566031">
                <text:p>3.566031</text:p>
              </table:table-cell>
              <table:table-cell office:value-type="float" office:value="2.339059">
                <text:p>2.339059</text:p>
              </table:table-cell>
              <table:table-cell office:value-type="float" office:value="1.161297">
                <text:p>1.161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1">
                <text:p>1091</text:p>
              </table:table-cell>
              <table:table-cell office:value-type="float" office:value="4.67634636363636">
                <text:p>4.67634636363636</text:p>
              </table:table-cell>
              <table:table-cell office:value-type="float" office:value="2.08797181818182">
                <text:p>2.08797181818182</text:p>
              </table:table-cell>
              <table:table-cell office:value-type="float" office:value="0.986627545454546">
                <text:p>0.986627545454546</text:p>
              </table:table-cell>
              <table:table-cell office:value-type="float" office:value="5.048294">
                <text:p>5.048294</text:p>
              </table:table-cell>
              <table:table-cell office:value-type="float" office:value="2.492216">
                <text:p>2.492216</text:p>
              </table:table-cell>
              <table:table-cell office:value-type="float" office:value="1.17197">
                <text:p>1.171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2">
                <text:p>1092</text:p>
              </table:table-cell>
              <table:table-cell office:value-type="float" office:value="4.3788">
                <text:p>4.3788</text:p>
              </table:table-cell>
              <table:table-cell office:value-type="float" office:value="2.08398909090909">
                <text:p>2.08398909090909</text:p>
              </table:table-cell>
              <table:table-cell office:value-type="float" office:value="0.984949181818182">
                <text:p>0.984949181818182</text:p>
              </table:table-cell>
              <table:table-cell office:value-type="float" office:value="3.499871">
                <text:p>3.499871</text:p>
              </table:table-cell>
              <table:table-cell office:value-type="float" office:value="2.233706">
                <text:p>2.233706</text:p>
              </table:table-cell>
              <table:table-cell office:value-type="float" office:value="1.212732">
                <text:p>1.2127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3">
                <text:p>1093</text:p>
              </table:table-cell>
              <table:table-cell office:value-type="float" office:value="4.79561545454545">
                <text:p>4.79561545454545</text:p>
              </table:table-cell>
              <table:table-cell office:value-type="float" office:value="2.10898">
                <text:p>2.10898</text:p>
              </table:table-cell>
              <table:table-cell office:value-type="float" office:value="0.979418818181818">
                <text:p>0.979418818181818</text:p>
              </table:table-cell>
              <table:table-cell office:value-type="float" office:value="4.399845">
                <text:p>4.399845</text:p>
              </table:table-cell>
              <table:table-cell office:value-type="float" office:value="2.53554">
                <text:p>2.53554</text:p>
              </table:table-cell>
              <table:table-cell office:value-type="float" office:value="1.206462">
                <text:p>1.206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4">
                <text:p>1094</text:p>
              </table:table-cell>
              <table:table-cell office:value-type="float" office:value="4.34081272727273">
                <text:p>4.34081272727273</text:p>
              </table:table-cell>
              <table:table-cell office:value-type="float" office:value="2.10101909090909">
                <text:p>2.10101909090909</text:p>
              </table:table-cell>
              <table:table-cell office:value-type="float" office:value="0.984331181818182">
                <text:p>0.984331181818182</text:p>
              </table:table-cell>
              <table:table-cell office:value-type="float" office:value="3.160921">
                <text:p>3.160921</text:p>
              </table:table-cell>
              <table:table-cell office:value-type="float" office:value="2.369075">
                <text:p>2.369075</text:p>
              </table:table-cell>
              <table:table-cell office:value-type="float" office:value="1.207444">
                <text:p>1.207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5">
                <text:p>1095</text:p>
              </table:table-cell>
              <table:table-cell office:value-type="float" office:value="4.61646727272727">
                <text:p>4.61646727272727</text:p>
              </table:table-cell>
              <table:table-cell office:value-type="float" office:value="2.11325545454546">
                <text:p>2.11325545454546</text:p>
              </table:table-cell>
              <table:table-cell office:value-type="float" office:value="1.00005790909091">
                <text:p>1.00005790909091</text:p>
              </table:table-cell>
              <table:table-cell office:value-type="float" office:value="4.477385">
                <text:p>4.477385</text:p>
              </table:table-cell>
              <table:table-cell office:value-type="float" office:value="2.420897">
                <text:p>2.420897</text:p>
              </table:table-cell>
              <table:table-cell office:value-type="float" office:value="1.176044">
                <text:p>1.176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6">
                <text:p>1096</text:p>
              </table:table-cell>
              <table:table-cell office:value-type="float" office:value="4.09332">
                <text:p>4.09332</text:p>
              </table:table-cell>
              <table:table-cell office:value-type="float" office:value="2.08756090909091">
                <text:p>2.08756090909091</text:p>
              </table:table-cell>
              <table:table-cell office:value-type="float" office:value="1.01966145454545">
                <text:p>1.01966145454545</text:p>
              </table:table-cell>
              <table:table-cell office:value-type="float" office:value="2.818493">
                <text:p>2.818493</text:p>
              </table:table-cell>
              <table:table-cell office:value-type="float" office:value="2.156789">
                <text:p>2.156789</text:p>
              </table:table-cell>
              <table:table-cell office:value-type="float" office:value="1.190436">
                <text:p>1.190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7">
                <text:p>1097</text:p>
              </table:table-cell>
              <table:table-cell office:value-type="float" office:value="5.36707727272727">
                <text:p>5.36707727272727</text:p>
              </table:table-cell>
              <table:table-cell office:value-type="float" office:value="2.12003818181818">
                <text:p>2.12003818181818</text:p>
              </table:table-cell>
              <table:table-cell office:value-type="float" office:value="1.02532436363636">
                <text:p>1.02532436363636</text:p>
              </table:table-cell>
              <table:table-cell office:value-type="float" office:value="4.45394">
                <text:p>4.45394</text:p>
              </table:table-cell>
              <table:table-cell office:value-type="float" office:value="2.447785">
                <text:p>2.447785</text:p>
              </table:table-cell>
              <table:table-cell office:value-type="float" office:value="1.17923">
                <text:p>1.17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8">
                <text:p>1098</text:p>
              </table:table-cell>
              <table:table-cell office:value-type="float" office:value="4.34963363636364">
                <text:p>4.34963363636364</text:p>
              </table:table-cell>
              <table:table-cell office:value-type="float" office:value="2.12429181818182">
                <text:p>2.12429181818182</text:p>
              </table:table-cell>
              <table:table-cell office:value-type="float" office:value="1.02212418181818">
                <text:p>1.02212418181818</text:p>
              </table:table-cell>
              <table:table-cell office:value-type="float" office:value="3.254409">
                <text:p>3.254409</text:p>
              </table:table-cell>
              <table:table-cell office:value-type="float" office:value="2.389635">
                <text:p>2.389635</text:p>
              </table:table-cell>
              <table:table-cell office:value-type="float" office:value="1.209855">
                <text:p>1.209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9">
                <text:p>1099</text:p>
              </table:table-cell>
              <table:table-cell office:value-type="float" office:value="4.69545181818182">
                <text:p>4.69545181818182</text:p>
              </table:table-cell>
              <table:table-cell office:value-type="float" office:value="2.12783454545455">
                <text:p>2.12783454545455</text:p>
              </table:table-cell>
              <table:table-cell office:value-type="float" office:value="1.01101818181818">
                <text:p>1.01101818181818</text:p>
              </table:table-cell>
              <table:table-cell office:value-type="float" office:value="4.516882">
                <text:p>4.516882</text:p>
              </table:table-cell>
              <table:table-cell office:value-type="float" office:value="2.542359">
                <text:p>2.542359</text:p>
              </table:table-cell>
              <table:table-cell office:value-type="float" office:value="1.21118">
                <text:p>1.21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0">
                <text:p>1100</text:p>
              </table:table-cell>
              <table:table-cell office:value-type="float" office:value="3.98556363636364">
                <text:p>3.98556363636364</text:p>
              </table:table-cell>
              <table:table-cell office:value-type="float" office:value="2.12149363636364">
                <text:p>2.12149363636364</text:p>
              </table:table-cell>
              <table:table-cell office:value-type="float" office:value="1.00209472727273">
                <text:p>1.00209472727273</text:p>
              </table:table-cell>
              <table:table-cell office:value-type="float" office:value="2.772568">
                <text:p>2.772568</text:p>
              </table:table-cell>
              <table:table-cell office:value-type="float" office:value="2.276454">
                <text:p>2.276454</text:p>
              </table:table-cell>
              <table:table-cell office:value-type="float" office:value="1.223646">
                <text:p>1.223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00" chart:maximum="2000" chart:origin="0" chart:interval-major="1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2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94cm" svg:height="13.654cm" xlink:href=".." xlink:type="simple" chart:class="chart:scatter" chart:style-name="ch1">
        <chart:legend chart:legend-position="end" svg:x="26.005cm" svg:y="5.442cm" style:legend-expansion="high" chart:style-name="ch2"/>
        <chart:plot-area chart:style-name="ch3" table:cell-range-address="'1000-2000 double'.A3:'1000-2000 double'.D103 '1000-2000 double'.F3:'1000-2000 double'.H103" chart:data-source-has-labels="row" svg:x="0.617cm" svg:y="0.273cm" svg:width="24.771cm" svg:height="13.108cm">
          <chartooo:coordinate-region svg:x="1.053cm" svg:y="0.446cm" svg:width="23.978cm" svg:height="11.9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00-2000 double'.B3:'1000-2000 double'.B103" loext:label-string="simple_float" chart:class="chart:scatter">
            <chart:domain table:cell-range-address="'1000-2000 double'.A3:'1000-2000 double'.A103"/>
            <chart:data-point chart:repeated="101"/>
          </chart:series>
          <chart:series chart:style-name="ch8" chart:values-cell-range-address="'1000-2000 double'.C3:'1000-2000 double'.C103" loext:label-string="simple_block_float" chart:class="chart:scatter">
            <chart:data-point chart:repeated="101"/>
          </chart:series>
          <chart:series chart:style-name="ch9" chart:values-cell-range-address="'1000-2000 double'.D3:'1000-2000 double'.D103" loext:label-string="swapped_loops_float" chart:class="chart:scatter">
            <chart:data-point chart:repeated="101"/>
          </chart:series>
          <chart:series chart:style-name="ch10" chart:values-cell-range-address="'1000-2000 double'.F3:'1000-2000 double'.F103" loext:label-string="simple_double" chart:class="chart:scatter">
            <chart:data-point chart:repeated="101"/>
          </chart:series>
          <chart:series chart:style-name="ch11" chart:values-cell-range-address="'1000-2000 double'.G3:'1000-2000 double'.G103" loext:label-string="simple_block_double" chart:class="chart:scatter">
            <chart:data-point chart:repeated="101"/>
          </chart:series>
          <chart:series chart:style-name="ch12" chart:values-cell-range-address="'1000-2000 double'.H3:'1000-2000 double'.H103" loext:label-string="swapped_loops_double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_float</text:p>
              </table:table-cell>
              <table:table-cell office:value-type="string">
                <text:p>simple_block_float</text:p>
              </table:table-cell>
              <table:table-cell office:value-type="string">
                <text:p>swapped_loops_float</text:p>
              </table:table-cell>
              <table:table-cell office:value-type="string">
                <text:p>simple_double</text:p>
              </table:table-cell>
              <table:table-cell office:value-type="string">
                <text:p>simple_block_double</text:p>
              </table:table-cell>
              <table:table-cell office:value-type="string">
                <text:p>swapped_loops_doub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-2000 double'.A3:'1000-2000 double'.A103</svg:desc>
                </draw:g>
              </table:table-cell>
              <table:table-cell office:value-type="float" office:value="2.60657909090909">
                <text:p>2.60657909090909</text:p>
                <draw:g>
                  <svg:desc>'1000-2000 double'.B3:'1000-2000 double'.B103</svg:desc>
                </draw:g>
              </table:table-cell>
              <table:table-cell office:value-type="float" office:value="1.60829545454545">
                <text:p>1.60829545454545</text:p>
                <draw:g>
                  <svg:desc>'1000-2000 double'.C3:'1000-2000 double'.C103</svg:desc>
                </draw:g>
              </table:table-cell>
              <table:table-cell office:value-type="float" office:value="0.753622545454545">
                <text:p>0.753622545454545</text:p>
                <draw:g>
                  <svg:desc>'1000-2000 double'.D3:'1000-2000 double'.D103</svg:desc>
                </draw:g>
              </table:table-cell>
              <table:table-cell office:value-type="float" office:value="2.058462">
                <text:p>2.058462</text:p>
                <draw:g>
                  <svg:desc>'1000-2000 double'.F3:'1000-2000 double'.F103</svg:desc>
                </draw:g>
              </table:table-cell>
              <table:table-cell office:value-type="float" office:value="1.644234">
                <text:p>1.644234</text:p>
                <draw:g>
                  <svg:desc>'1000-2000 double'.G3:'1000-2000 double'.G103</svg:desc>
                </draw:g>
              </table:table-cell>
              <table:table-cell office:value-type="float" office:value="0.9153951">
                <text:p>0.9153951</text:p>
                <draw:g>
                  <svg:desc>'1000-2000 double'.H3:'1000-2000 double'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">
                <text:p>1010</text:p>
              </table:table-cell>
              <table:table-cell office:value-type="float" office:value="2.25967272727273">
                <text:p>2.25967272727273</text:p>
              </table:table-cell>
              <table:table-cell office:value-type="float" office:value="1.79903">
                <text:p>1.79903</text:p>
              </table:table-cell>
              <table:table-cell office:value-type="float" office:value="0.788188">
                <text:p>0.788188</text:p>
              </table:table-cell>
              <table:table-cell office:value-type="float" office:value="2.446763">
                <text:p>2.446763</text:p>
              </table:table-cell>
              <table:table-cell office:value-type="float" office:value="1.856773">
                <text:p>1.856773</text:p>
              </table:table-cell>
              <table:table-cell office:value-type="float" office:value="0.9347448">
                <text:p>0.9347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">
                <text:p>1020</text:p>
              </table:table-cell>
              <table:table-cell office:value-type="float" office:value="1.84806181818182">
                <text:p>1.84806181818182</text:p>
              </table:table-cell>
              <table:table-cell office:value-type="float" office:value="1.76403">
                <text:p>1.76403</text:p>
              </table:table-cell>
              <table:table-cell office:value-type="float" office:value="0.803041181818182">
                <text:p>0.803041181818182</text:p>
              </table:table-cell>
              <table:table-cell office:value-type="float" office:value="2.100498">
                <text:p>2.100498</text:p>
              </table:table-cell>
              <table:table-cell office:value-type="float" office:value="1.81725">
                <text:p>1.81725</text:p>
              </table:table-cell>
              <table:table-cell office:value-type="float" office:value="0.9705357">
                <text:p>0.9705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0">
                <text:p>1030</text:p>
              </table:table-cell>
              <table:table-cell office:value-type="float" office:value="2.34381090909091">
                <text:p>2.34381090909091</text:p>
              </table:table-cell>
              <table:table-cell office:value-type="float" office:value="1.68614272727273">
                <text:p>1.68614272727273</text:p>
              </table:table-cell>
              <table:table-cell office:value-type="float" office:value="0.820133545454545">
                <text:p>0.820133545454545</text:p>
              </table:table-cell>
              <table:table-cell office:value-type="float" office:value="2.419352">
                <text:p>2.419352</text:p>
              </table:table-cell>
              <table:table-cell office:value-type="float" office:value="1.971001">
                <text:p>1.971001</text:p>
              </table:table-cell>
              <table:table-cell office:value-type="float" office:value="0.9815611">
                <text:p>0.9815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  <table:table-cell office:value-type="float" office:value="2.47762818181818">
                <text:p>2.47762818181818</text:p>
              </table:table-cell>
              <table:table-cell office:value-type="float" office:value="1.73913818181818">
                <text:p>1.73913818181818</text:p>
              </table:table-cell>
              <table:table-cell office:value-type="float" office:value="0.860162727272727">
                <text:p>0.860162727272727</text:p>
              </table:table-cell>
              <table:table-cell office:value-type="float" office:value="2.67919">
                <text:p>2.67919</text:p>
              </table:table-cell>
              <table:table-cell office:value-type="float" office:value="1.84435">
                <text:p>1.84435</text:p>
              </table:table-cell>
              <table:table-cell office:value-type="float" office:value="1.019469">
                <text:p>1.019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">
                <text:p>1050</text:p>
              </table:table-cell>
              <table:table-cell office:value-type="float" office:value="3.44044181818182">
                <text:p>3.44044181818182</text:p>
              </table:table-cell>
              <table:table-cell office:value-type="float" office:value="1.80397272727273">
                <text:p>1.80397272727273</text:p>
              </table:table-cell>
              <table:table-cell office:value-type="float" office:value="0.878720545454545">
                <text:p>0.878720545454545</text:p>
              </table:table-cell>
              <table:table-cell office:value-type="float" office:value="2.628708">
                <text:p>2.628708</text:p>
              </table:table-cell>
              <table:table-cell office:value-type="float" office:value="2.084262">
                <text:p>2.084262</text:p>
              </table:table-cell>
              <table:table-cell office:value-type="float" office:value="1.06676">
                <text:p>1.06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0">
                <text:p>1060</text:p>
              </table:table-cell>
              <table:table-cell office:value-type="float" office:value="3.30775363636364">
                <text:p>3.30775363636364</text:p>
              </table:table-cell>
              <table:table-cell office:value-type="float" office:value="1.87033818181818">
                <text:p>1.87033818181818</text:p>
              </table:table-cell>
              <table:table-cell office:value-type="float" office:value="0.905250727272727">
                <text:p>0.905250727272727</text:p>
              </table:table-cell>
              <table:table-cell office:value-type="float" office:value="2.438483">
                <text:p>2.438483</text:p>
              </table:table-cell>
              <table:table-cell office:value-type="float" office:value="2.034877">
                <text:p>2.034877</text:p>
              </table:table-cell>
              <table:table-cell office:value-type="float" office:value="1.102419">
                <text:p>1.102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0">
                <text:p>1070</text:p>
              </table:table-cell>
              <table:table-cell office:value-type="float" office:value="4.74716727272727">
                <text:p>4.74716727272727</text:p>
              </table:table-cell>
              <table:table-cell office:value-type="float" office:value="1.93914818181818">
                <text:p>1.93914818181818</text:p>
              </table:table-cell>
              <table:table-cell office:value-type="float" office:value="0.929424181818182">
                <text:p>0.929424181818182</text:p>
              </table:table-cell>
              <table:table-cell office:value-type="float" office:value="2.883815">
                <text:p>2.883815</text:p>
              </table:table-cell>
              <table:table-cell office:value-type="float" office:value="2.210109">
                <text:p>2.210109</text:p>
              </table:table-cell>
              <table:table-cell office:value-type="float" office:value="1.140798">
                <text:p>1.140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0">
                <text:p>1080</text:p>
              </table:table-cell>
              <table:table-cell office:value-type="float" office:value="3.90724181818182">
                <text:p>3.90724181818182</text:p>
              </table:table-cell>
              <table:table-cell office:value-type="float" office:value="1.98814545454545">
                <text:p>1.98814545454545</text:p>
              </table:table-cell>
              <table:table-cell office:value-type="float" office:value="0.951683545454545">
                <text:p>0.951683545454545</text:p>
              </table:table-cell>
              <table:table-cell office:value-type="float" office:value="2.590836">
                <text:p>2.590836</text:p>
              </table:table-cell>
              <table:table-cell office:value-type="float" office:value="2.060559">
                <text:p>2.060559</text:p>
              </table:table-cell>
              <table:table-cell office:value-type="float" office:value="1.152446">
                <text:p>1.152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0">
                <text:p>1090</text:p>
              </table:table-cell>
              <table:table-cell office:value-type="float" office:value="4.13576727272727">
                <text:p>4.13576727272727</text:p>
              </table:table-cell>
              <table:table-cell office:value-type="float" office:value="2.06442090909091">
                <text:p>2.06442090909091</text:p>
              </table:table-cell>
              <table:table-cell office:value-type="float" office:value="0.983426454545454">
                <text:p>0.983426454545454</text:p>
              </table:table-cell>
              <table:table-cell office:value-type="float" office:value="3.684284">
                <text:p>3.684284</text:p>
              </table:table-cell>
              <table:table-cell office:value-type="float" office:value="2.339645">
                <text:p>2.339645</text:p>
              </table:table-cell>
              <table:table-cell office:value-type="float" office:value="1.181688">
                <text:p>1.181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.62004272727273">
                <text:p>4.62004272727273</text:p>
              </table:table-cell>
              <table:table-cell office:value-type="float" office:value="2.12819636363636">
                <text:p>2.12819636363636</text:p>
              </table:table-cell>
              <table:table-cell office:value-type="float" office:value="1.019699">
                <text:p>1.019699</text:p>
              </table:table-cell>
              <table:table-cell office:value-type="float" office:value="2.73424">
                <text:p>2.73424</text:p>
              </table:table-cell>
              <table:table-cell office:value-type="float" office:value="2.277181">
                <text:p>2.277181</text:p>
              </table:table-cell>
              <table:table-cell office:value-type="float" office:value="1.191918">
                <text:p>1.191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5.54983818181818">
                <text:p>5.54983818181818</text:p>
              </table:table-cell>
              <table:table-cell office:value-type="float" office:value="2.20714272727273">
                <text:p>2.20714272727273</text:p>
              </table:table-cell>
              <table:table-cell office:value-type="float" office:value="1.06333272727273">
                <text:p>1.06333272727273</text:p>
              </table:table-cell>
              <table:table-cell office:value-type="float" office:value="3.335479">
                <text:p>3.335479</text:p>
              </table:table-cell>
              <table:table-cell office:value-type="float" office:value="2.467258">
                <text:p>2.467258</text:p>
              </table:table-cell>
              <table:table-cell office:value-type="float" office:value="1.229937">
                <text:p>1.229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0">
                <text:p>1120</text:p>
              </table:table-cell>
              <table:table-cell office:value-type="float" office:value="3.49991727272727">
                <text:p>3.49991727272727</text:p>
              </table:table-cell>
              <table:table-cell office:value-type="float" office:value="2.20117">
                <text:p>2.20117</text:p>
              </table:table-cell>
              <table:table-cell office:value-type="float" office:value="1.11066272727273">
                <text:p>1.11066272727273</text:p>
              </table:table-cell>
              <table:table-cell office:value-type="float" office:value="3.314956">
                <text:p>3.314956</text:p>
              </table:table-cell>
              <table:table-cell office:value-type="float" office:value="2.300705">
                <text:p>2.300705</text:p>
              </table:table-cell>
              <table:table-cell office:value-type="float" office:value="1.271561">
                <text:p>1.271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0">
                <text:p>1130</text:p>
              </table:table-cell>
              <table:table-cell office:value-type="float" office:value="5.29351636363636">
                <text:p>5.29351636363636</text:p>
              </table:table-cell>
              <table:table-cell office:value-type="float" office:value="2.43899909090909">
                <text:p>2.43899909090909</text:p>
              </table:table-cell>
              <table:table-cell office:value-type="float" office:value="1.12398909090909">
                <text:p>1.12398909090909</text:p>
              </table:table-cell>
              <table:table-cell office:value-type="float" office:value="3.627091">
                <text:p>3.627091</text:p>
              </table:table-cell>
              <table:table-cell office:value-type="float" office:value="2.60274">
                <text:p>2.60274</text:p>
              </table:table-cell>
              <table:table-cell office:value-type="float" office:value="1.318343">
                <text:p>1.318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">
                <text:p>1140</text:p>
              </table:table-cell>
              <table:table-cell office:value-type="float" office:value="5.22465727272727">
                <text:p>5.22465727272727</text:p>
              </table:table-cell>
              <table:table-cell office:value-type="float" office:value="2.40695636363636">
                <text:p>2.40695636363636</text:p>
              </table:table-cell>
              <table:table-cell office:value-type="float" office:value="1.12973272727273">
                <text:p>1.12973272727273</text:p>
              </table:table-cell>
              <table:table-cell office:value-type="float" office:value="2.997256">
                <text:p>2.997256</text:p>
              </table:table-cell>
              <table:table-cell office:value-type="float" office:value="2.532993">
                <text:p>2.532993</text:p>
              </table:table-cell>
              <table:table-cell office:value-type="float" office:value="1.350137">
                <text:p>1.350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">
                <text:p>1150</text:p>
              </table:table-cell>
              <table:table-cell office:value-type="float" office:value="4.10314090909091">
                <text:p>4.10314090909091</text:p>
              </table:table-cell>
              <table:table-cell office:value-type="float" office:value="2.48853909090909">
                <text:p>2.48853909090909</text:p>
              </table:table-cell>
              <table:table-cell office:value-type="float" office:value="1.14185272727273">
                <text:p>1.14185272727273</text:p>
              </table:table-cell>
              <table:table-cell office:value-type="float" office:value="3.549471">
                <text:p>3.549471</text:p>
              </table:table-cell>
              <table:table-cell office:value-type="float" office:value="2.811199">
                <text:p>2.811199</text:p>
              </table:table-cell>
              <table:table-cell office:value-type="float" office:value="1.386345">
                <text:p>1.386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0">
                <text:p>1160</text:p>
              </table:table-cell>
              <table:table-cell office:value-type="float" office:value="4.78046">
                <text:p>4.78046</text:p>
              </table:table-cell>
              <table:table-cell office:value-type="float" office:value="2.51773545454545">
                <text:p>2.51773545454545</text:p>
              </table:table-cell>
              <table:table-cell office:value-type="float" office:value="1.17530818181818">
                <text:p>1.17530818181818</text:p>
              </table:table-cell>
              <table:table-cell office:value-type="float" office:value="3.196509">
                <text:p>3.196509</text:p>
              </table:table-cell>
              <table:table-cell office:value-type="float" office:value="2.552447">
                <text:p>2.552447</text:p>
              </table:table-cell>
              <table:table-cell office:value-type="float" office:value="1.403463">
                <text:p>1.403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0">
                <text:p>1170</text:p>
              </table:table-cell>
              <table:table-cell office:value-type="float" office:value="5.75562363636364">
                <text:p>5.75562363636364</text:p>
              </table:table-cell>
              <table:table-cell office:value-type="float" office:value="2.71910818181818">
                <text:p>2.71910818181818</text:p>
              </table:table-cell>
              <table:table-cell office:value-type="float" office:value="1.23167272727273">
                <text:p>1.23167272727273</text:p>
              </table:table-cell>
              <table:table-cell office:value-type="float" office:value="4.095769">
                <text:p>4.095769</text:p>
              </table:table-cell>
              <table:table-cell office:value-type="float" office:value="2.890751">
                <text:p>2.890751</text:p>
              </table:table-cell>
              <table:table-cell office:value-type="float" office:value="1.470785">
                <text:p>1.470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0">
                <text:p>1180</text:p>
              </table:table-cell>
              <table:table-cell office:value-type="float" office:value="4.79344090909091">
                <text:p>4.79344090909091</text:p>
              </table:table-cell>
              <table:table-cell office:value-type="float" office:value="2.70540272727273">
                <text:p>2.70540272727273</text:p>
              </table:table-cell>
              <table:table-cell office:value-type="float" office:value="1.28866181818182">
                <text:p>1.28866181818182</text:p>
              </table:table-cell>
              <table:table-cell office:value-type="float" office:value="3.322594">
                <text:p>3.322594</text:p>
              </table:table-cell>
              <table:table-cell office:value-type="float" office:value="2.810447">
                <text:p>2.810447</text:p>
              </table:table-cell>
              <table:table-cell office:value-type="float" office:value="1.525777">
                <text:p>1.525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0">
                <text:p>1190</text:p>
              </table:table-cell>
              <table:table-cell office:value-type="float" office:value="5.08623636363636">
                <text:p>5.08623636363636</text:p>
              </table:table-cell>
              <table:table-cell office:value-type="float" office:value="2.81050545454545">
                <text:p>2.81050545454545</text:p>
              </table:table-cell>
              <table:table-cell office:value-type="float" office:value="1.31735">
                <text:p>1.31735</text:p>
              </table:table-cell>
              <table:table-cell office:value-type="float" office:value="3.817626">
                <text:p>3.817626</text:p>
              </table:table-cell>
              <table:table-cell office:value-type="float" office:value="3.042659">
                <text:p>3.042659</text:p>
              </table:table-cell>
              <table:table-cell office:value-type="float" office:value="1.575631">
                <text:p>1.5756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3.73694181818182">
                <text:p>3.73694181818182</text:p>
              </table:table-cell>
              <table:table-cell office:value-type="float" office:value="2.69073181818182">
                <text:p>2.69073181818182</text:p>
              </table:table-cell>
              <table:table-cell office:value-type="float" office:value="1.32253363636364">
                <text:p>1.32253363636364</text:p>
              </table:table-cell>
              <table:table-cell office:value-type="float" office:value="3.597374">
                <text:p>3.597374</text:p>
              </table:table-cell>
              <table:table-cell office:value-type="float" office:value="2.821702">
                <text:p>2.821702</text:p>
              </table:table-cell>
              <table:table-cell office:value-type="float" office:value="1.603678">
                <text:p>1.603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0">
                <text:p>1210</text:p>
              </table:table-cell>
              <table:table-cell office:value-type="float" office:value="3.60198272727273">
                <text:p>3.60198272727273</text:p>
              </table:table-cell>
              <table:table-cell office:value-type="float" office:value="2.98194090909091">
                <text:p>2.98194090909091</text:p>
              </table:table-cell>
              <table:table-cell office:value-type="float" office:value="1.32501636363636">
                <text:p>1.32501636363636</text:p>
              </table:table-cell>
              <table:table-cell office:value-type="float" office:value="4.206139">
                <text:p>4.206139</text:p>
              </table:table-cell>
              <table:table-cell office:value-type="float" office:value="3.193542">
                <text:p>3.193542</text:p>
              </table:table-cell>
              <table:table-cell office:value-type="float" office:value="1.614449">
                <text:p>1.614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0">
                <text:p>1220</text:p>
              </table:table-cell>
              <table:table-cell office:value-type="float" office:value="4.88946545454546">
                <text:p>4.88946545454546</text:p>
              </table:table-cell>
              <table:table-cell office:value-type="float" office:value="3.00403727272727">
                <text:p>3.00403727272727</text:p>
              </table:table-cell>
              <table:table-cell office:value-type="float" office:value="1.35755454545455">
                <text:p>1.35755454545455</text:p>
              </table:table-cell>
              <table:table-cell office:value-type="float" office:value="3.641185">
                <text:p>3.641185</text:p>
              </table:table-cell>
              <table:table-cell office:value-type="float" office:value="3.10202">
                <text:p>3.10202</text:p>
              </table:table-cell>
              <table:table-cell office:value-type="float" office:value="1.681079">
                <text:p>1.681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">
                <text:p>1230</text:p>
              </table:table-cell>
              <table:table-cell office:value-type="float" office:value="5.75712545454546">
                <text:p>5.75712545454546</text:p>
              </table:table-cell>
              <table:table-cell office:value-type="float" office:value="3.14225636363636">
                <text:p>3.14225636363636</text:p>
              </table:table-cell>
              <table:table-cell office:value-type="float" office:value="1.39651545454545">
                <text:p>1.39651545454545</text:p>
              </table:table-cell>
              <table:table-cell office:value-type="float" office:value="4.409011">
                <text:p>4.409011</text:p>
              </table:table-cell>
              <table:table-cell office:value-type="float" office:value="3.352565">
                <text:p>3.352565</text:p>
              </table:table-cell>
              <table:table-cell office:value-type="float" office:value="1.736898">
                <text:p>1.736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0">
                <text:p>1240</text:p>
              </table:table-cell>
              <table:table-cell office:value-type="float" office:value="2.89322181818182">
                <text:p>2.89322181818182</text:p>
              </table:table-cell>
              <table:table-cell office:value-type="float" office:value="3.05904">
                <text:p>3.05904</text:p>
              </table:table-cell>
              <table:table-cell office:value-type="float" office:value="1.44313545454545">
                <text:p>1.44313545454545</text:p>
              </table:table-cell>
              <table:table-cell office:value-type="float" office:value="4.019978">
                <text:p>4.019978</text:p>
              </table:table-cell>
              <table:table-cell office:value-type="float" office:value="3.118632">
                <text:p>3.118632</text:p>
              </table:table-cell>
              <table:table-cell office:value-type="float" office:value="1.76048">
                <text:p>1.76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4.15200818181818">
                <text:p>4.15200818181818</text:p>
              </table:table-cell>
              <table:table-cell office:value-type="float" office:value="3.30027909090909">
                <text:p>3.30027909090909</text:p>
              </table:table-cell>
              <table:table-cell office:value-type="float" office:value="1.47580727272727">
                <text:p>1.47580727272727</text:p>
              </table:table-cell>
              <table:table-cell office:value-type="float" office:value="4.680067">
                <text:p>4.680067</text:p>
              </table:table-cell>
              <table:table-cell office:value-type="float" office:value="3.521147">
                <text:p>3.521147</text:p>
              </table:table-cell>
              <table:table-cell office:value-type="float" office:value="1.786288">
                <text:p>1.786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0">
                <text:p>1260</text:p>
              </table:table-cell>
              <table:table-cell office:value-type="float" office:value="3.76664909090909">
                <text:p>3.76664909090909</text:p>
              </table:table-cell>
              <table:table-cell office:value-type="float" office:value="3.33402181818182">
                <text:p>3.33402181818182</text:p>
              </table:table-cell>
              <table:table-cell office:value-type="float" office:value="1.49944090909091">
                <text:p>1.49944090909091</text:p>
              </table:table-cell>
              <table:table-cell office:value-type="float" office:value="4.192678">
                <text:p>4.192678</text:p>
              </table:table-cell>
              <table:table-cell office:value-type="float" office:value="3.416191">
                <text:p>3.416191</text:p>
              </table:table-cell>
              <table:table-cell office:value-type="float" office:value="1.836249">
                <text:p>1.836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0">
                <text:p>1270</text:p>
              </table:table-cell>
              <table:table-cell office:value-type="float" office:value="4.48483545454546">
                <text:p>4.48483545454546</text:p>
              </table:table-cell>
              <table:table-cell office:value-type="float" office:value="3.53230909090909">
                <text:p>3.53230909090909</text:p>
              </table:table-cell>
              <table:table-cell office:value-type="float" office:value="1.53573636363636">
                <text:p>1.53573636363636</text:p>
              </table:table-cell>
              <table:table-cell office:value-type="float" office:value="5.085611">
                <text:p>5.085611</text:p>
              </table:table-cell>
              <table:table-cell office:value-type="float" office:value="3.694675">
                <text:p>3.694675</text:p>
              </table:table-cell>
              <table:table-cell office:value-type="float" office:value="1.914153">
                <text:p>1.914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0">
                <text:p>1280</text:p>
              </table:table-cell>
              <table:table-cell office:value-type="float" office:value="4.84452727272727">
                <text:p>4.84452727272727</text:p>
              </table:table-cell>
              <table:table-cell office:value-type="float" office:value="3.33702181818182">
                <text:p>3.33702181818182</text:p>
              </table:table-cell>
              <table:table-cell office:value-type="float" office:value="1.59831909090909">
                <text:p>1.59831909090909</text:p>
              </table:table-cell>
              <table:table-cell office:value-type="float" office:value="9.237233">
                <text:p>9.237233</text:p>
              </table:table-cell>
              <table:table-cell office:value-type="float" office:value="3.537224">
                <text:p>3.537224</text:p>
              </table:table-cell>
              <table:table-cell office:value-type="float" office:value="1.940975">
                <text:p>1.940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0">
                <text:p>1290</text:p>
              </table:table-cell>
              <table:table-cell office:value-type="float" office:value="4.89512545454545">
                <text:p>4.89512545454545</text:p>
              </table:table-cell>
              <table:table-cell office:value-type="float" office:value="3.73035272727273">
                <text:p>3.73035272727273</text:p>
              </table:table-cell>
              <table:table-cell office:value-type="float" office:value="1.64368636363636">
                <text:p>1.64368636363636</text:p>
              </table:table-cell>
              <table:table-cell office:value-type="float" office:value="5.274435">
                <text:p>5.274435</text:p>
              </table:table-cell>
              <table:table-cell office:value-type="float" office:value="3.86922">
                <text:p>3.86922</text:p>
              </table:table-cell>
              <table:table-cell office:value-type="float" office:value="1.982145">
                <text:p>1.982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0">
                <text:p>1300</text:p>
              </table:table-cell>
              <table:table-cell office:value-type="float" office:value="4.99377272727273">
                <text:p>4.99377272727273</text:p>
              </table:table-cell>
              <table:table-cell office:value-type="float" office:value="3.66043">
                <text:p>3.66043</text:p>
              </table:table-cell>
              <table:table-cell office:value-type="float" office:value="1.66228363636364">
                <text:p>1.66228363636364</text:p>
              </table:table-cell>
              <table:table-cell office:value-type="float" office:value="4.510556">
                <text:p>4.510556</text:p>
              </table:table-cell>
              <table:table-cell office:value-type="float" office:value="3.755059">
                <text:p>3.755059</text:p>
              </table:table-cell>
              <table:table-cell office:value-type="float" office:value="2.002033">
                <text:p>2.002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0">
                <text:p>1310</text:p>
              </table:table-cell>
              <table:table-cell office:value-type="float" office:value="6.70383636363636">
                <text:p>6.70383636363636</text:p>
              </table:table-cell>
              <table:table-cell office:value-type="float" office:value="3.95638454545455">
                <text:p>3.95638454545455</text:p>
              </table:table-cell>
              <table:table-cell office:value-type="float" office:value="1.68144909090909">
                <text:p>1.68144909090909</text:p>
              </table:table-cell>
              <table:table-cell office:value-type="float" office:value="5.306203">
                <text:p>5.306203</text:p>
              </table:table-cell>
              <table:table-cell office:value-type="float" office:value="4.058839">
                <text:p>4.058839</text:p>
              </table:table-cell>
              <table:table-cell office:value-type="float" office:value="2.045651">
                <text:p>2.045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4.57300636363636">
                <text:p>4.57300636363636</text:p>
              </table:table-cell>
              <table:table-cell office:value-type="float" office:value="3.70811636363636">
                <text:p>3.70811636363636</text:p>
              </table:table-cell>
              <table:table-cell office:value-type="float" office:value="1.72744181818182">
                <text:p>1.72744181818182</text:p>
              </table:table-cell>
              <table:table-cell office:value-type="float" office:value="4.745995">
                <text:p>4.745995</text:p>
              </table:table-cell>
              <table:table-cell office:value-type="float" office:value="3.753944">
                <text:p>3.753944</text:p>
              </table:table-cell>
              <table:table-cell office:value-type="float" office:value="2.13283">
                <text:p>2.13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0">
                <text:p>1330</text:p>
              </table:table-cell>
              <table:table-cell office:value-type="float" office:value="6.20198">
                <text:p>6.20198</text:p>
              </table:table-cell>
              <table:table-cell office:value-type="float" office:value="4.10289454545455">
                <text:p>4.10289454545455</text:p>
              </table:table-cell>
              <table:table-cell office:value-type="float" office:value="1.78632545454545">
                <text:p>1.78632545454545</text:p>
              </table:table-cell>
              <table:table-cell office:value-type="float" office:value="5.453107">
                <text:p>5.453107</text:p>
              </table:table-cell>
              <table:table-cell office:value-type="float" office:value="4.239851">
                <text:p>4.239851</text:p>
              </table:table-cell>
              <table:table-cell office:value-type="float" office:value="2.161693">
                <text:p>2.161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0">
                <text:p>1340</text:p>
              </table:table-cell>
              <table:table-cell office:value-type="float" office:value="5.57277181818182">
                <text:p>5.57277181818182</text:p>
              </table:table-cell>
              <table:table-cell office:value-type="float" office:value="4.02773090909091">
                <text:p>4.02773090909091</text:p>
              </table:table-cell>
              <table:table-cell office:value-type="float" office:value="1.84030545454545">
                <text:p>1.84030545454545</text:p>
              </table:table-cell>
              <table:table-cell office:value-type="float" office:value="5.069384">
                <text:p>5.069384</text:p>
              </table:table-cell>
              <table:table-cell office:value-type="float" office:value="4.126216">
                <text:p>4.126216</text:p>
              </table:table-cell>
              <table:table-cell office:value-type="float" office:value="2.205407">
                <text:p>2.2054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0">
                <text:p>1350</text:p>
              </table:table-cell>
              <table:table-cell office:value-type="float" office:value="8.52088818181818">
                <text:p>8.52088818181818</text:p>
              </table:table-cell>
              <table:table-cell office:value-type="float" office:value="4.38484727272727">
                <text:p>4.38484727272727</text:p>
              </table:table-cell>
              <table:table-cell office:value-type="float" office:value="1.85010909090909">
                <text:p>1.85010909090909</text:p>
              </table:table-cell>
              <table:table-cell office:value-type="float" office:value="5.617552">
                <text:p>5.617552</text:p>
              </table:table-cell>
              <table:table-cell office:value-type="float" office:value="4.438748">
                <text:p>4.438748</text:p>
              </table:table-cell>
              <table:table-cell office:value-type="float" office:value="2.262929">
                <text:p>2.262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60">
                <text:p>1360</text:p>
              </table:table-cell>
              <table:table-cell office:value-type="float" office:value="4.81081636363636">
                <text:p>4.81081636363636</text:p>
              </table:table-cell>
              <table:table-cell office:value-type="float" office:value="3.94497272727273">
                <text:p>3.94497272727273</text:p>
              </table:table-cell>
              <table:table-cell office:value-type="float" office:value="1.88246181818182">
                <text:p>1.88246181818182</text:p>
              </table:table-cell>
              <table:table-cell office:value-type="float" office:value="5.127016">
                <text:p>5.127016</text:p>
              </table:table-cell>
              <table:table-cell office:value-type="float" office:value="4.10719">
                <text:p>4.10719</text:p>
              </table:table-cell>
              <table:table-cell office:value-type="float" office:value="2.33072">
                <text:p>2.330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0">
                <text:p>1370</text:p>
              </table:table-cell>
              <table:table-cell office:value-type="float" office:value="6.95257727272727">
                <text:p>6.95257727272727</text:p>
              </table:table-cell>
              <table:table-cell office:value-type="float" office:value="4.60329272727273">
                <text:p>4.60329272727273</text:p>
              </table:table-cell>
              <table:table-cell office:value-type="float" office:value="1.93871727272727">
                <text:p>1.93871727272727</text:p>
              </table:table-cell>
              <table:table-cell office:value-type="float" office:value="5.772942">
                <text:p>5.772942</text:p>
              </table:table-cell>
              <table:table-cell office:value-type="float" office:value="4.635294">
                <text:p>4.635294</text:p>
              </table:table-cell>
              <table:table-cell office:value-type="float" office:value="2.325434">
                <text:p>2.325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0">
                <text:p>1380</text:p>
              </table:table-cell>
              <table:table-cell office:value-type="float" office:value="5.61949">
                <text:p>5.61949</text:p>
              </table:table-cell>
              <table:table-cell office:value-type="float" office:value="4.40023090909091">
                <text:p>4.40023090909091</text:p>
              </table:table-cell>
              <table:table-cell office:value-type="float" office:value="2.01187181818182">
                <text:p>2.01187181818182</text:p>
              </table:table-cell>
              <table:table-cell office:value-type="float" office:value="5.195109">
                <text:p>5.195109</text:p>
              </table:table-cell>
              <table:table-cell office:value-type="float" office:value="4.493187">
                <text:p>4.493187</text:p>
              </table:table-cell>
              <table:table-cell office:value-type="float" office:value="2.446444">
                <text:p>2.446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0">
                <text:p>1390</text:p>
              </table:table-cell>
              <table:table-cell office:value-type="float" office:value="7.69293090909091">
                <text:p>7.69293090909091</text:p>
              </table:table-cell>
              <table:table-cell office:value-type="float" office:value="4.75041636363636">
                <text:p>4.75041636363636</text:p>
              </table:table-cell>
              <table:table-cell office:value-type="float" office:value="2.01622727272727">
                <text:p>2.01622727272727</text:p>
              </table:table-cell>
              <table:table-cell office:value-type="float" office:value="6.364949">
                <text:p>6.364949</text:p>
              </table:table-cell>
              <table:table-cell office:value-type="float" office:value="4.84522">
                <text:p>4.84522</text:p>
              </table:table-cell>
              <table:table-cell office:value-type="float" office:value="2.501288">
                <text:p>2.501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0">
                <text:p>1400</text:p>
              </table:table-cell>
              <table:table-cell office:value-type="float" office:value="7.95599545454545">
                <text:p>7.95599545454545</text:p>
              </table:table-cell>
              <table:table-cell office:value-type="float" office:value="4.42285818181818">
                <text:p>4.42285818181818</text:p>
              </table:table-cell>
              <table:table-cell office:value-type="float" office:value="2.04789636363636">
                <text:p>2.04789636363636</text:p>
              </table:table-cell>
              <table:table-cell office:value-type="float" office:value="5.61842">
                <text:p>5.61842</text:p>
              </table:table-cell>
              <table:table-cell office:value-type="float" office:value="4.481516">
                <text:p>4.481516</text:p>
              </table:table-cell>
              <table:table-cell office:value-type="float" office:value="2.499985">
                <text:p>2.499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0">
                <text:p>1410</text:p>
              </table:table-cell>
              <table:table-cell office:value-type="float" office:value="6.9507">
                <text:p>6.9507</text:p>
              </table:table-cell>
              <table:table-cell office:value-type="float" office:value="4.95148636363636">
                <text:p>4.95148636363636</text:p>
              </table:table-cell>
              <table:table-cell office:value-type="float" office:value="2.13129818181818">
                <text:p>2.13129818181818</text:p>
              </table:table-cell>
              <table:table-cell office:value-type="float" office:value="6.48513">
                <text:p>6.48513</text:p>
              </table:table-cell>
              <table:table-cell office:value-type="float" office:value="5.056523">
                <text:p>5.056523</text:p>
              </table:table-cell>
              <table:table-cell office:value-type="float" office:value="2.525693">
                <text:p>2.5256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0">
                <text:p>1420</text:p>
              </table:table-cell>
              <table:table-cell office:value-type="float" office:value="6.83699909090909">
                <text:p>6.83699909090909</text:p>
              </table:table-cell>
              <table:table-cell office:value-type="float" office:value="4.79831909090909">
                <text:p>4.79831909090909</text:p>
              </table:table-cell>
              <table:table-cell office:value-type="float" office:value="2.17489727272727">
                <text:p>2.17489727272727</text:p>
              </table:table-cell>
              <table:table-cell office:value-type="float" office:value="5.743799">
                <text:p>5.743799</text:p>
              </table:table-cell>
              <table:table-cell office:value-type="float" office:value="4.891062">
                <text:p>4.891062</text:p>
              </table:table-cell>
              <table:table-cell office:value-type="float" office:value="2.619547">
                <text:p>2.6195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30">
                <text:p>1430</text:p>
              </table:table-cell>
              <table:table-cell office:value-type="float" office:value="7.71677636363636">
                <text:p>7.71677636363636</text:p>
              </table:table-cell>
              <table:table-cell office:value-type="float" office:value="5.25047727272727">
                <text:p>5.25047727272727</text:p>
              </table:table-cell>
              <table:table-cell office:value-type="float" office:value="2.18176545454545">
                <text:p>2.18176545454545</text:p>
              </table:table-cell>
              <table:table-cell office:value-type="float" office:value="7.038826">
                <text:p>7.038826</text:p>
              </table:table-cell>
              <table:table-cell office:value-type="float" office:value="5.288945">
                <text:p>5.288945</text:p>
              </table:table-cell>
              <table:table-cell office:value-type="float" office:value="2.664704">
                <text:p>2.664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0">
                <text:p>1440</text:p>
              </table:table-cell>
              <table:table-cell office:value-type="float" office:value="5.24106545454545">
                <text:p>5.24106545454545</text:p>
              </table:table-cell>
              <table:table-cell office:value-type="float" office:value="4.67327727272727">
                <text:p>4.67327727272727</text:p>
              </table:table-cell>
              <table:table-cell office:value-type="float" office:value="2.27037545454545">
                <text:p>2.27037545454545</text:p>
              </table:table-cell>
              <table:table-cell office:value-type="float" office:value="7.387333">
                <text:p>7.387333</text:p>
              </table:table-cell>
              <table:table-cell office:value-type="float" office:value="4.906882">
                <text:p>4.906882</text:p>
              </table:table-cell>
              <table:table-cell office:value-type="float" office:value="2.739894">
                <text:p>2.739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0">
                <text:p>1450</text:p>
              </table:table-cell>
              <table:table-cell office:value-type="float" office:value="6.80002909090909">
                <text:p>6.80002909090909</text:p>
              </table:table-cell>
              <table:table-cell office:value-type="float" office:value="5.48401727272727">
                <text:p>5.48401727272727</text:p>
              </table:table-cell>
              <table:table-cell office:value-type="float" office:value="2.35483636363636">
                <text:p>2.35483636363636</text:p>
              </table:table-cell>
              <table:table-cell office:value-type="float" office:value="7.570434">
                <text:p>7.570434</text:p>
              </table:table-cell>
              <table:table-cell office:value-type="float" office:value="5.525678">
                <text:p>5.525678</text:p>
              </table:table-cell>
              <table:table-cell office:value-type="float" office:value="2.814282">
                <text:p>2.814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0">
                <text:p>1460</text:p>
              </table:table-cell>
              <table:table-cell office:value-type="float" office:value="5.35820363636364">
                <text:p>5.35820363636364</text:p>
              </table:table-cell>
              <table:table-cell office:value-type="float" office:value="5.20511090909091">
                <text:p>5.20511090909091</text:p>
              </table:table-cell>
              <table:table-cell office:value-type="float" office:value="2.32512181818182">
                <text:p>2.32512181818182</text:p>
              </table:table-cell>
              <table:table-cell office:value-type="float" office:value="6.465258">
                <text:p>6.465258</text:p>
              </table:table-cell>
              <table:table-cell office:value-type="float" office:value="5.333777">
                <text:p>5.333777</text:p>
              </table:table-cell>
              <table:table-cell office:value-type="float" office:value="2.852683">
                <text:p>2.852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0">
                <text:p>1470</text:p>
              </table:table-cell>
              <table:table-cell office:value-type="float" office:value="7.01338909090909">
                <text:p>7.01338909090909</text:p>
              </table:table-cell>
              <table:table-cell office:value-type="float" office:value="5.64558363636364">
                <text:p>5.64558363636364</text:p>
              </table:table-cell>
              <table:table-cell office:value-type="float" office:value="2.38371545454545">
                <text:p>2.38371545454545</text:p>
              </table:table-cell>
              <table:table-cell office:value-type="float" office:value="7.621094">
                <text:p>7.621094</text:p>
              </table:table-cell>
              <table:table-cell office:value-type="float" office:value="5.782429">
                <text:p>5.782429</text:p>
              </table:table-cell>
              <table:table-cell office:value-type="float" office:value="2.937806">
                <text:p>2.937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0">
                <text:p>1480</text:p>
              </table:table-cell>
              <table:table-cell office:value-type="float" office:value="5.23804545454545">
                <text:p>5.23804545454545</text:p>
              </table:table-cell>
              <table:table-cell office:value-type="float" office:value="5.20252272727273">
                <text:p>5.20252272727273</text:p>
              </table:table-cell>
              <table:table-cell office:value-type="float" office:value="2.49960545454545">
                <text:p>2.49960545454545</text:p>
              </table:table-cell>
              <table:table-cell office:value-type="float" office:value="6.663697">
                <text:p>6.663697</text:p>
              </table:table-cell>
              <table:table-cell office:value-type="float" office:value="5.29379">
                <text:p>5.29379</text:p>
              </table:table-cell>
              <table:table-cell office:value-type="float" office:value="2.982985">
                <text:p>2.982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0">
                <text:p>1490</text:p>
              </table:table-cell>
              <table:table-cell office:value-type="float" office:value="8.21319363636364">
                <text:p>8.21319363636364</text:p>
              </table:table-cell>
              <table:table-cell office:value-type="float" office:value="5.87743545454545">
                <text:p>5.87743545454545</text:p>
              </table:table-cell>
              <table:table-cell office:value-type="float" office:value="2.49163363636364">
                <text:p>2.49163363636364</text:p>
              </table:table-cell>
              <table:table-cell office:value-type="float" office:value="7.613204">
                <text:p>7.613204</text:p>
              </table:table-cell>
              <table:table-cell office:value-type="float" office:value="5.961972">
                <text:p>5.961972</text:p>
              </table:table-cell>
              <table:table-cell office:value-type="float" office:value="3.040624">
                <text:p>3.040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0">
                <text:p>1500</text:p>
              </table:table-cell>
              <table:table-cell office:value-type="float" office:value="5.97034545454545">
                <text:p>5.97034545454545</text:p>
              </table:table-cell>
              <table:table-cell office:value-type="float" office:value="5.65170727272727">
                <text:p>5.65170727272727</text:p>
              </table:table-cell>
              <table:table-cell office:value-type="float" office:value="2.54639454545455">
                <text:p>2.54639454545455</text:p>
              </table:table-cell>
              <table:table-cell office:value-type="float" office:value="6.952967">
                <text:p>6.952967</text:p>
              </table:table-cell>
              <table:table-cell office:value-type="float" office:value="5.760388">
                <text:p>5.760388</text:p>
              </table:table-cell>
              <table:table-cell office:value-type="float" office:value="3.107279">
                <text:p>3.107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0">
                <text:p>1510</text:p>
              </table:table-cell>
              <table:table-cell office:value-type="float" office:value="8.57877727272727">
                <text:p>8.57877727272727</text:p>
              </table:table-cell>
              <table:table-cell office:value-type="float" office:value="6.21105181818182">
                <text:p>6.21105181818182</text:p>
              </table:table-cell>
              <table:table-cell office:value-type="float" office:value="2.60480090909091">
                <text:p>2.60480090909091</text:p>
              </table:table-cell>
              <table:table-cell office:value-type="float" office:value="8.047975">
                <text:p>8.047975</text:p>
              </table:table-cell>
              <table:table-cell office:value-type="float" office:value="6.205194">
                <text:p>6.205194</text:p>
              </table:table-cell>
              <table:table-cell office:value-type="float" office:value="3.156371">
                <text:p>3.1563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20">
                <text:p>1520</text:p>
              </table:table-cell>
              <table:table-cell office:value-type="float" office:value="6.13542181818182">
                <text:p>6.13542181818182</text:p>
              </table:table-cell>
              <table:table-cell office:value-type="float" office:value="5.48935272727273">
                <text:p>5.48935272727273</text:p>
              </table:table-cell>
              <table:table-cell office:value-type="float" office:value="2.67420727272727">
                <text:p>2.67420727272727</text:p>
              </table:table-cell>
              <table:table-cell office:value-type="float" office:value="7.270078">
                <text:p>7.270078</text:p>
              </table:table-cell>
              <table:table-cell office:value-type="float" office:value="5.734067">
                <text:p>5.734067</text:p>
              </table:table-cell>
              <table:table-cell office:value-type="float" office:value="3.279944">
                <text:p>3.279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0">
                <text:p>1530</text:p>
              </table:table-cell>
              <table:table-cell office:value-type="float" office:value="7.62841363636364">
                <text:p>7.62841363636364</text:p>
              </table:table-cell>
              <table:table-cell office:value-type="float" office:value="6.45698454545455">
                <text:p>6.45698454545455</text:p>
              </table:table-cell>
              <table:table-cell office:value-type="float" office:value="2.70287454545455">
                <text:p>2.70287454545455</text:p>
              </table:table-cell>
              <table:table-cell office:value-type="float" office:value="8.256322">
                <text:p>8.256322</text:p>
              </table:table-cell>
              <table:table-cell office:value-type="float" office:value="6.446374">
                <text:p>6.446374</text:p>
              </table:table-cell>
              <table:table-cell office:value-type="float" office:value="3.288852">
                <text:p>3.288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0">
                <text:p>1540</text:p>
              </table:table-cell>
              <table:table-cell office:value-type="float" office:value="6.80958545454546">
                <text:p>6.80958545454546</text:p>
              </table:table-cell>
              <table:table-cell office:value-type="float" office:value="6.10753636363636">
                <text:p>6.10753636363636</text:p>
              </table:table-cell>
              <table:table-cell office:value-type="float" office:value="2.77125363636364">
                <text:p>2.77125363636364</text:p>
              </table:table-cell>
              <table:table-cell office:value-type="float" office:value="7.59902">
                <text:p>7.59902</text:p>
              </table:table-cell>
              <table:table-cell office:value-type="float" office:value="6.227741">
                <text:p>6.227741</text:p>
              </table:table-cell>
              <table:table-cell office:value-type="float" office:value="3.350243">
                <text:p>3.350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0">
                <text:p>1550</text:p>
              </table:table-cell>
              <table:table-cell office:value-type="float" office:value="9.45019727272727">
                <text:p>9.45019727272727</text:p>
              </table:table-cell>
              <table:table-cell office:value-type="float" office:value="6.62496454545455">
                <text:p>6.62496454545455</text:p>
              </table:table-cell>
              <table:table-cell office:value-type="float" office:value="2.81963454545454">
                <text:p>2.81963454545454</text:p>
              </table:table-cell>
              <table:table-cell office:value-type="float" office:value="8.501984">
                <text:p>8.501984</text:p>
              </table:table-cell>
              <table:table-cell office:value-type="float" office:value="6.708447">
                <text:p>6.708447</text:p>
              </table:table-cell>
              <table:table-cell office:value-type="float" office:value="3.442782">
                <text:p>3.4427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0">
                <text:p>1560</text:p>
              </table:table-cell>
              <table:table-cell office:value-type="float" office:value="7.47481272727273">
                <text:p>7.47481272727273</text:p>
              </table:table-cell>
              <table:table-cell office:value-type="float" office:value="6.09828272727273">
                <text:p>6.09828272727273</text:p>
              </table:table-cell>
              <table:table-cell office:value-type="float" office:value="2.89928727272727">
                <text:p>2.89928727272727</text:p>
              </table:table-cell>
              <table:table-cell office:value-type="float" office:value="7.830695">
                <text:p>7.830695</text:p>
              </table:table-cell>
              <table:table-cell office:value-type="float" office:value="6.201746">
                <text:p>6.201746</text:p>
              </table:table-cell>
              <table:table-cell office:value-type="float" office:value="3.494137">
                <text:p>3.494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0">
                <text:p>1570</text:p>
              </table:table-cell>
              <table:table-cell office:value-type="float" office:value="10.4187481818182">
                <text:p>10.4187481818182</text:p>
              </table:table-cell>
              <table:table-cell office:value-type="float" office:value="6.87464181818182">
                <text:p>6.87464181818182</text:p>
              </table:table-cell>
              <table:table-cell office:value-type="float" office:value="3.03145909090909">
                <text:p>3.03145909090909</text:p>
              </table:table-cell>
              <table:table-cell office:value-type="float" office:value="9.000762">
                <text:p>9.000762</text:p>
              </table:table-cell>
              <table:table-cell office:value-type="float" office:value="6.983873">
                <text:p>6.983873</text:p>
              </table:table-cell>
              <table:table-cell office:value-type="float" office:value="3.580976">
                <text:p>3.580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0">
                <text:p>1580</text:p>
              </table:table-cell>
              <table:table-cell office:value-type="float" office:value="8.32454636363636">
                <text:p>8.32454636363636</text:p>
              </table:table-cell>
              <table:table-cell office:value-type="float" office:value="6.59403090909091">
                <text:p>6.59403090909091</text:p>
              </table:table-cell>
              <table:table-cell office:value-type="float" office:value="2.95456">
                <text:p>2.95456</text:p>
              </table:table-cell>
              <table:table-cell office:value-type="float" office:value="8.071788">
                <text:p>8.071788</text:p>
              </table:table-cell>
              <table:table-cell office:value-type="float" office:value="6.738131">
                <text:p>6.738131</text:p>
              </table:table-cell>
              <table:table-cell office:value-type="float" office:value="3.622006">
                <text:p>3.622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90">
                <text:p>1590</text:p>
              </table:table-cell>
              <table:table-cell office:value-type="float" office:value="10.3002090909091">
                <text:p>10.3002090909091</text:p>
              </table:table-cell>
              <table:table-cell office:value-type="float" office:value="7.25132454545455">
                <text:p>7.25132454545455</text:p>
              </table:table-cell>
              <table:table-cell office:value-type="float" office:value="3.09191272727273">
                <text:p>3.09191272727273</text:p>
              </table:table-cell>
              <table:table-cell office:value-type="float" office:value="9.19893">
                <text:p>9.19893</text:p>
              </table:table-cell>
              <table:table-cell office:value-type="float" office:value="7.264454">
                <text:p>7.264454</text:p>
              </table:table-cell>
              <table:table-cell office:value-type="float" office:value="3.688598">
                <text:p>3.688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0">
                <text:p>1600</text:p>
              </table:table-cell>
              <table:table-cell office:value-type="float" office:value="9.44877272727273">
                <text:p>9.44877272727273</text:p>
              </table:table-cell>
              <table:table-cell office:value-type="float" office:value="6.40807636363637">
                <text:p>6.40807636363637</text:p>
              </table:table-cell>
              <table:table-cell office:value-type="float" office:value="3.11788909090909">
                <text:p>3.11788909090909</text:p>
              </table:table-cell>
              <table:table-cell office:value-type="float" office:value="10.12293">
                <text:p>10.12293</text:p>
              </table:table-cell>
              <table:table-cell office:value-type="float" office:value="6.691628">
                <text:p>6.691628</text:p>
              </table:table-cell>
              <table:table-cell office:value-type="float" office:value="3.754606">
                <text:p>3.7546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0">
                <text:p>1610</text:p>
              </table:table-cell>
              <table:table-cell office:value-type="float" office:value="9.83854636363637">
                <text:p>9.83854636363637</text:p>
              </table:table-cell>
              <table:table-cell office:value-type="float" office:value="7.52912363636364">
                <text:p>7.52912363636364</text:p>
              </table:table-cell>
              <table:table-cell office:value-type="float" office:value="3.16307090909091">
                <text:p>3.16307090909091</text:p>
              </table:table-cell>
              <table:table-cell office:value-type="float" office:value="9.751243">
                <text:p>9.751243</text:p>
              </table:table-cell>
              <table:table-cell office:value-type="float" office:value="7.544591">
                <text:p>7.544591</text:p>
              </table:table-cell>
              <table:table-cell office:value-type="float" office:value="3.840674">
                <text:p>3.840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20">
                <text:p>1620</text:p>
              </table:table-cell>
              <table:table-cell office:value-type="float" office:value="7.07385090909091">
                <text:p>7.07385090909091</text:p>
              </table:table-cell>
              <table:table-cell office:value-type="float" office:value="7.10384090909091">
                <text:p>7.10384090909091</text:p>
              </table:table-cell>
              <table:table-cell office:value-type="float" office:value="3.31572818181818">
                <text:p>3.31572818181818</text:p>
              </table:table-cell>
              <table:table-cell office:value-type="float" office:value="8.421496">
                <text:p>8.421496</text:p>
              </table:table-cell>
              <table:table-cell office:value-type="float" office:value="7.253303">
                <text:p>7.253303</text:p>
              </table:table-cell>
              <table:table-cell office:value-type="float" office:value="3.864428">
                <text:p>3.864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30">
                <text:p>1630</text:p>
              </table:table-cell>
              <table:table-cell office:value-type="float" office:value="9.38786454545455">
                <text:p>9.38786454545455</text:p>
              </table:table-cell>
              <table:table-cell office:value-type="float" office:value="7.69965454545455">
                <text:p>7.69965454545455</text:p>
              </table:table-cell>
              <table:table-cell office:value-type="float" office:value="3.22793363636364">
                <text:p>3.22793363636364</text:p>
              </table:table-cell>
              <table:table-cell office:value-type="float" office:value="10.293331">
                <text:p>10.293331</text:p>
              </table:table-cell>
              <table:table-cell office:value-type="float" office:value="7.835479">
                <text:p>7.835479</text:p>
              </table:table-cell>
              <table:table-cell office:value-type="float" office:value="3.998209">
                <text:p>3.998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0">
                <text:p>1640</text:p>
              </table:table-cell>
              <table:table-cell office:value-type="float" office:value="6.63903909090909">
                <text:p>6.63903909090909</text:p>
              </table:table-cell>
              <table:table-cell office:value-type="float" office:value="7.07313272727273">
                <text:p>7.07313272727273</text:p>
              </table:table-cell>
              <table:table-cell office:value-type="float" office:value="3.44512272727273">
                <text:p>3.44512272727273</text:p>
              </table:table-cell>
              <table:table-cell office:value-type="float" office:value="8.799241">
                <text:p>8.799241</text:p>
              </table:table-cell>
              <table:table-cell office:value-type="float" office:value="7.202003">
                <text:p>7.202003</text:p>
              </table:table-cell>
              <table:table-cell office:value-type="float" office:value="4.046059">
                <text:p>4.046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0">
                <text:p>1650</text:p>
              </table:table-cell>
              <table:table-cell office:value-type="float" office:value="9.69959727272727">
                <text:p>9.69959727272727</text:p>
              </table:table-cell>
              <table:table-cell office:value-type="float" office:value="7.98320545454545">
                <text:p>7.98320545454545</text:p>
              </table:table-cell>
              <table:table-cell office:value-type="float" office:value="3.38595363636364">
                <text:p>3.38595363636364</text:p>
              </table:table-cell>
              <table:table-cell office:value-type="float" office:value="10.63103">
                <text:p>10.63103</text:p>
              </table:table-cell>
              <table:table-cell office:value-type="float" office:value="8.128278">
                <text:p>8.128278</text:p>
              </table:table-cell>
              <table:table-cell office:value-type="float" office:value="4.100689">
                <text:p>4.100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0">
                <text:p>1660</text:p>
              </table:table-cell>
              <table:table-cell office:value-type="float" office:value="9.80046090909091">
                <text:p>9.80046090909091</text:p>
              </table:table-cell>
              <table:table-cell office:value-type="float" office:value="7.6552">
                <text:p>7.6552</text:p>
              </table:table-cell>
              <table:table-cell office:value-type="float" office:value="3.40985">
                <text:p>3.40985</text:p>
              </table:table-cell>
              <table:table-cell office:value-type="float" office:value="9.161468">
                <text:p>9.161468</text:p>
              </table:table-cell>
              <table:table-cell office:value-type="float" office:value="7.805447">
                <text:p>7.805447</text:p>
              </table:table-cell>
              <table:table-cell office:value-type="float" office:value="4.200659">
                <text:p>4.200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70">
                <text:p>1670</text:p>
              </table:table-cell>
              <table:table-cell office:value-type="float" office:value="10.2459">
                <text:p>10.2459</text:p>
              </table:table-cell>
              <table:table-cell office:value-type="float" office:value="8.40290818181818">
                <text:p>8.40290818181818</text:p>
              </table:table-cell>
              <table:table-cell office:value-type="float" office:value="3.50322909090909">
                <text:p>3.50322909090909</text:p>
              </table:table-cell>
              <table:table-cell office:value-type="float" office:value="10.91867">
                <text:p>10.91867</text:p>
              </table:table-cell>
              <table:table-cell office:value-type="float" office:value="8.435517">
                <text:p>8.435517</text:p>
              </table:table-cell>
              <table:table-cell office:value-type="float" office:value="4.278813">
                <text:p>4.278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0">
                <text:p>1680</text:p>
              </table:table-cell>
              <table:table-cell office:value-type="float" office:value="7.63579181818182">
                <text:p>7.63579181818182</text:p>
              </table:table-cell>
              <table:table-cell office:value-type="float" office:value="7.39798545454545">
                <text:p>7.39798545454545</text:p>
              </table:table-cell>
              <table:table-cell office:value-type="float" office:value="3.58072727272727">
                <text:p>3.58072727272727</text:p>
              </table:table-cell>
              <table:table-cell office:value-type="float" office:value="10.103351">
                <text:p>10.103351</text:p>
              </table:table-cell>
              <table:table-cell office:value-type="float" office:value="7.748742">
                <text:p>7.748742</text:p>
              </table:table-cell>
              <table:table-cell office:value-type="float" office:value="4.313112">
                <text:p>4.313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0">
                <text:p>1690</text:p>
              </table:table-cell>
              <table:table-cell office:value-type="float" office:value="10.7000090909091">
                <text:p>10.7000090909091</text:p>
              </table:table-cell>
              <table:table-cell office:value-type="float" office:value="8.70416181818182">
                <text:p>8.70416181818182</text:p>
              </table:table-cell>
              <table:table-cell office:value-type="float" office:value="3.64261909090909">
                <text:p>3.64261909090909</text:p>
              </table:table-cell>
              <table:table-cell office:value-type="float" office:value="11.15835">
                <text:p>11.15835</text:p>
              </table:table-cell>
              <table:table-cell office:value-type="float" office:value="8.735376">
                <text:p>8.735376</text:p>
              </table:table-cell>
              <table:table-cell office:value-type="float" office:value="4.378949">
                <text:p>4.378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9.99313363636364">
                <text:p>9.99313363636364</text:p>
              </table:table-cell>
              <table:table-cell office:value-type="float" office:value="8.22419545454545">
                <text:p>8.22419545454545</text:p>
              </table:table-cell>
              <table:table-cell office:value-type="float" office:value="3.70242636363636">
                <text:p>3.70242636363636</text:p>
              </table:table-cell>
              <table:table-cell office:value-type="float" office:value="10.116629">
                <text:p>10.116629</text:p>
              </table:table-cell>
              <table:table-cell office:value-type="float" office:value="8.383183">
                <text:p>8.383183</text:p>
              </table:table-cell>
              <table:table-cell office:value-type="float" office:value="4.537544">
                <text:p>4.537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10">
                <text:p>1710</text:p>
              </table:table-cell>
              <table:table-cell office:value-type="float" office:value="11.4436181818182">
                <text:p>11.4436181818182</text:p>
              </table:table-cell>
              <table:table-cell office:value-type="float" office:value="8.89705">
                <text:p>8.89705</text:p>
              </table:table-cell>
              <table:table-cell office:value-type="float" office:value="3.80666272727273">
                <text:p>3.80666272727273</text:p>
              </table:table-cell>
              <table:table-cell office:value-type="float" office:value="11.79189">
                <text:p>11.79189</text:p>
              </table:table-cell>
              <table:table-cell office:value-type="float" office:value="9.052555">
                <text:p>9.052555</text:p>
              </table:table-cell>
              <table:table-cell office:value-type="float" office:value="4.59884">
                <text:p>4.598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20">
                <text:p>1720</text:p>
              </table:table-cell>
              <table:table-cell office:value-type="float" office:value="8.44399545454546">
                <text:p>8.44399545454546</text:p>
              </table:table-cell>
              <table:table-cell office:value-type="float" office:value="8.16102454545455">
                <text:p>8.16102454545455</text:p>
              </table:table-cell>
              <table:table-cell office:value-type="float" office:value="3.83451">
                <text:p>3.83451</text:p>
              </table:table-cell>
              <table:table-cell office:value-type="float" office:value="10.46992">
                <text:p>10.46992</text:p>
              </table:table-cell>
              <table:table-cell office:value-type="float" office:value="8.310231">
                <text:p>8.310231</text:p>
              </table:table-cell>
              <table:table-cell office:value-type="float" office:value="4.755789">
                <text:p>4.755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30">
                <text:p>1730</text:p>
              </table:table-cell>
              <table:table-cell office:value-type="float" office:value="11.8911272727273">
                <text:p>11.8911272727273</text:p>
              </table:table-cell>
              <table:table-cell office:value-type="float" office:value="9.20368181818182">
                <text:p>9.20368181818182</text:p>
              </table:table-cell>
              <table:table-cell office:value-type="float" office:value="4.01144181818182">
                <text:p>4.01144181818182</text:p>
              </table:table-cell>
              <table:table-cell office:value-type="float" office:value="12.20102">
                <text:p>12.20102</text:p>
              </table:table-cell>
              <table:table-cell office:value-type="float" office:value="9.374623">
                <text:p>9.374623</text:p>
              </table:table-cell>
              <table:table-cell office:value-type="float" office:value="4.754747">
                <text:p>4.7547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0">
                <text:p>1740</text:p>
              </table:table-cell>
              <table:table-cell office:value-type="float" office:value="9.10949363636364">
                <text:p>9.10949363636364</text:p>
              </table:table-cell>
              <table:table-cell office:value-type="float" office:value="8.80794818181818">
                <text:p>8.80794818181818</text:p>
              </table:table-cell>
              <table:table-cell office:value-type="float" office:value="3.93327818181818">
                <text:p>3.93327818181818</text:p>
              </table:table-cell>
              <table:table-cell office:value-type="float" office:value="10.88678">
                <text:p>10.88678</text:p>
              </table:table-cell>
              <table:table-cell office:value-type="float" office:value="8.98664">
                <text:p>8.98664</text:p>
              </table:table-cell>
              <table:table-cell office:value-type="float" office:value="4.884258">
                <text:p>4.884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12.2178818181818">
                <text:p>12.2178818181818</text:p>
              </table:table-cell>
              <table:table-cell office:value-type="float" office:value="9.67086">
                <text:p>9.67086</text:p>
              </table:table-cell>
              <table:table-cell office:value-type="float" office:value="4.13185727272727">
                <text:p>4.13185727272727</text:p>
              </table:table-cell>
              <table:table-cell office:value-type="float" office:value="12.49612">
                <text:p>12.49612</text:p>
              </table:table-cell>
              <table:table-cell office:value-type="float" office:value="9.699209">
                <text:p>9.699209</text:p>
              </table:table-cell>
              <table:table-cell office:value-type="float" office:value="4.939787">
                <text:p>4.939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60">
                <text:p>1760</text:p>
              </table:table-cell>
              <table:table-cell office:value-type="float" office:value="8.66130636363636">
                <text:p>8.66130636363636</text:p>
              </table:table-cell>
              <table:table-cell office:value-type="float" office:value="8.50734636363636">
                <text:p>8.50734636363636</text:p>
              </table:table-cell>
              <table:table-cell office:value-type="float" office:value="4.12938">
                <text:p>4.12938</text:p>
              </table:table-cell>
              <table:table-cell office:value-type="float" office:value="13.67158">
                <text:p>13.67158</text:p>
              </table:table-cell>
              <table:table-cell office:value-type="float" office:value="8.896924">
                <text:p>8.896924</text:p>
              </table:table-cell>
              <table:table-cell office:value-type="float" office:value="4.954213">
                <text:p>4.954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0">
                <text:p>1770</text:p>
              </table:table-cell>
              <table:table-cell office:value-type="float" office:value="12.8108181818182">
                <text:p>12.8108181818182</text:p>
              </table:table-cell>
              <table:table-cell office:value-type="float" office:value="10.0109209090909">
                <text:p>10.0109209090909</text:p>
              </table:table-cell>
              <table:table-cell office:value-type="float" office:value="4.22573272727273">
                <text:p>4.22573272727273</text:p>
              </table:table-cell>
              <table:table-cell office:value-type="float" office:value="12.60807">
                <text:p>12.60807</text:p>
              </table:table-cell>
              <table:table-cell office:value-type="float" office:value="10.02727">
                <text:p>10.02727</text:p>
              </table:table-cell>
              <table:table-cell office:value-type="float" office:value="5.08383">
                <text:p>5.08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0">
                <text:p>1780</text:p>
              </table:table-cell>
              <table:table-cell office:value-type="float" office:value="9.31233545454545">
                <text:p>9.31233545454545</text:p>
              </table:table-cell>
              <table:table-cell office:value-type="float" office:value="9.42277818181818">
                <text:p>9.42277818181818</text:p>
              </table:table-cell>
              <table:table-cell office:value-type="float" office:value="4.27821272727273">
                <text:p>4.27821272727273</text:p>
              </table:table-cell>
              <table:table-cell office:value-type="float" office:value="11.31192">
                <text:p>11.31192</text:p>
              </table:table-cell>
              <table:table-cell office:value-type="float" office:value="9.617209">
                <text:p>9.617209</text:p>
              </table:table-cell>
              <table:table-cell office:value-type="float" office:value="5.161532">
                <text:p>5.161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90">
                <text:p>1790</text:p>
              </table:table-cell>
              <table:table-cell office:value-type="float" office:value="12.2847636363636">
                <text:p>12.2847636363636</text:p>
              </table:table-cell>
              <table:table-cell office:value-type="float" office:value="10.1923">
                <text:p>10.1923</text:p>
              </table:table-cell>
              <table:table-cell office:value-type="float" office:value="4.34738272727273">
                <text:p>4.34738272727273</text:p>
              </table:table-cell>
              <table:table-cell office:value-type="float" office:value="12.73539">
                <text:p>12.73539</text:p>
              </table:table-cell>
              <table:table-cell office:value-type="float" office:value="10.3687">
                <text:p>10.3687</text:p>
              </table:table-cell>
              <table:table-cell office:value-type="float" office:value="5.277705">
                <text:p>5.277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0">
                <text:p>1800</text:p>
              </table:table-cell>
              <table:table-cell office:value-type="float" office:value="9.13427">
                <text:p>9.13427</text:p>
              </table:table-cell>
              <table:table-cell office:value-type="float" office:value="9.38615090909091">
                <text:p>9.38615090909091</text:p>
              </table:table-cell>
              <table:table-cell office:value-type="float" office:value="4.45507909090909">
                <text:p>4.45507909090909</text:p>
              </table:table-cell>
              <table:table-cell office:value-type="float" office:value="11.52133">
                <text:p>11.52133</text:p>
              </table:table-cell>
              <table:table-cell office:value-type="float" office:value="9.521601">
                <text:p>9.521601</text:p>
              </table:table-cell>
              <table:table-cell office:value-type="float" office:value="5.391806">
                <text:p>5.3918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0">
                <text:p>1810</text:p>
              </table:table-cell>
              <table:table-cell office:value-type="float" office:value="12.5956545454545">
                <text:p>12.5956545454545</text:p>
              </table:table-cell>
              <table:table-cell office:value-type="float" office:value="10.5921545454545">
                <text:p>10.5921545454545</text:p>
              </table:table-cell>
              <table:table-cell office:value-type="float" office:value="4.42811454545455">
                <text:p>4.42811454545455</text:p>
              </table:table-cell>
              <table:table-cell office:value-type="float" office:value="13.3664">
                <text:p>13.3664</text:p>
              </table:table-cell>
              <table:table-cell office:value-type="float" office:value="10.73126">
                <text:p>10.73126</text:p>
              </table:table-cell>
              <table:table-cell office:value-type="float" office:value="5.42411">
                <text:p>5.42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0">
                <text:p>1820</text:p>
              </table:table-cell>
              <table:table-cell office:value-type="float" office:value="9.97304818181818">
                <text:p>9.97304818181818</text:p>
              </table:table-cell>
              <table:table-cell office:value-type="float" office:value="10.0690636363636">
                <text:p>10.0690636363636</text:p>
              </table:table-cell>
              <table:table-cell office:value-type="float" office:value="4.52225363636364">
                <text:p>4.52225363636364</text:p>
              </table:table-cell>
              <table:table-cell office:value-type="float" office:value="11.82512">
                <text:p>11.82512</text:p>
              </table:table-cell>
              <table:table-cell office:value-type="float" office:value="10.28255">
                <text:p>10.28255</text:p>
              </table:table-cell>
              <table:table-cell office:value-type="float" office:value="5.59314">
                <text:p>5.593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0">
                <text:p>1830</text:p>
              </table:table-cell>
              <table:table-cell office:value-type="float" office:value="13.2446636363636">
                <text:p>13.2446636363636</text:p>
              </table:table-cell>
              <table:table-cell office:value-type="float" office:value="11.0458545454545">
                <text:p>11.0458545454545</text:p>
              </table:table-cell>
              <table:table-cell office:value-type="float" office:value="4.57720181818182">
                <text:p>4.57720181818182</text:p>
              </table:table-cell>
              <table:table-cell office:value-type="float" office:value="14.30053">
                <text:p>14.30053</text:p>
              </table:table-cell>
              <table:table-cell office:value-type="float" office:value="11.10873">
                <text:p>11.10873</text:p>
              </table:table-cell>
              <table:table-cell office:value-type="float" office:value="5.575525">
                <text:p>5.575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40">
                <text:p>1840</text:p>
              </table:table-cell>
              <table:table-cell office:value-type="float" office:value="9.30031181818182">
                <text:p>9.30031181818182</text:p>
              </table:table-cell>
              <table:table-cell office:value-type="float" office:value="9.72224090909091">
                <text:p>9.72224090909091</text:p>
              </table:table-cell>
              <table:table-cell office:value-type="float" office:value="4.75438">
                <text:p>4.75438</text:p>
              </table:table-cell>
              <table:table-cell office:value-type="float" office:value="13.21187">
                <text:p>13.21187</text:p>
              </table:table-cell>
              <table:table-cell office:value-type="float" office:value="10.17273">
                <text:p>10.17273</text:p>
              </table:table-cell>
              <table:table-cell office:value-type="float" office:value="5.694919">
                <text:p>5.694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50">
                <text:p>1850</text:p>
              </table:table-cell>
              <table:table-cell office:value-type="float" office:value="13.6969272727273">
                <text:p>13.6969272727273</text:p>
              </table:table-cell>
              <table:table-cell office:value-type="float" office:value="11.4161272727273">
                <text:p>11.4161272727273</text:p>
              </table:table-cell>
              <table:table-cell office:value-type="float" office:value="4.82320545454546">
                <text:p>4.82320545454546</text:p>
              </table:table-cell>
              <table:table-cell office:value-type="float" office:value="14.90324">
                <text:p>14.90324</text:p>
              </table:table-cell>
              <table:table-cell office:value-type="float" office:value="11.48383">
                <text:p>11.48383</text:p>
              </table:table-cell>
              <table:table-cell office:value-type="float" office:value="5.858228">
                <text:p>5.858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0">
                <text:p>1860</text:p>
              </table:table-cell>
              <table:table-cell office:value-type="float" office:value="10.6601727272727">
                <text:p>10.6601727272727</text:p>
              </table:table-cell>
              <table:table-cell office:value-type="float" office:value="10.7588">
                <text:p>10.7588</text:p>
              </table:table-cell>
              <table:table-cell office:value-type="float" office:value="4.83434090909091">
                <text:p>4.83434090909091</text:p>
              </table:table-cell>
              <table:table-cell office:value-type="float" office:value="12.83134">
                <text:p>12.83134</text:p>
              </table:table-cell>
              <table:table-cell office:value-type="float" office:value="11.01477">
                <text:p>11.01477</text:p>
              </table:table-cell>
              <table:table-cell office:value-type="float" office:value="5.985383">
                <text:p>5.9853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0">
                <text:p>1870</text:p>
              </table:table-cell>
              <table:table-cell office:value-type="float" office:value="17.2815181818182">
                <text:p>17.2815181818182</text:p>
              </table:table-cell>
              <table:table-cell office:value-type="float" office:value="11.6347363636364">
                <text:p>11.6347363636364</text:p>
              </table:table-cell>
              <table:table-cell office:value-type="float" office:value="5.01909181818182">
                <text:p>5.01909181818182</text:p>
              </table:table-cell>
              <table:table-cell office:value-type="float" office:value="16.25779">
                <text:p>16.25779</text:p>
              </table:table-cell>
              <table:table-cell office:value-type="float" office:value="11.90245">
                <text:p>11.90245</text:p>
              </table:table-cell>
              <table:table-cell office:value-type="float" office:value="6.022334">
                <text:p>6.022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80">
                <text:p>1880</text:p>
              </table:table-cell>
              <table:table-cell office:value-type="float" office:value="10.0617127272727">
                <text:p>10.0617127272727</text:p>
              </table:table-cell>
              <table:table-cell office:value-type="float" office:value="10.6579181818182">
                <text:p>10.6579181818182</text:p>
              </table:table-cell>
              <table:table-cell office:value-type="float" office:value="4.99815818181818">
                <text:p>4.99815818181818</text:p>
              </table:table-cell>
              <table:table-cell office:value-type="float" office:value="13.46584">
                <text:p>13.46584</text:p>
              </table:table-cell>
              <table:table-cell office:value-type="float" office:value="10.86003">
                <text:p>10.86003</text:p>
              </table:table-cell>
              <table:table-cell office:value-type="float" office:value="6.143441">
                <text:p>6.143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0">
                <text:p>1890</text:p>
              </table:table-cell>
              <table:table-cell office:value-type="float" office:value="15.2007454545455">
                <text:p>15.2007454545455</text:p>
              </table:table-cell>
              <table:table-cell office:value-type="float" office:value="12.0043">
                <text:p>12.0043</text:p>
              </table:table-cell>
              <table:table-cell office:value-type="float" office:value="5.08745272727273">
                <text:p>5.08745272727273</text:p>
              </table:table-cell>
              <table:table-cell office:value-type="float" office:value="17.45253">
                <text:p>17.45253</text:p>
              </table:table-cell>
              <table:table-cell office:value-type="float" office:value="12.31473">
                <text:p>12.31473</text:p>
              </table:table-cell>
              <table:table-cell office:value-type="float" office:value="6.155579">
                <text:p>6.1555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11.8062454545455">
                <text:p>11.8062454545455</text:p>
              </table:table-cell>
              <table:table-cell office:value-type="float" office:value="11.4758545454545">
                <text:p>11.4758545454545</text:p>
              </table:table-cell>
              <table:table-cell office:value-type="float" office:value="5.22143181818182">
                <text:p>5.22143181818182</text:p>
              </table:table-cell>
              <table:table-cell office:value-type="float" office:value="14.7162">
                <text:p>14.7162</text:p>
              </table:table-cell>
              <table:table-cell office:value-type="float" office:value="11.76784">
                <text:p>11.76784</text:p>
              </table:table-cell>
              <table:table-cell office:value-type="float" office:value="6.314338">
                <text:p>6.3143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10">
                <text:p>1910</text:p>
              </table:table-cell>
              <table:table-cell office:value-type="float" office:value="15.5967090909091">
                <text:p>15.5967090909091</text:p>
              </table:table-cell>
              <table:table-cell office:value-type="float" office:value="12.5702636363636">
                <text:p>12.5702636363636</text:p>
              </table:table-cell>
              <table:table-cell office:value-type="float" office:value="5.22508545454545">
                <text:p>5.22508545454545</text:p>
              </table:table-cell>
              <table:table-cell office:value-type="float" office:value="19.27975">
                <text:p>19.27975</text:p>
              </table:table-cell>
              <table:table-cell office:value-type="float" office:value="12.7528">
                <text:p>12.7528</text:p>
              </table:table-cell>
              <table:table-cell office:value-type="float" office:value="6.427548">
                <text:p>6.427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20">
                <text:p>1920</text:p>
              </table:table-cell>
              <table:table-cell office:value-type="float" office:value="14.1156363636364">
                <text:p>14.1156363636364</text:p>
              </table:table-cell>
              <table:table-cell office:value-type="float" office:value="11.0656454545455">
                <text:p>11.0656454545455</text:p>
              </table:table-cell>
              <table:table-cell office:value-type="float" office:value="5.33972636363636">
                <text:p>5.33972636363636</text:p>
              </table:table-cell>
              <table:table-cell office:value-type="float" office:value="21.59577">
                <text:p>21.59577</text:p>
              </table:table-cell>
              <table:table-cell office:value-type="float" office:value="11.77312">
                <text:p>11.77312</text:p>
              </table:table-cell>
              <table:table-cell office:value-type="float" office:value="6.54395">
                <text:p>6.54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30">
                <text:p>1930</text:p>
              </table:table-cell>
              <table:table-cell office:value-type="float" office:value="15.9001">
                <text:p>15.9001</text:p>
              </table:table-cell>
              <table:table-cell office:value-type="float" office:value="12.9636272727273">
                <text:p>12.9636272727273</text:p>
              </table:table-cell>
              <table:table-cell office:value-type="float" office:value="5.56700545454546">
                <text:p>5.56700545454546</text:p>
              </table:table-cell>
              <table:table-cell office:value-type="float" office:value="19.3826">
                <text:p>19.3826</text:p>
              </table:table-cell>
              <table:table-cell office:value-type="float" office:value="13.15537">
                <text:p>13.15537</text:p>
              </table:table-cell>
              <table:table-cell office:value-type="float" office:value="6.609087">
                <text:p>6.609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0">
                <text:p>1940</text:p>
              </table:table-cell>
              <table:table-cell office:value-type="float" office:value="12.0969181818182">
                <text:p>12.0969181818182</text:p>
              </table:table-cell>
              <table:table-cell office:value-type="float" office:value="12.2124">
                <text:p>12.2124</text:p>
              </table:table-cell>
              <table:table-cell office:value-type="float" office:value="5.49282454545455">
                <text:p>5.49282454545455</text:p>
              </table:table-cell>
              <table:table-cell office:value-type="float" office:value="15.45572">
                <text:p>15.45572</text:p>
              </table:table-cell>
              <table:table-cell office:value-type="float" office:value="12.53212">
                <text:p>12.53212</text:p>
              </table:table-cell>
              <table:table-cell office:value-type="float" office:value="6.707971">
                <text:p>6.707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50">
                <text:p>1950</text:p>
              </table:table-cell>
              <table:table-cell office:value-type="float" office:value="16.2634727272727">
                <text:p>16.2634727272727</text:p>
              </table:table-cell>
              <table:table-cell office:value-type="float" office:value="13.1888454545455">
                <text:p>13.1888454545455</text:p>
              </table:table-cell>
              <table:table-cell office:value-type="float" office:value="5.54413">
                <text:p>5.54413</text:p>
              </table:table-cell>
              <table:table-cell office:value-type="float" office:value="19.16305">
                <text:p>19.16305</text:p>
              </table:table-cell>
              <table:table-cell office:value-type="float" office:value="13.51012">
                <text:p>13.51012</text:p>
              </table:table-cell>
              <table:table-cell office:value-type="float" office:value="6.830988">
                <text:p>6.830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">
                <text:p>1960</text:p>
              </table:table-cell>
              <table:table-cell office:value-type="float" office:value="11.3090181818182">
                <text:p>11.3090181818182</text:p>
              </table:table-cell>
              <table:table-cell office:value-type="float" office:value="12.0839363636364">
                <text:p>12.0839363636364</text:p>
              </table:table-cell>
              <table:table-cell office:value-type="float" office:value="5.70948636363636">
                <text:p>5.70948636363636</text:p>
              </table:table-cell>
              <table:table-cell office:value-type="float" office:value="15.24433">
                <text:p>15.24433</text:p>
              </table:table-cell>
              <table:table-cell office:value-type="float" office:value="12.29722">
                <text:p>12.29722</text:p>
              </table:table-cell>
              <table:table-cell office:value-type="float" office:value="6.923208">
                <text:p>6.923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0">
                <text:p>1970</text:p>
              </table:table-cell>
              <table:table-cell office:value-type="float" office:value="16.8003181818182">
                <text:p>16.8003181818182</text:p>
              </table:table-cell>
              <table:table-cell office:value-type="float" office:value="13.596">
                <text:p>13.596</text:p>
              </table:table-cell>
              <table:table-cell office:value-type="float" office:value="5.87302545454545">
                <text:p>5.87302545454545</text:p>
              </table:table-cell>
              <table:table-cell office:value-type="float" office:value="18.82685">
                <text:p>18.82685</text:p>
              </table:table-cell>
              <table:table-cell office:value-type="float" office:value="13.8822">
                <text:p>13.8822</text:p>
              </table:table-cell>
              <table:table-cell office:value-type="float" office:value="7.004364">
                <text:p>7.004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12.4940090909091">
                <text:p>12.4940090909091</text:p>
              </table:table-cell>
              <table:table-cell office:value-type="float" office:value="13.0003363636364">
                <text:p>13.0003363636364</text:p>
              </table:table-cell>
              <table:table-cell office:value-type="float" office:value="5.84516818181818">
                <text:p>5.84516818181818</text:p>
              </table:table-cell>
              <table:table-cell office:value-type="float" office:value="15.5523">
                <text:p>15.5523</text:p>
              </table:table-cell>
              <table:table-cell office:value-type="float" office:value="13.27436">
                <text:p>13.27436</text:p>
              </table:table-cell>
              <table:table-cell office:value-type="float" office:value="7.070492">
                <text:p>7.070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0">
                <text:p>1990</text:p>
              </table:table-cell>
              <table:table-cell office:value-type="float" office:value="16.9418818181818">
                <text:p>16.9418818181818</text:p>
              </table:table-cell>
              <table:table-cell office:value-type="float" office:value="14.2056181818182">
                <text:p>14.2056181818182</text:p>
              </table:table-cell>
              <table:table-cell office:value-type="float" office:value="5.90773909090909">
                <text:p>5.90773909090909</text:p>
              </table:table-cell>
              <table:table-cell office:value-type="float" office:value="18.84913">
                <text:p>18.84913</text:p>
              </table:table-cell>
              <table:table-cell office:value-type="float" office:value="14.27636">
                <text:p>14.27636</text:p>
              </table:table-cell>
              <table:table-cell office:value-type="float" office:value="7.209856">
                <text:p>7.209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11.9819636363636">
                <text:p>11.9819636363636</text:p>
              </table:table-cell>
              <table:table-cell office:value-type="float" office:value="12.4794909090909">
                <text:p>12.4794909090909</text:p>
              </table:table-cell>
              <table:table-cell office:value-type="float" office:value="6.06740454545455">
                <text:p>6.06740454545455</text:p>
              </table:table-cell>
              <table:table-cell office:value-type="float" office:value="17.79903">
                <text:p>17.79903</text:p>
              </table:table-cell>
              <table:table-cell office:value-type="float" office:value="13.04866">
                <text:p>13.04866</text:p>
              </table:table-cell>
              <table:table-cell office:value-type="float" office:value="7.361977">
                <text:p>7.3619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